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18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sin(2<text:span text:style-name="T1">π</text:span>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(x)</text:p>
          </table:table-cell>
        </table:table-row>
        <table:table-row table:style-name="ro1">
          <table:table-cell office:value-type="float" office:value="0.771479894281255" calcext:value-type="float">
            <text:p>0.771479894281255</text:p>
          </table:table-cell>
          <table:table-cell table:formula="of:=[.A2]*[.A2]" office:value-type="float" office:value="0.595181227280216" calcext:value-type="float">
            <text:p>0.595181227280216</text:p>
          </table:table-cell>
          <table:table-cell table:formula="of:=SIN(2*[.A2]*PI())" office:value-type="float" office:value="-0.990906423910827" calcext:value-type="float">
            <text:p>-0.990906423910827</text:p>
          </table:table-cell>
          <table:table-cell table:formula="of:=COUNT([.A$1:.A$1048576])" office:value-type="float" office:value="1000" calcext:value-type="float">
            <text:p>1000</text:p>
          </table:table-cell>
          <table:table-cell table:formula="of:= [.D2] + CEILING(SUM([.B$1:.B$1048576]) + SUM([.C$1:.C$1048576]))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-0.17264981607579" calcext:value-type="float">
            <text:p>-0.17264981607579</text:p>
          </table:table-cell>
          <table:table-cell table:formula="of:=[.A3]*[.A3]" office:value-type="float" office:value="0.0298079589910042" calcext:value-type="float">
            <text:p>0.029807958991004</text:p>
          </table:table-cell>
          <table:table-cell table:formula="of:=SIN(2*[.A3]*PI())" office:value-type="float" office:value="-0.884205711183251" calcext:value-type="float">
            <text:p>-0.884205711183251</text:p>
          </table:table-cell>
          <table:table-cell table:number-columns-repeated="2"/>
        </table:table-row>
        <table:table-row table:style-name="ro1">
          <table:table-cell office:value-type="float" office:value="0.0000179558979186231" calcext:value-type="float">
            <text:p>1.79558979186231E-05</text:p>
          </table:table-cell>
          <table:table-cell table:formula="of:=[.A4]*[.A4]" office:value-type="float" office:value="0.000000000322414270064015" calcext:value-type="float">
            <text:p>3.22414270064015E-10</text:p>
          </table:table-cell>
          <table:table-cell table:formula="of:=SIN(2*[.A4]*PI())" office:value-type="float" office:value="0.000112820233740172" calcext:value-type="float">
            <text:p>0.00011282023374</text:p>
          </table:table-cell>
          <table:table-cell table:number-columns-repeated="2"/>
        </table:table-row>
        <table:table-row table:style-name="ro1">
          <table:table-cell office:value-type="float" office:value="-0.0168302727362428" calcext:value-type="float">
            <text:p>-0.016830272736243</text:p>
          </table:table-cell>
          <table:table-cell table:formula="of:=[.A5]*[.A5]" office:value-type="float" office:value="0.000283258080376319" calcext:value-type="float">
            <text:p>0.000283258080376</text:p>
          </table:table-cell>
          <table:table-cell table:formula="of:=SIN(2*[.A5]*PI())" office:value-type="float" office:value="-0.105550743799479" calcext:value-type="float">
            <text:p>-0.105550743799479</text:p>
          </table:table-cell>
          <table:table-cell table:number-columns-repeated="2"/>
        </table:table-row>
        <table:table-row table:style-name="ro1">
          <table:table-cell office:value-type="float" office:value="-0.000663121495092195" calcext:value-type="float">
            <text:p>-0.000663121495092</text:p>
          </table:table-cell>
          <table:table-cell table:formula="of:=[.A6]*[.A6]" office:value-type="float" office:value="0.000000439730117253308" calcext:value-type="float">
            <text:p>4.39730117253308E-07</text:p>
          </table:table-cell>
          <table:table-cell table:formula="of:=SIN(2*[.A6]*PI())" office:value-type="float" office:value="-0.00416650317983601" calcext:value-type="float">
            <text:p>-0.004166503179836</text:p>
          </table:table-cell>
          <table:table-cell table:number-columns-repeated="2"/>
        </table:table-row>
        <table:table-row table:style-name="ro1">
          <table:table-cell office:value-type="float" office:value="-0.00161817500110866" calcext:value-type="float">
            <text:p>-0.001618175001109</text:p>
          </table:table-cell>
          <table:table-cell table:formula="of:=[.A7]*[.A7]" office:value-type="float" office:value="0.00000261849033421302" calcext:value-type="float">
            <text:p>2.61849033421302E-06</text:p>
          </table:table-cell>
          <table:table-cell table:formula="of:=SIN(2*[.A7]*PI())" office:value-type="float" office:value="-0.0101671182202647" calcext:value-type="float">
            <text:p>-0.010167118220265</text:p>
          </table:table-cell>
          <table:table-cell table:number-columns-repeated="2"/>
        </table:table-row>
        <table:table-row table:style-name="ro1">
          <table:table-cell office:value-type="float" office:value="0.0022437810856383" calcext:value-type="float">
            <text:p>0.002243781085638</text:p>
          </table:table-cell>
          <table:table-cell table:formula="of:=[.A8]*[.A8]" office:value-type="float" office:value="0.00000503455356026817" calcext:value-type="float">
            <text:p>5.03455356026817E-06</text:p>
          </table:table-cell>
          <table:table-cell table:formula="of:=SIN(2*[.A8]*PI())" office:value-type="float" office:value="0.0140976253405554" calcext:value-type="float">
            <text:p>0.014097625340555</text:p>
          </table:table-cell>
          <table:table-cell table:number-columns-repeated="2"/>
        </table:table-row>
        <table:table-row table:style-name="ro1">
          <table:table-cell office:value-type="float" office:value="-0.0737728571730007" calcext:value-type="float">
            <text:p>-0.073772857173001</text:p>
          </table:table-cell>
          <table:table-cell table:formula="of:=[.A9]*[.A9]" office:value-type="float" office:value="0.00544243445546796" calcext:value-type="float">
            <text:p>0.005442434455468</text:p>
          </table:table-cell>
          <table:table-cell table:formula="of:=SIN(2*[.A9]*PI())" office:value-type="float" office:value="-0.447107086853097" calcext:value-type="float">
            <text:p>-0.447107086853097</text:p>
          </table:table-cell>
          <table:table-cell table:number-columns-repeated="2"/>
        </table:table-row>
        <table:table-row table:style-name="ro1">
          <table:table-cell office:value-type="float" office:value="0.0002672031466907" calcext:value-type="float">
            <text:p>0.000267203146691</text:p>
          </table:table-cell>
          <table:table-cell table:formula="of:=[.A10]*[.A10]" office:value-type="float" office:value="0.000000071397521601412" calcext:value-type="float">
            <text:p>7.1397521601412E-08</text:p>
          </table:table-cell>
          <table:table-cell table:formula="of:=SIN(2*[.A10]*PI())" office:value-type="float" office:value="0.00167888609661706" calcext:value-type="float">
            <text:p>0.001678886096617</text:p>
          </table:table-cell>
          <table:table-cell table:number-columns-repeated="2"/>
        </table:table-row>
        <table:table-row table:style-name="ro1">
          <table:table-cell office:value-type="float" office:value="-0.0749985543848658" calcext:value-type="float">
            <text:p>-0.074998554384866</text:p>
          </table:table-cell>
          <table:table-cell table:formula="of:=[.A11]*[.A11]" office:value-type="float" office:value="0.00562478315981968" calcext:value-type="float">
            <text:p>0.00562478315982</text:p>
          </table:table-cell>
          <table:table-cell table:formula="of:=SIN(2*[.A11]*PI())" office:value-type="float" office:value="-0.453982406648176" calcext:value-type="float">
            <text:p>-0.453982406648176</text:p>
          </table:table-cell>
          <table:table-cell table:number-columns-repeated="2"/>
        </table:table-row>
        <table:table-row table:style-name="ro1">
          <table:table-cell office:value-type="float" office:value="-0.0764173799977815" calcext:value-type="float">
            <text:p>-0.076417379997782</text:p>
          </table:table-cell>
          <table:table-cell table:formula="of:=[.A12]*[.A12]" office:value-type="float" office:value="0.00583961596572534" calcext:value-type="float">
            <text:p>0.005839615965725</text:p>
          </table:table-cell>
          <table:table-cell table:formula="of:=SIN(2*[.A12]*PI())" office:value-type="float" office:value="-0.461907394005993" calcext:value-type="float">
            <text:p>-0.461907394005993</text:p>
          </table:table-cell>
          <table:table-cell table:number-columns-repeated="2"/>
        </table:table-row>
        <table:table-row table:style-name="ro1">
          <table:table-cell office:value-type="float" office:value="-0.000716406878422693" calcext:value-type="float">
            <text:p>-0.000716406878423</text:p>
          </table:table-cell>
          <table:table-cell table:formula="of:=[.A13]*[.A13]" office:value-type="float" office:value="0.000000513238815451348" calcext:value-type="float">
            <text:p>5.13238815451348E-07</text:p>
          </table:table-cell>
          <table:table-cell table:formula="of:=SIN(2*[.A13]*PI())" office:value-type="float" office:value="-0.00450130197164298" calcext:value-type="float">
            <text:p>-0.004501301971643</text:p>
          </table:table-cell>
          <table:table-cell table:number-columns-repeated="2"/>
        </table:table-row>
        <table:table-row table:style-name="ro1">
          <table:table-cell office:value-type="float" office:value="-0.0568492547231869" calcext:value-type="float">
            <text:p>-0.056849254723187</text:p>
          </table:table-cell>
          <table:table-cell table:formula="of:=[.A14]*[.A14]" office:value-type="float" office:value="0.00323183776258178" calcext:value-type="float">
            <text:p>0.003231837762582</text:p>
          </table:table-cell>
          <table:table-cell table:formula="of:=SIN(2*[.A14]*PI())" office:value-type="float" office:value="-0.349647100022577" calcext:value-type="float">
            <text:p>-0.349647100022577</text:p>
          </table:table-cell>
          <table:table-cell table:number-columns-repeated="2"/>
        </table:table-row>
        <table:table-row table:style-name="ro1">
          <table:table-cell office:value-type="float" office:value="-0.00054749285825599" calcext:value-type="float">
            <text:p>-0.000547492858256</text:p>
          </table:table-cell>
          <table:table-cell table:formula="of:=[.A15]*[.A15]" office:value-type="float" office:value="0.000000299748429841313" calcext:value-type="float">
            <text:p>2.99748429841313E-07</text:p>
          </table:table-cell>
          <table:table-cell table:formula="of:=SIN(2*[.A15]*PI())" office:value-type="float" office:value="-0.0034399922981919" calcext:value-type="float">
            <text:p>-0.003439992298192</text:p>
          </table:table-cell>
          <table:table-cell table:number-columns-repeated="2"/>
        </table:table-row>
        <table:table-row table:style-name="ro1">
          <table:table-cell office:value-type="float" office:value="0.00798176311973843" calcext:value-type="float">
            <text:p>0.007981763119738</text:p>
          </table:table-cell>
          <table:table-cell table:formula="of:=[.A16]*[.A16]" office:value-type="float" office:value="0.0000637085424996166" calcext:value-type="float">
            <text:p>6.37085424996166E-05</text:p>
          </table:table-cell>
          <table:table-cell table:formula="of:=SIN(2*[.A16]*PI())" office:value-type="float" office:value="0.0501298768787698" calcext:value-type="float">
            <text:p>0.05012987687877</text:p>
          </table:table-cell>
          <table:table-cell table:number-columns-repeated="2"/>
        </table:table-row>
        <table:table-row table:style-name="ro1">
          <table:table-cell office:value-type="float" office:value="-0.00913135347186457" calcext:value-type="float">
            <text:p>-0.009131353471865</text:p>
          </table:table-cell>
          <table:table-cell table:formula="of:=[.A17]*[.A17]" office:value-type="float" office:value="0.0000833816162281331" calcext:value-type="float">
            <text:p>8.33816162281331E-05</text:p>
          </table:table-cell>
          <table:table-cell table:formula="of:=SIN(2*[.A17]*PI())" office:value-type="float" office:value="-0.0573425141143498" calcext:value-type="float">
            <text:p>-0.05734251411435</text:p>
          </table:table-cell>
          <table:table-cell table:number-columns-repeated="2"/>
        </table:table-row>
        <table:table-row table:style-name="ro1">
          <table:table-cell office:value-type="float" office:value="-0.000547392273452181" calcext:value-type="float">
            <text:p>-0.000547392273452</text:p>
          </table:table-cell>
          <table:table-cell table:formula="of:=[.A18]*[.A18]" office:value-type="float" office:value="0.000000299638301035148" calcext:value-type="float">
            <text:p>2.99638301035148E-07</text:p>
          </table:table-cell>
          <table:table-cell table:formula="of:=SIN(2*[.A18]*PI())" office:value-type="float" office:value="-0.00343936030896917" calcext:value-type="float">
            <text:p>-0.003439360308969</text:p>
          </table:table-cell>
          <table:table-cell table:number-columns-repeated="2"/>
        </table:table-row>
        <table:table-row table:style-name="ro1">
          <table:table-cell office:value-type="float" office:value="-0.239344721966811" calcext:value-type="float">
            <text:p>-0.239344721966811</text:p>
          </table:table-cell>
          <table:table-cell table:formula="of:=[.A19]*[.A19]" office:value-type="float" office:value="0.0572858959333701" calcext:value-type="float">
            <text:p>0.05728589593337</text:p>
          </table:table-cell>
          <table:table-cell table:formula="of:=SIN(2*[.A19]*PI())" office:value-type="float" office:value="-0.997759746872044" calcext:value-type="float">
            <text:p>-0.997759746872044</text:p>
          </table:table-cell>
          <table:table-cell table:number-columns-repeated="2"/>
        </table:table-row>
        <table:table-row table:style-name="ro1">
          <table:table-cell office:value-type="float" office:value="-0.00000217272021471134" calcext:value-type="float">
            <text:p>-2.17272021471134E-06</text:p>
          </table:table-cell>
          <table:table-cell table:formula="of:=[.A20]*[.A20]" office:value-type="float" office:value="0.00000000000472071313141529" calcext:value-type="float">
            <text:p>4.72071313141529E-12</text:p>
          </table:table-cell>
          <table:table-cell table:formula="of:=SIN(2*[.A20]*PI())" office:value-type="float" office:value="-0.0000136516037292623" calcext:value-type="float">
            <text:p>-1.36516037292623E-05</text:p>
          </table:table-cell>
          <table:table-cell table:number-columns-repeated="2"/>
        </table:table-row>
        <table:table-row table:style-name="ro1">
          <table:table-cell office:value-type="float" office:value="0.0000518005480211758" calcext:value-type="float">
            <text:p>5.18005480211758E-05</text:p>
          </table:table-cell>
          <table:table-cell table:formula="of:=[.A21]*[.A21]" office:value-type="float" office:value="0.00000000268329677529414" calcext:value-type="float">
            <text:p>2.68329677529414E-09</text:p>
          </table:table-cell>
          <table:table-cell table:formula="of:=SIN(2*[.A21]*PI())" office:value-type="float" office:value="0.000325472436484161" calcext:value-type="float">
            <text:p>0.000325472436484</text:p>
          </table:table-cell>
          <table:table-cell table:number-columns-repeated="2"/>
        </table:table-row>
        <table:table-row table:style-name="ro1">
          <table:table-cell office:value-type="float" office:value="-0.142463837305417" calcext:value-type="float">
            <text:p>-0.142463837305417</text:p>
          </table:table-cell>
          <table:table-cell table:formula="of:=[.A22]*[.A22]" office:value-type="float" office:value="0.0202959449397842" calcext:value-type="float">
            <text:p>0.020295944939784</text:p>
          </table:table-cell>
          <table:table-cell table:formula="of:=SIN(2*[.A22]*PI())" office:value-type="float" office:value="-0.780288321488537" calcext:value-type="float">
            <text:p>-0.780288321488537</text:p>
          </table:table-cell>
          <table:table-cell table:number-columns-repeated="2"/>
        </table:table-row>
        <table:table-row table:style-name="ro1">
          <table:table-cell office:value-type="float" office:value="-0.000446124049626295" calcext:value-type="float">
            <text:p>-0.000446124049626</text:p>
          </table:table-cell>
          <table:table-cell table:formula="of:=[.A23]*[.A23]" office:value-type="float" office:value="0.000000199026667654965" calcext:value-type="float">
            <text:p>1.99026667654965E-07</text:p>
          </table:table-cell>
          <table:table-cell table:formula="of:=SIN(2*[.A23]*PI())" office:value-type="float" office:value="-0.00280307640303899" calcext:value-type="float">
            <text:p>-0.002803076403039</text:p>
          </table:table-cell>
          <table:table-cell table:number-columns-repeated="2"/>
        </table:table-row>
        <table:table-row table:style-name="ro1">
          <table:table-cell office:value-type="float" office:value="-0.0254196494693143" calcext:value-type="float">
            <text:p>-0.025419649469314</text:p>
          </table:table-cell>
          <table:table-cell table:formula="of:=[.A24]*[.A24]" office:value-type="float" office:value="0.000646158579142811" calcext:value-type="float">
            <text:p>0.000646158579143</text:p>
          </table:table-cell>
          <table:table-cell table:formula="of:=SIN(2*[.A24]*PI())" office:value-type="float" office:value="-0.159038191019314" calcext:value-type="float">
            <text:p>-0.159038191019314</text:p>
          </table:table-cell>
          <table:table-cell table:number-columns-repeated="2"/>
        </table:table-row>
        <table:table-row table:style-name="ro1">
          <table:table-cell office:value-type="float" office:value="-0.200680429672216" calcext:value-type="float">
            <text:p>-0.200680429672216</text:p>
          </table:table-cell>
          <table:table-cell table:formula="of:=[.A25]*[.A25]" office:value-type="float" office:value="0.0402726348534251" calcext:value-type="float">
            <text:p>0.040272634853425</text:p>
          </table:table-cell>
          <table:table-cell table:formula="of:=SIN(2*[.A25]*PI())" office:value-type="float" office:value="-0.952368950389959" calcext:value-type="float">
            <text:p>-0.952368950389959</text:p>
          </table:table-cell>
          <table:table-cell table:number-columns-repeated="2"/>
        </table:table-row>
        <table:table-row table:style-name="ro1">
          <table:table-cell office:value-type="float" office:value="-0.0289176196163442" calcext:value-type="float">
            <text:p>-0.028917619616344</text:p>
          </table:table-cell>
          <table:table-cell table:formula="of:=[.A26]*[.A26]" office:value-type="float" office:value="0.000836228724275574" calcext:value-type="float">
            <text:p>0.000836228724276</text:p>
          </table:table-cell>
          <table:table-cell table:formula="of:=SIN(2*[.A26]*PI())" office:value-type="float" office:value="-0.18069669710681" calcext:value-type="float">
            <text:p>-0.18069669710681</text:p>
          </table:table-cell>
          <table:table-cell table:number-columns-repeated="2"/>
        </table:table-row>
        <table:table-row table:style-name="ro1">
          <table:table-cell office:value-type="float" office:value="0.000689532586595751" calcext:value-type="float">
            <text:p>0.000689532586596</text:p>
          </table:table-cell>
          <table:table-cell table:formula="of:=[.A27]*[.A27]" office:value-type="float" office:value="0.000000475455187977427" calcext:value-type="float">
            <text:p>4.75455187977427E-07</text:p>
          </table:table-cell>
          <table:table-cell table:formula="of:=SIN(2*[.A27]*PI())" office:value-type="float" office:value="0.00433244746339272" calcext:value-type="float">
            <text:p>0.004332447463393</text:p>
          </table:table-cell>
          <table:table-cell table:number-columns-repeated="2"/>
        </table:table-row>
        <table:table-row table:style-name="ro1">
          <table:table-cell office:value-type="float" office:value="-0.229902824066881" calcext:value-type="float">
            <text:p>-0.229902824066881</text:p>
          </table:table-cell>
          <table:table-cell table:formula="of:=[.A28]*[.A28]" office:value-type="float" office:value="0.0528553085139275" calcext:value-type="float">
            <text:p>0.052855308513928</text:p>
          </table:table-cell>
          <table:table-cell table:formula="of:=SIN(2*[.A28]*PI())" office:value-type="float" office:value="-0.992037991125237" calcext:value-type="float">
            <text:p>-0.992037991125237</text:p>
          </table:table-cell>
          <table:table-cell table:number-columns-repeated="2"/>
        </table:table-row>
        <table:table-row table:style-name="ro1">
          <table:table-cell office:value-type="float" office:value="-0.000285564385696746" calcext:value-type="float">
            <text:p>-0.000285564385697</text:p>
          </table:table-cell>
          <table:table-cell table:formula="of:=[.A29]*[.A29]" office:value-type="float" office:value="0.0000000815470183783599" calcext:value-type="float">
            <text:p>8.15470183783599E-08</text:p>
          </table:table-cell>
          <table:table-cell table:formula="of:=SIN(2*[.A29]*PI())" office:value-type="float" office:value="-0.00179425298974263" calcext:value-type="float">
            <text:p>-0.001794252989743</text:p>
          </table:table-cell>
          <table:table-cell table:number-columns-repeated="2"/>
        </table:table-row>
        <table:table-row table:style-name="ro1">
          <table:table-cell office:value-type="float" office:value="-0.147376075384617" calcext:value-type="float">
            <text:p>-0.147376075384617</text:p>
          </table:table-cell>
          <table:table-cell table:formula="of:=[.A30]*[.A30]" office:value-type="float" office:value="0.0217197075957722" calcext:value-type="float">
            <text:p>0.021719707595772</text:p>
          </table:table-cell>
          <table:table-cell table:formula="of:=SIN(2*[.A30]*PI())" office:value-type="float" office:value="-0.799216904118664" calcext:value-type="float">
            <text:p>-0.799216904118664</text:p>
          </table:table-cell>
          <table:table-cell table:number-columns-repeated="2"/>
        </table:table-row>
        <table:table-row table:style-name="ro1">
          <table:table-cell office:value-type="float" office:value="-0.159920117668827" calcext:value-type="float">
            <text:p>-0.159920117668827</text:p>
          </table:table-cell>
          <table:table-cell table:formula="of:=[.A31]*[.A31]" office:value-type="float" office:value="0.0255744440352115" calcext:value-type="float">
            <text:p>0.025574444035212</text:p>
          </table:table-cell>
          <table:table-cell table:formula="of:=SIN(2*[.A31]*PI())" office:value-type="float" office:value="-0.844058879394015" calcext:value-type="float">
            <text:p>-0.844058879394015</text:p>
          </table:table-cell>
          <table:table-cell table:number-columns-repeated="2"/>
        </table:table-row>
        <table:table-row table:style-name="ro1">
          <table:table-cell office:value-type="float" office:value="0.0000000105977269719915" calcext:value-type="float">
            <text:p>1.05977269719915E-08</text:p>
          </table:table-cell>
          <table:table-cell table:formula="of:=[.A32]*[.A32]" office:value-type="float" office:value="1.12311816972877E-016" calcext:value-type="float">
            <text:p>1.12311816972877E-16</text:p>
          </table:table-cell>
          <table:table-cell table:formula="of:=SIN(2*[.A32]*PI())" office:value-type="float" office:value="0.0000000665874823999179" calcext:value-type="float">
            <text:p>6.65874823999179E-08</text:p>
          </table:table-cell>
          <table:table-cell table:number-columns-repeated="2"/>
        </table:table-row>
        <table:table-row table:style-name="ro1">
          <table:table-cell office:value-type="float" office:value="0.752440008015837" calcext:value-type="float">
            <text:p>0.752440008015837</text:p>
          </table:table-cell>
          <table:table-cell table:formula="of:=[.A33]*[.A33]" office:value-type="float" office:value="0.566165965662873" calcext:value-type="float">
            <text:p>0.566165965662873</text:p>
          </table:table-cell>
          <table:table-cell table:formula="of:=SIN(2*[.A33]*PI())" office:value-type="float" office:value="-0.999882482176142" calcext:value-type="float">
            <text:p>-0.999882482176142</text:p>
          </table:table-cell>
          <table:table-cell table:number-columns-repeated="2"/>
        </table:table-row>
        <table:table-row table:style-name="ro1">
          <table:table-cell office:value-type="float" office:value="0.000115647791425291" calcext:value-type="float">
            <text:p>0.000115647791425</text:p>
          </table:table-cell>
          <table:table-cell table:formula="of:=[.A34]*[.A34]" office:value-type="float" office:value="0.0000000133744116615476" calcext:value-type="float">
            <text:p>1.33744116615476E-08</text:p>
          </table:table-cell>
          <table:table-cell table:formula="of:=SIN(2*[.A34]*PI())" office:value-type="float" office:value="0.000726636439947073" calcext:value-type="float">
            <text:p>0.000726636439947</text:p>
          </table:table-cell>
          <table:table-cell table:number-columns-repeated="2"/>
        </table:table-row>
        <table:table-row table:style-name="ro1">
          <table:table-cell office:value-type="float" office:value="0.0100947685621302" calcext:value-type="float">
            <text:p>0.01009476856213</text:p>
          </table:table-cell>
          <table:table-cell table:formula="of:=[.A35]*[.A35]" office:value-type="float" office:value="0.000101904352322971" calcext:value-type="float">
            <text:p>0.000101904352323</text:p>
          </table:table-cell>
          <table:table-cell table:formula="of:=SIN(2*[.A35]*PI())" office:value-type="float" office:value="0.0633847818184146" calcext:value-type="float">
            <text:p>0.063384781818415</text:p>
          </table:table-cell>
          <table:table-cell table:number-columns-repeated="2"/>
        </table:table-row>
        <table:table-row table:style-name="ro1">
          <table:table-cell office:value-type="float" office:value="-0.265194355524376" calcext:value-type="float">
            <text:p>-0.265194355524376</text:p>
          </table:table-cell>
          <table:table-cell table:formula="of:=[.A36]*[.A36]" office:value-type="float" office:value="0.0703280462019892" calcext:value-type="float">
            <text:p>0.070328046201989</text:p>
          </table:table-cell>
          <table:table-cell table:formula="of:=SIN(2*[.A36]*PI())" office:value-type="float" office:value="-0.995446299894587" calcext:value-type="float">
            <text:p>-0.995446299894587</text:p>
          </table:table-cell>
          <table:table-cell table:number-columns-repeated="2"/>
        </table:table-row>
        <table:table-row table:style-name="ro1">
          <table:table-cell office:value-type="float" office:value="-0.0166339057914519" calcext:value-type="float">
            <text:p>-0.016633905791452</text:p>
          </table:table-cell>
          <table:table-cell table:formula="of:=[.A37]*[.A37]" office:value-type="float" office:value="0.000276686821878898" calcext:value-type="float">
            <text:p>0.000276686821879</text:p>
          </table:table-cell>
          <table:table-cell table:formula="of:=SIN(2*[.A37]*PI())" office:value-type="float" office:value="-0.104323746032375" calcext:value-type="float">
            <text:p>-0.104323746032375</text:p>
          </table:table-cell>
          <table:table-cell table:number-columns-repeated="2"/>
        </table:table-row>
        <table:table-row table:style-name="ro1">
          <table:table-cell office:value-type="float" office:value="-0.204461591046464" calcext:value-type="float">
            <text:p>-0.204461591046464</text:p>
          </table:table-cell>
          <table:table-cell table:formula="of:=[.A38]*[.A38]" office:value-type="float" office:value="0.0418045422132514" calcext:value-type="float">
            <text:p>0.041804542213251</text:p>
          </table:table-cell>
          <table:table-cell table:formula="of:=SIN(2*[.A38]*PI())" office:value-type="float" office:value="-0.959344387107982" calcext:value-type="float">
            <text:p>-0.959344387107982</text:p>
          </table:table-cell>
          <table:table-cell table:number-columns-repeated="2"/>
        </table:table-row>
        <table:table-row table:style-name="ro1">
          <table:table-cell office:value-type="float" office:value="-0.069968923562668" calcext:value-type="float">
            <text:p>-0.069968923562668</text:p>
          </table:table-cell>
          <table:table-cell table:formula="of:=[.A39]*[.A39]" office:value-type="float" office:value="0.00489565026451848" calcext:value-type="float">
            <text:p>0.004895650264518</text:p>
          </table:table-cell>
          <table:table-cell table:formula="of:=SIN(2*[.A39]*PI())" office:value-type="float" office:value="-0.42560260781104" calcext:value-type="float">
            <text:p>-0.42560260781104</text:p>
          </table:table-cell>
          <table:table-cell table:number-columns-repeated="2"/>
        </table:table-row>
        <table:table-row table:style-name="ro1">
          <table:table-cell office:value-type="float" office:value="0.667309126435493" calcext:value-type="float">
            <text:p>0.667309126435493</text:p>
          </table:table-cell>
          <table:table-cell table:formula="of:=[.A40]*[.A40]" office:value-type="float" office:value="0.445301470224101" calcext:value-type="float">
            <text:p>0.445301470224101</text:p>
          </table:table-cell>
          <table:table-cell table:formula="of:=SIN(2*[.A40]*PI())" office:value-type="float" office:value="-0.868036689305302" calcext:value-type="float">
            <text:p>-0.868036689305302</text:p>
          </table:table-cell>
          <table:table-cell table:number-columns-repeated="2"/>
        </table:table-row>
        <table:table-row table:style-name="ro1">
          <table:table-cell office:value-type="float" office:value="0.00047598145260928" calcext:value-type="float">
            <text:p>0.000475981452609</text:p>
          </table:table-cell>
          <table:table-cell table:formula="of:=[.A41]*[.A41]" office:value-type="float" office:value="0.00000022655834322804" calcext:value-type="float">
            <text:p>2.2655834322804E-07</text:p>
          </table:table-cell>
          <table:table-cell table:formula="of:=SIN(2*[.A41]*PI())" office:value-type="float" office:value="0.00299067521133794" calcext:value-type="float">
            <text:p>0.002990675211338</text:p>
          </table:table-cell>
          <table:table-cell table:number-columns-repeated="2"/>
        </table:table-row>
        <table:table-row table:style-name="ro1">
          <table:table-cell office:value-type="float" office:value="0.0142643324526882" calcext:value-type="float">
            <text:p>0.014264332452688</text:p>
          </table:table-cell>
          <table:table-cell table:formula="of:=[.A42]*[.A42]" office:value-type="float" office:value="0.000203471180320814" calcext:value-type="float">
            <text:p>0.000203471180321</text:p>
          </table:table-cell>
          <table:table-cell table:formula="of:=SIN(2*[.A42]*PI())" office:value-type="float" office:value="0.0895055029133585" calcext:value-type="float">
            <text:p>0.089505502913359</text:p>
          </table:table-cell>
          <table:table-cell table:number-columns-repeated="2"/>
        </table:table-row>
        <table:table-row table:style-name="ro1">
          <table:table-cell office:value-type="float" office:value="0.0000215608536234838" calcext:value-type="float">
            <text:p>2.15608536234838E-05</text:p>
          </table:table-cell>
          <table:table-cell table:formula="of:=[.A43]*[.A43]" office:value-type="float" office:value="0.000000000464870408973294" calcext:value-type="float">
            <text:p>4.64870408973294E-10</text:p>
          </table:table-cell>
          <table:table-cell table:formula="of:=SIN(2*[.A43]*PI())" office:value-type="float" office:value="0.000135470838282955" calcext:value-type="float">
            <text:p>0.000135470838283</text:p>
          </table:table-cell>
          <table:table-cell table:number-columns-repeated="2"/>
        </table:table-row>
        <table:table-row table:style-name="ro1">
          <table:table-cell office:value-type="float" office:value="0.00000787522011034693" calcext:value-type="float">
            <text:p>7.87522011034693E-06</text:p>
          </table:table-cell>
          <table:table-cell table:formula="of:=[.A44]*[.A44]" office:value-type="float" office:value="0.0000000000620190917864128" calcext:value-type="float">
            <text:p>6.20190917864128E-11</text:p>
          </table:table-cell>
          <table:table-cell table:formula="of:=SIN(2*[.A44]*PI())" office:value-type="float" office:value="0.0000494814672679452" calcext:value-type="float">
            <text:p>4.94814672679452E-05</text:p>
          </table:table-cell>
          <table:table-cell table:number-columns-repeated="2"/>
        </table:table-row>
        <table:table-row table:style-name="ro1">
          <table:table-cell office:value-type="float" office:value="0.746800895436811" calcext:value-type="float">
            <text:p>0.746800895436811</text:p>
          </table:table-cell>
          <table:table-cell table:formula="of:=[.A45]*[.A45]" office:value-type="float" office:value="0.557711577425222" calcext:value-type="float">
            <text:p>0.557711577425222</text:p>
          </table:table-cell>
          <table:table-cell table:formula="of:=SIN(2*[.A45]*PI())" office:value-type="float" office:value="-0.999797990409088" calcext:value-type="float">
            <text:p>-0.999797990409088</text:p>
          </table:table-cell>
          <table:table-cell table:number-columns-repeated="2"/>
        </table:table-row>
        <table:table-row table:style-name="ro1">
          <table:table-cell office:value-type="float" office:value="0.0000065862720139467" calcext:value-type="float">
            <text:p>6.5862720139467E-06</text:p>
          </table:table-cell>
          <table:table-cell table:formula="of:=[.A46]*[.A46]" office:value-type="float" office:value="0.0000000000433789790416975" calcext:value-type="float">
            <text:p>4.33789790416975E-11</text:p>
          </table:table-cell>
          <table:table-cell table:formula="of:=SIN(2*[.A46]*PI())" office:value-type="float" office:value="0.0000413827675353064" calcext:value-type="float">
            <text:p>4.13827675353064E-05</text:p>
          </table:table-cell>
          <table:table-cell table:number-columns-repeated="2"/>
        </table:table-row>
        <table:table-row table:style-name="ro1">
          <table:table-cell office:value-type="float" office:value="-0.00068957740540252" calcext:value-type="float">
            <text:p>-0.000689577405403</text:p>
          </table:table-cell>
          <table:table-cell table:formula="of:=[.A47]*[.A47]" office:value-type="float" office:value="0.000000475516998041671" calcext:value-type="float">
            <text:p>4.75516998041671E-07</text:p>
          </table:table-cell>
          <table:table-cell table:formula="of:=SIN(2*[.A47]*PI())" office:value-type="float" office:value="-0.00433272906561783" calcext:value-type="float">
            <text:p>-0.004332729065618</text:p>
          </table:table-cell>
          <table:table-cell table:number-columns-repeated="2"/>
        </table:table-row>
        <table:table-row table:style-name="ro1">
          <table:table-cell office:value-type="float" office:value="-0.0456752539505174" calcext:value-type="float">
            <text:p>-0.045675253950517</text:p>
          </table:table-cell>
          <table:table-cell table:formula="of:=[.A48]*[.A48]" office:value-type="float" office:value="0.00208622882344426" calcext:value-type="float">
            <text:p>0.002086228823444</text:p>
          </table:table-cell>
          <table:table-cell table:formula="of:=SIN(2*[.A48]*PI())" office:value-type="float" office:value="-0.283062864681429" calcext:value-type="float">
            <text:p>-0.283062864681429</text:p>
          </table:table-cell>
          <table:table-cell table:number-columns-repeated="2"/>
        </table:table-row>
        <table:table-row table:style-name="ro1">
          <table:table-cell office:value-type="float" office:value="-0.001969258568954" calcext:value-type="float">
            <text:p>-0.001969258568954</text:p>
          </table:table-cell>
          <table:table-cell table:formula="of:=[.A49]*[.A49]" office:value-type="float" office:value="0.00000387797931139876" calcext:value-type="float">
            <text:p>3.87797931139876E-06</text:p>
          </table:table-cell>
          <table:table-cell table:formula="of:=SIN(2*[.A49]*PI())" office:value-type="float" office:value="-0.0123729007929099" calcext:value-type="float">
            <text:p>-0.01237290079291</text:p>
          </table:table-cell>
          <table:table-cell table:number-columns-repeated="2"/>
        </table:table-row>
        <table:table-row table:style-name="ro1">
          <table:table-cell office:value-type="float" office:value="-1.20257801768617" calcext:value-type="float">
            <text:p>-1.20257801768617</text:p>
          </table:table-cell>
          <table:table-cell table:formula="of:=[.A50]*[.A50]" office:value-type="float" office:value="1.446193888622" calcext:value-type="float">
            <text:p>1.446193888622</text:p>
          </table:table-cell>
          <table:table-cell table:formula="of:=SIN(2*[.A50]*PI())" office:value-type="float" office:value="-0.955937038399892" calcext:value-type="float">
            <text:p>-0.955937038399892</text:p>
          </table:table-cell>
          <table:table-cell table:number-columns-repeated="2"/>
        </table:table-row>
        <table:table-row table:style-name="ro1">
          <table:table-cell office:value-type="float" office:value="-0.0506846648578285" calcext:value-type="float">
            <text:p>-0.050684664857829</text:p>
          </table:table-cell>
          <table:table-cell table:formula="of:=[.A51]*[.A51]" office:value-type="float" office:value="0.0025689352517504" calcext:value-type="float">
            <text:p>0.00256893525175</text:p>
          </table:table-cell>
          <table:table-cell table:formula="of:=SIN(2*[.A51]*PI())" office:value-type="float" office:value="-0.313105449773166" calcext:value-type="float">
            <text:p>-0.313105449773166</text:p>
          </table:table-cell>
          <table:table-cell table:number-columns-repeated="2"/>
        </table:table-row>
        <table:table-row table:style-name="ro1">
          <table:table-cell office:value-type="float" office:value="-0.000000094855017556669" calcext:value-type="float">
            <text:p>-9.4855017556669E-08</text:p>
          </table:table-cell>
          <table:table-cell table:formula="of:=[.A52]*[.A52]" office:value-type="float" office:value="8.99747435567598E-015" calcext:value-type="float">
            <text:p>8.99747435567598E-15</text:p>
          </table:table-cell>
          <table:table-cell table:formula="of:=SIN(2*[.A52]*PI())" office:value-type="float" office:value="-0.000000595991652624289" calcext:value-type="float">
            <text:p>-5.95991652624289E-07</text:p>
          </table:table-cell>
          <table:table-cell table:number-columns-repeated="2"/>
        </table:table-row>
        <table:table-row table:style-name="ro1">
          <table:table-cell office:value-type="float" office:value="0.000273596164731276" calcext:value-type="float">
            <text:p>0.000273596164731</text:p>
          </table:table-cell>
          <table:table-cell table:formula="of:=[.A53]*[.A53]" office:value-type="float" office:value="0.0000000748548613556636" calcext:value-type="float">
            <text:p>7.48548613556636E-08</text:p>
          </table:table-cell>
          <table:table-cell table:formula="of:=SIN(2*[.A53]*PI())" office:value-type="float" office:value="0.00171905455566218" calcext:value-type="float">
            <text:p>0.001719054555662</text:p>
          </table:table-cell>
          <table:table-cell table:number-columns-repeated="2"/>
        </table:table-row>
        <table:table-row table:style-name="ro1">
          <table:table-cell office:value-type="float" office:value="0.0163360693424061" calcext:value-type="float">
            <text:p>0.016336069342406</text:p>
          </table:table-cell>
          <table:table-cell table:formula="of:=[.A54]*[.A54]" office:value-type="float" office:value="0.000266867161559901" calcext:value-type="float">
            <text:p>0.00026686716156</text:p>
          </table:table-cell>
          <table:table-cell table:formula="of:=SIN(2*[.A54]*PI())" office:value-type="float" office:value="0.102462414136638" calcext:value-type="float">
            <text:p>0.102462414136638</text:p>
          </table:table-cell>
          <table:table-cell table:number-columns-repeated="2"/>
        </table:table-row>
        <table:table-row table:style-name="ro1">
          <table:table-cell office:value-type="float" office:value="0.000149170964423129" calcext:value-type="float">
            <text:p>0.000149170964423</text:p>
          </table:table-cell>
          <table:table-cell table:formula="of:=[.A55]*[.A55]" office:value-type="float" office:value="0.0000000222519766269264" calcext:value-type="float">
            <text:p>2.22519766269264E-08</text:p>
          </table:table-cell>
          <table:table-cell table:formula="of:=SIN(2*[.A55]*PI())" office:value-type="float" office:value="0.000937268674693688" calcext:value-type="float">
            <text:p>0.000937268674694</text:p>
          </table:table-cell>
          <table:table-cell table:number-columns-repeated="2"/>
        </table:table-row>
        <table:table-row table:style-name="ro1">
          <table:table-cell office:value-type="float" office:value="0.0461778074205967" calcext:value-type="float">
            <text:p>0.046177807420597</text:p>
          </table:table-cell>
          <table:table-cell table:formula="of:=[.A56]*[.A56]" office:value-type="float" office:value="0.00213238989817371" calcext:value-type="float">
            <text:p>0.002132389898174</text:p>
          </table:table-cell>
          <table:table-cell table:formula="of:=SIN(2*[.A56]*PI())" office:value-type="float" office:value="0.286089942017681" calcext:value-type="float">
            <text:p>0.286089942017681</text:p>
          </table:table-cell>
          <table:table-cell table:number-columns-repeated="2"/>
        </table:table-row>
        <table:table-row table:style-name="ro1">
          <table:table-cell office:value-type="float" office:value="0.00000109076510806338" calcext:value-type="float">
            <text:p>1.09076510806338E-06</text:p>
          </table:table-cell>
          <table:table-cell table:formula="of:=[.A57]*[.A57]" office:value-type="float" office:value="0.00000000000118976852096852" calcext:value-type="float">
            <text:p>1.18976852096852E-12</text:p>
          </table:table-cell>
          <table:table-cell table:formula="of:=SIN(2*[.A57]*PI())" office:value-type="float" office:value="0.00000685347930051434" calcext:value-type="float">
            <text:p>6.85347930051434E-06</text:p>
          </table:table-cell>
          <table:table-cell table:number-columns-repeated="2"/>
        </table:table-row>
        <table:table-row table:style-name="ro1">
          <table:table-cell office:value-type="float" office:value="-0.171954219344747" calcext:value-type="float">
            <text:p>-0.171954219344747</text:p>
          </table:table-cell>
          <table:table-cell table:formula="of:=[.A58]*[.A58]" office:value-type="float" office:value="0.0295682535504614" calcext:value-type="float">
            <text:p>0.029568253550461</text:p>
          </table:table-cell>
          <table:table-cell table:formula="of:=SIN(2*[.A58]*PI())" office:value-type="float" office:value="-0.882155792730816" calcext:value-type="float">
            <text:p>-0.882155792730816</text:p>
          </table:table-cell>
          <table:table-cell table:number-columns-repeated="2"/>
        </table:table-row>
        <table:table-row table:style-name="ro1">
          <table:table-cell office:value-type="float" office:value="0.00435367647311808" calcext:value-type="float">
            <text:p>0.004353676473118</text:p>
          </table:table-cell>
          <table:table-cell table:formula="of:=[.A59]*[.A59]" office:value-type="float" office:value="0.0000189544988325819" calcext:value-type="float">
            <text:p>1.89544988325819E-05</text:p>
          </table:table-cell>
          <table:table-cell table:formula="of:=SIN(2*[.A59]*PI())" office:value-type="float" office:value="0.0273515445859007" calcext:value-type="float">
            <text:p>0.027351544585901</text:p>
          </table:table-cell>
          <table:table-cell table:number-columns-repeated="2"/>
        </table:table-row>
        <table:table-row table:style-name="ro1">
          <table:table-cell office:value-type="float" office:value="-0.000253919654443395" calcext:value-type="float">
            <text:p>-0.000253919654443</text:p>
          </table:table-cell>
          <table:table-cell table:formula="of:=[.A60]*[.A60]" office:value-type="float" office:value="0.000000064475190912653" calcext:value-type="float">
            <text:p>6.4475190912653E-08</text:p>
          </table:table-cell>
          <table:table-cell table:formula="of:=SIN(2*[.A60]*PI())" office:value-type="float" office:value="-0.00159542356517651" calcext:value-type="float">
            <text:p>-0.001595423565177</text:p>
          </table:table-cell>
          <table:table-cell table:number-columns-repeated="2"/>
        </table:table-row>
        <table:table-row table:style-name="ro1">
          <table:table-cell office:value-type="float" office:value="-0.0135308522051288" calcext:value-type="float">
            <text:p>-0.013530852205129</text:p>
          </table:table-cell>
          <table:table-cell table:formula="of:=[.A61]*[.A61]" office:value-type="float" office:value="0.000183083961397039" calcext:value-type="float">
            <text:p>0.000183083961397</text:p>
          </table:table-cell>
          <table:table-cell table:formula="of:=SIN(2*[.A61]*PI())" office:value-type="float" office:value="-0.0849144737188734" calcext:value-type="float">
            <text:p>-0.084914473718874</text:p>
          </table:table-cell>
          <table:table-cell table:number-columns-repeated="2"/>
        </table:table-row>
        <table:table-row table:style-name="ro1">
          <table:table-cell office:value-type="float" office:value="0.0186357121933802" calcext:value-type="float">
            <text:p>0.01863571219338</text:p>
          </table:table-cell>
          <table:table-cell table:formula="of:=[.A62]*[.A62]" office:value-type="float" office:value="0.0003472897689545" calcext:value-type="float">
            <text:p>0.000347289768955</text:p>
          </table:table-cell>
          <table:table-cell table:formula="of:=SIN(2*[.A62]*PI())" office:value-type="float" office:value="0.116824253229304" calcext:value-type="float">
            <text:p>0.116824253229304</text:p>
          </table:table-cell>
          <table:table-cell table:number-columns-repeated="2"/>
        </table:table-row>
        <table:table-row table:style-name="ro1">
          <table:table-cell office:value-type="float" office:value="0.0939779312392504" calcext:value-type="float">
            <text:p>0.09397793123925</text:p>
          </table:table-cell>
          <table:table-cell table:formula="of:=[.A63]*[.A63]" office:value-type="float" office:value="0.00883185156000927" calcext:value-type="float">
            <text:p>0.008831851560009</text:p>
          </table:table-cell>
          <table:table-cell table:formula="of:=SIN(2*[.A63]*PI())" office:value-type="float" office:value="0.55676043895231" calcext:value-type="float">
            <text:p>0.55676043895231</text:p>
          </table:table-cell>
          <table:table-cell table:number-columns-repeated="2"/>
        </table:table-row>
        <table:table-row table:style-name="ro1">
          <table:table-cell office:value-type="float" office:value="-0.0135059588684577" calcext:value-type="float">
            <text:p>-0.013505958868458</text:p>
          </table:table-cell>
          <table:table-cell table:formula="of:=[.A64]*[.A64]" office:value-type="float" office:value="0.000182410924956471" calcext:value-type="float">
            <text:p>0.000182410924956</text:p>
          </table:table-cell>
          <table:table-cell table:formula="of:=SIN(2*[.A64]*PI())" office:value-type="float" office:value="-0.0847586281464289" calcext:value-type="float">
            <text:p>-0.084758628146429</text:p>
          </table:table-cell>
          <table:table-cell table:number-columns-repeated="2"/>
        </table:table-row>
        <table:table-row table:style-name="ro1">
          <table:table-cell office:value-type="float" office:value="0.00849982777844068" calcext:value-type="float">
            <text:p>0.008499827778441</text:p>
          </table:table-cell>
          <table:table-cell table:formula="of:=[.A65]*[.A65]" office:value-type="float" office:value="0.0000722470722631518" calcext:value-type="float">
            <text:p>7.22470722631518E-05</text:p>
          </table:table-cell>
          <table:table-cell table:formula="of:=SIN(2*[.A65]*PI())" office:value-type="float" office:value="0.0533806092016367" calcext:value-type="float">
            <text:p>0.053380609201637</text:p>
          </table:table-cell>
          <table:table-cell table:number-columns-repeated="2"/>
        </table:table-row>
        <table:table-row table:style-name="ro1">
          <table:table-cell office:value-type="float" office:value="0.00145676912389597" calcext:value-type="float">
            <text:p>0.001456769123896</text:p>
          </table:table-cell>
          <table:table-cell table:formula="of:=[.A66]*[.A66]" office:value-type="float" office:value="0.00000212217628033663" calcext:value-type="float">
            <text:p>2.12217628033663E-06</text:p>
          </table:table-cell>
          <table:table-cell table:formula="of:=SIN(2*[.A66]*PI())" office:value-type="float" office:value="0.0091530225470157" calcext:value-type="float">
            <text:p>0.009153022547016</text:p>
          </table:table-cell>
          <table:table-cell table:number-columns-repeated="2"/>
        </table:table-row>
        <table:table-row table:style-name="ro1">
          <table:table-cell office:value-type="float" office:value="-0.0538730054084887" calcext:value-type="float">
            <text:p>-0.053873005408489</text:p>
          </table:table-cell>
          <table:table-cell table:formula="of:=[.A67]*[.A67]" office:value-type="float" office:value="0.00290230071174305" calcext:value-type="float">
            <text:p>0.002902300711743</text:p>
          </table:table-cell>
          <table:table-cell table:formula="of:=SIN(2*[.A67]*PI())" office:value-type="float" office:value="-0.332066997692533" calcext:value-type="float">
            <text:p>-0.332066997692533</text:p>
          </table:table-cell>
          <table:table-cell table:number-columns-repeated="2"/>
        </table:table-row>
        <table:table-row table:style-name="ro1">
          <table:table-cell office:value-type="float" office:value="-0.0000591250906709453" calcext:value-type="float">
            <text:p>-5.91250906709453E-05</text:p>
          </table:table-cell>
          <table:table-cell table:formula="of:=[.A68]*[.A68]" office:value-type="float" office:value="0.0000000034957763468475" calcext:value-type="float">
            <text:p>3.4957763468475E-09</text:p>
          </table:table-cell>
          <table:table-cell table:formula="of:=SIN(2*[.A68]*PI())" office:value-type="float" office:value="-0.000371493892444507" calcext:value-type="float">
            <text:p>-0.000371493892445</text:p>
          </table:table-cell>
          <table:table-cell table:number-columns-repeated="2"/>
        </table:table-row>
        <table:table-row table:style-name="ro1">
          <table:table-cell office:value-type="float" office:value="0.00111821206652414" calcext:value-type="float">
            <text:p>0.001118212066524</text:p>
          </table:table-cell>
          <table:table-cell table:formula="of:=[.A69]*[.A69]" office:value-type="float" office:value="0.00000125039822572018" calcext:value-type="float">
            <text:p>1.25039822572018E-06</text:p>
          </table:table-cell>
          <table:table-cell table:formula="of:=SIN(2*[.A69]*PI())" office:value-type="float" office:value="0.00702587582244068" calcext:value-type="float">
            <text:p>0.007025875822441</text:p>
          </table:table-cell>
          <table:table-cell table:number-columns-repeated="2"/>
        </table:table-row>
        <table:table-row table:style-name="ro1">
          <table:table-cell office:value-type="float" office:value="-0.0000131844397580648" calcext:value-type="float">
            <text:p>-1.31844397580648E-05</text:p>
          </table:table-cell>
          <table:table-cell table:formula="of:=[.A70]*[.A70]" office:value-type="float" office:value="0.000000000173829451734039" calcext:value-type="float">
            <text:p>1.73829451734039E-10</text:p>
          </table:table-cell>
          <table:table-cell table:formula="of:=SIN(2*[.A70]*PI())" office:value-type="float" office:value="-0.0000828402780765181" calcext:value-type="float">
            <text:p>-8.28402780765181E-05</text:p>
          </table:table-cell>
          <table:table-cell table:number-columns-repeated="2"/>
        </table:table-row>
        <table:table-row table:style-name="ro1">
          <table:table-cell office:value-type="float" office:value="-0.0145995859435531" calcext:value-type="float">
            <text:p>-0.014599585943553</text:p>
          </table:table-cell>
          <table:table-cell table:formula="of:=[.A71]*[.A71]" office:value-type="float" office:value="0.000213147909723195" calcext:value-type="float">
            <text:p>0.000213147909723</text:p>
          </table:table-cell>
          <table:table-cell table:formula="of:=SIN(2*[.A71]*PI())" office:value-type="float" office:value="-0.0916033079547828" calcext:value-type="float">
            <text:p>-0.091603307954783</text:p>
          </table:table-cell>
          <table:table-cell table:number-columns-repeated="2"/>
        </table:table-row>
        <table:table-row table:style-name="ro1">
          <table:table-cell office:value-type="float" office:value="-0.424548238900234" calcext:value-type="float">
            <text:p>-0.424548238900234</text:p>
          </table:table-cell>
          <table:table-cell table:formula="of:=[.A72]*[.A72]" office:value-type="float" office:value="0.18024120715329" calcext:value-type="float">
            <text:p>0.18024120715329</text:p>
          </table:table-cell>
          <table:table-cell table:formula="of:=SIN(2*[.A72]*PI())" office:value-type="float" office:value="-0.456517788291351" calcext:value-type="float">
            <text:p>-0.456517788291351</text:p>
          </table:table-cell>
          <table:table-cell table:number-columns-repeated="2"/>
        </table:table-row>
        <table:table-row table:style-name="ro1">
          <table:table-cell office:value-type="float" office:value="0.00266360436479992" calcext:value-type="float">
            <text:p>0.0026636043648</text:p>
          </table:table-cell>
          <table:table-cell table:formula="of:=[.A73]*[.A73]" office:value-type="float" office:value="0.00000709478821218121" calcext:value-type="float">
            <text:p>7.09478821218121E-06</text:p>
          </table:table-cell>
          <table:table-cell table:formula="of:=SIN(2*[.A73]*PI())" office:value-type="float" office:value="0.0167351385565392" calcext:value-type="float">
            <text:p>0.016735138556539</text:p>
          </table:table-cell>
          <table:table-cell table:number-columns-repeated="2"/>
        </table:table-row>
        <table:table-row table:style-name="ro1">
          <table:table-cell office:value-type="float" office:value="-0.00279419763161999" calcext:value-type="float">
            <text:p>-0.00279419763162</text:p>
          </table:table-cell>
          <table:table-cell table:formula="of:=[.A74]*[.A74]" office:value-type="float" office:value="0.00000780754040455078" calcext:value-type="float">
            <text:p>7.80754040455078E-06</text:p>
          </table:table-cell>
          <table:table-cell table:formula="of:=SIN(2*[.A74]*PI())" office:value-type="float" office:value="-0.0175555596154916" calcext:value-type="float">
            <text:p>-0.017555559615492</text:p>
          </table:table-cell>
          <table:table-cell table:number-columns-repeated="2"/>
        </table:table-row>
        <table:table-row table:style-name="ro1">
          <table:table-cell office:value-type="float" office:value="0.0314629381339941" calcext:value-type="float">
            <text:p>0.031462938133994</text:p>
          </table:table-cell>
          <table:table-cell table:formula="of:=[.A75]*[.A75]" office:value-type="float" office:value="0.000989916476023537" calcext:value-type="float">
            <text:p>0.000989916476024</text:p>
          </table:table-cell>
          <table:table-cell table:formula="of:=SIN(2*[.A75]*PI())" office:value-type="float" office:value="0.196402368823129" calcext:value-type="float">
            <text:p>0.196402368823129</text:p>
          </table:table-cell>
          <table:table-cell table:number-columns-repeated="2"/>
        </table:table-row>
        <table:table-row table:style-name="ro1">
          <table:table-cell office:value-type="float" office:value="0.00411670657509884" calcext:value-type="float">
            <text:p>0.004116706575099</text:p>
          </table:table-cell>
          <table:table-cell table:formula="of:=[.A76]*[.A76]" office:value-type="float" office:value="0.000016947273025462" calcext:value-type="float">
            <text:p>1.6947273025462E-05</text:p>
          </table:table-cell>
          <table:table-cell table:formula="of:=SIN(2*[.A76]*PI())" office:value-type="float" office:value="0.0258631460786305" calcext:value-type="float">
            <text:p>0.025863146078631</text:p>
          </table:table-cell>
          <table:table-cell table:number-columns-repeated="2"/>
        </table:table-row>
        <table:table-row table:style-name="ro1">
          <table:table-cell office:value-type="float" office:value="-0.140090396447402" calcext:value-type="float">
            <text:p>-0.140090396447402</text:p>
          </table:table-cell>
          <table:table-cell table:formula="of:=[.A77]*[.A77]" office:value-type="float" office:value="0.0196253191767902" calcext:value-type="float">
            <text:p>0.01962531917679</text:p>
          </table:table-cell>
          <table:table-cell table:formula="of:=SIN(2*[.A77]*PI())" office:value-type="float" office:value="-0.770875161040174" calcext:value-type="float">
            <text:p>-0.770875161040174</text:p>
          </table:table-cell>
          <table:table-cell table:number-columns-repeated="2"/>
        </table:table-row>
        <table:table-row table:style-name="ro1">
          <table:table-cell office:value-type="float" office:value="-0.000106656416510284" calcext:value-type="float">
            <text:p>-0.00010665641651</text:p>
          </table:table-cell>
          <table:table-cell table:formula="of:=[.A78]*[.A78]" office:value-type="float" office:value="0.0000000113755911828151" calcext:value-type="float">
            <text:p>1.13755911828151E-08</text:p>
          </table:table-cell>
          <table:table-cell table:formula="of:=SIN(2*[.A78]*PI())" office:value-type="float" office:value="-0.000670141978974791" calcext:value-type="float">
            <text:p>-0.000670141978975</text:p>
          </table:table-cell>
          <table:table-cell table:number-columns-repeated="2"/>
        </table:table-row>
        <table:table-row table:style-name="ro1">
          <table:table-cell office:value-type="float" office:value="-0.0684335156488714" calcext:value-type="float">
            <text:p>-0.068433515648872</text:p>
          </table:table-cell>
          <table:table-cell table:formula="of:=[.A79]*[.A79]" office:value-type="float" office:value="0.00468314606406433" calcext:value-type="float">
            <text:p>0.004683146064064</text:p>
          </table:table-cell>
          <table:table-cell table:formula="of:=SIN(2*[.A79]*PI())" office:value-type="float" office:value="-0.416853041198542" calcext:value-type="float">
            <text:p>-0.416853041198542</text:p>
          </table:table-cell>
          <table:table-cell table:number-columns-repeated="2"/>
        </table:table-row>
        <table:table-row table:style-name="ro1">
          <table:table-cell office:value-type="float" office:value="-0.000000131476148214862" calcext:value-type="float">
            <text:p>-1.31476148214862E-07</text:p>
          </table:table-cell>
          <table:table-cell table:formula="of:=[.A80]*[.A80]" office:value-type="float" office:value="0.0000000000000172859775494163" calcext:value-type="float">
            <text:p>1.72859775494163E-14</text:p>
          </table:table-cell>
          <table:table-cell table:formula="of:=SIN(2*[.A80]*PI())" office:value-type="float" office:value="-0.000000826089002708091" calcext:value-type="float">
            <text:p>-8.26089002708091E-07</text:p>
          </table:table-cell>
          <table:table-cell table:number-columns-repeated="2"/>
        </table:table-row>
        <table:table-row table:style-name="ro1">
          <table:table-cell office:value-type="float" office:value="0.000139661602312951" calcext:value-type="float">
            <text:p>0.000139661602313</text:p>
          </table:table-cell>
          <table:table-cell table:formula="of:=[.A81]*[.A81]" office:value-type="float" office:value="0.0000000195053631606208" calcext:value-type="float">
            <text:p>1.95053631606208E-08</text:p>
          </table:table-cell>
          <table:table-cell table:formula="of:=SIN(2*[.A81]*PI())" office:value-type="float" office:value="0.000877519615008884" calcext:value-type="float">
            <text:p>0.000877519615009</text:p>
          </table:table-cell>
          <table:table-cell table:number-columns-repeated="2"/>
        </table:table-row>
        <table:table-row table:style-name="ro1">
          <table:table-cell office:value-type="float" office:value="-0.185021103936292" calcext:value-type="float">
            <text:p>-0.185021103936292</text:p>
          </table:table-cell>
          <table:table-cell table:formula="of:=[.A82]*[.A82]" office:value-type="float" office:value="0.0342328089018041" calcext:value-type="float">
            <text:p>0.034232808901804</text:p>
          </table:table-cell>
          <table:table-cell table:formula="of:=SIN(2*[.A82]*PI())" office:value-type="float" office:value="-0.91780727940294" calcext:value-type="float">
            <text:p>-0.91780727940294</text:p>
          </table:table-cell>
          <table:table-cell table:number-columns-repeated="2"/>
        </table:table-row>
        <table:table-row table:style-name="ro1">
          <table:table-cell office:value-type="float" office:value="-0.00818336102663543" calcext:value-type="float">
            <text:p>-0.008183361026635</text:p>
          </table:table-cell>
          <table:table-cell table:formula="of:=[.A83]*[.A83]" office:value-type="float" office:value="0.0000669673976922556" calcext:value-type="float">
            <text:p>6.69673976922556E-05</text:p>
          </table:table-cell>
          <table:table-cell table:formula="of:=SIN(2*[.A83]*PI())" office:value-type="float" office:value="-0.0513949207473762" calcext:value-type="float">
            <text:p>-0.051394920747376</text:p>
          </table:table-cell>
          <table:table-cell table:number-columns-repeated="2"/>
        </table:table-row>
        <table:table-row table:style-name="ro1">
          <table:table-cell office:value-type="float" office:value="-0.169089398860895" calcext:value-type="float">
            <text:p>-0.169089398860895</text:p>
          </table:table-cell>
          <table:table-cell table:formula="of:=[.A84]*[.A84]" office:value-type="float" office:value="0.0285912248071388" calcext:value-type="float">
            <text:p>0.028591224807139</text:p>
          </table:table-cell>
          <table:table-cell table:formula="of:=SIN(2*[.A84]*PI())" office:value-type="float" office:value="-0.873536010108386" calcext:value-type="float">
            <text:p>-0.873536010108386</text:p>
          </table:table-cell>
          <table:table-cell table:number-columns-repeated="2"/>
        </table:table-row>
        <table:table-row table:style-name="ro1">
          <table:table-cell office:value-type="float" office:value="-0.252411939889664" calcext:value-type="float">
            <text:p>-0.252411939889664</text:p>
          </table:table-cell>
          <table:table-cell table:formula="of:=[.A85]*[.A85]" office:value-type="float" office:value="0.0637117873988634" calcext:value-type="float">
            <text:p>0.063711787398864</text:p>
          </table:table-cell>
          <table:table-cell table:formula="of:=SIN(2*[.A85]*PI())" office:value-type="float" office:value="-0.99988517025789" calcext:value-type="float">
            <text:p>-0.99988517025789</text:p>
          </table:table-cell>
          <table:table-cell table:number-columns-repeated="2"/>
        </table:table-row>
        <table:table-row table:style-name="ro1">
          <table:table-cell office:value-type="float" office:value="-0.0000219110206452707" calcext:value-type="float">
            <text:p>-2.19110206452707E-05</text:p>
          </table:table-cell>
          <table:table-cell table:formula="of:=[.A86]*[.A86]" office:value-type="float" office:value="0.000000000480092825717478" calcext:value-type="float">
            <text:p>4.80092825717478E-10</text:p>
          </table:table-cell>
          <table:table-cell table:formula="of:=SIN(2*[.A86]*PI())" office:value-type="float" office:value="-0.000137671002548787" calcext:value-type="float">
            <text:p>-0.000137671002549</text:p>
          </table:table-cell>
          <table:table-cell table:number-columns-repeated="2"/>
        </table:table-row>
        <table:table-row table:style-name="ro1">
          <table:table-cell office:value-type="float" office:value="-0.166781597637767" calcext:value-type="float">
            <text:p>-0.166781597637767</text:p>
          </table:table-cell>
          <table:table-cell table:formula="of:=[.A87]*[.A87]" office:value-type="float" office:value="0.0278161013106061" calcext:value-type="float">
            <text:p>0.027816101310606</text:p>
          </table:table-cell>
          <table:table-cell table:formula="of:=SIN(2*[.A87]*PI())" office:value-type="float" office:value="-0.866386244242042" calcext:value-type="float">
            <text:p>-0.866386244242042</text:p>
          </table:table-cell>
          <table:table-cell table:number-columns-repeated="2"/>
        </table:table-row>
        <table:table-row table:style-name="ro1">
          <table:table-cell office:value-type="float" office:value="0.00826270023922338" calcext:value-type="float">
            <text:p>0.008262700239223</text:p>
          </table:table-cell>
          <table:table-cell table:formula="of:=[.A88]*[.A88]" office:value-type="float" office:value="0.0000682722152432621" calcext:value-type="float">
            <text:p>6.82722152432621E-05</text:p>
          </table:table-cell>
          <table:table-cell table:formula="of:=SIN(2*[.A88]*PI())" office:value-type="float" office:value="0.0518927584979554" calcext:value-type="float">
            <text:p>0.051892758497955</text:p>
          </table:table-cell>
          <table:table-cell table:number-columns-repeated="2"/>
        </table:table-row>
        <table:table-row table:style-name="ro1">
          <table:table-cell office:value-type="float" office:value="-0.0576147251386625" calcext:value-type="float">
            <text:p>-0.057614725138663</text:p>
          </table:table-cell>
          <table:table-cell table:formula="of:=[.A89]*[.A89]" office:value-type="float" office:value="0.00331945655280362" calcext:value-type="float">
            <text:p>0.003319456552804</text:p>
          </table:table-cell>
          <table:table-cell table:formula="of:=SIN(2*[.A89]*PI())" office:value-type="float" office:value="-0.354149056712075" calcext:value-type="float">
            <text:p>-0.354149056712075</text:p>
          </table:table-cell>
          <table:table-cell table:number-columns-repeated="2"/>
        </table:table-row>
        <table:table-row table:style-name="ro1">
          <table:table-cell office:value-type="float" office:value="-0.000809225845567206" calcext:value-type="float">
            <text:p>-0.000809225845567</text:p>
          </table:table-cell>
          <table:table-cell table:formula="of:=[.A90]*[.A90]" office:value-type="float" office:value="0.000000654846469133959" calcext:value-type="float">
            <text:p>6.54846469133959E-07</text:p>
          </table:table-cell>
          <table:table-cell table:formula="of:=SIN(2*[.A90]*PI())" office:value-type="float" office:value="-0.00508449403534556" calcext:value-type="float">
            <text:p>-0.005084494035346</text:p>
          </table:table-cell>
          <table:table-cell table:number-columns-repeated="2"/>
        </table:table-row>
        <table:table-row table:style-name="ro1">
          <table:table-cell office:value-type="float" office:value="0.0175591854872873" calcext:value-type="float">
            <text:p>0.017559185487287</text:p>
          </table:table-cell>
          <table:table-cell table:formula="of:=[.A91]*[.A91]" office:value-type="float" office:value="0.00030832499497696" calcext:value-type="float">
            <text:p>0.000308324994977</text:p>
          </table:table-cell>
          <table:table-cell table:formula="of:=SIN(2*[.A91]*PI())" office:value-type="float" office:value="0.110103931119147" calcext:value-type="float">
            <text:p>0.110103931119147</text:p>
          </table:table-cell>
          <table:table-cell table:number-columns-repeated="2"/>
        </table:table-row>
        <table:table-row table:style-name="ro1">
          <table:table-cell office:value-type="float" office:value="-0.0886614254928224" calcext:value-type="float">
            <text:p>-0.088661425492822</text:p>
          </table:table-cell>
          <table:table-cell table:formula="of:=[.A92]*[.A92]" office:value-type="float" office:value="0.0078608483704193" calcext:value-type="float">
            <text:p>0.007860848370419</text:p>
          </table:table-cell>
          <table:table-cell table:formula="of:=SIN(2*[.A92]*PI())" office:value-type="float" office:value="-0.528706697622748" calcext:value-type="float">
            <text:p>-0.528706697622748</text:p>
          </table:table-cell>
          <table:table-cell table:number-columns-repeated="2"/>
        </table:table-row>
        <table:table-row table:style-name="ro1">
          <table:table-cell office:value-type="float" office:value="0.00113520122400267" calcext:value-type="float">
            <text:p>0.001135201224003</text:p>
          </table:table-cell>
          <table:table-cell table:formula="of:=[.A93]*[.A93]" office:value-type="float" office:value="0.00000128868181897715" calcext:value-type="float">
            <text:p>1.28868181897715E-06</text:p>
          </table:table-cell>
          <table:table-cell table:formula="of:=SIN(2*[.A93]*PI())" office:value-type="float" office:value="0.00713261917217867" calcext:value-type="float">
            <text:p>0.007132619172179</text:p>
          </table:table-cell>
          <table:table-cell table:number-columns-repeated="2"/>
        </table:table-row>
        <table:table-row table:style-name="ro1">
          <table:table-cell office:value-type="float" office:value="-0.0043207909031921" calcext:value-type="float">
            <text:p>-0.004320790903192</text:p>
          </table:table-cell>
          <table:table-cell table:formula="of:=[.A94]*[.A94]" office:value-type="float" office:value="0.0000186692340291076" calcext:value-type="float">
            <text:p>1.86692340291076E-05</text:p>
          </table:table-cell>
          <table:table-cell table:formula="of:=SIN(2*[.A94]*PI())" office:value-type="float" office:value="-0.0271449951774017" calcext:value-type="float">
            <text:p>-0.027144995177402</text:p>
          </table:table-cell>
          <table:table-cell table:number-columns-repeated="2"/>
        </table:table-row>
        <table:table-row table:style-name="ro1">
          <table:table-cell office:value-type="float" office:value="0.0257891619065724" calcext:value-type="float">
            <text:p>0.025789161906573</text:p>
          </table:table-cell>
          <table:table-cell table:formula="of:=[.A95]*[.A95]" office:value-type="float" office:value="0.000665080871843406" calcext:value-type="float">
            <text:p>0.000665080871843</text:p>
          </table:table-cell>
          <table:table-cell table:formula="of:=SIN(2*[.A95]*PI())" office:value-type="float" office:value="0.161329925651781" calcext:value-type="float">
            <text:p>0.161329925651781</text:p>
          </table:table-cell>
          <table:table-cell table:number-columns-repeated="2"/>
        </table:table-row>
        <table:table-row table:style-name="ro1">
          <table:table-cell office:value-type="float" office:value="0.000338958133497522" calcext:value-type="float">
            <text:p>0.000338958133498</text:p>
          </table:table-cell>
          <table:table-cell table:formula="of:=[.A96]*[.A96]" office:value-type="float" office:value="0.000000114892616264124" calcext:value-type="float">
            <text:p>1.14892616264124E-07</text:p>
          </table:table-cell>
          <table:table-cell table:formula="of:=SIN(2*[.A96]*PI())" office:value-type="float" office:value="0.00212973515413857" calcext:value-type="float">
            <text:p>0.002129735154139</text:p>
          </table:table-cell>
          <table:table-cell table:number-columns-repeated="2"/>
        </table:table-row>
        <table:table-row table:style-name="ro1">
          <table:table-cell office:value-type="float" office:value="-0.232735810465392" calcext:value-type="float">
            <text:p>-0.232735810465392</text:p>
          </table:table-cell>
          <table:table-cell table:formula="of:=[.A97]*[.A97]" office:value-type="float" office:value="0.0541659574729829" calcext:value-type="float">
            <text:p>0.054165957472983</text:p>
          </table:table-cell>
          <table:table-cell table:formula="of:=SIN(2*[.A97]*PI())" office:value-type="float" office:value="-0.994122451232838" calcext:value-type="float">
            <text:p>-0.994122451232838</text:p>
          </table:table-cell>
          <table:table-cell table:number-columns-repeated="2"/>
        </table:table-row>
        <table:table-row table:style-name="ro1">
          <table:table-cell office:value-type="float" office:value="0.00874912528483427" calcext:value-type="float">
            <text:p>0.008749125284834</text:p>
          </table:table-cell>
          <table:table-cell table:formula="of:=[.A98]*[.A98]" office:value-type="float" office:value="0.0000765471932497264" calcext:value-type="float">
            <text:p>7.65471932497264E-05</text:p>
          </table:table-cell>
          <table:table-cell table:formula="of:=SIN(2*[.A98]*PI())" office:value-type="float" office:value="0.0549446922180552" calcext:value-type="float">
            <text:p>0.054944692218055</text:p>
          </table:table-cell>
          <table:table-cell table:number-columns-repeated="2"/>
        </table:table-row>
        <table:table-row table:style-name="ro1">
          <table:table-cell office:value-type="float" office:value="-0.142177770494692" calcext:value-type="float">
            <text:p>-0.142177770494692</text:p>
          </table:table-cell>
          <table:table-cell table:formula="of:=[.A99]*[.A99]" office:value-type="float" office:value="0.0202145184228413" calcext:value-type="float">
            <text:p>0.020214518422841</text:p>
          </table:table-cell>
          <table:table-cell table:formula="of:=SIN(2*[.A99]*PI())" office:value-type="float" office:value="-0.779162925068775" calcext:value-type="float">
            <text:p>-0.779162925068775</text:p>
          </table:table-cell>
          <table:table-cell table:number-columns-repeated="2"/>
        </table:table-row>
        <table:table-row table:style-name="ro1">
          <table:table-cell office:value-type="float" office:value="-0.0000514695189592985" calcext:value-type="float">
            <text:p>-5.14695189592985E-05</text:p>
          </table:table-cell>
          <table:table-cell table:formula="of:=[.A100]*[.A100]" office:value-type="float" office:value="0.00000000264911138190158" calcext:value-type="float">
            <text:p>2.64911138190158E-09</text:p>
          </table:table-cell>
          <table:table-cell table:formula="of:=SIN(2*[.A100]*PI())" office:value-type="float" office:value="-0.000323392519655787" calcext:value-type="float">
            <text:p>-0.000323392519656</text:p>
          </table:table-cell>
          <table:table-cell table:number-columns-repeated="2"/>
        </table:table-row>
        <table:table-row table:style-name="ro1">
          <table:table-cell office:value-type="float" office:value="-0.0646076510280831" calcext:value-type="float">
            <text:p>-0.064607651028083</text:p>
          </table:table-cell>
          <table:table-cell table:formula="of:=[.A101]*[.A101]" office:value-type="float" office:value="0.00417414857136657" calcext:value-type="float">
            <text:p>0.004174148571367</text:p>
          </table:table-cell>
          <table:table-cell table:formula="of:=SIN(2*[.A101]*PI())" office:value-type="float" office:value="-0.394884236257605" calcext:value-type="float">
            <text:p>-0.394884236257605</text:p>
          </table:table-cell>
          <table:table-cell table:number-columns-repeated="2"/>
        </table:table-row>
        <table:table-row table:style-name="ro1">
          <table:table-cell office:value-type="float" office:value="0.0000169459555242111" calcext:value-type="float">
            <text:p>1.69459555242111E-05</text:p>
          </table:table-cell>
          <table:table-cell table:formula="of:=[.A102]*[.A102]" office:value-type="float" office:value="0.000000000287165408628539" calcext:value-type="float">
            <text:p>2.87165408628539E-10</text:p>
          </table:table-cell>
          <table:table-cell table:formula="of:=SIN(2*[.A102]*PI())" office:value-type="float" office:value="0.000106474578564661" calcext:value-type="float">
            <text:p>0.000106474578565</text:p>
          </table:table-cell>
          <table:table-cell table:number-columns-repeated="2"/>
        </table:table-row>
        <table:table-row table:style-name="ro1">
          <table:table-cell office:value-type="float" office:value="-0.00237072341422279" calcext:value-type="float">
            <text:p>-0.002370723414223</text:p>
          </table:table-cell>
          <table:table-cell table:formula="of:=[.A103]*[.A103]" office:value-type="float" office:value="0.00000562032950674414" calcext:value-type="float">
            <text:p>5.62032950674414E-06</text:p>
          </table:table-cell>
          <table:table-cell table:formula="of:=SIN(2*[.A103]*PI())" office:value-type="float" office:value="-0.0148951436827003" calcext:value-type="float">
            <text:p>-0.0148951436827</text:p>
          </table:table-cell>
          <table:table-cell table:number-columns-repeated="2"/>
        </table:table-row>
        <table:table-row table:style-name="ro1">
          <table:table-cell office:value-type="float" office:value="-0.000000309700594660316" calcext:value-type="float">
            <text:p>-3.09700594660316E-07</text:p>
          </table:table-cell>
          <table:table-cell table:formula="of:=[.A104]*[.A104]" office:value-type="float" office:value="0.0000000000000959144583329536" calcext:value-type="float">
            <text:p>9.59144583329536E-14</text:p>
          </table:table-cell>
          <table:table-cell table:formula="of:=SIN(2*[.A104]*PI())" office:value-type="float" office:value="-0.00000194590622599325" calcext:value-type="float">
            <text:p>-1.94590622599325E-06</text:p>
          </table:table-cell>
          <table:table-cell table:number-columns-repeated="2"/>
        </table:table-row>
        <table:table-row table:style-name="ro1">
          <table:table-cell office:value-type="float" office:value="0.00268872382858723" calcext:value-type="float">
            <text:p>0.002688723828587</text:p>
          </table:table-cell>
          <table:table-cell table:formula="of:=[.A105]*[.A105]" office:value-type="float" office:value="0.00000722923582641279" calcext:value-type="float">
            <text:p>7.22923582641279E-06</text:p>
          </table:table-cell>
          <table:table-cell table:formula="of:=SIN(2*[.A105]*PI())" office:value-type="float" office:value="0.0168929464903366" calcext:value-type="float">
            <text:p>0.016892946490337</text:p>
          </table:table-cell>
          <table:table-cell table:number-columns-repeated="2"/>
        </table:table-row>
        <table:table-row table:style-name="ro1">
          <table:table-cell office:value-type="float" office:value="-0.289048458811819" calcext:value-type="float">
            <text:p>-0.289048458811819</text:p>
          </table:table-cell>
          <table:table-cell table:formula="of:=[.A106]*[.A106]" office:value-type="float" office:value="0.0835490115414881" calcext:value-type="float">
            <text:p>0.083549011541488</text:p>
          </table:table-cell>
          <table:table-cell table:formula="of:=SIN(2*[.A106]*PI())" office:value-type="float" office:value="-0.970052685953973" calcext:value-type="float">
            <text:p>-0.970052685953973</text:p>
          </table:table-cell>
          <table:table-cell table:number-columns-repeated="2"/>
        </table:table-row>
        <table:table-row table:style-name="ro1">
          <table:table-cell office:value-type="float" office:value="0.0000404681774653792" calcext:value-type="float">
            <text:p>4.04681774653792E-05</text:p>
          </table:table-cell>
          <table:table-cell table:formula="of:=[.A107]*[.A107]" office:value-type="float" office:value="0.00000000163767338736942" calcext:value-type="float">
            <text:p>1.63767338736942E-09</text:p>
          </table:table-cell>
          <table:table-cell table:formula="of:=SIN(2*[.A107]*PI())" office:value-type="float" office:value="0.000254269055318941" calcext:value-type="float">
            <text:p>0.000254269055319</text:p>
          </table:table-cell>
          <table:table-cell table:number-columns-repeated="2"/>
        </table:table-row>
        <table:table-row table:style-name="ro1">
          <table:table-cell office:value-type="float" office:value="0.000361134253944946" calcext:value-type="float">
            <text:p>0.000361134253945</text:p>
          </table:table-cell>
          <table:table-cell table:formula="of:=[.A108]*[.A108]" office:value-type="float" office:value="0.000000130417949372373" calcext:value-type="float">
            <text:p>1.30417949372373E-07</text:p>
          </table:table-cell>
          <table:table-cell table:formula="of:=SIN(2*[.A108]*PI())" office:value-type="float" office:value="0.00226907149117908" calcext:value-type="float">
            <text:p>0.002269071491179</text:p>
          </table:table-cell>
          <table:table-cell table:number-columns-repeated="2"/>
        </table:table-row>
        <table:table-row table:style-name="ro1">
          <table:table-cell office:value-type="float" office:value="-0.00179168046554354" calcext:value-type="float">
            <text:p>-0.001791680465544</text:p>
          </table:table-cell>
          <table:table-cell table:formula="of:=[.A109]*[.A109]" office:value-type="float" office:value="0.00000321011889061033" calcext:value-type="float">
            <text:p>3.21011889061033E-06</text:p>
          </table:table-cell>
          <table:table-cell table:formula="of:=SIN(2*[.A109]*PI())" office:value-type="float" office:value="-0.011257222600668" calcext:value-type="float">
            <text:p>-0.011257222600668</text:p>
          </table:table-cell>
          <table:table-cell table:number-columns-repeated="2"/>
        </table:table-row>
        <table:table-row table:style-name="ro1">
          <table:table-cell office:value-type="float" office:value="-0.00000239395341321956" calcext:value-type="float">
            <text:p>-2.39395341321956E-06</text:p>
          </table:table-cell>
          <table:table-cell table:formula="of:=[.A110]*[.A110]" office:value-type="float" office:value="0.0000000000057310129446656" calcext:value-type="float">
            <text:p>5.7310129446656E-12</text:p>
          </table:table-cell>
          <table:table-cell table:formula="of:=SIN(2*[.A110]*PI())" office:value-type="float" office:value="-0.0000150416529114464" calcext:value-type="float">
            <text:p>-1.50416529114464E-05</text:p>
          </table:table-cell>
          <table:table-cell table:number-columns-repeated="2"/>
        </table:table-row>
        <table:table-row table:style-name="ro1">
          <table:table-cell office:value-type="float" office:value="0.00112704922708754" calcext:value-type="float">
            <text:p>0.001127049227088</text:p>
          </table:table-cell>
          <table:table-cell table:formula="of:=[.A111]*[.A111]" office:value-type="float" office:value="0.00000127023996027863" calcext:value-type="float">
            <text:p>1.27023996027863E-06</text:p>
          </table:table-cell>
          <table:table-cell table:formula="of:=SIN(2*[.A111]*PI())" office:value-type="float" office:value="0.0070813999585226" calcext:value-type="float">
            <text:p>0.007081399958523</text:p>
          </table:table-cell>
          <table:table-cell table:number-columns-repeated="2"/>
        </table:table-row>
        <table:table-row table:style-name="ro1">
          <table:table-cell office:value-type="float" office:value="-0.0190391593778938" calcext:value-type="float">
            <text:p>-0.019039159377894</text:p>
          </table:table-cell>
          <table:table-cell table:formula="of:=[.A112]*[.A112]" office:value-type="float" office:value="0.000362489589816841" calcext:value-type="float">
            <text:p>0.000362489589817</text:p>
          </table:table-cell>
          <table:table-cell table:formula="of:=SIN(2*[.A112]*PI())" office:value-type="float" office:value="-0.11934145091122" calcext:value-type="float">
            <text:p>-0.11934145091122</text:p>
          </table:table-cell>
          <table:table-cell table:number-columns-repeated="2"/>
        </table:table-row>
        <table:table-row table:style-name="ro1">
          <table:table-cell office:value-type="float" office:value="-0.0363116655005779" calcext:value-type="float">
            <text:p>-0.036311665500578</text:p>
          </table:table-cell>
          <table:table-cell table:formula="of:=[.A113]*[.A113]" office:value-type="float" office:value="0.00131853705142586" calcext:value-type="float">
            <text:p>0.001318537051426</text:p>
          </table:table-cell>
          <table:table-cell table:formula="of:=SIN(2*[.A113]*PI())" office:value-type="float" office:value="-0.22617869900782" calcext:value-type="float">
            <text:p>-0.22617869900782</text:p>
          </table:table-cell>
          <table:table-cell table:number-columns-repeated="2"/>
        </table:table-row>
        <table:table-row table:style-name="ro1">
          <table:table-cell office:value-type="float" office:value="0.00018407259565039" calcext:value-type="float">
            <text:p>0.00018407259565</text:p>
          </table:table-cell>
          <table:table-cell table:formula="of:=[.A114]*[.A114]" office:value-type="float" office:value="0.000000033882720469472" calcext:value-type="float">
            <text:p>3.3882720469472E-08</text:p>
          </table:table-cell>
          <table:table-cell table:formula="of:=SIN(2*[.A114]*PI())" office:value-type="float" office:value="0.00115656197060171" calcext:value-type="float">
            <text:p>0.001156561970602</text:p>
          </table:table-cell>
          <table:table-cell table:number-columns-repeated="2"/>
        </table:table-row>
        <table:table-row table:style-name="ro1">
          <table:table-cell office:value-type="float" office:value="0.000238694621314893" calcext:value-type="float">
            <text:p>0.000238694621315</text:p>
          </table:table-cell>
          <table:table-cell table:formula="of:=[.A115]*[.A115]" office:value-type="float" office:value="0.0000000569751222446603" calcext:value-type="float">
            <text:p>5.69751222446603E-08</text:p>
          </table:table-cell>
          <table:table-cell table:formula="of:=SIN(2*[.A115]*PI())" office:value-type="float" office:value="0.0014997619753157" calcext:value-type="float">
            <text:p>0.001499761975316</text:p>
          </table:table-cell>
          <table:table-cell table:number-columns-repeated="2"/>
        </table:table-row>
        <table:table-row table:style-name="ro1">
          <table:table-cell office:value-type="float" office:value="-0.000864419096464874" calcext:value-type="float">
            <text:p>-0.000864419096465</text:p>
          </table:table-cell>
          <table:table-cell table:formula="of:=[.A116]*[.A116]" office:value-type="float" office:value="0.000000747220374333149" calcext:value-type="float">
            <text:p>7.47220374333149E-07</text:p>
          </table:table-cell>
          <table:table-cell table:formula="of:=SIN(2*[.A116]*PI())" office:value-type="float" office:value="-0.00543127866310951" calcext:value-type="float">
            <text:p>-0.00543127866311</text:p>
          </table:table-cell>
          <table:table-cell table:number-columns-repeated="2"/>
        </table:table-row>
        <table:table-row table:style-name="ro1">
          <table:table-cell office:value-type="float" office:value="0.00943613633067057" calcext:value-type="float">
            <text:p>0.009436136330671</text:p>
          </table:table-cell>
          <table:table-cell table:formula="of:=[.A117]*[.A117]" office:value-type="float" office:value="0.000089040668851001" calcext:value-type="float">
            <text:p>8.9040668851001E-05</text:p>
          </table:table-cell>
          <table:table-cell table:formula="of:=SIN(2*[.A117]*PI())" office:value-type="float" office:value="0.0592542639602653" calcext:value-type="float">
            <text:p>0.059254263960265</text:p>
          </table:table-cell>
          <table:table-cell table:number-columns-repeated="2"/>
        </table:table-row>
        <table:table-row table:style-name="ro1">
          <table:table-cell office:value-type="float" office:value="-0.00000286157725724836" calcext:value-type="float">
            <text:p>-2.86157725724836E-06</text:p>
          </table:table-cell>
          <table:table-cell table:formula="of:=[.A118]*[.A118]" office:value-type="float" office:value="0.00000000000818862439920107" calcext:value-type="float">
            <text:p>8.18862439920107E-12</text:p>
          </table:table-cell>
          <table:table-cell table:formula="of:=SIN(2*[.A118]*PI())" office:value-type="float" office:value="-0.0000179798201771334" calcext:value-type="float">
            <text:p>-1.79798201771334E-05</text:p>
          </table:table-cell>
          <table:table-cell table:number-columns-repeated="2"/>
        </table:table-row>
        <table:table-row table:style-name="ro1">
          <table:table-cell office:value-type="float" office:value="-0.00168432014943173" calcext:value-type="float">
            <text:p>-0.001684320149432</text:p>
          </table:table-cell>
          <table:table-cell table:formula="of:=[.A119]*[.A119]" office:value-type="float" office:value="0.00000283693436578171" calcext:value-type="float">
            <text:p>2.83693436578171E-06</text:p>
          </table:table-cell>
          <table:table-cell table:formula="of:=SIN(2*[.A119]*PI())" office:value-type="float" office:value="-0.0105826980733101" calcext:value-type="float">
            <text:p>-0.01058269807331</text:p>
          </table:table-cell>
          <table:table-cell table:number-columns-repeated="2"/>
        </table:table-row>
        <table:table-row table:style-name="ro1">
          <table:table-cell office:value-type="float" office:value="0.00084493068496956" calcext:value-type="float">
            <text:p>0.00084493068497</text:p>
          </table:table-cell>
          <table:table-cell table:formula="of:=[.A120]*[.A120]" office:value-type="float" office:value="0.000000713907862403131" calcext:value-type="float">
            <text:p>7.13907862403131E-07</text:p>
          </table:table-cell>
          <table:table-cell table:formula="of:=SIN(2*[.A120]*PI())" office:value-type="float" office:value="0.00530883112799634" calcext:value-type="float">
            <text:p>0.005308831127996</text:p>
          </table:table-cell>
          <table:table-cell table:number-columns-repeated="2"/>
        </table:table-row>
        <table:table-row table:style-name="ro1">
          <table:table-cell office:value-type="float" office:value="-0.00328346916421954" calcext:value-type="float">
            <text:p>-0.00328346916422</text:p>
          </table:table-cell>
          <table:table-cell table:formula="of:=[.A121]*[.A121]" office:value-type="float" office:value="0.0000107811697523806" calcext:value-type="float">
            <text:p>1.07811697523806E-05</text:p>
          </table:table-cell>
          <table:table-cell table:formula="of:=SIN(2*[.A121]*PI())" office:value-type="float" office:value="-0.0206291817590341" calcext:value-type="float">
            <text:p>-0.020629181759034</text:p>
          </table:table-cell>
          <table:table-cell table:number-columns-repeated="2"/>
        </table:table-row>
        <table:table-row table:style-name="ro1">
          <table:table-cell office:value-type="float" office:value="0.79368612918998" calcext:value-type="float">
            <text:p>0.79368612918998</text:p>
          </table:table-cell>
          <table:table-cell table:formula="of:=[.A122]*[.A122]" office:value-type="float" office:value="0.629937671668573" calcext:value-type="float">
            <text:p>0.629937671668573</text:p>
          </table:table-cell>
          <table:table-cell table:formula="of:=SIN(2*[.A122]*PI())" office:value-type="float" office:value="-0.96256409129481" calcext:value-type="float">
            <text:p>-0.96256409129481</text:p>
          </table:table-cell>
          <table:table-cell table:number-columns-repeated="2"/>
        </table:table-row>
        <table:table-row table:style-name="ro1">
          <table:table-cell office:value-type="float" office:value="-0.000021738195535425" calcext:value-type="float">
            <text:p>-2.1738195535425E-05</text:p>
          </table:table-cell>
          <table:table-cell table:formula="of:=[.A123]*[.A123]" office:value-type="float" office:value="0.000000000472549145136372" calcext:value-type="float">
            <text:p>4.72549145136372E-10</text:p>
          </table:table-cell>
          <table:table-cell table:formula="of:=SIN(2*[.A123]*PI())" office:value-type="float" office:value="-0.000136585110368102" calcext:value-type="float">
            <text:p>-0.000136585110368</text:p>
          </table:table-cell>
          <table:table-cell table:number-columns-repeated="2"/>
        </table:table-row>
        <table:table-row table:style-name="ro1">
          <table:table-cell office:value-type="float" office:value="-0.190701732368059" calcext:value-type="float">
            <text:p>-0.190701732368059</text:p>
          </table:table-cell>
          <table:table-cell table:formula="of:=[.A124]*[.A124]" office:value-type="float" office:value="0.0363671507281789" calcext:value-type="float">
            <text:p>0.036367150728179</text:p>
          </table:table-cell>
          <table:table-cell table:formula="of:=SIN(2*[.A124]*PI())" office:value-type="float" office:value="-0.931390546386099" calcext:value-type="float">
            <text:p>-0.931390546386099</text:p>
          </table:table-cell>
          <table:table-cell table:number-columns-repeated="2"/>
        </table:table-row>
        <table:table-row table:style-name="ro1">
          <table:table-cell office:value-type="float" office:value="0.00000626764018857487" calcext:value-type="float">
            <text:p>6.26764018857487E-06</text:p>
          </table:table-cell>
          <table:table-cell table:formula="of:=[.A125]*[.A125]" office:value-type="float" office:value="0.0000000000392833135334388" calcext:value-type="float">
            <text:p>3.92833135334388E-11</text:p>
          </table:table-cell>
          <table:table-cell table:formula="of:=SIN(2*[.A125]*PI())" office:value-type="float" office:value="0.000039380744733363" calcext:value-type="float">
            <text:p>3.9380744733363E-05</text:p>
          </table:table-cell>
          <table:table-cell table:number-columns-repeated="2"/>
        </table:table-row>
        <table:table-row table:style-name="ro1">
          <table:table-cell office:value-type="float" office:value="-0.0000610312873127567" calcext:value-type="float">
            <text:p>-6.10312873127567E-05</text:p>
          </table:table-cell>
          <table:table-cell table:formula="of:=[.A126]*[.A126]" office:value-type="float" office:value="0.00000000372481803105225" calcext:value-type="float">
            <text:p>3.72481803105225E-09</text:p>
          </table:table-cell>
          <table:table-cell table:formula="of:=SIN(2*[.A126]*PI())" office:value-type="float" office:value="-0.000383470878323541" calcext:value-type="float">
            <text:p>-0.000383470878324</text:p>
          </table:table-cell>
          <table:table-cell table:number-columns-repeated="2"/>
        </table:table-row>
        <table:table-row table:style-name="ro1">
          <table:table-cell office:value-type="float" office:value="-0.142378339954809" calcext:value-type="float">
            <text:p>-0.142378339954809</text:p>
          </table:table-cell>
          <table:table-cell table:formula="of:=[.A127]*[.A127]" office:value-type="float" office:value="0.0202715916882872" calcext:value-type="float">
            <text:p>0.020271591688287</text:p>
          </table:table-cell>
          <table:table-cell table:formula="of:=SIN(2*[.A127]*PI())" office:value-type="float" office:value="-0.779952236001928" calcext:value-type="float">
            <text:p>-0.779952236001928</text:p>
          </table:table-cell>
          <table:table-cell table:number-columns-repeated="2"/>
        </table:table-row>
        <table:table-row table:style-name="ro1">
          <table:table-cell office:value-type="float" office:value="0.00943924804527288" calcext:value-type="float">
            <text:p>0.009439248045273</text:p>
          </table:table-cell>
          <table:table-cell table:formula="of:=[.A128]*[.A128]" office:value-type="float" office:value="0.0000890994036601879" calcext:value-type="float">
            <text:p>8.90994036601879E-05</text:p>
          </table:table-cell>
          <table:table-cell table:formula="of:=SIN(2*[.A128]*PI())" office:value-type="float" office:value="0.0592737810749424" calcext:value-type="float">
            <text:p>0.059273781074942</text:p>
          </table:table-cell>
          <table:table-cell table:number-columns-repeated="2"/>
        </table:table-row>
        <table:table-row table:style-name="ro1">
          <table:table-cell office:value-type="float" office:value="-0.00000520384986632261" calcext:value-type="float">
            <text:p>-5.20384986632261E-06</text:p>
          </table:table-cell>
          <table:table-cell table:formula="of:=[.A129]*[.A129]" office:value-type="float" office:value="0.0000000000270800534312259" calcext:value-type="float">
            <text:p>2.70800534312259E-11</text:p>
          </table:table-cell>
          <table:table-cell table:formula="of:=SIN(2*[.A129]*PI())" office:value-type="float" office:value="-0.0000326967530150208" calcext:value-type="float">
            <text:p>-3.26967530150208E-05</text:p>
          </table:table-cell>
          <table:table-cell table:number-columns-repeated="2"/>
        </table:table-row>
        <table:table-row table:style-name="ro1">
          <table:table-cell office:value-type="float" office:value="0.0250452897625011" calcext:value-type="float">
            <text:p>0.025045289762501</text:p>
          </table:table-cell>
          <table:table-cell table:formula="of:=[.A130]*[.A130]" office:value-type="float" office:value="0.000627266539287644" calcext:value-type="float">
            <text:p>0.000627266539288</text:p>
          </table:table-cell>
          <table:table-cell table:formula="of:=SIN(2*[.A130]*PI())" office:value-type="float" office:value="0.156715519218299" calcext:value-type="float">
            <text:p>0.156715519218299</text:p>
          </table:table-cell>
          <table:table-cell table:number-columns-repeated="2"/>
        </table:table-row>
        <table:table-row table:style-name="ro1">
          <table:table-cell office:value-type="float" office:value="-0.0325344198971316" calcext:value-type="float">
            <text:p>-0.032534419897132</text:p>
          </table:table-cell>
          <table:table-cell table:formula="of:=[.A131]*[.A131]" office:value-type="float" office:value="0.00105848847804287" calcext:value-type="float">
            <text:p>0.001058488478043</text:p>
          </table:table-cell>
          <table:table-cell table:formula="of:=SIN(2*[.A131]*PI())" office:value-type="float" office:value="-0.20299906379255" calcext:value-type="float">
            <text:p>-0.20299906379255</text:p>
          </table:table-cell>
          <table:table-cell table:number-columns-repeated="2"/>
        </table:table-row>
        <table:table-row table:style-name="ro1">
          <table:table-cell office:value-type="float" office:value="-0.00150279968207891" calcext:value-type="float">
            <text:p>-0.001502799682079</text:p>
          </table:table-cell>
          <table:table-cell table:formula="of:=[.A132]*[.A132]" office:value-type="float" office:value="0.00000225840688445646" calcext:value-type="float">
            <text:p>2.25840688445646E-06</text:p>
          </table:table-cell>
          <table:table-cell table:formula="of:=SIN(2*[.A132]*PI())" office:value-type="float" office:value="-0.0094422285717242" calcext:value-type="float">
            <text:p>-0.009442228571724</text:p>
          </table:table-cell>
          <table:table-cell table:number-columns-repeated="2"/>
        </table:table-row>
        <table:table-row table:style-name="ro1">
          <table:table-cell office:value-type="float" office:value="-0.228412301720591" calcext:value-type="float">
            <text:p>-0.228412301720591</text:p>
          </table:table-cell>
          <table:table-cell table:formula="of:=[.A133]*[.A133]" office:value-type="float" office:value="0.0521721795772983" calcext:value-type="float">
            <text:p>0.052172179577298</text:p>
          </table:table-cell>
          <table:table-cell table:formula="of:=SIN(2*[.A133]*PI())" office:value-type="float" office:value="-0.990815056917892" calcext:value-type="float">
            <text:p>-0.990815056917892</text:p>
          </table:table-cell>
          <table:table-cell table:number-columns-repeated="2"/>
        </table:table-row>
        <table:table-row table:style-name="ro1">
          <table:table-cell office:value-type="float" office:value="0.00192770364499201" calcext:value-type="float">
            <text:p>0.001927703644992</text:p>
          </table:table-cell>
          <table:table-cell table:formula="of:=[.A134]*[.A134]" office:value-type="float" office:value="0.00000371604134291547" calcext:value-type="float">
            <text:p>3.71604134291547E-06</text:p>
          </table:table-cell>
          <table:table-cell table:formula="of:=SIN(2*[.A134]*PI())" office:value-type="float" office:value="0.0121118230727396" calcext:value-type="float">
            <text:p>0.01211182307274</text:p>
          </table:table-cell>
          <table:table-cell table:number-columns-repeated="2"/>
        </table:table-row>
        <table:table-row table:style-name="ro1">
          <table:table-cell office:value-type="float" office:value="0.000016761443438157" calcext:value-type="float">
            <text:p>1.6761443438157E-05</text:p>
          </table:table-cell>
          <table:table-cell table:formula="of:=[.A135]*[.A135]" office:value-type="float" office:value="0.000000000280945986130535" calcext:value-type="float">
            <text:p>2.80945986130535E-10</text:p>
          </table:table-cell>
          <table:table-cell table:formula="of:=SIN(2*[.A135]*PI())" office:value-type="float" office:value="0.000105315254943069" calcext:value-type="float">
            <text:p>0.000105315254943</text:p>
          </table:table-cell>
          <table:table-cell table:number-columns-repeated="2"/>
        </table:table-row>
        <table:table-row table:style-name="ro1">
          <table:table-cell office:value-type="float" office:value="-0.0000528259035404418" calcext:value-type="float">
            <text:p>-5.28259035404418E-05</text:p>
          </table:table-cell>
          <table:table-cell table:formula="of:=[.A136]*[.A136]" office:value-type="float" office:value="0.00000000279057608486406" calcext:value-type="float">
            <text:p>2.79057608486406E-09</text:p>
          </table:table-cell>
          <table:table-cell table:formula="of:=SIN(2*[.A136]*PI())" office:value-type="float" office:value="-0.000331914934869415" calcext:value-type="float">
            <text:p>-0.000331914934869</text:p>
          </table:table-cell>
          <table:table-cell table:number-columns-repeated="2"/>
        </table:table-row>
        <table:table-row table:style-name="ro1">
          <table:table-cell office:value-type="float" office:value="-0.192664703826464" calcext:value-type="float">
            <text:p>-0.192664703826464</text:p>
          </table:table-cell>
          <table:table-cell table:formula="of:=[.A137]*[.A137]" office:value-type="float" office:value="0.0371196881005389" calcext:value-type="float">
            <text:p>0.037119688100539</text:p>
          </table:table-cell>
          <table:table-cell table:formula="of:=SIN(2*[.A137]*PI())" office:value-type="float" office:value="-0.935809328485028" calcext:value-type="float">
            <text:p>-0.935809328485028</text:p>
          </table:table-cell>
          <table:table-cell table:number-columns-repeated="2"/>
        </table:table-row>
        <table:table-row table:style-name="ro1">
          <table:table-cell office:value-type="float" office:value="0.0000569539886516963" calcext:value-type="float">
            <text:p>5.69539886516963E-05</text:p>
          </table:table-cell>
          <table:table-cell table:formula="of:=[.A138]*[.A138]" office:value-type="float" office:value="0.00000000324375682333755" calcext:value-type="float">
            <text:p>3.24375682333755E-09</text:p>
          </table:table-cell>
          <table:table-cell table:formula="of:=SIN(2*[.A138]*PI())" office:value-type="float" office:value="0.000357852457043943" calcext:value-type="float">
            <text:p>0.000357852457044</text:p>
          </table:table-cell>
          <table:table-cell table:number-columns-repeated="2"/>
        </table:table-row>
        <table:table-row table:style-name="ro1">
          <table:table-cell office:value-type="float" office:value="0.0000188145166873973" calcext:value-type="float">
            <text:p>1.88145166873973E-05</text:p>
          </table:table-cell>
          <table:table-cell table:formula="of:=[.A139]*[.A139]" office:value-type="float" office:value="0.000000000353986038180353" calcext:value-type="float">
            <text:p>3.53986038180353E-10</text:p>
          </table:table-cell>
          <table:table-cell table:formula="of:=SIN(2*[.A139]*PI())" office:value-type="float" office:value="0.000118215094536601" calcext:value-type="float">
            <text:p>0.000118215094537</text:p>
          </table:table-cell>
          <table:table-cell table:number-columns-repeated="2"/>
        </table:table-row>
        <table:table-row table:style-name="ro1">
          <table:table-cell office:value-type="float" office:value="-0.00121706632233215" calcext:value-type="float">
            <text:p>-0.001217066322332</text:p>
          </table:table-cell>
          <table:table-cell table:formula="of:=[.A140]*[.A140]" office:value-type="float" office:value="0.0000014812504329551" calcext:value-type="float">
            <text:p>1.4812504329551E-06</text:p>
          </table:table-cell>
          <table:table-cell table:formula="of:=SIN(2*[.A140]*PI())" office:value-type="float" office:value="-0.00764697870456371" calcext:value-type="float">
            <text:p>-0.007646978704564</text:p>
          </table:table-cell>
          <table:table-cell table:number-columns-repeated="2"/>
        </table:table-row>
        <table:table-row table:style-name="ro1">
          <table:table-cell office:value-type="float" office:value="-0.0437581065387207" calcext:value-type="float">
            <text:p>-0.043758106538721</text:p>
          </table:table-cell>
          <table:table-cell table:formula="of:=[.A141]*[.A141]" office:value-type="float" office:value="0.00191477188785403" calcext:value-type="float">
            <text:p>0.001914771887854</text:p>
          </table:table-cell>
          <table:table-cell table:formula="of:=SIN(2*[.A141]*PI())" office:value-type="float" office:value="-0.271489472059715" calcext:value-type="float">
            <text:p>-0.271489472059715</text:p>
          </table:table-cell>
          <table:table-cell table:number-columns-repeated="2"/>
        </table:table-row>
        <table:table-row table:style-name="ro1">
          <table:table-cell office:value-type="float" office:value="-0.00000268047624293216" calcext:value-type="float">
            <text:p>-2.68047624293216E-06</text:p>
          </table:table-cell>
          <table:table-cell table:formula="of:=[.A142]*[.A142]" office:value-type="float" office:value="0.00000000000718495288892373" calcext:value-type="float">
            <text:p>7.18495288892373E-12</text:p>
          </table:table-cell>
          <table:table-cell table:formula="of:=SIN(2*[.A142]*PI())" office:value-type="float" office:value="-0.0000168419289450391" calcext:value-type="float">
            <text:p>-1.68419289450391E-05</text:p>
          </table:table-cell>
          <table:table-cell table:number-columns-repeated="2"/>
        </table:table-row>
        <table:table-row table:style-name="ro1">
          <table:table-cell office:value-type="float" office:value="-0.000105486674571289" calcext:value-type="float">
            <text:p>-0.000105486674571</text:p>
          </table:table-cell>
          <table:table-cell table:formula="of:=[.A143]*[.A143]" office:value-type="float" office:value="0.0000000111274385121091" calcext:value-type="float">
            <text:p>1.11274385121091E-08</text:p>
          </table:table-cell>
          <table:table-cell table:formula="of:=SIN(2*[.A143]*PI())" office:value-type="float" office:value="-0.000662792275242815" calcext:value-type="float">
            <text:p>-0.000662792275243</text:p>
          </table:table-cell>
          <table:table-cell table:number-columns-repeated="2"/>
        </table:table-row>
        <table:table-row table:style-name="ro1">
          <table:table-cell office:value-type="float" office:value="-0.000000117295777470393" calcext:value-type="float">
            <text:p>-1.17295777470393E-07</text:p>
          </table:table-cell>
          <table:table-cell table:formula="of:=[.A144]*[.A144]" office:value-type="float" office:value="0.0000000000000137582994123839" calcext:value-type="float">
            <text:p>1.37582994123839E-14</text:p>
          </table:table-cell>
          <table:table-cell table:formula="of:=SIN(2*[.A144]*PI())" office:value-type="float" office:value="-0.000000736991105596112" calcext:value-type="float">
            <text:p>-7.36991105596112E-07</text:p>
          </table:table-cell>
          <table:table-cell table:number-columns-repeated="2"/>
        </table:table-row>
        <table:table-row table:style-name="ro1">
          <table:table-cell office:value-type="float" office:value="-0.0000153334458949966" calcext:value-type="float">
            <text:p>-1.53334458949966E-05</text:p>
          </table:table-cell>
          <table:table-cell table:formula="of:=[.A145]*[.A145]" office:value-type="float" office:value="0.000000000235114563014788" calcext:value-type="float">
            <text:p>2.35114563014788E-10</text:p>
          </table:table-cell>
          <table:table-cell table:formula="of:=SIN(2*[.A145]*PI())" office:value-type="float" office:value="-0.0000963428818068341" calcext:value-type="float">
            <text:p>-9.63428818068341E-05</text:p>
          </table:table-cell>
          <table:table-cell table:number-columns-repeated="2"/>
        </table:table-row>
        <table:table-row table:style-name="ro1">
          <table:table-cell office:value-type="float" office:value="-0.0325519473665061" calcext:value-type="float">
            <text:p>-0.032551947366506</text:p>
          </table:table-cell>
          <table:table-cell table:formula="of:=[.A146]*[.A146]" office:value-type="float" office:value="0.00105962927735179" calcext:value-type="float">
            <text:p>0.001059629277352</text:p>
          </table:table-cell>
          <table:table-cell table:formula="of:=SIN(2*[.A146]*PI())" office:value-type="float" office:value="-0.203106897909708" calcext:value-type="float">
            <text:p>-0.203106897909708</text:p>
          </table:table-cell>
          <table:table-cell table:number-columns-repeated="2"/>
        </table:table-row>
        <table:table-row table:style-name="ro1">
          <table:table-cell office:value-type="float" office:value="0.0036275676253588" calcext:value-type="float">
            <text:p>0.003627567625359</text:p>
          </table:table-cell>
          <table:table-cell table:formula="of:=[.A147]*[.A147]" office:value-type="float" office:value="0.0000131592468765513" calcext:value-type="float">
            <text:p>1.31592468765513E-05</text:p>
          </table:table-cell>
          <table:table-cell table:formula="of:=SIN(2*[.A147]*PI())" office:value-type="float" office:value="0.0227907061658225" calcext:value-type="float">
            <text:p>0.022790706165823</text:p>
          </table:table-cell>
          <table:table-cell table:number-columns-repeated="2"/>
        </table:table-row>
        <table:table-row table:style-name="ro1">
          <table:table-cell office:value-type="float" office:value="-0.228019127261658" calcext:value-type="float">
            <text:p>-0.228019127261658</text:p>
          </table:table-cell>
          <table:table-cell table:formula="of:=[.A148]*[.A148]" office:value-type="float" office:value="0.0519927223971683" calcext:value-type="float">
            <text:p>0.051992722397168</text:p>
          </table:table-cell>
          <table:table-cell table:formula="of:=SIN(2*[.A148]*PI())" office:value-type="float" office:value="-0.990477978198831" calcext:value-type="float">
            <text:p>-0.990477978198831</text:p>
          </table:table-cell>
          <table:table-cell table:number-columns-repeated="2"/>
        </table:table-row>
        <table:table-row table:style-name="ro1">
          <table:table-cell office:value-type="float" office:value="-0.0000942400103143452" calcext:value-type="float">
            <text:p>-9.42400103143452E-05</text:p>
          </table:table-cell>
          <table:table-cell table:formula="of:=[.A149]*[.A149]" office:value-type="float" office:value="0.00000000888117954404788" calcext:value-type="float">
            <text:p>8.88117954404788E-09</text:p>
          </table:table-cell>
          <table:table-cell table:formula="of:=SIN(2*[.A149]*PI())" office:value-type="float" office:value="-0.000592127413554094" calcext:value-type="float">
            <text:p>-0.000592127413554</text:p>
          </table:table-cell>
          <table:table-cell table:number-columns-repeated="2"/>
        </table:table-row>
        <table:table-row table:style-name="ro1">
          <table:table-cell office:value-type="float" office:value="-0.0000487531980397294" calcext:value-type="float">
            <text:p>-4.87531980397294E-05</text:p>
          </table:table-cell>
          <table:table-cell table:formula="of:=[.A150]*[.A150]" office:value-type="float" office:value="0.00000000237687431910108" calcext:value-type="float">
            <text:p>2.37687431910108E-09</text:p>
          </table:table-cell>
          <table:table-cell table:formula="of:=SIN(2*[.A150]*PI())" office:value-type="float" office:value="-0.000306325372810559" calcext:value-type="float">
            <text:p>-0.000306325372811</text:p>
          </table:table-cell>
          <table:table-cell table:number-columns-repeated="2"/>
        </table:table-row>
        <table:table-row table:style-name="ro1">
          <table:table-cell office:value-type="float" office:value="-0.218633758834048" calcext:value-type="float">
            <text:p>-0.218633758834048</text:p>
          </table:table-cell>
          <table:table-cell table:formula="of:=[.A151]*[.A151]" office:value-type="float" office:value="0.0478007205019049" calcext:value-type="float">
            <text:p>0.047800720501905</text:p>
          </table:table-cell>
          <table:table-cell table:formula="of:=SIN(2*[.A151]*PI())" office:value-type="float" office:value="-0.98064253172314" calcext:value-type="float">
            <text:p>-0.98064253172314</text:p>
          </table:table-cell>
          <table:table-cell table:number-columns-repeated="2"/>
        </table:table-row>
        <table:table-row table:style-name="ro1">
          <table:table-cell office:value-type="float" office:value="-0.0000646376244937428" calcext:value-type="float">
            <text:p>-6.46376244937428E-05</text:p>
          </table:table-cell>
          <table:table-cell table:formula="of:=[.A152]*[.A152]" office:value-type="float" office:value="0.0000000041780225001941" calcext:value-type="float">
            <text:p>4.1780225001941E-09</text:p>
          </table:table-cell>
          <table:table-cell table:formula="of:=SIN(2*[.A152]*PI())" office:value-type="float" office:value="-0.000406130161345442" calcext:value-type="float">
            <text:p>-0.000406130161345</text:p>
          </table:table-cell>
          <table:table-cell table:number-columns-repeated="2"/>
        </table:table-row>
        <table:table-row table:style-name="ro1">
          <table:table-cell office:value-type="float" office:value="0.0391440983440004" calcext:value-type="float">
            <text:p>0.039144098344001</text:p>
          </table:table-cell>
          <table:table-cell table:formula="of:=[.A153]*[.A153]" office:value-type="float" office:value="0.00153226043516478" calcext:value-type="float">
            <text:p>0.001532260435165</text:p>
          </table:table-cell>
          <table:table-cell table:formula="of:=SIN(2*[.A153]*PI())" office:value-type="float" office:value="0.24347748056081" calcext:value-type="float">
            <text:p>0.24347748056081</text:p>
          </table:table-cell>
          <table:table-cell table:number-columns-repeated="2"/>
        </table:table-row>
        <table:table-row table:style-name="ro1">
          <table:table-cell office:value-type="float" office:value="0.00632003822857048" calcext:value-type="float">
            <text:p>0.00632003822857</text:p>
          </table:table-cell>
          <table:table-cell table:formula="of:=[.A154]*[.A154]" office:value-type="float" office:value="0.0000399428832105923" calcext:value-type="float">
            <text:p>3.99428832105923E-05</text:p>
          </table:table-cell>
          <table:table-cell table:formula="of:=SIN(2*[.A154]*PI())" office:value-type="float" office:value="0.0396995358393748" calcext:value-type="float">
            <text:p>0.039699535839375</text:p>
          </table:table-cell>
          <table:table-cell table:number-columns-repeated="2"/>
        </table:table-row>
        <table:table-row table:style-name="ro1">
          <table:table-cell office:value-type="float" office:value="-0.000181654981268406" calcext:value-type="float">
            <text:p>-0.000181654981268</text:p>
          </table:table-cell>
          <table:table-cell table:formula="of:=[.A155]*[.A155]" office:value-type="float" office:value="0.0000000329985322196249" calcext:value-type="float">
            <text:p>3.29985322196249E-08</text:p>
          </table:table-cell>
          <table:table-cell table:formula="of:=SIN(2*[.A155]*PI())" office:value-type="float" office:value="-0.00114137166146511" calcext:value-type="float">
            <text:p>-0.001141371661465</text:p>
          </table:table-cell>
          <table:table-cell table:number-columns-repeated="2"/>
        </table:table-row>
        <table:table-row table:style-name="ro1">
          <table:table-cell office:value-type="float" office:value="-0.0134614622598599" calcext:value-type="float">
            <text:p>-0.01346146225986</text:p>
          </table:table-cell>
          <table:table-cell table:formula="of:=[.A156]*[.A156]" office:value-type="float" office:value="0.000181210966173633" calcext:value-type="float">
            <text:p>0.000181210966174</text:p>
          </table:table-cell>
          <table:table-cell table:formula="of:=SIN(2*[.A156]*PI())" office:value-type="float" office:value="-0.0844800504666995" calcext:value-type="float">
            <text:p>-0.0844800504667</text:p>
          </table:table-cell>
          <table:table-cell table:number-columns-repeated="2"/>
        </table:table-row>
        <table:table-row table:style-name="ro1">
          <table:table-cell office:value-type="float" office:value="0.000203957965387969" calcext:value-type="float">
            <text:p>0.000203957965388</text:p>
          </table:table-cell>
          <table:table-cell table:formula="of:=[.A157]*[.A157]" office:value-type="float" office:value="0.0000000415988516451999" calcext:value-type="float">
            <text:p>4.15988516451999E-08</text:p>
          </table:table-cell>
          <table:table-cell table:formula="of:=SIN(2*[.A157]*PI())" office:value-type="float" office:value="0.00128150534064771" calcext:value-type="float">
            <text:p>0.001281505340648</text:p>
          </table:table-cell>
          <table:table-cell table:number-columns-repeated="2"/>
        </table:table-row>
        <table:table-row table:style-name="ro1">
          <table:table-cell office:value-type="float" office:value="0.00201855319628174" calcext:value-type="float">
            <text:p>0.002018553196282</text:p>
          </table:table-cell>
          <table:table-cell table:formula="of:=[.A158]*[.A158]" office:value-type="float" office:value="0.00000407455700621922" calcext:value-type="float">
            <text:p>4.07455700621922E-06</text:p>
          </table:table-cell>
          <table:table-cell table:formula="of:=SIN(2*[.A158]*PI())" office:value-type="float" office:value="0.0126826037638579" calcext:value-type="float">
            <text:p>0.012682603763858</text:p>
          </table:table-cell>
          <table:table-cell table:number-columns-repeated="2"/>
        </table:table-row>
        <table:table-row table:style-name="ro1">
          <table:table-cell office:value-type="float" office:value="-0.00292047370745184" calcext:value-type="float">
            <text:p>-0.002920473707452</text:p>
          </table:table-cell>
          <table:table-cell table:formula="of:=[.A159]*[.A159]" office:value-type="float" office:value="0.0000085291666759175" calcext:value-type="float">
            <text:p>8.5291666759175E-06</text:p>
          </table:table-cell>
          <table:table-cell table:formula="of:=SIN(2*[.A159]*PI())" office:value-type="float" office:value="-0.0183488477169832" calcext:value-type="float">
            <text:p>-0.018348847716983</text:p>
          </table:table-cell>
          <table:table-cell table:number-columns-repeated="2"/>
        </table:table-row>
        <table:table-row table:style-name="ro1">
          <table:table-cell office:value-type="float" office:value="-0.0000731142363638558" calcext:value-type="float">
            <text:p>-7.31142363638558E-05</text:p>
          </table:table-cell>
          <table:table-cell table:formula="of:=[.A160]*[.A160]" office:value-type="float" office:value="0.00000000534569155906977" calcext:value-type="float">
            <text:p>5.34569155906977E-09</text:p>
          </table:table-cell>
          <table:table-cell table:formula="of:=SIN(2*[.A160]*PI())" office:value-type="float" office:value="-0.000459390279508789" calcext:value-type="float">
            <text:p>-0.000459390279509</text:p>
          </table:table-cell>
          <table:table-cell table:number-columns-repeated="2"/>
        </table:table-row>
        <table:table-row table:style-name="ro1">
          <table:table-cell office:value-type="float" office:value="0.00109166919182198" calcext:value-type="float">
            <text:p>0.001091669191822</text:p>
          </table:table-cell>
          <table:table-cell table:formula="of:=[.A161]*[.A161]" office:value-type="float" office:value="0.00000119174162437324" calcext:value-type="float">
            <text:p>1.19174162437324E-06</text:p>
          </table:table-cell>
          <table:table-cell table:formula="of:=SIN(2*[.A161]*PI())" office:value-type="float" office:value="0.00685910604144033" calcext:value-type="float">
            <text:p>0.00685910604144</text:p>
          </table:table-cell>
          <table:table-cell table:number-columns-repeated="2"/>
        </table:table-row>
        <table:table-row table:style-name="ro1">
          <table:table-cell office:value-type="float" office:value="-0.00237538350179211" calcext:value-type="float">
            <text:p>-0.002375383501792</text:p>
          </table:table-cell>
          <table:table-cell table:formula="of:=[.A162]*[.A162]" office:value-type="float" office:value="0.00000564244678058615" calcext:value-type="float">
            <text:p>5.64244678058615E-06</text:p>
          </table:table-cell>
          <table:table-cell table:formula="of:=SIN(2*[.A162]*PI())" office:value-type="float" office:value="-0.0149244206217471" calcext:value-type="float">
            <text:p>-0.014924420621747</text:p>
          </table:table-cell>
          <table:table-cell table:number-columns-repeated="2"/>
        </table:table-row>
        <table:table-row table:style-name="ro1">
          <table:table-cell office:value-type="float" office:value="-0.197610720040043" calcext:value-type="float">
            <text:p>-0.197610720040043</text:p>
          </table:table-cell>
          <table:table-cell table:formula="of:=[.A163]*[.A163]" office:value-type="float" office:value="0.0390499966747443" calcext:value-type="float">
            <text:p>0.039049996674744</text:p>
          </table:table-cell>
          <table:table-cell table:formula="of:=SIN(2*[.A163]*PI())" office:value-type="float" office:value="-0.946310470971479" calcext:value-type="float">
            <text:p>-0.946310470971479</text:p>
          </table:table-cell>
          <table:table-cell table:number-columns-repeated="2"/>
        </table:table-row>
        <table:table-row table:style-name="ro1">
          <table:table-cell office:value-type="float" office:value="-0.000021611060478593" calcext:value-type="float">
            <text:p>-2.1611060478593E-05</text:p>
          </table:table-cell>
          <table:table-cell table:formula="of:=[.A164]*[.A164]" office:value-type="float" office:value="0.000000000467037935009405" calcext:value-type="float">
            <text:p>4.67037935009405E-10</text:p>
          </table:table-cell>
          <table:table-cell table:formula="of:=SIN(2*[.A164]*PI())" office:value-type="float" office:value="-0.000135786297254396" calcext:value-type="float">
            <text:p>-0.000135786297254</text:p>
          </table:table-cell>
          <table:table-cell table:number-columns-repeated="2"/>
        </table:table-row>
        <table:table-row table:style-name="ro1">
          <table:table-cell office:value-type="float" office:value="0.0961408940335348" calcext:value-type="float">
            <text:p>0.096140894033535</text:p>
          </table:table-cell>
          <table:table-cell table:formula="of:=[.A165]*[.A165]" office:value-type="float" office:value="0.00924307150556736" calcext:value-type="float">
            <text:p>0.009243071505567</text:p>
          </table:table-cell>
          <table:table-cell table:formula="of:=SIN(2*[.A165]*PI())" office:value-type="float" office:value="0.567997769952357" calcext:value-type="float">
            <text:p>0.567997769952357</text:p>
          </table:table-cell>
          <table:table-cell table:number-columns-repeated="2"/>
        </table:table-row>
        <table:table-row table:style-name="ro1">
          <table:table-cell office:value-type="float" office:value="-0.00357111457144819" calcext:value-type="float">
            <text:p>-0.003571114571448</text:p>
          </table:table-cell>
          <table:table-cell table:formula="of:=[.A166]*[.A166]" office:value-type="float" office:value="0.0000127528592824096" calcext:value-type="float">
            <text:p>1.27528592824096E-05</text:p>
          </table:table-cell>
          <table:table-cell table:formula="of:=SIN(2*[.A166]*PI())" office:value-type="float" office:value="-0.0224360918724104" calcext:value-type="float">
            <text:p>-0.02243609187241</text:p>
          </table:table-cell>
          <table:table-cell table:number-columns-repeated="2"/>
        </table:table-row>
        <table:table-row table:style-name="ro1">
          <table:table-cell office:value-type="float" office:value="-0.254763479806136" calcext:value-type="float">
            <text:p>-0.254763479806136</text:p>
          </table:table-cell>
          <table:table-cell table:formula="of:=[.A167]*[.A167]" office:value-type="float" office:value="0.0649044306429316" calcext:value-type="float">
            <text:p>0.064904430642932</text:p>
          </table:table-cell>
          <table:table-cell table:formula="of:=SIN(2*[.A167]*PI())" office:value-type="float" office:value="-0.999552136182285" calcext:value-type="float">
            <text:p>-0.999552136182285</text:p>
          </table:table-cell>
          <table:table-cell table:number-columns-repeated="2"/>
        </table:table-row>
        <table:table-row table:style-name="ro1">
          <table:table-cell office:value-type="float" office:value="-0.296562682978145" calcext:value-type="float">
            <text:p>-0.296562682978145</text:p>
          </table:table-cell>
          <table:table-cell table:formula="of:=[.A168]*[.A168]" office:value-type="float" office:value="0.087949424935196" calcext:value-type="float">
            <text:p>0.087949424935196</text:p>
          </table:table-cell>
          <table:table-cell table:formula="of:=SIN(2*[.A168]*PI())" office:value-type="float" office:value="-0.957508131768764" calcext:value-type="float">
            <text:p>-0.957508131768764</text:p>
          </table:table-cell>
          <table:table-cell table:number-columns-repeated="2"/>
        </table:table-row>
        <table:table-row table:style-name="ro1">
          <table:table-cell office:value-type="float" office:value="-0.000141625031667841" calcext:value-type="float">
            <text:p>-0.000141625031668</text:p>
          </table:table-cell>
          <table:table-cell table:formula="of:=[.A169]*[.A169]" office:value-type="float" office:value="0.0000000200576495949171" calcext:value-type="float">
            <text:p>2.00576495949171E-08</text:p>
          </table:table-cell>
          <table:table-cell table:formula="of:=SIN(2*[.A169]*PI())" office:value-type="float" office:value="-0.000889856200666292" calcext:value-type="float">
            <text:p>-0.000889856200666</text:p>
          </table:table-cell>
          <table:table-cell table:number-columns-repeated="2"/>
        </table:table-row>
        <table:table-row table:style-name="ro1">
          <table:table-cell office:value-type="float" office:value="0.000959539902937697" calcext:value-type="float">
            <text:p>0.000959539902938</text:p>
          </table:table-cell>
          <table:table-cell table:formula="of:=[.A170]*[.A170]" office:value-type="float" office:value="0.000000920716825329685" calcext:value-type="float">
            <text:p>9.20716825329685E-07</text:p>
          </table:table-cell>
          <table:table-cell table:formula="of:=SIN(2*[.A170]*PI())" office:value-type="float" office:value="0.00602893049592937" calcext:value-type="float">
            <text:p>0.006028930495929</text:p>
          </table:table-cell>
          <table:table-cell table:number-columns-repeated="2"/>
        </table:table-row>
        <table:table-row table:style-name="ro1">
          <table:table-cell office:value-type="float" office:value="0.120141476365767" calcext:value-type="float">
            <text:p>0.120141476365767</text:p>
          </table:table-cell>
          <table:table-cell table:formula="of:=[.A171]*[.A171]" office:value-type="float" office:value="0.0144339743433463" calcext:value-type="float">
            <text:p>0.014433974343346</text:p>
          </table:table-cell>
          <table:table-cell table:formula="of:=SIN(2*[.A171]*PI())" office:value-type="float" office:value="0.685194831797289" calcext:value-type="float">
            <text:p>0.685194831797289</text:p>
          </table:table-cell>
          <table:table-cell table:number-columns-repeated="2"/>
        </table:table-row>
        <table:table-row table:style-name="ro1">
          <table:table-cell office:value-type="float" office:value="0.00666736726282671" calcext:value-type="float">
            <text:p>0.006667367262827</text:p>
          </table:table-cell>
          <table:table-cell table:formula="of:=[.A172]*[.A172]" office:value-type="float" office:value="0.0000444537862174133" calcext:value-type="float">
            <text:p>4.44537862174133E-05</text:p>
          </table:table-cell>
          <table:table-cell table:formula="of:=SIN(2*[.A172]*PI())" office:value-type="float" office:value="0.0418800518430125" calcext:value-type="float">
            <text:p>0.041880051843013</text:p>
          </table:table-cell>
          <table:table-cell table:number-columns-repeated="2"/>
        </table:table-row>
        <table:table-row table:style-name="ro1">
          <table:table-cell office:value-type="float" office:value="0.731573443162831" calcext:value-type="float">
            <text:p>0.731573443162831</text:p>
          </table:table-cell>
          <table:table-cell table:formula="of:=[.A173]*[.A173]" office:value-type="float" office:value="0.53519970274112" calcext:value-type="float">
            <text:p>0.53519970274112</text:p>
          </table:table-cell>
          <table:table-cell table:formula="of:=SIN(2*[.A173]*PI())" office:value-type="float" office:value="-0.993305271845433" calcext:value-type="float">
            <text:p>-0.993305271845433</text:p>
          </table:table-cell>
          <table:table-cell table:number-columns-repeated="2"/>
        </table:table-row>
        <table:table-row table:style-name="ro1">
          <table:table-cell office:value-type="float" office:value="-0.000621201789694837" calcext:value-type="float">
            <text:p>-0.000621201789695</text:p>
          </table:table-cell>
          <table:table-cell table:formula="of:=[.A174]*[.A174]" office:value-type="float" office:value="0.000000385891663520069" calcext:value-type="float">
            <text:p>3.85891663520069E-07</text:p>
          </table:table-cell>
          <table:table-cell table:formula="of:=SIN(2*[.A174]*PI())" office:value-type="float" office:value="-0.00390311604751985" calcext:value-type="float">
            <text:p>-0.00390311604752</text:p>
          </table:table-cell>
          <table:table-cell table:number-columns-repeated="2"/>
        </table:table-row>
        <table:table-row table:style-name="ro1">
          <table:table-cell office:value-type="float" office:value="-0.00176459314411893" calcext:value-type="float">
            <text:p>-0.001764593144119</text:p>
          </table:table-cell>
          <table:table-cell table:formula="of:=[.A175]*[.A175]" office:value-type="float" office:value="0.00000311378896427153" calcext:value-type="float">
            <text:p>3.11378896427153E-06</text:p>
          </table:table-cell>
          <table:table-cell table:formula="of:=SIN(2*[.A175]*PI())" office:value-type="float" office:value="-0.01108703856277" calcext:value-type="float">
            <text:p>-0.01108703856277</text:p>
          </table:table-cell>
          <table:table-cell table:number-columns-repeated="2"/>
        </table:table-row>
        <table:table-row table:style-name="ro1">
          <table:table-cell office:value-type="float" office:value="0.00396413313236343" calcext:value-type="float">
            <text:p>0.003964133132363</text:p>
          </table:table-cell>
          <table:table-cell table:formula="of:=[.A176]*[.A176]" office:value-type="float" office:value="0.0000157143514911015" calcext:value-type="float">
            <text:p>1.57143514911015E-05</text:p>
          </table:table-cell>
          <table:table-cell table:formula="of:=SIN(2*[.A176]*PI())" office:value-type="float" office:value="0.0249048078018904" calcext:value-type="float">
            <text:p>0.02490480780189</text:p>
          </table:table-cell>
          <table:table-cell table:number-columns-repeated="2"/>
        </table:table-row>
        <table:table-row table:style-name="ro1">
          <table:table-cell office:value-type="float" office:value="-0.0478074712530298" calcext:value-type="float">
            <text:p>-0.04780747125303</text:p>
          </table:table-cell>
          <table:table-cell table:formula="of:=[.A177]*[.A177]" office:value-type="float" office:value="0.00228555430760927" calcext:value-type="float">
            <text:p>0.002285554307609</text:p>
          </table:table-cell>
          <table:table-cell table:formula="of:=SIN(2*[.A177]*PI())" office:value-type="float" office:value="-0.295886270805478" calcext:value-type="float">
            <text:p>-0.295886270805478</text:p>
          </table:table-cell>
          <table:table-cell table:number-columns-repeated="2"/>
        </table:table-row>
        <table:table-row table:style-name="ro1">
          <table:table-cell office:value-type="float" office:value="0.689412977580692" calcext:value-type="float">
            <text:p>0.689412977580692</text:p>
          </table:table-cell>
          <table:table-cell table:formula="of:=[.A178]*[.A178]" office:value-type="float" office:value="0.475290253656675" calcext:value-type="float">
            <text:p>0.475290253656675</text:p>
          </table:table-cell>
          <table:table-cell table:formula="of:=SIN(2*[.A178]*PI())" office:value-type="float" office:value="-0.928412384806089" calcext:value-type="float">
            <text:p>-0.928412384806089</text:p>
          </table:table-cell>
          <table:table-cell table:number-columns-repeated="2"/>
        </table:table-row>
        <table:table-row table:style-name="ro1">
          <table:table-cell office:value-type="float" office:value="-0.000000283112649498826" calcext:value-type="float">
            <text:p>-2.83112649498826E-07</text:p>
          </table:table-cell>
          <table:table-cell table:formula="of:=[.A179]*[.A179]" office:value-type="float" office:value="0.000000000000080152772306245" calcext:value-type="float">
            <text:p>8.0152772306245E-14</text:p>
          </table:table-cell>
          <table:table-cell table:formula="of:=SIN(2*[.A179]*PI())" office:value-type="float" office:value="-0.00000177884923960677" calcext:value-type="float">
            <text:p>-1.77884923960677E-06</text:p>
          </table:table-cell>
          <table:table-cell table:number-columns-repeated="2"/>
        </table:table-row>
        <table:table-row table:style-name="ro1">
          <table:table-cell office:value-type="float" office:value="0.00716989092728977" calcext:value-type="float">
            <text:p>0.00716989092729</text:p>
          </table:table-cell>
          <table:table-cell table:formula="of:=[.A180]*[.A180]" office:value-type="float" office:value="0.0000514073359092321" calcext:value-type="float">
            <text:p>5.14073359092321E-05</text:p>
          </table:table-cell>
          <table:table-cell table:formula="of:=SIN(2*[.A180]*PI())" office:value-type="float" office:value="0.0450345169436447" calcext:value-type="float">
            <text:p>0.045034516943645</text:p>
          </table:table-cell>
          <table:table-cell table:number-columns-repeated="2"/>
        </table:table-row>
        <table:table-row table:style-name="ro1">
          <table:table-cell office:value-type="float" office:value="-0.0146562644058199" calcext:value-type="float">
            <text:p>-0.01465626440582</text:p>
          </table:table-cell>
          <table:table-cell table:formula="of:=[.A181]*[.A181]" office:value-type="float" office:value="0.000214806086333305" calcext:value-type="float">
            <text:p>0.000214806086333</text:p>
          </table:table-cell>
          <table:table-cell table:formula="of:=SIN(2*[.A181]*PI())" office:value-type="float" office:value="-0.0919579261359556" calcext:value-type="float">
            <text:p>-0.091957926135956</text:p>
          </table:table-cell>
          <table:table-cell table:number-columns-repeated="2"/>
        </table:table-row>
        <table:table-row table:style-name="ro1">
          <table:table-cell office:value-type="float" office:value="0.00130140769414079" calcext:value-type="float">
            <text:p>0.001301407694141</text:p>
          </table:table-cell>
          <table:table-cell table:formula="of:=[.A182]*[.A182]" office:value-type="float" office:value="0.00000169366198636886" calcext:value-type="float">
            <text:p>1.69366198636886E-06</text:p>
          </table:table-cell>
          <table:table-cell table:formula="of:=SIN(2*[.A182]*PI())" office:value-type="float" office:value="0.00817689457968498" calcext:value-type="float">
            <text:p>0.008176894579685</text:p>
          </table:table-cell>
          <table:table-cell table:number-columns-repeated="2"/>
        </table:table-row>
        <table:table-row table:style-name="ro1">
          <table:table-cell office:value-type="float" office:value="0.0226459645417057" calcext:value-type="float">
            <text:p>0.022645964541706</text:p>
          </table:table-cell>
          <table:table-cell table:formula="of:=[.A183]*[.A183]" office:value-type="float" office:value="0.000512839710024192" calcext:value-type="float">
            <text:p>0.000512839710024</text:p>
          </table:table-cell>
          <table:table-cell table:formula="of:=SIN(2*[.A183]*PI())" office:value-type="float" office:value="0.141809145291551" calcext:value-type="float">
            <text:p>0.141809145291551</text:p>
          </table:table-cell>
          <table:table-cell table:number-columns-repeated="2"/>
        </table:table-row>
        <table:table-row table:style-name="ro1">
          <table:table-cell office:value-type="float" office:value="-0.00734163256562922" calcext:value-type="float">
            <text:p>-0.007341632565629</text:p>
          </table:table-cell>
          <table:table-cell table:formula="of:=[.A184]*[.A184]" office:value-type="float" office:value="0.0000538995687287075" calcext:value-type="float">
            <text:p>5.38995687287075E-05</text:p>
          </table:table-cell>
          <table:table-cell table:formula="of:=SIN(2*[.A184]*PI())" office:value-type="float" office:value="-0.0461124802482458" calcext:value-type="float">
            <text:p>-0.046112480248246</text:p>
          </table:table-cell>
          <table:table-cell table:number-columns-repeated="2"/>
        </table:table-row>
        <table:table-row table:style-name="ro1">
          <table:table-cell office:value-type="float" office:value="-0.245515998775812" calcext:value-type="float">
            <text:p>-0.245515998775812</text:p>
          </table:table-cell>
          <table:table-cell table:formula="of:=[.A185]*[.A185]" office:value-type="float" office:value="0.0602781056548846" calcext:value-type="float">
            <text:p>0.060278105654885</text:p>
          </table:table-cell>
          <table:table-cell table:formula="of:=SIN(2*[.A185]*PI())" office:value-type="float" office:value="-0.999603144449712" calcext:value-type="float">
            <text:p>-0.999603144449712</text:p>
          </table:table-cell>
          <table:table-cell table:number-columns-repeated="2"/>
        </table:table-row>
        <table:table-row table:style-name="ro1">
          <table:table-cell office:value-type="float" office:value="0.0201775978160224" calcext:value-type="float">
            <text:p>0.020177597816023</text:p>
          </table:table-cell>
          <table:table-cell table:formula="of:=[.A186]*[.A186]" office:value-type="float" office:value="0.000407135453625153" calcext:value-type="float">
            <text:p>0.000407135453625</text:p>
          </table:table-cell>
          <table:table-cell table:formula="of:=SIN(2*[.A186]*PI())" office:value-type="float" office:value="0.126440236244045" calcext:value-type="float">
            <text:p>0.126440236244045</text:p>
          </table:table-cell>
          <table:table-cell table:number-columns-repeated="2"/>
        </table:table-row>
        <table:table-row table:style-name="ro1">
          <table:table-cell office:value-type="float" office:value="0.000117853855460174" calcext:value-type="float">
            <text:p>0.00011785385546</text:p>
          </table:table-cell>
          <table:table-cell table:formula="of:=[.A187]*[.A187]" office:value-type="float" office:value="0.0000000138895312468276" calcext:value-type="float">
            <text:p>1.38895312468276E-08</text:p>
          </table:table-cell>
          <table:table-cell table:formula="of:=SIN(2*[.A187]*PI())" office:value-type="float" office:value="0.000740497545348164" calcext:value-type="float">
            <text:p>0.000740497545348</text:p>
          </table:table-cell>
          <table:table-cell table:number-columns-repeated="2"/>
        </table:table-row>
        <table:table-row table:style-name="ro1">
          <table:table-cell office:value-type="float" office:value="-0.000512403170387737" calcext:value-type="float">
            <text:p>-0.000512403170388</text:p>
          </table:table-cell>
          <table:table-cell table:formula="of:=[.A188]*[.A188]" office:value-type="float" office:value="0.000000262557009023404" calcext:value-type="float">
            <text:p>2.62557009023404E-07</text:p>
          </table:table-cell>
          <table:table-cell table:formula="of:=SIN(2*[.A188]*PI())" office:value-type="float" office:value="-0.00321951850962762" calcext:value-type="float">
            <text:p>-0.003219518509628</text:p>
          </table:table-cell>
          <table:table-cell table:number-columns-repeated="2"/>
        </table:table-row>
        <table:table-row table:style-name="ro1">
          <table:table-cell office:value-type="float" office:value="0.000318340560857286" calcext:value-type="float">
            <text:p>0.000318340560857</text:p>
          </table:table-cell>
          <table:table-cell table:formula="of:=[.A189]*[.A189]" office:value-type="float" office:value="0.000000101340712686931" calcext:value-type="float">
            <text:p>1.01340712686931E-07</text:p>
          </table:table-cell>
          <table:table-cell table:formula="of:=SIN(2*[.A189]*PI())" office:value-type="float" office:value="0.00200019140093923" calcext:value-type="float">
            <text:p>0.002000191400939</text:p>
          </table:table-cell>
          <table:table-cell table:number-columns-repeated="2"/>
        </table:table-row>
        <table:table-row table:style-name="ro1">
          <table:table-cell office:value-type="float" office:value="-0.00706545585655832" calcext:value-type="float">
            <text:p>-0.007065455856558</text:p>
          </table:table-cell>
          <table:table-cell table:formula="of:=[.A190]*[.A190]" office:value-type="float" office:value="0.0000499206664609742" calcext:value-type="float">
            <text:p>4.99206664609742E-05</text:p>
          </table:table-cell>
          <table:table-cell table:formula="of:=SIN(2*[.A190]*PI())" office:value-type="float" office:value="-0.044378988137816" calcext:value-type="float">
            <text:p>-0.044378988137816</text:p>
          </table:table-cell>
          <table:table-cell table:number-columns-repeated="2"/>
        </table:table-row>
        <table:table-row table:style-name="ro1">
          <table:table-cell office:value-type="float" office:value="-0.00935523856282713" calcext:value-type="float">
            <text:p>-0.009355238562827</text:p>
          </table:table-cell>
          <table:table-cell table:formula="of:=[.A191]*[.A191]" office:value-type="float" office:value="0.0000875204885674078" calcext:value-type="float">
            <text:p>8.75204885674078E-05</text:p>
          </table:table-cell>
          <table:table-cell table:formula="of:=SIN(2*[.A191]*PI())" office:value-type="float" office:value="-0.0587468537761272" calcext:value-type="float">
            <text:p>-0.058746853776127</text:p>
          </table:table-cell>
          <table:table-cell table:number-columns-repeated="2"/>
        </table:table-row>
        <table:table-row table:style-name="ro1">
          <table:table-cell office:value-type="float" office:value="-0.00206580225265997" calcext:value-type="float">
            <text:p>-0.00206580225266</text:p>
          </table:table-cell>
          <table:table-cell table:formula="of:=[.A192]*[.A192]" office:value-type="float" office:value="0.00000426753894709499" calcext:value-type="float">
            <text:p>4.26753894709499E-06</text:p>
          </table:table-cell>
          <table:table-cell table:formula="of:=SIN(2*[.A192]*PI())" office:value-type="float" office:value="-0.0129794539005575" calcext:value-type="float">
            <text:p>-0.012979453900558</text:p>
          </table:table-cell>
          <table:table-cell table:number-columns-repeated="2"/>
        </table:table-row>
        <table:table-row table:style-name="ro1">
          <table:table-cell office:value-type="float" office:value="-0.000162352923352853" calcext:value-type="float">
            <text:p>-0.000162352923353</text:p>
          </table:table-cell>
          <table:table-cell table:formula="of:=[.A193]*[.A193]" office:value-type="float" office:value="0.0000000263584717212173" calcext:value-type="float">
            <text:p>2.63584717212173E-08</text:p>
          </table:table-cell>
          <table:table-cell table:formula="of:=SIN(2*[.A193]*PI())" office:value-type="float" office:value="-0.00102009332567166" calcext:value-type="float">
            <text:p>-0.001020093325672</text:p>
          </table:table-cell>
          <table:table-cell table:number-columns-repeated="2"/>
        </table:table-row>
        <table:table-row table:style-name="ro1">
          <table:table-cell office:value-type="float" office:value="-0.0016493850593789" calcext:value-type="float">
            <text:p>-0.001649385059379</text:p>
          </table:table-cell>
          <table:table-cell table:formula="of:=[.A194]*[.A194]" office:value-type="float" office:value="0.00000272047107410234" calcext:value-type="float">
            <text:p>2.72047107410234E-06</text:p>
          </table:table-cell>
          <table:table-cell table:formula="of:=SIN(2*[.A194]*PI())" office:value-type="float" office:value="-0.0103632064674355" calcext:value-type="float">
            <text:p>-0.010363206467436</text:p>
          </table:table-cell>
          <table:table-cell table:number-columns-repeated="2"/>
        </table:table-row>
        <table:table-row table:style-name="ro1">
          <table:table-cell office:value-type="float" office:value="0.800537347497602" calcext:value-type="float">
            <text:p>0.800537347497602</text:p>
          </table:table-cell>
          <table:table-cell table:formula="of:=[.A195]*[.A195]" office:value-type="float" office:value="0.640860044738496" calcext:value-type="float">
            <text:p>0.640860044738496</text:p>
          </table:table-cell>
          <table:table-cell table:formula="of:=SIN(2*[.A195]*PI())" office:value-type="float" office:value="-0.950007777859869" calcext:value-type="float">
            <text:p>-0.950007777859869</text:p>
          </table:table-cell>
          <table:table-cell table:number-columns-repeated="2"/>
        </table:table-row>
        <table:table-row table:style-name="ro1">
          <table:table-cell office:value-type="float" office:value="-0.0915020719575449" calcext:value-type="float">
            <text:p>-0.091502071957545</text:p>
          </table:table-cell>
          <table:table-cell table:formula="of:=[.A196]*[.A196]" office:value-type="float" office:value="0.00837262917252372" calcext:value-type="float">
            <text:p>0.008372629172524</text:p>
          </table:table-cell>
          <table:table-cell table:formula="of:=SIN(2*[.A196]*PI())" office:value-type="float" office:value="-0.543771408378842" calcext:value-type="float">
            <text:p>-0.543771408378842</text:p>
          </table:table-cell>
          <table:table-cell table:number-columns-repeated="2"/>
        </table:table-row>
        <table:table-row table:style-name="ro1">
          <table:table-cell office:value-type="float" office:value="-0.000182881597604773" calcext:value-type="float">
            <text:p>-0.000182881597605</text:p>
          </table:table-cell>
          <table:table-cell table:formula="of:=[.A197]*[.A197]" office:value-type="float" office:value="0.0000000334456787424741" calcext:value-type="float">
            <text:p>3.34456787424741E-08</text:p>
          </table:table-cell>
          <table:table-cell table:formula="of:=SIN(2*[.A197]*PI())" office:value-type="float" office:value="-0.00114907871415323" calcext:value-type="float">
            <text:p>-0.001149078714153</text:p>
          </table:table-cell>
          <table:table-cell table:number-columns-repeated="2"/>
        </table:table-row>
        <table:table-row table:style-name="ro1">
          <table:table-cell office:value-type="float" office:value="0.0000518255823368257" calcext:value-type="float">
            <text:p>5.18255823368257E-05</text:p>
          </table:table-cell>
          <table:table-cell table:formula="of:=[.A198]*[.A198]" office:value-type="float" office:value="0.0000000026858909845511" calcext:value-type="float">
            <text:p>2.6858909845511E-09</text:p>
          </table:table-cell>
          <table:table-cell table:formula="of:=SIN(2*[.A198]*PI())" office:value-type="float" office:value="0.000325629731720093" calcext:value-type="float">
            <text:p>0.00032562973172</text:p>
          </table:table-cell>
          <table:table-cell table:number-columns-repeated="2"/>
        </table:table-row>
        <table:table-row table:style-name="ro1">
          <table:table-cell office:value-type="float" office:value="-0.0641230025435366" calcext:value-type="float">
            <text:p>-0.064123002543537</text:p>
          </table:table-cell>
          <table:table-cell table:formula="of:=[.A199]*[.A199]" office:value-type="float" office:value="0.00411175945519841" calcext:value-type="float">
            <text:p>0.004111759455198</text:p>
          </table:table-cell>
          <table:table-cell table:formula="of:=SIN(2*[.A199]*PI())" office:value-type="float" office:value="-0.392084749018972" calcext:value-type="float">
            <text:p>-0.392084749018972</text:p>
          </table:table-cell>
          <table:table-cell table:number-columns-repeated="2"/>
        </table:table-row>
        <table:table-row table:style-name="ro1">
          <table:table-cell office:value-type="float" office:value="-0.249847737332007" calcext:value-type="float">
            <text:p>-0.249847737332007</text:p>
          </table:table-cell>
          <table:table-cell table:formula="of:=[.A200]*[.A200]" office:value-type="float" office:value="0.0624238918499237" calcext:value-type="float">
            <text:p>0.062423891849924</text:p>
          </table:table-cell>
          <table:table-cell table:formula="of:=SIN(2*[.A200]*PI())" office:value-type="float" office:value="-0.999999542367796" calcext:value-type="float">
            <text:p>-0.999999542367796</text:p>
          </table:table-cell>
          <table:table-cell table:number-columns-repeated="2"/>
        </table:table-row>
        <table:table-row table:style-name="ro1">
          <table:table-cell office:value-type="float" office:value="0.00091759893483215" calcext:value-type="float">
            <text:p>0.000917598934832</text:p>
          </table:table-cell>
          <table:table-cell table:formula="of:=[.A201]*[.A201]" office:value-type="float" office:value="0.000000841987805205095" calcext:value-type="float">
            <text:p>8.41987805205095E-07</text:p>
          </table:table-cell>
          <table:table-cell table:formula="of:=SIN(2*[.A201]*PI())" office:value-type="float" office:value="0.00576541220438086" calcext:value-type="float">
            <text:p>0.005765412204381</text:p>
          </table:table-cell>
          <table:table-cell table:number-columns-repeated="2"/>
        </table:table-row>
        <table:table-row table:style-name="ro1">
          <table:table-cell office:value-type="float" office:value="0.0000000259606596943944" calcext:value-type="float">
            <text:p>2.59606596943944E-08</text:p>
          </table:table-cell>
          <table:table-cell table:formula="of:=[.A202]*[.A202]" office:value-type="float" office:value="6.73955851768156E-016" calcext:value-type="float">
            <text:p>6.73955851768156E-16</text:p>
          </table:table-cell>
          <table:table-cell table:formula="of:=SIN(2*[.A202]*PI())" office:value-type="float" office:value="0.000000163115635556508" calcext:value-type="float">
            <text:p>1.63115635556508E-07</text:p>
          </table:table-cell>
          <table:table-cell table:number-columns-repeated="2"/>
        </table:table-row>
        <table:table-row table:style-name="ro1">
          <table:table-cell office:value-type="float" office:value="-0.00164681754828622" calcext:value-type="float">
            <text:p>-0.001646817548286</text:p>
          </table:table-cell>
          <table:table-cell table:formula="of:=[.A203]*[.A203]" office:value-type="float" office:value="0.00000271200803734344" calcext:value-type="float">
            <text:p>2.71200803734344E-06</text:p>
          </table:table-cell>
          <table:table-cell table:formula="of:=SIN(2*[.A203]*PI())" office:value-type="float" office:value="-0.0103470751844019" calcext:value-type="float">
            <text:p>-0.010347075184402</text:p>
          </table:table-cell>
          <table:table-cell table:number-columns-repeated="2"/>
        </table:table-row>
        <table:table-row table:style-name="ro1">
          <table:table-cell office:value-type="float" office:value="-0.000633660097499242" calcext:value-type="float">
            <text:p>-0.000633660097499</text:p>
          </table:table-cell>
          <table:table-cell table:formula="of:=[.A204]*[.A204]" office:value-type="float" office:value="0.000000401525119162749" calcext:value-type="float">
            <text:p>4.01525119162749E-07</text:p>
          </table:table-cell>
          <table:table-cell table:formula="of:=SIN(2*[.A204]*PI())" office:value-type="float" office:value="-0.00398139329577381" calcext:value-type="float">
            <text:p>-0.003981393295774</text:p>
          </table:table-cell>
          <table:table-cell table:number-columns-repeated="2"/>
        </table:table-row>
        <table:table-row table:style-name="ro1">
          <table:table-cell office:value-type="float" office:value="-0.0186111656252649" calcext:value-type="float">
            <text:p>-0.018611165625265</text:p>
          </table:table-cell>
          <table:table-cell table:formula="of:=[.A205]*[.A205]" office:value-type="float" office:value="0.000346375485931041" calcext:value-type="float">
            <text:p>0.000346375485931</text:p>
          </table:table-cell>
          <table:table-cell table:formula="of:=SIN(2*[.A205]*PI())" office:value-type="float" office:value="-0.11667107728265" calcext:value-type="float">
            <text:p>-0.11667107728265</text:p>
          </table:table-cell>
          <table:table-cell table:number-columns-repeated="2"/>
        </table:table-row>
        <table:table-row table:style-name="ro1">
          <table:table-cell office:value-type="float" office:value="0.0000238936468907901" calcext:value-type="float">
            <text:p>2.38936468907901E-05</text:p>
          </table:table-cell>
          <table:table-cell table:formula="of:=[.A206]*[.A206]" office:value-type="float" office:value="0.000000000570906361741763" calcext:value-type="float">
            <text:p>5.70906361741763E-10</text:p>
          </table:table-cell>
          <table:table-cell table:formula="of:=SIN(2*[.A206]*PI())" office:value-type="float" office:value="0.000150128210515206" calcext:value-type="float">
            <text:p>0.000150128210515</text:p>
          </table:table-cell>
          <table:table-cell table:number-columns-repeated="2"/>
        </table:table-row>
        <table:table-row table:style-name="ro1">
          <table:table-cell office:value-type="float" office:value="0.0104860883863965" calcext:value-type="float">
            <text:p>0.010486088386397</text:p>
          </table:table-cell>
          <table:table-cell table:formula="of:=[.A207]*[.A207]" office:value-type="float" office:value="0.000109958049647319" calcext:value-type="float">
            <text:p>0.000109958049647</text:p>
          </table:table-cell>
          <table:table-cell table:formula="of:=SIN(2*[.A207]*PI())" office:value-type="float" office:value="0.0658383786086392" calcext:value-type="float">
            <text:p>0.065838378608639</text:p>
          </table:table-cell>
          <table:table-cell table:number-columns-repeated="2"/>
        </table:table-row>
        <table:table-row table:style-name="ro1">
          <table:table-cell office:value-type="float" office:value="0.00133855812555411" calcext:value-type="float">
            <text:p>0.001338558125554</text:p>
          </table:table-cell>
          <table:table-cell table:formula="of:=[.A208]*[.A208]" office:value-type="float" office:value="0.00000179173785548693" calcext:value-type="float">
            <text:p>1.79173785548693E-06</text:p>
          </table:table-cell>
          <table:table-cell table:formula="of:=SIN(2*[.A208]*PI())" office:value-type="float" office:value="0.00841030959596226" calcext:value-type="float">
            <text:p>0.008410309595962</text:p>
          </table:table-cell>
          <table:table-cell table:number-columns-repeated="2"/>
        </table:table-row>
        <table:table-row table:style-name="ro1">
          <table:table-cell office:value-type="float" office:value="-0.000529607320530342" calcext:value-type="float">
            <text:p>-0.00052960732053</text:p>
          </table:table-cell>
          <table:table-cell table:formula="of:=[.A209]*[.A209]" office:value-type="float" office:value="0.000000280483913959329" calcext:value-type="float">
            <text:p>2.80483913959329E-07</text:p>
          </table:table-cell>
          <table:table-cell table:formula="of:=SIN(2*[.A209]*PI())" office:value-type="float" office:value="-0.00332761479377608" calcext:value-type="float">
            <text:p>-0.003327614793776</text:p>
          </table:table-cell>
          <table:table-cell table:number-columns-repeated="2"/>
        </table:table-row>
        <table:table-row table:style-name="ro1">
          <table:table-cell office:value-type="float" office:value="-0.0000735598950108909" calcext:value-type="float">
            <text:p>-7.35598950108909E-05</text:p>
          </table:table-cell>
          <table:table-cell table:formula="of:=[.A210]*[.A210]" office:value-type="float" office:value="0.0000000054110581540133" calcext:value-type="float">
            <text:p>5.4110581540133E-09</text:p>
          </table:table-cell>
          <table:table-cell table:formula="of:=SIN(2*[.A210]*PI())" office:value-type="float" office:value="-0.000462190435074581" calcext:value-type="float">
            <text:p>-0.000462190435075</text:p>
          </table:table-cell>
          <table:table-cell table:number-columns-repeated="2"/>
        </table:table-row>
        <table:table-row table:style-name="ro1">
          <table:table-cell office:value-type="float" office:value="-0.000219885017012524" calcext:value-type="float">
            <text:p>-0.000219885017013</text:p>
          </table:table-cell>
          <table:table-cell table:formula="of:=[.A211]*[.A211]" office:value-type="float" office:value="0.0000000483494207065979" calcext:value-type="float">
            <text:p>4.83494207065979E-08</text:p>
          </table:table-cell>
          <table:table-cell table:formula="of:=SIN(2*[.A211]*PI())" office:value-type="float" office:value="-0.00138157786864548" calcext:value-type="float">
            <text:p>-0.001381577868645</text:p>
          </table:table-cell>
          <table:table-cell table:number-columns-repeated="2"/>
        </table:table-row>
        <table:table-row table:style-name="ro1">
          <table:table-cell office:value-type="float" office:value="-0.0000062918233994256" calcext:value-type="float">
            <text:p>-6.2918233994256E-06</text:p>
          </table:table-cell>
          <table:table-cell table:formula="of:=[.A212]*[.A212]" office:value-type="float" office:value="0.0000000000395870416895595" calcext:value-type="float">
            <text:p>3.95870416895595E-11</text:p>
          </table:table-cell>
          <table:table-cell table:formula="of:=SIN(2*[.A212]*PI())" office:value-type="float" office:value="-0.0000395326923283425" calcext:value-type="float">
            <text:p>-3.95326923283425E-05</text:p>
          </table:table-cell>
          <table:table-cell table:number-columns-repeated="2"/>
        </table:table-row>
        <table:table-row table:style-name="ro1">
          <table:table-cell office:value-type="float" office:value="-0.134496632716256" calcext:value-type="float">
            <text:p>-0.134496632716256</text:p>
          </table:table-cell>
          <table:table-cell table:formula="of:=[.A213]*[.A213]" office:value-type="float" office:value="0.0180893442120114" calcext:value-type="float">
            <text:p>0.018089344212011</text:p>
          </table:table-cell>
          <table:table-cell table:formula="of:=SIN(2*[.A213]*PI())" office:value-type="float" office:value="-0.748015757394871" calcext:value-type="float">
            <text:p>-0.748015757394871</text:p>
          </table:table-cell>
          <table:table-cell table:number-columns-repeated="2"/>
        </table:table-row>
        <table:table-row table:style-name="ro1">
          <table:table-cell office:value-type="float" office:value="0.0320197897789762" calcext:value-type="float">
            <text:p>0.032019789778976</text:p>
          </table:table-cell>
          <table:table-cell table:formula="of:=[.A214]*[.A214]" office:value-type="float" office:value="0.00102526693748983" calcext:value-type="float">
            <text:p>0.00102526693749</text:p>
          </table:table-cell>
          <table:table-cell table:formula="of:=SIN(2*[.A214]*PI())" office:value-type="float" office:value="0.199831816938547" calcext:value-type="float">
            <text:p>0.199831816938547</text:p>
          </table:table-cell>
          <table:table-cell table:number-columns-repeated="2"/>
        </table:table-row>
        <table:table-row table:style-name="ro1">
          <table:table-cell office:value-type="float" office:value="-0.00251873912762669" calcext:value-type="float">
            <text:p>-0.002518739127627</text:p>
          </table:table-cell>
          <table:table-cell table:formula="of:=[.A215]*[.A215]" office:value-type="float" office:value="0.00000634404679303767" calcext:value-type="float">
            <text:p>6.34404679303767E-06</text:p>
          </table:table-cell>
          <table:table-cell table:formula="of:=SIN(2*[.A215]*PI())" office:value-type="float" office:value="-0.0158250440885808" calcext:value-type="float">
            <text:p>-0.015825044088581</text:p>
          </table:table-cell>
          <table:table-cell table:number-columns-repeated="2"/>
        </table:table-row>
        <table:table-row table:style-name="ro1">
          <table:table-cell office:value-type="float" office:value="-0.23783625264411" calcext:value-type="float">
            <text:p>-0.23783625264411</text:p>
          </table:table-cell>
          <table:table-cell table:formula="of:=[.A216]*[.A216]" office:value-type="float" office:value="0.0565660830717931" calcext:value-type="float">
            <text:p>0.056566083071793</text:p>
          </table:table-cell>
          <table:table-cell table:formula="of:=SIN(2*[.A216]*PI())" office:value-type="float" office:value="-0.997080872147719" calcext:value-type="float">
            <text:p>-0.997080872147719</text:p>
          </table:table-cell>
          <table:table-cell table:number-columns-repeated="2"/>
        </table:table-row>
        <table:table-row table:style-name="ro1">
          <table:table-cell office:value-type="float" office:value="-0.000118434695829576" calcext:value-type="float">
            <text:p>-0.00011843469583</text:p>
          </table:table-cell>
          <table:table-cell table:formula="of:=[.A217]*[.A217]" office:value-type="float" office:value="0.0000000140267771762442" calcext:value-type="float">
            <text:p>1.40267771762442E-08</text:p>
          </table:table-cell>
          <table:table-cell table:formula="of:=SIN(2*[.A217]*PI())" office:value-type="float" office:value="-0.000744147072017482" calcext:value-type="float">
            <text:p>-0.000744147072017</text:p>
          </table:table-cell>
          <table:table-cell table:number-columns-repeated="2"/>
        </table:table-row>
        <table:table-row table:style-name="ro1">
          <table:table-cell office:value-type="float" office:value="-0.349657316573539" calcext:value-type="float">
            <text:p>-0.349657316573539</text:p>
          </table:table-cell>
          <table:table-cell table:formula="of:=[.A218]*[.A218]" office:value-type="float" office:value="0.122260239033408" calcext:value-type="float">
            <text:p>0.122260239033408</text:p>
          </table:table-cell>
          <table:table-cell table:formula="of:=SIN(2*[.A218]*PI())" office:value-type="float" office:value="-0.810280704063382" calcext:value-type="float">
            <text:p>-0.810280704063382</text:p>
          </table:table-cell>
          <table:table-cell table:number-columns-repeated="2"/>
        </table:table-row>
        <table:table-row table:style-name="ro1">
          <table:table-cell office:value-type="float" office:value="-0.0150468773394212" calcext:value-type="float">
            <text:p>-0.015046877339421</text:p>
          </table:table-cell>
          <table:table-cell table:formula="of:=[.A219]*[.A219]" office:value-type="float" office:value="0.000226408517667587" calcext:value-type="float">
            <text:p>0.000226408517668</text:p>
          </table:table-cell>
          <table:table-cell table:formula="of:=SIN(2*[.A219]*PI())" office:value-type="float" office:value="-0.0944015410679119" calcext:value-type="float">
            <text:p>-0.094401541067912</text:p>
          </table:table-cell>
          <table:table-cell table:number-columns-repeated="2"/>
        </table:table-row>
        <table:table-row table:style-name="ro1">
          <table:table-cell office:value-type="float" office:value="0.00939378580536285" calcext:value-type="float">
            <text:p>0.009393785805363</text:p>
          </table:table-cell>
          <table:table-cell table:formula="of:=[.A220]*[.A220]" office:value-type="float" office:value="0.0000882432117570365" calcext:value-type="float">
            <text:p>8.82432117570365E-05</text:p>
          </table:table-cell>
          <table:table-cell table:formula="of:=SIN(2*[.A220]*PI())" office:value-type="float" office:value="0.0589886332188802" calcext:value-type="float">
            <text:p>0.05898863321888</text:p>
          </table:table-cell>
          <table:table-cell table:number-columns-repeated="2"/>
        </table:table-row>
        <table:table-row table:style-name="ro1">
          <table:table-cell office:value-type="float" office:value="-1.23746962280075" calcext:value-type="float">
            <text:p>-1.23746962280075</text:p>
          </table:table-cell>
          <table:table-cell table:formula="of:=[.A221]*[.A221]" office:value-type="float" office:value="1.53133106735463" calcext:value-type="float">
            <text:p>1.53133106735463</text:p>
          </table:table-cell>
          <table:table-cell table:formula="of:=SIN(2*[.A221]*PI())" office:value-type="float" office:value="-0.99690234043435" calcext:value-type="float">
            <text:p>-0.99690234043435</text:p>
          </table:table-cell>
          <table:table-cell table:number-columns-repeated="2"/>
        </table:table-row>
        <table:table-row table:style-name="ro1">
          <table:table-cell office:value-type="float" office:value="0.0139296656134522" calcext:value-type="float">
            <text:p>0.013929665613452</text:p>
          </table:table-cell>
          <table:table-cell table:formula="of:=[.A222]*[.A222]" office:value-type="float" office:value="0.000194035584102593" calcext:value-type="float">
            <text:p>0.000194035584103</text:p>
          </table:table-cell>
          <table:table-cell table:formula="of:=SIN(2*[.A222]*PI())" office:value-type="float" office:value="0.0874109726532481" calcext:value-type="float">
            <text:p>0.087410972653248</text:p>
          </table:table-cell>
          <table:table-cell table:number-columns-repeated="2"/>
        </table:table-row>
        <table:table-row table:style-name="ro1">
          <table:table-cell office:value-type="float" office:value="-0.024709784293032" calcext:value-type="float">
            <text:p>-0.024709784293032</text:p>
          </table:table-cell>
          <table:table-cell table:formula="of:=[.A223]*[.A223]" office:value-type="float" office:value="0.000610573439808172" calcext:value-type="float">
            <text:p>0.000610573439808</text:p>
          </table:table-cell>
          <table:table-cell table:formula="of:=SIN(2*[.A223]*PI())" office:value-type="float" office:value="-0.154633176947418" calcext:value-type="float">
            <text:p>-0.154633176947418</text:p>
          </table:table-cell>
          <table:table-cell table:number-columns-repeated="2"/>
        </table:table-row>
        <table:table-row table:style-name="ro1">
          <table:table-cell office:value-type="float" office:value="-0.3349343907457" calcext:value-type="float">
            <text:p>-0.3349343907457</text:p>
          </table:table-cell>
          <table:table-cell table:formula="of:=[.A224]*[.A224]" office:value-type="float" office:value="0.112181046104193" calcext:value-type="float">
            <text:p>0.112181046104193</text:p>
          </table:table-cell>
          <table:table-cell table:formula="of:=SIN(2*[.A224]*PI())" office:value-type="float" office:value="-0.860951798601974" calcext:value-type="float">
            <text:p>-0.860951798601974</text:p>
          </table:table-cell>
          <table:table-cell table:number-columns-repeated="2"/>
        </table:table-row>
        <table:table-row table:style-name="ro1">
          <table:table-cell office:value-type="float" office:value="-0.295988142545452" calcext:value-type="float">
            <text:p>-0.295988142545452</text:p>
          </table:table-cell>
          <table:table-cell table:formula="of:=[.A225]*[.A225]" office:value-type="float" office:value="0.087608980527507" calcext:value-type="float">
            <text:p>0.087608980527507</text:p>
          </table:table-cell>
          <table:table-cell table:formula="of:=SIN(2*[.A225]*PI())" office:value-type="float" office:value="-0.958543021028753" calcext:value-type="float">
            <text:p>-0.958543021028753</text:p>
          </table:table-cell>
          <table:table-cell table:number-columns-repeated="2"/>
        </table:table-row>
        <table:table-row table:style-name="ro1">
          <table:table-cell office:value-type="float" office:value="0.000475700039967413" calcext:value-type="float">
            <text:p>0.000475700039967</text:p>
          </table:table-cell>
          <table:table-cell table:formula="of:=[.A226]*[.A226]" office:value-type="float" office:value="0.000000226290528024998" calcext:value-type="float">
            <text:p>2.26290528024998E-07</text:p>
          </table:table-cell>
          <table:table-cell table:formula="of:=SIN(2*[.A226]*PI())" office:value-type="float" office:value="0.00298890705146401" calcext:value-type="float">
            <text:p>0.002988907051464</text:p>
          </table:table-cell>
          <table:table-cell table:number-columns-repeated="2"/>
        </table:table-row>
        <table:table-row table:style-name="ro1">
          <table:table-cell office:value-type="float" office:value="0.535654764020364" calcext:value-type="float">
            <text:p>0.535654764020364</text:p>
          </table:table-cell>
          <table:table-cell table:formula="of:=[.A227]*[.A227]" office:value-type="float" office:value="0.286926026217712" calcext:value-type="float">
            <text:p>0.286926026217712</text:p>
          </table:table-cell>
          <table:table-cell table:formula="of:=SIN(2*[.A227]*PI())" office:value-type="float" office:value="-0.222156309176257" calcext:value-type="float">
            <text:p>-0.222156309176257</text:p>
          </table:table-cell>
          <table:table-cell table:number-columns-repeated="2"/>
        </table:table-row>
        <table:table-row table:style-name="ro1">
          <table:table-cell office:value-type="float" office:value="0.000209888881829579" calcext:value-type="float">
            <text:p>0.00020988888183</text:p>
          </table:table-cell>
          <table:table-cell table:formula="of:=[.A228]*[.A228]" office:value-type="float" office:value="0.0000000440533427156709" calcext:value-type="float">
            <text:p>4.40533427156709E-08</text:p>
          </table:table-cell>
          <table:table-cell table:formula="of:=SIN(2*[.A228]*PI())" office:value-type="float" office:value="0.00131877035619393" calcext:value-type="float">
            <text:p>0.001318770356194</text:p>
          </table:table-cell>
          <table:table-cell table:number-columns-repeated="2"/>
        </table:table-row>
        <table:table-row table:style-name="ro1">
          <table:table-cell office:value-type="float" office:value="0.00000312952979225947" calcext:value-type="float">
            <text:p>3.12952979225947E-06</text:p>
          </table:table-cell>
          <table:table-cell table:formula="of:=[.A229]*[.A229]" office:value-type="float" office:value="0.00000000000979395672063959" calcext:value-type="float">
            <text:p>9.79395672063959E-12</text:p>
          </table:table-cell>
          <table:table-cell table:formula="of:=SIN(2*[.A229]*PI())" office:value-type="float" office:value="0.0000196634156078383" calcext:value-type="float">
            <text:p>1.96634156078383E-05</text:p>
          </table:table-cell>
          <table:table-cell table:number-columns-repeated="2"/>
        </table:table-row>
        <table:table-row table:style-name="ro1">
          <table:table-cell office:value-type="float" office:value="0.00000526780723037054" calcext:value-type="float">
            <text:p>5.26780723037054E-06</text:p>
          </table:table-cell>
          <table:table-cell table:formula="of:=[.A230]*[.A230]" office:value-type="float" office:value="0.0000000000277497930163441" calcext:value-type="float">
            <text:p>2.77497930163441E-11</text:p>
          </table:table-cell>
          <table:table-cell table:formula="of:=SIN(2*[.A230]*PI())" office:value-type="float" office:value="0.0000330986089848752" calcext:value-type="float">
            <text:p>3.30986089848752E-05</text:p>
          </table:table-cell>
          <table:table-cell table:number-columns-repeated="2"/>
        </table:table-row>
        <table:table-row table:style-name="ro1">
          <table:table-cell office:value-type="float" office:value="0.00431035178582563" calcext:value-type="float">
            <text:p>0.004310351785826</text:p>
          </table:table-cell>
          <table:table-cell table:formula="of:=[.A231]*[.A231]" office:value-type="float" office:value="0.0000185791325175702" calcext:value-type="float">
            <text:p>1.85791325175702E-05</text:p>
          </table:table-cell>
          <table:table-cell table:formula="of:=SIN(2*[.A231]*PI())" office:value-type="float" office:value="0.0270794283800095" calcext:value-type="float">
            <text:p>0.02707942838001</text:p>
          </table:table-cell>
          <table:table-cell table:number-columns-repeated="2"/>
        </table:table-row>
        <table:table-row table:style-name="ro1">
          <table:table-cell office:value-type="float" office:value="0.00290448970506124" calcext:value-type="float">
            <text:p>0.002904489705061</text:p>
          </table:table-cell>
          <table:table-cell table:formula="of:=[.A232]*[.A232]" office:value-type="float" office:value="0.00000843606044680673" calcext:value-type="float">
            <text:p>8.43606044680673E-06</text:p>
          </table:table-cell>
          <table:table-cell table:formula="of:=SIN(2*[.A232]*PI())" office:value-type="float" office:value="0.0182484340835414" calcext:value-type="float">
            <text:p>0.018248434083541</text:p>
          </table:table-cell>
          <table:table-cell table:number-columns-repeated="2"/>
        </table:table-row>
        <table:table-row table:style-name="ro1">
          <table:table-cell office:value-type="float" office:value="-0.279807093680055" calcext:value-type="float">
            <text:p>-0.279807093680055</text:p>
          </table:table-cell>
          <table:table-cell table:formula="of:=[.A233]*[.A233]" office:value-type="float" office:value="0.0782920096736789" calcext:value-type="float">
            <text:p>0.078292009673679</text:p>
          </table:table-cell>
          <table:table-cell table:formula="of:=SIN(2*[.A233]*PI())" office:value-type="float" office:value="-0.982513647681439" calcext:value-type="float">
            <text:p>-0.982513647681439</text:p>
          </table:table-cell>
          <table:table-cell table:number-columns-repeated="2"/>
        </table:table-row>
        <table:table-row table:style-name="ro1">
          <table:table-cell office:value-type="float" office:value="-0.128935474745891" calcext:value-type="float">
            <text:p>-0.128935474745891</text:p>
          </table:table-cell>
          <table:table-cell table:formula="of:=[.A234]*[.A234]" office:value-type="float" office:value="0.0166243566479482" calcext:value-type="float">
            <text:p>0.016624356647948</text:p>
          </table:table-cell>
          <table:table-cell table:formula="of:=SIN(2*[.A234]*PI())" office:value-type="float" office:value="-0.7243736872743" calcext:value-type="float">
            <text:p>-0.7243736872743</text:p>
          </table:table-cell>
          <table:table-cell table:number-columns-repeated="2"/>
        </table:table-row>
        <table:table-row table:style-name="ro1">
          <table:table-cell office:value-type="float" office:value="0.0026074972121883" calcext:value-type="float">
            <text:p>0.002607497212188</text:p>
          </table:table-cell>
          <table:table-cell table:formula="of:=[.A235]*[.A235]" office:value-type="float" office:value="0.00000679904171156974" calcext:value-type="float">
            <text:p>6.79904171156974E-06</text:p>
          </table:table-cell>
          <table:table-cell table:formula="of:=SIN(2*[.A235]*PI())" office:value-type="float" office:value="0.0163826552563328" calcext:value-type="float">
            <text:p>0.016382655256333</text:p>
          </table:table-cell>
          <table:table-cell table:number-columns-repeated="2"/>
        </table:table-row>
        <table:table-row table:style-name="ro1">
          <table:table-cell office:value-type="float" office:value="-0.0449597668455695" calcext:value-type="float">
            <text:p>-0.04495976684557</text:p>
          </table:table-cell>
          <table:table-cell table:formula="of:=[.A236]*[.A236]" office:value-type="float" office:value="0.00202138063480797" calcext:value-type="float">
            <text:p>0.002021380634808</text:p>
          </table:table-cell>
          <table:table-cell table:formula="of:=SIN(2*[.A236]*PI())" office:value-type="float" office:value="-0.278748342215809" calcext:value-type="float">
            <text:p>-0.278748342215809</text:p>
          </table:table-cell>
          <table:table-cell table:number-columns-repeated="2"/>
        </table:table-row>
        <table:table-row table:style-name="ro1">
          <table:table-cell office:value-type="float" office:value="-0.322679366731416" calcext:value-type="float">
            <text:p>-0.322679366731416</text:p>
          </table:table-cell>
          <table:table-cell table:formula="of:=[.A237]*[.A237]" office:value-type="float" office:value="0.104121973714187" calcext:value-type="float">
            <text:p>0.104121973714187</text:p>
          </table:table-cell>
          <table:table-cell table:formula="of:=SIN(2*[.A237]*PI())" office:value-type="float" office:value="-0.897531196580059" calcext:value-type="float">
            <text:p>-0.897531196580059</text:p>
          </table:table-cell>
          <table:table-cell table:number-columns-repeated="2"/>
        </table:table-row>
        <table:table-row table:style-name="ro1">
          <table:table-cell office:value-type="float" office:value="-0.000198316184959941" calcext:value-type="float">
            <text:p>-0.00019831618496</text:p>
          </table:table-cell>
          <table:table-cell table:formula="of:=[.A238]*[.A238]" office:value-type="float" office:value="0.0000000393293092170655" calcext:value-type="float">
            <text:p>3.93293092170655E-08</text:p>
          </table:table-cell>
          <table:table-cell table:formula="of:=SIN(2*[.A238]*PI())" office:value-type="float" office:value="-0.0012460570170659" calcext:value-type="float">
            <text:p>-0.001246057017066</text:p>
          </table:table-cell>
          <table:table-cell table:number-columns-repeated="2"/>
        </table:table-row>
        <table:table-row table:style-name="ro1">
          <table:table-cell office:value-type="float" office:value="-0.188820179181704" calcext:value-type="float">
            <text:p>-0.188820179181704</text:p>
          </table:table-cell>
          <table:table-cell table:formula="of:=[.A239]*[.A239]" office:value-type="float" office:value="0.0356530600662109" calcext:value-type="float">
            <text:p>0.035653060066211</text:p>
          </table:table-cell>
          <table:table-cell table:formula="of:=SIN(2*[.A239]*PI())" office:value-type="float" office:value="-0.927022044574576" calcext:value-type="float">
            <text:p>-0.927022044574576</text:p>
          </table:table-cell>
          <table:table-cell table:number-columns-repeated="2"/>
        </table:table-row>
        <table:table-row table:style-name="ro1">
          <table:table-cell office:value-type="float" office:value="0.00102653497341771" calcext:value-type="float">
            <text:p>0.001026534973418</text:p>
          </table:table-cell>
          <table:table-cell table:formula="of:=[.A240]*[.A240]" office:value-type="float" office:value="0.0000010537740516497" calcext:value-type="float">
            <text:p>1.0537740516497E-06</text:p>
          </table:table-cell>
          <table:table-cell table:formula="of:=SIN(2*[.A240]*PI())" office:value-type="float" office:value="0.00644986474157294" calcext:value-type="float">
            <text:p>0.006449864741573</text:p>
          </table:table-cell>
          <table:table-cell table:number-columns-repeated="2"/>
        </table:table-row>
        <table:table-row table:style-name="ro1">
          <table:table-cell office:value-type="float" office:value="-0.0129150647516674" calcext:value-type="float">
            <text:p>-0.012915064751667</text:p>
          </table:table-cell>
          <table:table-cell table:formula="of:=[.A241]*[.A241]" office:value-type="float" office:value="0.000166798897539762" calcext:value-type="float">
            <text:p>0.00016679889754</text:p>
          </table:table-cell>
          <table:table-cell table:formula="of:=SIN(2*[.A241]*PI())" office:value-type="float" office:value="-0.0810587153444948" calcext:value-type="float">
            <text:p>-0.081058715344495</text:p>
          </table:table-cell>
          <table:table-cell table:number-columns-repeated="2"/>
        </table:table-row>
        <table:table-row table:style-name="ro1">
          <table:table-cell office:value-type="float" office:value="0.000114760299571629" calcext:value-type="float">
            <text:p>0.000114760299572</text:p>
          </table:table-cell>
          <table:table-cell table:formula="of:=[.A242]*[.A242]" office:value-type="float" office:value="0.0000000131699263577699" calcext:value-type="float">
            <text:p>1.31699263577699E-08</text:p>
          </table:table-cell>
          <table:table-cell table:formula="of:=SIN(2*[.A242]*PI())" office:value-type="float" office:value="0.00072106016563277" calcext:value-type="float">
            <text:p>0.000721060165633</text:p>
          </table:table-cell>
          <table:table-cell table:number-columns-repeated="2"/>
        </table:table-row>
        <table:table-row table:style-name="ro1">
          <table:table-cell office:value-type="float" office:value="0.000887781607558347" calcext:value-type="float">
            <text:p>0.000887781607558</text:p>
          </table:table-cell>
          <table:table-cell table:formula="of:=[.A243]*[.A243]" office:value-type="float" office:value="0.000000788156182718883" calcext:value-type="float">
            <text:p>7.88156182718883E-07</text:p>
          </table:table-cell>
          <table:table-cell table:formula="of:=SIN(2*[.A243]*PI())" office:value-type="float" office:value="0.00557806742541414" calcext:value-type="float">
            <text:p>0.005578067425414</text:p>
          </table:table-cell>
          <table:table-cell table:number-columns-repeated="2"/>
        </table:table-row>
        <table:table-row table:style-name="ro1">
          <table:table-cell office:value-type="float" office:value="-0.013859864356003" calcext:value-type="float">
            <text:p>-0.013859864356003</text:p>
          </table:table-cell>
          <table:table-cell table:formula="of:=[.A244]*[.A244]" office:value-type="float" office:value="0.000192095839966802" calcext:value-type="float">
            <text:p>0.000192095839967</text:p>
          </table:table-cell>
          <table:table-cell table:formula="of:=SIN(2*[.A244]*PI())" office:value-type="float" office:value="-0.0869740687404568" calcext:value-type="float">
            <text:p>-0.086974068740457</text:p>
          </table:table-cell>
          <table:table-cell table:number-columns-repeated="2"/>
        </table:table-row>
        <table:table-row table:style-name="ro1">
          <table:table-cell office:value-type="float" office:value="-0.0000256818900077807" calcext:value-type="float">
            <text:p>-2.56818900077807E-05</text:p>
          </table:table-cell>
          <table:table-cell table:formula="of:=[.A245]*[.A245]" office:value-type="float" office:value="0.000000000659559474371746" calcext:value-type="float">
            <text:p>6.59559474371746E-10</text:p>
          </table:table-cell>
          <table:table-cell table:formula="of:=SIN(2*[.A245]*PI())" office:value-type="float" office:value="-0.000161364073257214" calcext:value-type="float">
            <text:p>-0.000161364073257</text:p>
          </table:table-cell>
          <table:table-cell table:number-columns-repeated="2"/>
        </table:table-row>
        <table:table-row table:style-name="ro1">
          <table:table-cell office:value-type="float" office:value="0.000000365889757359902" calcext:value-type="float">
            <text:p>3.65889757359902E-07</text:p>
          </table:table-cell>
          <table:table-cell table:formula="of:=[.A246]*[.A246]" office:value-type="float" office:value="0.000000000000133875314540888" calcext:value-type="float">
            <text:p>1.33875314540888E-13</text:p>
          </table:table-cell>
          <table:table-cell table:formula="of:=SIN(2*[.A246]*PI())" office:value-type="float" office:value="0.00000229895314748921" calcext:value-type="float">
            <text:p>2.29895314748921E-06</text:p>
          </table:table-cell>
          <table:table-cell table:number-columns-repeated="2"/>
        </table:table-row>
        <table:table-row table:style-name="ro1">
          <table:table-cell office:value-type="float" office:value="-0.00544875147105522" calcext:value-type="float">
            <text:p>-0.005448751471055</text:p>
          </table:table-cell>
          <table:table-cell table:formula="of:=[.A247]*[.A247]" office:value-type="float" office:value="0.0000296888925933264" calcext:value-type="float">
            <text:p>2.96888925933264E-05</text:p>
          </table:table-cell>
          <table:table-cell table:formula="of:=SIN(2*[.A247]*PI())" office:value-type="float" office:value="-0.0342288278377545" calcext:value-type="float">
            <text:p>-0.034228827837755</text:p>
          </table:table-cell>
          <table:table-cell table:number-columns-repeated="2"/>
        </table:table-row>
        <table:table-row table:style-name="ro1">
          <table:table-cell office:value-type="float" office:value="-0.000000474431583275921" calcext:value-type="float">
            <text:p>-4.74431583275921E-07</text:p>
          </table:table-cell>
          <table:table-cell table:formula="of:=[.A248]*[.A248]" office:value-type="float" office:value="0.000000000000225085327209697" calcext:value-type="float">
            <text:p>2.25085327209697E-13</text:p>
          </table:table-cell>
          <table:table-cell table:formula="of:=SIN(2*[.A248]*PI())" office:value-type="float" office:value="-0.0000029809415532968" calcext:value-type="float">
            <text:p>-2.9809415532968E-06</text:p>
          </table:table-cell>
          <table:table-cell table:number-columns-repeated="2"/>
        </table:table-row>
        <table:table-row table:style-name="ro1">
          <table:table-cell office:value-type="float" office:value="-0.00385733458670501" calcext:value-type="float">
            <text:p>-0.003857334586705</text:p>
          </table:table-cell>
          <table:table-cell table:formula="of:=[.A249]*[.A249]" office:value-type="float" office:value="0.0000148790301137907" calcext:value-type="float">
            <text:p>1.48790301137907E-05</text:p>
          </table:table-cell>
          <table:table-cell table:formula="of:=SIN(2*[.A249]*PI())" office:value-type="float" office:value="-0.0242339753289981" calcext:value-type="float">
            <text:p>-0.024233975328998</text:p>
          </table:table-cell>
          <table:table-cell table:number-columns-repeated="2"/>
        </table:table-row>
        <table:table-row table:style-name="ro1">
          <table:table-cell office:value-type="float" office:value="-0.00109558103090828" calcext:value-type="float">
            <text:p>-0.001095581030908</text:p>
          </table:table-cell>
          <table:table-cell table:formula="of:=[.A250]*[.A250]" office:value-type="float" office:value="0.00000120029779528606" calcext:value-type="float">
            <text:p>1.20029779528606E-06</text:p>
          </table:table-cell>
          <table:table-cell table:formula="of:=SIN(2*[.A250]*PI())" office:value-type="float" office:value="-0.00688368427104658" calcext:value-type="float">
            <text:p>-0.006883684271047</text:p>
          </table:table-cell>
          <table:table-cell table:number-columns-repeated="2"/>
        </table:table-row>
        <table:table-row table:style-name="ro1">
          <table:table-cell office:value-type="float" office:value="-0.00366666072728128" calcext:value-type="float">
            <text:p>-0.003666660727281</text:p>
          </table:table-cell>
          <table:table-cell table:formula="of:=[.A251]*[.A251]" office:value-type="float" office:value="0.0000134444008889869" calcext:value-type="float">
            <text:p>1.34444008889869E-05</text:p>
          </table:table-cell>
          <table:table-cell table:formula="of:=SIN(2*[.A251]*PI())" office:value-type="float" office:value="-0.0230362708792504" calcext:value-type="float">
            <text:p>-0.02303627087925</text:p>
          </table:table-cell>
          <table:table-cell table:number-columns-repeated="2"/>
        </table:table-row>
        <table:table-row table:style-name="ro1">
          <table:table-cell office:value-type="float" office:value="0.00782160450452433" calcext:value-type="float">
            <text:p>0.007821604504524</text:p>
          </table:table-cell>
          <table:table-cell table:formula="of:=[.A252]*[.A252]" office:value-type="float" office:value="0.0000611774970251953" calcext:value-type="float">
            <text:p>6.11774970251953E-05</text:p>
          </table:table-cell>
          <table:table-cell table:formula="of:=SIN(2*[.A252]*PI())" office:value-type="float" office:value="0.0491248106298817" calcext:value-type="float">
            <text:p>0.049124810629882</text:p>
          </table:table-cell>
          <table:table-cell table:number-columns-repeated="2"/>
        </table:table-row>
        <table:table-row table:style-name="ro1">
          <table:table-cell office:value-type="float" office:value="-0.377040870595313" calcext:value-type="float">
            <text:p>-0.377040870595313</text:p>
          </table:table-cell>
          <table:table-cell table:formula="of:=[.A253]*[.A253]" office:value-type="float" office:value="0.142159818099271" calcext:value-type="float">
            <text:p>0.142159818099271</text:p>
          </table:table-cell>
          <table:table-cell table:formula="of:=SIN(2*[.A253]*PI())" office:value-type="float" office:value="-0.69798154525909" calcext:value-type="float">
            <text:p>-0.69798154525909</text:p>
          </table:table-cell>
          <table:table-cell table:number-columns-repeated="2"/>
        </table:table-row>
        <table:table-row table:style-name="ro1">
          <table:table-cell office:value-type="float" office:value="-0.109437762519878" calcext:value-type="float">
            <text:p>-0.109437762519878</text:p>
          </table:table-cell>
          <table:table-cell table:formula="of:=[.A254]*[.A254]" office:value-type="float" office:value="0.0119766238653571" calcext:value-type="float">
            <text:p>0.011976623865357</text:p>
          </table:table-cell>
          <table:table-cell table:formula="of:=SIN(2*[.A254]*PI())" office:value-type="float" office:value="-0.634698070374054" calcext:value-type="float">
            <text:p>-0.634698070374054</text:p>
          </table:table-cell>
          <table:table-cell table:number-columns-repeated="2"/>
        </table:table-row>
        <table:table-row table:style-name="ro1">
          <table:table-cell office:value-type="float" office:value="0.000000910492749202149" calcext:value-type="float">
            <text:p>9.10492749202149E-07</text:p>
          </table:table-cell>
          <table:table-cell table:formula="of:=[.A255]*[.A255]" office:value-type="float" office:value="0.000000000000828997046349687" calcext:value-type="float">
            <text:p>8.28997046349687E-13</text:p>
          </table:table-cell>
          <table:table-cell table:formula="of:=SIN(2*[.A255]*PI())" office:value-type="float" office:value="0.00000572079466404928" calcext:value-type="float">
            <text:p>5.72079466404928E-06</text:p>
          </table:table-cell>
          <table:table-cell table:number-columns-repeated="2"/>
        </table:table-row>
        <table:table-row table:style-name="ro1">
          <table:table-cell office:value-type="float" office:value="0.0283382632090558" calcext:value-type="float">
            <text:p>0.028338263209056</text:p>
          </table:table-cell>
          <table:table-cell table:formula="of:=[.A256]*[.A256]" office:value-type="float" office:value="0.000803057161705725" calcext:value-type="float">
            <text:p>0.000803057161706</text:p>
          </table:table-cell>
          <table:table-cell table:formula="of:=SIN(2*[.A256]*PI())" office:value-type="float" office:value="0.177115226011187" calcext:value-type="float">
            <text:p>0.177115226011187</text:p>
          </table:table-cell>
          <table:table-cell table:number-columns-repeated="2"/>
        </table:table-row>
        <table:table-row table:style-name="ro1">
          <table:table-cell office:value-type="float" office:value="-0.2888857750909" calcext:value-type="float">
            <text:p>-0.2888857750909</text:p>
          </table:table-cell>
          <table:table-cell table:formula="of:=[.A257]*[.A257]" office:value-type="float" office:value="0.0834549910498702" calcext:value-type="float">
            <text:p>0.08345499104987</text:p>
          </table:table-cell>
          <table:table-cell table:formula="of:=SIN(2*[.A257]*PI())" office:value-type="float" office:value="-0.970300459188101" calcext:value-type="float">
            <text:p>-0.970300459188101</text:p>
          </table:table-cell>
          <table:table-cell table:number-columns-repeated="2"/>
        </table:table-row>
        <table:table-row table:style-name="ro1">
          <table:table-cell office:value-type="float" office:value="0.00892026897479777" calcext:value-type="float">
            <text:p>0.008920268974798</text:p>
          </table:table-cell>
          <table:table-cell table:formula="of:=[.A258]*[.A258]" office:value-type="float" office:value="0.0000795711985827396" calcext:value-type="float">
            <text:p>7.95711985827396E-05</text:p>
          </table:table-cell>
          <table:table-cell table:formula="of:=SIN(2*[.A258]*PI())" office:value-type="float" office:value="0.0560183633719002" calcext:value-type="float">
            <text:p>0.0560183633719</text:p>
          </table:table-cell>
          <table:table-cell table:number-columns-repeated="2"/>
        </table:table-row>
        <table:table-row table:style-name="ro1">
          <table:table-cell office:value-type="float" office:value="-0.0945213672074567" calcext:value-type="float">
            <text:p>-0.094521367207457</text:p>
          </table:table-cell>
          <table:table-cell table:formula="of:=[.A259]*[.A259]" office:value-type="float" office:value="0.00893428885876688" calcext:value-type="float">
            <text:p>0.008934288858767</text:p>
          </table:table-cell>
          <table:table-cell table:formula="of:=SIN(2*[.A259]*PI())" office:value-type="float" office:value="-0.559593528560221" calcext:value-type="float">
            <text:p>-0.559593528560221</text:p>
          </table:table-cell>
          <table:table-cell table:number-columns-repeated="2"/>
        </table:table-row>
        <table:table-row table:style-name="ro1">
          <table:table-cell office:value-type="float" office:value="0.00107026018652741" calcext:value-type="float">
            <text:p>0.001070260186527</text:p>
          </table:table-cell>
          <table:table-cell table:formula="of:=[.A260]*[.A260]" office:value-type="float" office:value="0.00000114545686686569" calcext:value-type="float">
            <text:p>1.14545686686569E-06</text:p>
          </table:table-cell>
          <table:table-cell table:formula="of:=SIN(2*[.A260]*PI())" office:value-type="float" office:value="0.00672459239664544" calcext:value-type="float">
            <text:p>0.006724592396645</text:p>
          </table:table-cell>
          <table:table-cell table:number-columns-repeated="2"/>
        </table:table-row>
        <table:table-row table:style-name="ro1">
          <table:table-cell office:value-type="float" office:value="-0.000381826372960029" calcext:value-type="float">
            <text:p>-0.00038182637296</text:p>
          </table:table-cell>
          <table:table-cell table:formula="of:=[.A261]*[.A261]" office:value-type="float" office:value="0.000000145791379087811" calcext:value-type="float">
            <text:p>1.45791379087811E-07</text:p>
          </table:table-cell>
          <table:table-cell table:formula="of:=SIN(2*[.A261]*PI())" office:value-type="float" office:value="-0.00239908355510852" calcext:value-type="float">
            <text:p>-0.002399083555109</text:p>
          </table:table-cell>
          <table:table-cell table:number-columns-repeated="2"/>
        </table:table-row>
        <table:table-row table:style-name="ro1">
          <table:table-cell office:value-type="float" office:value="-0.000123235069056382" calcext:value-type="float">
            <text:p>-0.000123235069056</text:p>
          </table:table-cell>
          <table:table-cell table:formula="of:=[.A262]*[.A262]" office:value-type="float" office:value="0.0000000151868822453312" calcext:value-type="float">
            <text:p>1.51868822453312E-08</text:p>
          </table:table-cell>
          <table:table-cell table:formula="of:=SIN(2*[.A262]*PI())" office:value-type="float" office:value="-0.000774308697850993" calcext:value-type="float">
            <text:p>-0.000774308697851</text:p>
          </table:table-cell>
          <table:table-cell table:number-columns-repeated="2"/>
        </table:table-row>
        <table:table-row table:style-name="ro1">
          <table:table-cell office:value-type="float" office:value="-0.00388863418292774" calcext:value-type="float">
            <text:p>-0.003888634182928</text:p>
          </table:table-cell>
          <table:table-cell table:formula="of:=[.A263]*[.A263]" office:value-type="float" office:value="0.0000151214758086341" calcext:value-type="float">
            <text:p>1.51214758086341E-05</text:p>
          </table:table-cell>
          <table:table-cell table:formula="of:=SIN(2*[.A263]*PI())" office:value-type="float" office:value="-0.0244305782655944" calcext:value-type="float">
            <text:p>-0.024430578265594</text:p>
          </table:table-cell>
          <table:table-cell table:number-columns-repeated="2"/>
        </table:table-row>
        <table:table-row table:style-name="ro1">
          <table:table-cell office:value-type="float" office:value="-0.00155657701871733" calcext:value-type="float">
            <text:p>-0.001556577018717</text:p>
          </table:table-cell>
          <table:table-cell table:formula="of:=[.A264]*[.A264]" office:value-type="float" office:value="0.00000242293201519892" calcext:value-type="float">
            <text:p>2.42293201519892E-06</text:p>
          </table:table-cell>
          <table:table-cell table:formula="of:=SIN(2*[.A264]*PI())" office:value-type="float" office:value="-0.00978010593482854" calcext:value-type="float">
            <text:p>-0.009780105934829</text:p>
          </table:table-cell>
          <table:table-cell table:number-columns-repeated="2"/>
        </table:table-row>
        <table:table-row table:style-name="ro1">
          <table:table-cell office:value-type="float" office:value="0.00313236627301311" calcext:value-type="float">
            <text:p>0.003132366273013</text:p>
          </table:table-cell>
          <table:table-cell table:formula="of:=[.A265]*[.A265]" office:value-type="float" office:value="0.00000981171846831002" calcext:value-type="float">
            <text:p>9.81171846831002E-06</text:p>
          </table:table-cell>
          <table:table-cell table:formula="of:=SIN(2*[.A265]*PI())" office:value-type="float" office:value="0.0196799671763313" calcext:value-type="float">
            <text:p>0.019679967176331</text:p>
          </table:table-cell>
          <table:table-cell table:number-columns-repeated="2"/>
        </table:table-row>
        <table:table-row table:style-name="ro1">
          <table:table-cell office:value-type="float" office:value="-0.00148905559648102" calcext:value-type="float">
            <text:p>-0.001489055596481</text:p>
          </table:table-cell>
          <table:table-cell table:formula="of:=[.A266]*[.A266]" office:value-type="float" office:value="0.00000221728656941146" calcext:value-type="float">
            <text:p>2.21728656941146E-06</text:p>
          </table:table-cell>
          <table:table-cell table:formula="of:=SIN(2*[.A266]*PI())" office:value-type="float" office:value="-0.0093558757496129" calcext:value-type="float">
            <text:p>-0.009355875749613</text:p>
          </table:table-cell>
          <table:table-cell table:number-columns-repeated="2"/>
        </table:table-row>
        <table:table-row table:style-name="ro1">
          <table:table-cell office:value-type="float" office:value="0.00021142498486835" calcext:value-type="float">
            <text:p>0.000211424984868</text:p>
          </table:table-cell>
          <table:table-cell table:formula="of:=[.A267]*[.A267]" office:value-type="float" office:value="0.0000000447005242265819" calcext:value-type="float">
            <text:p>4.47005242265819E-08</text:p>
          </table:table-cell>
          <table:table-cell table:formula="of:=SIN(2*[.A267]*PI())" office:value-type="float" office:value="0.00132842196778304" calcext:value-type="float">
            <text:p>0.001328421967783</text:p>
          </table:table-cell>
          <table:table-cell table:number-columns-repeated="2"/>
        </table:table-row>
        <table:table-row table:style-name="ro1">
          <table:table-cell office:value-type="float" office:value="0.0000160957188458859" calcext:value-type="float">
            <text:p>1.60957188458859E-05</text:p>
          </table:table-cell>
          <table:table-cell table:formula="of:=[.A268]*[.A268]" office:value-type="float" office:value="0.000000000259072165165806" calcext:value-type="float">
            <text:p>2.59072165165806E-10</text:p>
          </table:table-cell>
          <table:table-cell table:formula="of:=SIN(2*[.A268]*PI())" office:value-type="float" office:value="0.000101132383988571" calcext:value-type="float">
            <text:p>0.000101132383989</text:p>
          </table:table-cell>
          <table:table-cell table:number-columns-repeated="2"/>
        </table:table-row>
        <table:table-row table:style-name="ro1">
          <table:table-cell office:value-type="float" office:value="-0.337051624335525" calcext:value-type="float">
            <text:p>-0.337051624335525</text:p>
          </table:table-cell>
          <table:table-cell table:formula="of:=[.A269]*[.A269]" office:value-type="float" office:value="0.113603797467216" calcext:value-type="float">
            <text:p>0.113603797467216</text:p>
          </table:table-cell>
          <table:table-cell table:formula="of:=SIN(2*[.A269]*PI())" office:value-type="float" office:value="-0.854108776070929" calcext:value-type="float">
            <text:p>-0.854108776070929</text:p>
          </table:table-cell>
          <table:table-cell table:number-columns-repeated="2"/>
        </table:table-row>
        <table:table-row table:style-name="ro1">
          <table:table-cell office:value-type="float" office:value="-0.0180380384641728" calcext:value-type="float">
            <text:p>-0.018038038464173</text:p>
          </table:table-cell>
          <table:table-cell table:formula="of:=[.A270]*[.A270]" office:value-type="float" office:value="0.000325370831634976" calcext:value-type="float">
            <text:p>0.000325370831635</text:p>
          </table:table-cell>
          <table:table-cell table:formula="of:=SIN(2*[.A270]*PI())" office:value-type="float" office:value="-0.113093857452953" calcext:value-type="float">
            <text:p>-0.113093857452953</text:p>
          </table:table-cell>
          <table:table-cell table:number-columns-repeated="2"/>
        </table:table-row>
        <table:table-row table:style-name="ro1">
          <table:table-cell office:value-type="float" office:value="-0.00362976844989886" calcext:value-type="float">
            <text:p>-0.003629768449899</text:p>
          </table:table-cell>
          <table:table-cell table:formula="of:=[.A271]*[.A271]" office:value-type="float" office:value="0.0000131752189998812" calcext:value-type="float">
            <text:p>1.31752189998812E-05</text:p>
          </table:table-cell>
          <table:table-cell table:formula="of:=SIN(2*[.A271]*PI())" office:value-type="float" office:value="-0.0228045307602973" calcext:value-type="float">
            <text:p>-0.022804530760297</text:p>
          </table:table-cell>
          <table:table-cell table:number-columns-repeated="2"/>
        </table:table-row>
        <table:table-row table:style-name="ro1">
          <table:table-cell office:value-type="float" office:value="-0.00232934973520579" calcext:value-type="float">
            <text:p>-0.002329349735206</text:p>
          </table:table-cell>
          <table:table-cell table:formula="of:=[.A272]*[.A272]" office:value-type="float" office:value="0.0000054258701889033" calcext:value-type="float">
            <text:p>5.4258701889033E-06</text:p>
          </table:table-cell>
          <table:table-cell table:formula="of:=SIN(2*[.A272]*PI())" office:value-type="float" office:value="-0.0146352135297141" calcext:value-type="float">
            <text:p>-0.014635213529714</text:p>
          </table:table-cell>
          <table:table-cell table:number-columns-repeated="2"/>
        </table:table-row>
        <table:table-row table:style-name="ro1">
          <table:table-cell office:value-type="float" office:value="-0.0167272739366881" calcext:value-type="float">
            <text:p>-0.016727273936688</text:p>
          </table:table-cell>
          <table:table-cell table:formula="of:=[.A273]*[.A273]" office:value-type="float" office:value="0.000279801693353007" calcext:value-type="float">
            <text:p>0.000279801693353</text:p>
          </table:table-cell>
          <table:table-cell table:formula="of:=SIN(2*[.A273]*PI())" office:value-type="float" office:value="-0.104907176288982" calcext:value-type="float">
            <text:p>-0.104907176288982</text:p>
          </table:table-cell>
          <table:table-cell table:number-columns-repeated="2"/>
        </table:table-row>
        <table:table-row table:style-name="ro1">
          <table:table-cell office:value-type="float" office:value="-0.1341506157229" calcext:value-type="float">
            <text:p>-0.1341506157229</text:p>
          </table:table-cell>
          <table:table-cell table:formula="of:=[.A274]*[.A274]" office:value-type="float" office:value="0.0179963876988332" calcext:value-type="float">
            <text:p>0.017996387698833</text:p>
          </table:table-cell>
          <table:table-cell table:formula="of:=SIN(2*[.A274]*PI())" office:value-type="float" office:value="-0.746571089306055" calcext:value-type="float">
            <text:p>-0.746571089306055</text:p>
          </table:table-cell>
          <table:table-cell table:number-columns-repeated="2"/>
        </table:table-row>
        <table:table-row table:style-name="ro1">
          <table:table-cell office:value-type="float" office:value="-0.063106470718332" calcext:value-type="float">
            <text:p>-0.063106470718332</text:p>
          </table:table-cell>
          <table:table-cell table:formula="of:=[.A275]*[.A275]" office:value-type="float" office:value="0.00398242664652369" calcext:value-type="float">
            <text:p>0.003982426646524</text:p>
          </table:table-cell>
          <table:table-cell table:formula="of:=SIN(2*[.A275]*PI())" office:value-type="float" office:value="-0.386201151181219" calcext:value-type="float">
            <text:p>-0.386201151181219</text:p>
          </table:table-cell>
          <table:table-cell table:number-columns-repeated="2"/>
        </table:table-row>
        <table:table-row table:style-name="ro1">
          <table:table-cell office:value-type="float" office:value="-0.00000021457099343095" calcext:value-type="float">
            <text:p>-2.1457099343095E-07</text:p>
          </table:table-cell>
          <table:table-cell table:formula="of:=[.A276]*[.A276]" office:value-type="float" office:value="0.0000000000000460407112219446" calcext:value-type="float">
            <text:p>4.60407112219446E-14</text:p>
          </table:table-cell>
          <table:table-cell table:formula="of:=SIN(2*[.A276]*PI())" office:value-type="float" office:value="-0.00000134818931327186" calcext:value-type="float">
            <text:p>-1.34818931327186E-06</text:p>
          </table:table-cell>
          <table:table-cell table:number-columns-repeated="2"/>
        </table:table-row>
        <table:table-row table:style-name="ro1">
          <table:table-cell office:value-type="float" office:value="-0.0386901314842867" calcext:value-type="float">
            <text:p>-0.038690131484287</text:p>
          </table:table-cell>
          <table:table-cell table:formula="of:=[.A277]*[.A277]" office:value-type="float" office:value="0.00149692627427139" calcext:value-type="float">
            <text:p>0.001496926274271</text:p>
          </table:table-cell>
          <table:table-cell table:formula="of:=SIN(2*[.A277]*PI())" office:value-type="float" office:value="-0.240709973239052" calcext:value-type="float">
            <text:p>-0.240709973239052</text:p>
          </table:table-cell>
          <table:table-cell table:number-columns-repeated="2"/>
        </table:table-row>
        <table:table-row table:style-name="ro1">
          <table:table-cell office:value-type="float" office:value="0.0000661050941634382" calcext:value-type="float">
            <text:p>6.61050941634382E-05</text:p>
          </table:table-cell>
          <table:table-cell table:formula="of:=[.A278]*[.A278]" office:value-type="float" office:value="0.00000000436988347435704" calcext:value-type="float">
            <text:p>4.36988347435704E-09</text:p>
          </table:table-cell>
          <table:table-cell table:formula="of:=SIN(2*[.A278]*PI())" office:value-type="float" office:value="0.000415350544434996" calcext:value-type="float">
            <text:p>0.000415350544435</text:p>
          </table:table-cell>
          <table:table-cell table:number-columns-repeated="2"/>
        </table:table-row>
        <table:table-row table:style-name="ro1">
          <table:table-cell office:value-type="float" office:value="-0.18920606982454" calcext:value-type="float">
            <text:p>-0.18920606982454</text:p>
          </table:table-cell>
          <table:table-cell table:formula="of:=[.A279]*[.A279]" office:value-type="float" office:value="0.0357989368584489" calcext:value-type="float">
            <text:p>0.035798936858449</text:p>
          </table:table-cell>
          <table:table-cell table:formula="of:=SIN(2*[.A279]*PI())" office:value-type="float" office:value="-0.927928568786364" calcext:value-type="float">
            <text:p>-0.927928568786364</text:p>
          </table:table-cell>
          <table:table-cell table:number-columns-repeated="2"/>
        </table:table-row>
        <table:table-row table:style-name="ro1">
          <table:table-cell office:value-type="float" office:value="-0.000216113246670388" calcext:value-type="float">
            <text:p>-0.00021611324667</text:p>
          </table:table-cell>
          <table:table-cell table:formula="of:=[.A280]*[.A280]" office:value-type="float" office:value="0.0000000467049353864158" calcext:value-type="float">
            <text:p>4.67049353864158E-08</text:p>
          </table:table-cell>
          <table:table-cell table:formula="of:=SIN(2*[.A280]*PI())" office:value-type="float" office:value="-0.00135787915888154" calcext:value-type="float">
            <text:p>-0.001357879158882</text:p>
          </table:table-cell>
          <table:table-cell table:number-columns-repeated="2"/>
        </table:table-row>
        <table:table-row table:style-name="ro1">
          <table:table-cell office:value-type="float" office:value="0.799869916887232" calcext:value-type="float">
            <text:p>0.799869916887232</text:p>
          </table:table-cell>
          <table:table-cell table:formula="of:=[.A281]*[.A281]" office:value-type="float" office:value="0.639791883941188" calcext:value-type="float">
            <text:p>0.639791883941188</text:p>
          </table:table-cell>
          <table:table-cell table:formula="of:=SIN(2*[.A281]*PI())" office:value-type="float" office:value="-0.951308769403505" calcext:value-type="float">
            <text:p>-0.951308769403505</text:p>
          </table:table-cell>
          <table:table-cell table:number-columns-repeated="2"/>
        </table:table-row>
        <table:table-row table:style-name="ro1">
          <table:table-cell office:value-type="float" office:value="-0.0836363153180425" calcext:value-type="float">
            <text:p>-0.083636315318043</text:p>
          </table:table-cell>
          <table:table-cell table:formula="of:=[.A282]*[.A282]" office:value-type="float" office:value="0.00699503323997903" calcext:value-type="float">
            <text:p>0.006995033239979</text:p>
          </table:table-cell>
          <table:table-cell table:formula="of:=SIN(2*[.A282]*PI())" office:value-type="float" office:value="-0.501647738587435" calcext:value-type="float">
            <text:p>-0.501647738587435</text:p>
          </table:table-cell>
          <table:table-cell table:number-columns-repeated="2"/>
        </table:table-row>
        <table:table-row table:style-name="ro1">
          <table:table-cell office:value-type="float" office:value="-0.00130476217665531" calcext:value-type="float">
            <text:p>-0.001304762176655</text:p>
          </table:table-cell>
          <table:table-cell table:formula="of:=[.A283]*[.A283]" office:value-type="float" office:value="0.0000017024043376303" calcext:value-type="float">
            <text:p>1.7024043376303E-06</text:p>
          </table:table-cell>
          <table:table-cell table:formula="of:=SIN(2*[.A283]*PI())" office:value-type="float" office:value="-0.00819797070848831" calcext:value-type="float">
            <text:p>-0.008197970708488</text:p>
          </table:table-cell>
          <table:table-cell table:number-columns-repeated="2"/>
        </table:table-row>
        <table:table-row table:style-name="ro1">
          <table:table-cell office:value-type="float" office:value="0.0000999333317383698" calcext:value-type="float">
            <text:p>9.99333317383698E-05</text:p>
          </table:table-cell>
          <table:table-cell table:formula="of:=[.A284]*[.A284]" office:value-type="float" office:value="0.00000000998667079233108" calcext:value-type="float">
            <text:p>9.98667079233108E-09</text:p>
          </table:table-cell>
          <table:table-cell table:formula="of:=SIN(2*[.A284]*PI())" office:value-type="float" office:value="0.000627899600416958" calcext:value-type="float">
            <text:p>0.000627899600417</text:p>
          </table:table-cell>
          <table:table-cell table:number-columns-repeated="2"/>
        </table:table-row>
        <table:table-row table:style-name="ro1">
          <table:table-cell office:value-type="float" office:value="-0.167073978283" calcext:value-type="float">
            <text:p>-0.167073978283</text:p>
          </table:table-cell>
          <table:table-cell table:formula="of:=[.A285]*[.A285]" office:value-type="float" office:value="0.0279137142193083" calcext:value-type="float">
            <text:p>0.027913714219308</text:p>
          </table:table-cell>
          <table:table-cell table:formula="of:=SIN(2*[.A285]*PI())" office:value-type="float" office:value="-0.867302173520233" calcext:value-type="float">
            <text:p>-0.867302173520233</text:p>
          </table:table-cell>
          <table:table-cell table:number-columns-repeated="2"/>
        </table:table-row>
        <table:table-row table:style-name="ro1">
          <table:table-cell office:value-type="float" office:value="-0.24498664660076" calcext:value-type="float">
            <text:p>-0.24498664660076</text:p>
          </table:table-cell>
          <table:table-cell table:formula="of:=[.A286]*[.A286]" office:value-type="float" office:value="0.0600184570126858" calcext:value-type="float">
            <text:p>0.060018457012686</text:p>
          </table:table-cell>
          <table:table-cell table:formula="of:=SIN(2*[.A286]*PI())" office:value-type="float" office:value="-0.99950392142591" calcext:value-type="float">
            <text:p>-0.99950392142591</text:p>
          </table:table-cell>
          <table:table-cell table:number-columns-repeated="2"/>
        </table:table-row>
        <table:table-row table:style-name="ro1">
          <table:table-cell office:value-type="float" office:value="-0.0125285138988492" calcext:value-type="float">
            <text:p>-0.012528513898849</text:p>
          </table:table-cell>
          <table:table-cell table:formula="of:=[.A287]*[.A287]" office:value-type="float" office:value="0.000156963660513657" calcext:value-type="float">
            <text:p>0.000156963660514</text:p>
          </table:table-cell>
          <table:table-cell table:formula="of:=SIN(2*[.A287]*PI())" office:value-type="float" office:value="-0.0786377002933506" calcext:value-type="float">
            <text:p>-0.078637700293351</text:p>
          </table:table-cell>
          <table:table-cell table:number-columns-repeated="2"/>
        </table:table-row>
        <table:table-row table:style-name="ro1">
          <table:table-cell office:value-type="float" office:value="0.000281320518785184" calcext:value-type="float">
            <text:p>0.000281320518785</text:p>
          </table:table-cell>
          <table:table-cell table:formula="of:=[.A288]*[.A288]" office:value-type="float" office:value="0.000000079141234289565" calcext:value-type="float">
            <text:p>7.9141234289565E-08</text:p>
          </table:table-cell>
          <table:table-cell table:formula="of:=SIN(2*[.A288]*PI())" office:value-type="float" office:value="0.0017675880298055" calcext:value-type="float">
            <text:p>0.001767588029806</text:p>
          </table:table-cell>
          <table:table-cell table:number-columns-repeated="2"/>
        </table:table-row>
        <table:table-row table:style-name="ro1">
          <table:table-cell office:value-type="float" office:value="-0.0235446060437761" calcext:value-type="float">
            <text:p>-0.023544606043776</text:p>
          </table:table-cell>
          <table:table-cell table:formula="of:=[.A289]*[.A289]" office:value-type="float" office:value="0.00055434847375662" calcext:value-type="float">
            <text:p>0.000554348473757</text:p>
          </table:table-cell>
          <table:table-cell table:formula="of:=SIN(2*[.A289]*PI())" office:value-type="float" office:value="-0.147396124446761" calcext:value-type="float">
            <text:p>-0.147396124446761</text:p>
          </table:table-cell>
          <table:table-cell table:number-columns-repeated="2"/>
        </table:table-row>
        <table:table-row table:style-name="ro1">
          <table:table-cell office:value-type="float" office:value="0.0386518437499678" calcext:value-type="float">
            <text:p>0.038651843749968</text:p>
          </table:table-cell>
          <table:table-cell table:formula="of:=[.A290]*[.A290]" office:value-type="float" office:value="0.00149396502527193" calcext:value-type="float">
            <text:p>0.001493965025272</text:p>
          </table:table-cell>
          <table:table-cell table:formula="of:=SIN(2*[.A290]*PI())" office:value-type="float" office:value="0.240476470773112" calcext:value-type="float">
            <text:p>0.240476470773112</text:p>
          </table:table-cell>
          <table:table-cell table:number-columns-repeated="2"/>
        </table:table-row>
        <table:table-row table:style-name="ro1">
          <table:table-cell office:value-type="float" office:value="-0.0518561065676207" calcext:value-type="float">
            <text:p>-0.051856106567621</text:p>
          </table:table-cell>
          <table:table-cell table:formula="of:=[.A291]*[.A291]" office:value-type="float" office:value="0.00268905578835244" calcext:value-type="float">
            <text:p>0.002689055788352</text:p>
          </table:table-cell>
          <table:table-cell table:formula="of:=SIN(2*[.A291]*PI())" office:value-type="float" office:value="-0.320087198555833" calcext:value-type="float">
            <text:p>-0.320087198555833</text:p>
          </table:table-cell>
          <table:table-cell table:number-columns-repeated="2"/>
        </table:table-row>
        <table:table-row table:style-name="ro1">
          <table:table-cell office:value-type="float" office:value="-0.00720630097438194" calcext:value-type="float">
            <text:p>-0.007206300974382</text:p>
          </table:table-cell>
          <table:table-cell table:formula="of:=[.A292]*[.A292]" office:value-type="float" office:value="0.000051930773733378" calcext:value-type="float">
            <text:p>5.1930773733378E-05</text:p>
          </table:table-cell>
          <table:table-cell table:formula="of:=SIN(2*[.A292]*PI())" office:value-type="float" office:value="-0.0452630547321748" calcext:value-type="float">
            <text:p>-0.045263054732175</text:p>
          </table:table-cell>
          <table:table-cell table:number-columns-repeated="2"/>
        </table:table-row>
        <table:table-row table:style-name="ro1">
          <table:table-cell office:value-type="float" office:value="-0.00520381787894878" calcext:value-type="float">
            <text:p>-0.005203817878949</text:p>
          </table:table-cell>
          <table:table-cell table:formula="of:=[.A293]*[.A293]" office:value-type="float" office:value="0.0000270797205172669" calcext:value-type="float">
            <text:p>2.70797205172669E-05</text:p>
          </table:table-cell>
          <table:table-cell table:formula="of:=SIN(2*[.A293]*PI())" office:value-type="float" office:value="-0.0326907265623897" calcext:value-type="float">
            <text:p>-0.03269072656239</text:p>
          </table:table-cell>
          <table:table-cell table:number-columns-repeated="2"/>
        </table:table-row>
        <table:table-row table:style-name="ro1">
          <table:table-cell office:value-type="float" office:value="-0.056100877432047" calcext:value-type="float">
            <text:p>-0.056100877432047</text:p>
          </table:table-cell>
          <table:table-cell table:formula="of:=[.A294]*[.A294]" office:value-type="float" office:value="0.00314730844864556" calcext:value-type="float">
            <text:p>0.003147308448646</text:p>
          </table:table-cell>
          <table:table-cell table:formula="of:=SIN(2*[.A294]*PI())" office:value-type="float" office:value="-0.34523785308773" calcext:value-type="float">
            <text:p>-0.34523785308773</text:p>
          </table:table-cell>
          <table:table-cell table:number-columns-repeated="2"/>
        </table:table-row>
        <table:table-row table:style-name="ro1">
          <table:table-cell office:value-type="float" office:value="0.00140576247241712" calcext:value-type="float">
            <text:p>0.001405762472417</text:p>
          </table:table-cell>
          <table:table-cell table:formula="of:=[.A295]*[.A295]" office:value-type="float" office:value="0.00000197616812885629" calcext:value-type="float">
            <text:p>1.97616812885629E-06</text:p>
          </table:table-cell>
          <table:table-cell table:formula="of:=SIN(2*[.A295]*PI())" office:value-type="float" office:value="0.00883255126432421" calcext:value-type="float">
            <text:p>0.008832551264324</text:p>
          </table:table-cell>
          <table:table-cell table:number-columns-repeated="2"/>
        </table:table-row>
        <table:table-row table:style-name="ro1">
          <table:table-cell office:value-type="float" office:value="-0.211690434328768" calcext:value-type="float">
            <text:p>-0.211690434328768</text:p>
          </table:table-cell>
          <table:table-cell table:formula="of:=[.A296]*[.A296]" office:value-type="float" office:value="0.0448128399863023" calcext:value-type="float">
            <text:p>0.044812839986302</text:p>
          </table:table-cell>
          <table:table-cell table:formula="of:=SIN(2*[.A296]*PI())" office:value-type="float" office:value="-0.971169890862239" calcext:value-type="float">
            <text:p>-0.971169890862239</text:p>
          </table:table-cell>
          <table:table-cell table:number-columns-repeated="2"/>
        </table:table-row>
        <table:table-row table:style-name="ro1">
          <table:table-cell office:value-type="float" office:value="-0.0916952834210097" calcext:value-type="float">
            <text:p>-0.09169528342101</text:p>
          </table:table-cell>
          <table:table-cell table:formula="of:=[.A297]*[.A297]" office:value-type="float" office:value="0.00840802500165929" calcext:value-type="float">
            <text:p>0.008408025001659</text:p>
          </table:table-cell>
          <table:table-cell table:formula="of:=SIN(2*[.A297]*PI())" office:value-type="float" office:value="-0.544789822843696" calcext:value-type="float">
            <text:p>-0.544789822843696</text:p>
          </table:table-cell>
          <table:table-cell table:number-columns-repeated="2"/>
        </table:table-row>
        <table:table-row table:style-name="ro1">
          <table:table-cell office:value-type="float" office:value="-0.00374712574181113" calcext:value-type="float">
            <text:p>-0.003747125741811</text:p>
          </table:table-cell>
          <table:table-cell table:formula="of:=[.A298]*[.A298]" office:value-type="float" office:value="0.0000140409513249436" calcext:value-type="float">
            <text:p>1.40409513249436E-05</text:p>
          </table:table-cell>
          <table:table-cell table:formula="of:=SIN(2*[.A298]*PI())" office:value-type="float" office:value="-0.0235417103457184" calcext:value-type="float">
            <text:p>-0.023541710345718</text:p>
          </table:table-cell>
          <table:table-cell table:number-columns-repeated="2"/>
        </table:table-row>
        <table:table-row table:style-name="ro1">
          <table:table-cell office:value-type="float" office:value="0.00000657635995349273" calcext:value-type="float">
            <text:p>6.57635995349273E-06</text:p>
          </table:table-cell>
          <table:table-cell table:formula="of:=[.A299]*[.A299]" office:value-type="float" office:value="0.000000000043248510237903" calcext:value-type="float">
            <text:p>4.3248510237903E-11</text:p>
          </table:table-cell>
          <table:table-cell table:formula="of:=SIN(2*[.A299]*PI())" office:value-type="float" office:value="0.0000413204882227515" calcext:value-type="float">
            <text:p>4.13204882227515E-05</text:p>
          </table:table-cell>
          <table:table-cell table:number-columns-repeated="2"/>
        </table:table-row>
        <table:table-row table:style-name="ro1">
          <table:table-cell office:value-type="float" office:value="0.000553399786276922" calcext:value-type="float">
            <text:p>0.000553399786277</text:p>
          </table:table-cell>
          <table:table-cell table:formula="of:=[.A300]*[.A300]" office:value-type="float" office:value="0.000000306251323451343" calcext:value-type="float">
            <text:p>3.06251323451343E-07</text:p>
          </table:table-cell>
          <table:table-cell table:formula="of:=SIN(2*[.A300]*PI())" office:value-type="float" office:value="0.00347710639956813" calcext:value-type="float">
            <text:p>0.003477106399568</text:p>
          </table:table-cell>
          <table:table-cell table:number-columns-repeated="2"/>
        </table:table-row>
        <table:table-row table:style-name="ro1">
          <table:table-cell office:value-type="float" office:value="-0.00179400946008438" calcext:value-type="float">
            <text:p>-0.001794009460084</text:p>
          </table:table-cell>
          <table:table-cell table:formula="of:=[.A301]*[.A301]" office:value-type="float" office:value="0.00000321846994287226" calcext:value-type="float">
            <text:p>3.21846994287226E-06</text:p>
          </table:table-cell>
          <table:table-cell table:formula="of:=SIN(2*[.A301]*PI())" office:value-type="float" office:value="-0.0112718551764964" calcext:value-type="float">
            <text:p>-0.011271855176496</text:p>
          </table:table-cell>
          <table:table-cell table:number-columns-repeated="2"/>
        </table:table-row>
        <table:table-row table:style-name="ro1">
          <table:table-cell office:value-type="float" office:value="-0.0000459867569585532" calcext:value-type="float">
            <text:p>-4.59867569585532E-05</text:p>
          </table:table-cell>
          <table:table-cell table:formula="of:=[.A302]*[.A302]" office:value-type="float" office:value="0.00000000211478181556504" calcext:value-type="float">
            <text:p>2.11478181556504E-09</text:p>
          </table:table-cell>
          <table:table-cell table:formula="of:=SIN(2*[.A302]*PI())" office:value-type="float" office:value="-0.000288943311626259" calcext:value-type="float">
            <text:p>-0.000288943311626</text:p>
          </table:table-cell>
          <table:table-cell table:number-columns-repeated="2"/>
        </table:table-row>
        <table:table-row table:style-name="ro1">
          <table:table-cell office:value-type="float" office:value="-0.0000324576434548997" calcext:value-type="float">
            <text:p>-3.24576434548997E-05</text:p>
          </table:table-cell>
          <table:table-cell table:formula="of:=[.A303]*[.A303]" office:value-type="float" office:value="0.00000000105349861864539" calcext:value-type="float">
            <text:p>1.05349861864539E-09</text:p>
          </table:table-cell>
          <table:table-cell table:formula="of:=SIN(2*[.A303]*PI())" office:value-type="float" office:value="-0.000203937387047858" calcext:value-type="float">
            <text:p>-0.000203937387048</text:p>
          </table:table-cell>
          <table:table-cell table:number-columns-repeated="2"/>
        </table:table-row>
        <table:table-row table:style-name="ro1">
          <table:table-cell office:value-type="float" office:value="-0.259623271492589" calcext:value-type="float">
            <text:p>-0.259623271492589</text:p>
          </table:table-cell>
          <table:table-cell table:formula="of:=[.A304]*[.A304]" office:value-type="float" office:value="0.0674042431005147" calcext:value-type="float">
            <text:p>0.067404243100515</text:p>
          </table:table-cell>
          <table:table-cell table:formula="of:=SIN(2*[.A304]*PI())" office:value-type="float" office:value="-0.998172560958735" calcext:value-type="float">
            <text:p>-0.998172560958735</text:p>
          </table:table-cell>
          <table:table-cell table:number-columns-repeated="2"/>
        </table:table-row>
        <table:table-row table:style-name="ro1">
          <table:table-cell office:value-type="float" office:value="-0.000322353755476542" calcext:value-type="float">
            <text:p>-0.000322353755477</text:p>
          </table:table-cell>
          <table:table-cell table:formula="of:=[.A305]*[.A305]" office:value-type="float" office:value="0.00000010391194366983" calcext:value-type="float">
            <text:p>1.0391194366983E-07</text:p>
          </table:table-cell>
          <table:table-cell table:formula="of:=SIN(2*[.A305]*PI())" office:value-type="float" office:value="-0.00202540699532624" calcext:value-type="float">
            <text:p>-0.002025406995326</text:p>
          </table:table-cell>
          <table:table-cell table:number-columns-repeated="2"/>
        </table:table-row>
        <table:table-row table:style-name="ro1">
          <table:table-cell office:value-type="float" office:value="0.00000339802947145346" calcext:value-type="float">
            <text:p>3.39802947145346E-06</text:p>
          </table:table-cell>
          <table:table-cell table:formula="of:=[.A306]*[.A306]" office:value-type="float" office:value="0.0000000000115466042888663" calcext:value-type="float">
            <text:p>1.15466042888663E-11</text:p>
          </table:table-cell>
          <table:table-cell table:formula="of:=SIN(2*[.A306]*PI())" office:value-type="float" office:value="0.0000213504488467775" calcext:value-type="float">
            <text:p>2.13504488467775E-05</text:p>
          </table:table-cell>
          <table:table-cell table:number-columns-repeated="2"/>
        </table:table-row>
        <table:table-row table:style-name="ro1">
          <table:table-cell office:value-type="float" office:value="0.0003093378453545" calcext:value-type="float">
            <text:p>0.000309337845355</text:p>
          </table:table-cell>
          <table:table-cell table:formula="of:=[.A307]*[.A307]" office:value-type="float" office:value="0.0000000956899025685647" calcext:value-type="float">
            <text:p>9.56899025685647E-08</text:p>
          </table:table-cell>
          <table:table-cell table:formula="of:=SIN(2*[.A307]*PI())" office:value-type="float" office:value="0.00194362578115082" calcext:value-type="float">
            <text:p>0.001943625781151</text:p>
          </table:table-cell>
          <table:table-cell table:number-columns-repeated="2"/>
        </table:table-row>
        <table:table-row table:style-name="ro1">
          <table:table-cell office:value-type="float" office:value="-0.0000000207898608176085" calcext:value-type="float">
            <text:p>-2.07898608176085E-08</text:p>
          </table:table-cell>
          <table:table-cell table:formula="of:=[.A308]*[.A308]" office:value-type="float" office:value="4.32218312815535E-016" calcext:value-type="float">
            <text:p>4.32218312815535E-16</text:p>
          </table:table-cell>
          <table:table-cell table:formula="of:=SIN(2*[.A308]*PI())" office:value-type="float" office:value="-0.000000130626548027506" calcext:value-type="float">
            <text:p>-1.30626548027506E-07</text:p>
          </table:table-cell>
          <table:table-cell table:number-columns-repeated="2"/>
        </table:table-row>
        <table:table-row table:style-name="ro1">
          <table:table-cell office:value-type="float" office:value="0.00000725535514639534" calcext:value-type="float">
            <text:p>7.25535514639534E-06</text:p>
          </table:table-cell>
          <table:table-cell table:formula="of:=[.A309]*[.A309]" office:value-type="float" office:value="0.0000000000526401783003253" calcext:value-type="float">
            <text:p>5.26401783003253E-11</text:p>
          </table:table-cell>
          <table:table-cell table:formula="of:=SIN(2*[.A309]*PI())" office:value-type="float" office:value="0.0000455867408384116" calcext:value-type="float">
            <text:p>4.55867408384116E-05</text:p>
          </table:table-cell>
          <table:table-cell table:number-columns-repeated="2"/>
        </table:table-row>
        <table:table-row table:style-name="ro1">
          <table:table-cell office:value-type="float" office:value="0.0000454723805924636" calcext:value-type="float">
            <text:p>4.54723805924636E-05</text:p>
          </table:table-cell>
          <table:table-cell table:formula="of:=[.A310]*[.A310]" office:value-type="float" office:value="0.00000000206773739674586" calcext:value-type="float">
            <text:p>2.06773739674586E-09</text:p>
          </table:table-cell>
          <table:table-cell table:formula="of:=SIN(2*[.A310]*PI())" office:value-type="float" office:value="0.000285711389733894" calcext:value-type="float">
            <text:p>0.000285711389734</text:p>
          </table:table-cell>
          <table:table-cell table:number-columns-repeated="2"/>
        </table:table-row>
        <table:table-row table:style-name="ro1">
          <table:table-cell office:value-type="float" office:value="0.000069228471716642" calcext:value-type="float">
            <text:p>6.9228471716642E-05</text:p>
          </table:table-cell>
          <table:table-cell table:formula="of:=[.A311]*[.A311]" office:value-type="float" office:value="0.00000000479258129622191" calcext:value-type="float">
            <text:p>4.79258129622191E-09</text:p>
          </table:table-cell>
          <table:table-cell table:formula="of:=SIN(2*[.A311]*PI())" office:value-type="float" office:value="0.000434975302612026" calcext:value-type="float">
            <text:p>0.000434975302612</text:p>
          </table:table-cell>
          <table:table-cell table:number-columns-repeated="2"/>
        </table:table-row>
        <table:table-row table:style-name="ro1">
          <table:table-cell office:value-type="float" office:value="0.000428593954683123" calcext:value-type="float">
            <text:p>0.000428593954683</text:p>
          </table:table-cell>
          <table:table-cell table:formula="of:=[.A312]*[.A312]" office:value-type="float" office:value="0.000000183692777990919" calcext:value-type="float">
            <text:p>1.83692777990919E-07</text:p>
          </table:table-cell>
          <table:table-cell table:formula="of:=SIN(2*[.A312]*PI())" office:value-type="float" office:value="0.00269293198399591" calcext:value-type="float">
            <text:p>0.002692931983996</text:p>
          </table:table-cell>
          <table:table-cell table:number-columns-repeated="2"/>
        </table:table-row>
        <table:table-row table:style-name="ro1">
          <table:table-cell office:value-type="float" office:value="-0.000554025392195315" calcext:value-type="float">
            <text:p>-0.000554025392195</text:p>
          </table:table-cell>
          <table:table-cell table:formula="of:=[.A313]*[.A313]" office:value-type="float" office:value="0.000000306944135197173" calcext:value-type="float">
            <text:p>3.06944135197173E-07</text:p>
          </table:table-cell>
          <table:table-cell table:formula="of:=SIN(2*[.A313]*PI())" office:value-type="float" office:value="-0.00348103717369351" calcext:value-type="float">
            <text:p>-0.003481037173694</text:p>
          </table:table-cell>
          <table:table-cell table:number-columns-repeated="2"/>
        </table:table-row>
        <table:table-row table:style-name="ro1">
          <table:table-cell office:value-type="float" office:value="-0.0000192334625919558" calcext:value-type="float">
            <text:p>-1.92334625919558E-05</text:p>
          </table:table-cell>
          <table:table-cell table:formula="of:=[.A314]*[.A314]" office:value-type="float" office:value="0.000000000369926083276164" calcext:value-type="float">
            <text:p>3.69926083276164E-10</text:p>
          </table:table-cell>
          <table:table-cell table:formula="of:=SIN(2*[.A314]*PI())" office:value-type="float" office:value="-0.000120847409269821" calcext:value-type="float">
            <text:p>-0.00012084740927</text:p>
          </table:table-cell>
          <table:table-cell table:number-columns-repeated="2"/>
        </table:table-row>
        <table:table-row table:style-name="ro1">
          <table:table-cell office:value-type="float" office:value="0.00553036032505864" calcext:value-type="float">
            <text:p>0.005530360325059</text:p>
          </table:table-cell>
          <table:table-cell table:formula="of:=[.A315]*[.A315]" office:value-type="float" office:value="0.0000305848853249827" calcext:value-type="float">
            <text:p>3.05848853249827E-05</text:p>
          </table:table-cell>
          <table:table-cell table:formula="of:=SIN(2*[.A315]*PI())" office:value-type="float" office:value="0.0347412863997084" calcext:value-type="float">
            <text:p>0.034741286399708</text:p>
          </table:table-cell>
          <table:table-cell table:number-columns-repeated="2"/>
        </table:table-row>
        <table:table-row table:style-name="ro1">
          <table:table-cell office:value-type="float" office:value="-0.00521103398547988" calcext:value-type="float">
            <text:p>-0.00521103398548</text:p>
          </table:table-cell>
          <table:table-cell table:formula="of:=[.A316]*[.A316]" office:value-type="float" office:value="0.0000271548751978263" calcext:value-type="float">
            <text:p>2.71548751978263E-05</text:p>
          </table:table-cell>
          <table:table-cell table:formula="of:=SIN(2*[.A316]*PI())" office:value-type="float" office:value="-0.0327360424296984" calcext:value-type="float">
            <text:p>-0.032736042429699</text:p>
          </table:table-cell>
          <table:table-cell table:number-columns-repeated="2"/>
        </table:table-row>
        <table:table-row table:style-name="ro1">
          <table:table-cell office:value-type="float" office:value="-0.00223337604564475" calcext:value-type="float">
            <text:p>-0.002233376045645</text:p>
          </table:table-cell>
          <table:table-cell table:formula="of:=[.A317]*[.A317]" office:value-type="float" office:value="0.0000049879685612598" calcext:value-type="float">
            <text:p>4.9879685612598E-06</text:p>
          </table:table-cell>
          <table:table-cell table:formula="of:=SIN(2*[.A317]*PI())" office:value-type="float" office:value="-0.0140322550129807" calcext:value-type="float">
            <text:p>-0.014032255012981</text:p>
          </table:table-cell>
          <table:table-cell table:number-columns-repeated="2"/>
        </table:table-row>
        <table:table-row table:style-name="ro1">
          <table:table-cell office:value-type="float" office:value="0.0015774847599813" calcext:value-type="float">
            <text:p>0.001577484759981</text:p>
          </table:table-cell>
          <table:table-cell table:formula="of:=[.A318]*[.A318]" office:value-type="float" office:value="0.00000248845816797327" calcext:value-type="float">
            <text:p>2.48845816797327E-06</text:p>
          </table:table-cell>
          <table:table-cell table:formula="of:=SIN(2*[.A318]*PI())" office:value-type="float" office:value="0.00991146677995934" calcext:value-type="float">
            <text:p>0.009911466779959</text:p>
          </table:table-cell>
          <table:table-cell table:number-columns-repeated="2"/>
        </table:table-row>
        <table:table-row table:style-name="ro1">
          <table:table-cell office:value-type="float" office:value="0.014705817415639" calcext:value-type="float">
            <text:p>0.014705817415639</text:p>
          </table:table-cell>
          <table:table-cell table:formula="of:=[.A319]*[.A319]" office:value-type="float" office:value="0.000216261065862111" calcext:value-type="float">
            <text:p>0.000216261065862</text:p>
          </table:table-cell>
          <table:table-cell table:formula="of:=SIN(2*[.A319]*PI())" office:value-type="float" office:value="0.0922679531907034" calcext:value-type="float">
            <text:p>0.092267953190703</text:p>
          </table:table-cell>
          <table:table-cell table:number-columns-repeated="2"/>
        </table:table-row>
        <table:table-row table:style-name="ro1">
          <table:table-cell office:value-type="float" office:value="0.00187005676272375" calcext:value-type="float">
            <text:p>0.001870056762724</text:p>
          </table:table-cell>
          <table:table-cell table:formula="of:=[.A320]*[.A320]" office:value-type="float" office:value="0.00000349711229580883" calcext:value-type="float">
            <text:p>3.49711229580883E-06</text:p>
          </table:table-cell>
          <table:table-cell table:formula="of:=SIN(2*[.A320]*PI())" office:value-type="float" office:value="0.0117496428106018" calcext:value-type="float">
            <text:p>0.011749642810602</text:p>
          </table:table-cell>
          <table:table-cell table:number-columns-repeated="2"/>
        </table:table-row>
        <table:table-row table:style-name="ro1">
          <table:table-cell office:value-type="float" office:value="0.0000245791838632493" calcext:value-type="float">
            <text:p>2.45791838632493E-05</text:p>
          </table:table-cell>
          <table:table-cell table:formula="of:=[.A321]*[.A321]" office:value-type="float" office:value="0.000000000604136279383416" calcext:value-type="float">
            <text:p>6.04136279383416E-10</text:p>
          </table:table-cell>
          <table:table-cell table:formula="of:=SIN(2*[.A321]*PI())" office:value-type="float" office:value="0.000154435566298143" calcext:value-type="float">
            <text:p>0.000154435566298</text:p>
          </table:table-cell>
          <table:table-cell table:number-columns-repeated="2"/>
        </table:table-row>
        <table:table-row table:style-name="ro1">
          <table:table-cell office:value-type="float" office:value="-0.00776690023519273" calcext:value-type="float">
            <text:p>-0.007766900235193</text:p>
          </table:table-cell>
          <table:table-cell table:formula="of:=[.A322]*[.A322]" office:value-type="float" office:value="0.0000603247392634369" calcext:value-type="float">
            <text:p>6.03247392634369E-05</text:p>
          </table:table-cell>
          <table:table-cell table:formula="of:=SIN(2*[.A322]*PI())" office:value-type="float" office:value="-0.0487815056611047" calcext:value-type="float">
            <text:p>-0.048781505661105</text:p>
          </table:table-cell>
          <table:table-cell table:number-columns-repeated="2"/>
        </table:table-row>
        <table:table-row table:style-name="ro1">
          <table:table-cell office:value-type="float" office:value="-0.0190847721868767" calcext:value-type="float">
            <text:p>-0.019084772186877</text:p>
          </table:table-cell>
          <table:table-cell table:formula="of:=[.A323]*[.A323]" office:value-type="float" office:value="0.000364228529424982" calcext:value-type="float">
            <text:p>0.000364228529425</text:p>
          </table:table-cell>
          <table:table-cell table:formula="of:=SIN(2*[.A323]*PI())" office:value-type="float" office:value="-0.119625991529754" calcext:value-type="float">
            <text:p>-0.119625991529754</text:p>
          </table:table-cell>
          <table:table-cell table:number-columns-repeated="2"/>
        </table:table-row>
        <table:table-row table:style-name="ro1">
          <table:table-cell office:value-type="float" office:value="-0.2577984405011" calcext:value-type="float">
            <text:p>-0.2577984405011</text:p>
          </table:table-cell>
          <table:table-cell table:formula="of:=[.A324]*[.A324]" office:value-type="float" office:value="0.066460035924799" calcext:value-type="float">
            <text:p>0.066460035924799</text:p>
          </table:table-cell>
          <table:table-cell table:formula="of:=SIN(2*[.A324]*PI())" office:value-type="float" office:value="-0.99879978686968" calcext:value-type="float">
            <text:p>-0.99879978686968</text:p>
          </table:table-cell>
          <table:table-cell table:number-columns-repeated="2"/>
        </table:table-row>
        <table:table-row table:style-name="ro1">
          <table:table-cell office:value-type="float" office:value="-0.0810628774881103" calcext:value-type="float">
            <text:p>-0.08106287748811</text:p>
          </table:table-cell>
          <table:table-cell table:formula="of:=[.A325]*[.A325]" office:value-type="float" office:value="0.00657119010665239" calcext:value-type="float">
            <text:p>0.006571190106652</text:p>
          </table:table-cell>
          <table:table-cell table:formula="of:=SIN(2*[.A325]*PI())" office:value-type="float" office:value="-0.487595088283317" calcext:value-type="float">
            <text:p>-0.487595088283317</text:p>
          </table:table-cell>
          <table:table-cell table:number-columns-repeated="2"/>
        </table:table-row>
        <table:table-row table:style-name="ro1">
          <table:table-cell office:value-type="float" office:value="-0.0000000721948647579614" calcext:value-type="float">
            <text:p>-7.21948647579614E-08</text:p>
          </table:table-cell>
          <table:table-cell table:formula="of:=[.A326]*[.A326]" office:value-type="float" office:value="5.21209849742033E-015" calcext:value-type="float">
            <text:p>5.21209849742033E-15</text:p>
          </table:table-cell>
          <table:table-cell table:formula="of:=SIN(2*[.A326]*PI())" office:value-type="float" office:value="-0.000000453613713501025" calcext:value-type="float">
            <text:p>-4.53613713501025E-07</text:p>
          </table:table-cell>
          <table:table-cell table:number-columns-repeated="2"/>
        </table:table-row>
        <table:table-row table:style-name="ro1">
          <table:table-cell office:value-type="float" office:value="-0.0370920946135262" calcext:value-type="float">
            <text:p>-0.037092094613526</text:p>
          </table:table-cell>
          <table:table-cell table:formula="of:=[.A327]*[.A327]" office:value-type="float" office:value="0.00137582348281878" calcext:value-type="float">
            <text:p>0.001375823482819</text:p>
          </table:table-cell>
          <table:table-cell table:formula="of:=SIN(2*[.A327]*PI())" office:value-type="float" office:value="-0.230952469116787" calcext:value-type="float">
            <text:p>-0.230952469116787</text:p>
          </table:table-cell>
          <table:table-cell table:number-columns-repeated="2"/>
        </table:table-row>
        <table:table-row table:style-name="ro1">
          <table:table-cell office:value-type="float" office:value="-0.109822719386247" calcext:value-type="float">
            <text:p>-0.109822719386247</text:p>
          </table:table-cell>
          <table:table-cell table:formula="of:=[.A328]*[.A328]" office:value-type="float" office:value="0.0120610296933903" calcext:value-type="float">
            <text:p>0.01206102969339</text:p>
          </table:table-cell>
          <table:table-cell table:formula="of:=SIN(2*[.A328]*PI())" office:value-type="float" office:value="-0.636565329842107" calcext:value-type="float">
            <text:p>-0.636565329842107</text:p>
          </table:table-cell>
          <table:table-cell table:number-columns-repeated="2"/>
        </table:table-row>
        <table:table-row table:style-name="ro1">
          <table:table-cell office:value-type="float" office:value="0.259103492469192" calcext:value-type="float">
            <text:p>0.259103492469192</text:p>
          </table:table-cell>
          <table:table-cell table:formula="of:=[.A329]*[.A329]" office:value-type="float" office:value="0.0671346198097324" calcext:value-type="float">
            <text:p>0.067134619809733</text:p>
          </table:table-cell>
          <table:table-cell table:formula="of:=SIN(2*[.A329]*PI())" office:value-type="float" office:value="0.998364587153229" calcext:value-type="float">
            <text:p>0.998364587153229</text:p>
          </table:table-cell>
          <table:table-cell table:number-columns-repeated="2"/>
        </table:table-row>
        <table:table-row table:style-name="ro1">
          <table:table-cell office:value-type="float" office:value="-0.00390048172943954" calcext:value-type="float">
            <text:p>-0.00390048172944</text:p>
          </table:table-cell>
          <table:table-cell table:formula="of:=[.A330]*[.A330]" office:value-type="float" office:value="0.0000152137577216917" calcext:value-type="float">
            <text:p>1.52137577216917E-05</text:p>
          </table:table-cell>
          <table:table-cell table:formula="of:=SIN(2*[.A330]*PI())" office:value-type="float" office:value="-0.0245049963097167" calcext:value-type="float">
            <text:p>-0.024504996309717</text:p>
          </table:table-cell>
          <table:table-cell table:number-columns-repeated="2"/>
        </table:table-row>
        <table:table-row table:style-name="ro1">
          <table:table-cell office:value-type="float" office:value="-0.0875713083593057" calcext:value-type="float">
            <text:p>-0.087571308359306</text:p>
          </table:table-cell>
          <table:table-cell table:formula="of:=[.A331]*[.A331]" office:value-type="float" office:value="0.0076687340477606" calcext:value-type="float">
            <text:p>0.007668734047761</text:p>
          </table:table-cell>
          <table:table-cell table:formula="of:=SIN(2*[.A331]*PI())" office:value-type="float" office:value="-0.522880532258161" calcext:value-type="float">
            <text:p>-0.522880532258161</text:p>
          </table:table-cell>
          <table:table-cell table:number-columns-repeated="2"/>
        </table:table-row>
        <table:table-row table:style-name="ro1">
          <table:table-cell office:value-type="float" office:value="-0.00128597720700602" calcext:value-type="float">
            <text:p>-0.001285977207006</text:p>
          </table:table-cell>
          <table:table-cell table:formula="of:=[.A332]*[.A332]" office:value-type="float" office:value="0.00000165373737693901" calcext:value-type="float">
            <text:p>1.65373737693901E-06</text:p>
          </table:table-cell>
          <table:table-cell table:formula="of:=SIN(2*[.A332]*PI())" office:value-type="float" office:value="-0.00807994517261616" calcext:value-type="float">
            <text:p>-0.008079945172616</text:p>
          </table:table-cell>
          <table:table-cell table:number-columns-repeated="2"/>
        </table:table-row>
        <table:table-row table:style-name="ro1">
          <table:table-cell office:value-type="float" office:value="0.00336023019875667" calcext:value-type="float">
            <text:p>0.003360230198757</text:p>
          </table:table-cell>
          <table:table-cell table:formula="of:=[.A333]*[.A333]" office:value-type="float" office:value="0.0000112911469886363" calcext:value-type="float">
            <text:p>1.12911469886363E-05</text:p>
          </table:table-cell>
          <table:table-cell table:formula="of:=SIN(2*[.A333]*PI())" office:value-type="float" office:value="0.0211113805090768" calcext:value-type="float">
            <text:p>0.021111380509077</text:p>
          </table:table-cell>
          <table:table-cell table:number-columns-repeated="2"/>
        </table:table-row>
        <table:table-row table:style-name="ro1">
          <table:table-cell office:value-type="float" office:value="0.0000166436623325637" calcext:value-type="float">
            <text:p>1.66436623325637E-05</text:p>
          </table:table-cell>
          <table:table-cell table:formula="of:=[.A334]*[.A334]" office:value-type="float" office:value="0.0000000002770114958404" calcext:value-type="float">
            <text:p>2.770114958404E-10</text:p>
          </table:table-cell>
          <table:table-cell table:formula="of:=SIN(2*[.A334]*PI())" office:value-type="float" office:value="0.000104575214435017" calcext:value-type="float">
            <text:p>0.000104575214435</text:p>
          </table:table-cell>
          <table:table-cell table:number-columns-repeated="2"/>
        </table:table-row>
        <table:table-row table:style-name="ro1">
          <table:table-cell office:value-type="float" office:value="-0.107950378401159" calcext:value-type="float">
            <text:p>-0.107950378401159</text:p>
          </table:table-cell>
          <table:table-cell table:formula="of:=[.A335]*[.A335]" office:value-type="float" office:value="0.0116532841969533" calcext:value-type="float">
            <text:p>0.011653284196953</text:p>
          </table:table-cell>
          <table:table-cell table:formula="of:=SIN(2*[.A335]*PI())" office:value-type="float" office:value="-0.627448620486016" calcext:value-type="float">
            <text:p>-0.627448620486016</text:p>
          </table:table-cell>
          <table:table-cell table:number-columns-repeated="2"/>
        </table:table-row>
        <table:table-row table:style-name="ro1">
          <table:table-cell office:value-type="float" office:value="-0.000278264165063492" calcext:value-type="float">
            <text:p>-0.000278264165063</text:p>
          </table:table-cell>
          <table:table-cell table:formula="of:=[.A336]*[.A336]" office:value-type="float" office:value="0.0000000774309455584822" calcext:value-type="float">
            <text:p>7.74309455584822E-08</text:p>
          </table:table-cell>
          <table:table-cell table:formula="of:=SIN(2*[.A336]*PI())" office:value-type="float" office:value="-0.0017483844226827" calcext:value-type="float">
            <text:p>-0.001748384422683</text:p>
          </table:table-cell>
          <table:table-cell table:number-columns-repeated="2"/>
        </table:table-row>
        <table:table-row table:style-name="ro1">
          <table:table-cell office:value-type="float" office:value="-0.0000000134659944281161" calcext:value-type="float">
            <text:p>-1.34659944281161E-08</text:p>
          </table:table-cell>
          <table:table-cell table:formula="of:=[.A337]*[.A337]" office:value-type="float" office:value="1.81333005938053E-016" calcext:value-type="float">
            <text:p>1.81333005938053E-16</text:p>
          </table:table-cell>
          <table:table-cell table:formula="of:=SIN(2*[.A337]*PI())" office:value-type="float" office:value="-0.000000084609338337301" calcext:value-type="float">
            <text:p>-8.4609338337301E-08</text:p>
          </table:table-cell>
          <table:table-cell table:number-columns-repeated="2"/>
        </table:table-row>
        <table:table-row table:style-name="ro1">
          <table:table-cell office:value-type="float" office:value="-0.000424480107467265" calcext:value-type="float">
            <text:p>-0.000424480107467</text:p>
          </table:table-cell>
          <table:table-cell table:formula="of:=[.A338]*[.A338]" office:value-type="float" office:value="0.000000180183361635421" calcext:value-type="float">
            <text:p>1.80183361635421E-07</text:p>
          </table:table-cell>
          <table:table-cell table:formula="of:=SIN(2*[.A338]*PI())" office:value-type="float" office:value="-0.00266708401244026" calcext:value-type="float">
            <text:p>-0.00266708401244</text:p>
          </table:table-cell>
          <table:table-cell table:number-columns-repeated="2"/>
        </table:table-row>
        <table:table-row table:style-name="ro1">
          <table:table-cell office:value-type="float" office:value="-0.0103424991517905" calcext:value-type="float">
            <text:p>-0.010342499151791</text:p>
          </table:table-cell>
          <table:table-cell table:formula="of:=[.A339]*[.A339]" office:value-type="float" office:value="0.000106967288704787" calcext:value-type="float">
            <text:p>0.000106967288705</text:p>
          </table:table-cell>
          <table:table-cell table:formula="of:=SIN(2*[.A339]*PI())" office:value-type="float" office:value="-0.0649381116650545" calcext:value-type="float">
            <text:p>-0.064938111665055</text:p>
          </table:table-cell>
          <table:table-cell table:number-columns-repeated="2"/>
        </table:table-row>
        <table:table-row table:style-name="ro1">
          <table:table-cell office:value-type="float" office:value="0.0000269095028411917" calcext:value-type="float">
            <text:p>2.69095028411917E-05</text:p>
          </table:table-cell>
          <table:table-cell table:formula="of:=[.A340]*[.A340]" office:value-type="float" office:value="0.000000000724121343160102" calcext:value-type="float">
            <text:p>7.24121343160102E-10</text:p>
          </table:table-cell>
          <table:table-cell table:formula="of:=SIN(2*[.A340]*PI())" office:value-type="float" office:value="0.000169077392069709" calcext:value-type="float">
            <text:p>0.00016907739207</text:p>
          </table:table-cell>
          <table:table-cell table:number-columns-repeated="2"/>
        </table:table-row>
        <table:table-row table:style-name="ro1">
          <table:table-cell office:value-type="float" office:value="-0.301348320428795" calcext:value-type="float">
            <text:p>-0.301348320428795</text:p>
          </table:table-cell>
          <table:table-cell table:formula="of:=[.A341]*[.A341]" office:value-type="float" office:value="0.0908108102252555" calcext:value-type="float">
            <text:p>0.090810810225256</text:p>
          </table:table-cell>
          <table:table-cell table:formula="of:=SIN(2*[.A341]*PI())" office:value-type="float" office:value="-0.948404505085303" calcext:value-type="float">
            <text:p>-0.948404505085303</text:p>
          </table:table-cell>
          <table:table-cell table:number-columns-repeated="2"/>
        </table:table-row>
        <table:table-row table:style-name="ro1">
          <table:table-cell office:value-type="float" office:value="0.000105280829114847" calcext:value-type="float">
            <text:p>0.000105280829115</text:p>
          </table:table-cell>
          <table:table-cell table:formula="of:=[.A342]*[.A342]" office:value-type="float" office:value="0.0000000110840529791096" calcext:value-type="float">
            <text:p>1.10840529791096E-08</text:p>
          </table:table-cell>
          <table:table-cell table:formula="of:=SIN(2*[.A342]*PI())" office:value-type="float" office:value="0.000661498910378877" calcext:value-type="float">
            <text:p>0.000661498910379</text:p>
          </table:table-cell>
          <table:table-cell table:number-columns-repeated="2"/>
        </table:table-row>
        <table:table-row table:style-name="ro1">
          <table:table-cell office:value-type="float" office:value="-0.00436581230977248" calcext:value-type="float">
            <text:p>-0.004365812309772</text:p>
          </table:table-cell>
          <table:table-cell table:formula="of:=[.A343]*[.A343]" office:value-type="float" office:value="0.0000190603171241609" calcext:value-type="float">
            <text:p>1.90603171241609E-05</text:p>
          </table:table-cell>
          <table:table-cell table:formula="of:=SIN(2*[.A343]*PI())" office:value-type="float" office:value="-0.0274277676893135" calcext:value-type="float">
            <text:p>-0.027427767689314</text:p>
          </table:table-cell>
          <table:table-cell table:number-columns-repeated="2"/>
        </table:table-row>
        <table:table-row table:style-name="ro1">
          <table:table-cell office:value-type="float" office:value="-0.0700482743405656" calcext:value-type="float">
            <text:p>-0.070048274340566</text:p>
          </table:table-cell>
          <table:table-cell table:formula="of:=[.A344]*[.A344]" office:value-type="float" office:value="0.00490676073809114" calcext:value-type="float">
            <text:p>0.004906760738091</text:p>
          </table:table-cell>
          <table:table-cell table:formula="of:=SIN(2*[.A344]*PI())" office:value-type="float" office:value="-0.426053721064703" calcext:value-type="float">
            <text:p>-0.426053721064703</text:p>
          </table:table-cell>
          <table:table-cell table:number-columns-repeated="2"/>
        </table:table-row>
        <table:table-row table:style-name="ro1">
          <table:table-cell office:value-type="float" office:value="0.0161649372260742" calcext:value-type="float">
            <text:p>0.016164937226074</text:p>
          </table:table-cell>
          <table:table-cell table:formula="of:=[.A345]*[.A345]" office:value-type="float" office:value="0.000261305195522919" calcext:value-type="float">
            <text:p>0.000261305195523</text:p>
          </table:table-cell>
          <table:table-cell table:formula="of:=SIN(2*[.A345]*PI())" office:value-type="float" office:value="0.101392759510376" calcext:value-type="float">
            <text:p>0.101392759510376</text:p>
          </table:table-cell>
          <table:table-cell table:number-columns-repeated="2"/>
        </table:table-row>
        <table:table-row table:style-name="ro1">
          <table:table-cell office:value-type="float" office:value="-0.0493335168452091" calcext:value-type="float">
            <text:p>-0.049333516845209</text:p>
          </table:table-cell>
          <table:table-cell table:formula="of:=[.A346]*[.A346]" office:value-type="float" office:value="0.00243379588431653" calcext:value-type="float">
            <text:p>0.002433795884317</text:p>
          </table:table-cell>
          <table:table-cell table:formula="of:=SIN(2*[.A346]*PI())" office:value-type="float" office:value="-0.305031616896722" calcext:value-type="float">
            <text:p>-0.305031616896722</text:p>
          </table:table-cell>
          <table:table-cell table:number-columns-repeated="2"/>
        </table:table-row>
        <table:table-row table:style-name="ro1">
          <table:table-cell office:value-type="float" office:value="-0.00503088716438473" calcext:value-type="float">
            <text:p>-0.005030887164385</text:p>
          </table:table-cell>
          <table:table-cell table:formula="of:=[.A347]*[.A347]" office:value-type="float" office:value="0.000025309825660771" calcext:value-type="float">
            <text:p>2.5309825660771E-05</text:p>
          </table:table-cell>
          <table:table-cell table:formula="of:=SIN(2*[.A347]*PI())" office:value-type="float" office:value="-0.0316047325011203" calcext:value-type="float">
            <text:p>-0.03160473250112</text:p>
          </table:table-cell>
          <table:table-cell table:number-columns-repeated="2"/>
        </table:table-row>
        <table:table-row table:style-name="ro1">
          <table:table-cell office:value-type="float" office:value="0.000000405302584294624" calcext:value-type="float">
            <text:p>4.05302584294624E-07</text:p>
          </table:table-cell>
          <table:table-cell table:formula="of:=[.A348]*[.A348]" office:value-type="float" office:value="0.000000000000164270184835901" calcext:value-type="float">
            <text:p>1.64270184835901E-13</text:p>
          </table:table-cell>
          <table:table-cell table:formula="of:=SIN(2*[.A348]*PI())" office:value-type="float" office:value="0.00000254659124259914" calcext:value-type="float">
            <text:p>2.54659124259914E-06</text:p>
          </table:table-cell>
          <table:table-cell table:number-columns-repeated="2"/>
        </table:table-row>
        <table:table-row table:style-name="ro1">
          <table:table-cell office:value-type="float" office:value="-0.0770276935147156" calcext:value-type="float">
            <text:p>-0.077027693514716</text:p>
          </table:table-cell>
          <table:table-cell table:formula="of:=[.A349]*[.A349]" office:value-type="float" office:value="0.00593326556819695" calcext:value-type="float">
            <text:p>0.005933265568197</text:p>
          </table:table-cell>
          <table:table-cell table:formula="of:=SIN(2*[.A349]*PI())" office:value-type="float" office:value="-0.465305104367937" calcext:value-type="float">
            <text:p>-0.465305104367937</text:p>
          </table:table-cell>
          <table:table-cell table:number-columns-repeated="2"/>
        </table:table-row>
        <table:table-row table:style-name="ro1">
          <table:table-cell office:value-type="float" office:value="-0.13131164498889" calcext:value-type="float">
            <text:p>-0.13131164498889</text:p>
          </table:table-cell>
          <table:table-cell table:formula="of:=[.A350]*[.A350]" office:value-type="float" office:value="0.0172427481096884" calcext:value-type="float">
            <text:p>0.017242748109688</text:p>
          </table:table-cell>
          <table:table-cell table:formula="of:=SIN(2*[.A350]*PI())" office:value-type="float" office:value="-0.734585372127453" calcext:value-type="float">
            <text:p>-0.734585372127453</text:p>
          </table:table-cell>
          <table:table-cell table:number-columns-repeated="2"/>
        </table:table-row>
        <table:table-row table:style-name="ro1">
          <table:table-cell office:value-type="float" office:value="-0.00000600857711259916" calcext:value-type="float">
            <text:p>-6.00857711259916E-06</text:p>
          </table:table-cell>
          <table:table-cell table:formula="of:=[.A351]*[.A351]" office:value-type="float" office:value="0.0000000000361029989180505" calcext:value-type="float">
            <text:p>3.61029989180505E-11</text:p>
          </table:table-cell>
          <table:table-cell table:formula="of:=SIN(2*[.A351]*PI())" office:value-type="float" office:value="-0.0000377530034219704" calcext:value-type="float">
            <text:p>-3.77530034219704E-05</text:p>
          </table:table-cell>
          <table:table-cell table:number-columns-repeated="2"/>
        </table:table-row>
        <table:table-row table:style-name="ro1">
          <table:table-cell office:value-type="float" office:value="-0.224521522382587" calcext:value-type="float">
            <text:p>-0.224521522382587</text:p>
          </table:table-cell>
          <table:table-cell table:formula="of:=[.A352]*[.A352]" office:value-type="float" office:value="0.0504099140129947" calcext:value-type="float">
            <text:p>0.050409914012995</text:p>
          </table:table-cell>
          <table:table-cell table:formula="of:=SIN(2*[.A352]*PI())" office:value-type="float" office:value="-0.987213578962444" calcext:value-type="float">
            <text:p>-0.987213578962444</text:p>
          </table:table-cell>
          <table:table-cell table:number-columns-repeated="2"/>
        </table:table-row>
        <table:table-row table:style-name="ro1">
          <table:table-cell office:value-type="float" office:value="0.0000213919784875193" calcext:value-type="float">
            <text:p>2.13919784875193E-05</text:p>
          </table:table-cell>
          <table:table-cell table:formula="of:=[.A353]*[.A353]" office:value-type="float" office:value="0.000000000457616743610488" calcext:value-type="float">
            <text:p>4.57616743610488E-10</text:p>
          </table:table-cell>
          <table:table-cell table:formula="of:=SIN(2*[.A353]*PI())" office:value-type="float" office:value="0.000134409764519575" calcext:value-type="float">
            <text:p>0.00013440976452</text:p>
          </table:table-cell>
          <table:table-cell table:number-columns-repeated="2"/>
        </table:table-row>
        <table:table-row table:style-name="ro1">
          <table:table-cell office:value-type="float" office:value="0.0000300282162679211" calcext:value-type="float">
            <text:p>3.00282162679211E-05</text:p>
          </table:table-cell>
          <table:table-cell table:formula="of:=[.A354]*[.A354]" office:value-type="float" office:value="0.000000000901693772233043" calcext:value-type="float">
            <text:p>9.01693772233043E-10</text:p>
          </table:table-cell>
          <table:table-cell table:formula="of:=SIN(2*[.A354]*PI())" office:value-type="float" office:value="0.000188672846136035" calcext:value-type="float">
            <text:p>0.000188672846136</text:p>
          </table:table-cell>
          <table:table-cell table:number-columns-repeated="2"/>
        </table:table-row>
        <table:table-row table:style-name="ro1">
          <table:table-cell office:value-type="float" office:value="0.0000353612214724401" calcext:value-type="float">
            <text:p>3.53612214724401E-05</text:p>
          </table:table-cell>
          <table:table-cell table:formula="of:=[.A355]*[.A355]" office:value-type="float" office:value="0.00000000125041598402296" calcext:value-type="float">
            <text:p>1.25041598402296E-09</text:p>
          </table:table-cell>
          <table:table-cell table:formula="of:=SIN(2*[.A355]*PI())" office:value-type="float" office:value="0.000222181105371584" calcext:value-type="float">
            <text:p>0.000222181105372</text:p>
          </table:table-cell>
          <table:table-cell table:number-columns-repeated="2"/>
        </table:table-row>
        <table:table-row table:style-name="ro1">
          <table:table-cell office:value-type="float" office:value="0.00159197800246981" calcext:value-type="float">
            <text:p>0.00159197800247</text:p>
          </table:table-cell>
          <table:table-cell table:formula="of:=[.A356]*[.A356]" office:value-type="float" office:value="0.00000253439396034777" calcext:value-type="float">
            <text:p>2.53439396034777E-06</text:p>
          </table:table-cell>
          <table:table-cell table:formula="of:=SIN(2*[.A356]*PI())" office:value-type="float" office:value="0.0100025259939632" calcext:value-type="float">
            <text:p>0.010002525993963</text:p>
          </table:table-cell>
          <table:table-cell table:number-columns-repeated="2"/>
        </table:table-row>
        <table:table-row table:style-name="ro1">
          <table:table-cell office:value-type="float" office:value="0.00119212521342365" calcext:value-type="float">
            <text:p>0.001192125213424</text:p>
          </table:table-cell>
          <table:table-cell table:formula="of:=[.A357]*[.A357]" office:value-type="float" office:value="0.00000142116252448039" calcext:value-type="float">
            <text:p>1.42116252448039E-06</text:p>
          </table:table-cell>
          <table:table-cell table:formula="of:=SIN(2*[.A357]*PI())" office:value-type="float" office:value="0.00749027358423431" calcext:value-type="float">
            <text:p>0.007490273584234</text:p>
          </table:table-cell>
          <table:table-cell table:number-columns-repeated="2"/>
        </table:table-row>
        <table:table-row table:style-name="ro1">
          <table:table-cell office:value-type="float" office:value="0.00000142214543545586" calcext:value-type="float">
            <text:p>1.42214543545586E-06</text:p>
          </table:table-cell>
          <table:table-cell table:formula="of:=[.A358]*[.A358]" office:value-type="float" office:value="0.00000000000202249763958792" calcext:value-type="float">
            <text:p>2.02249763958792E-12</text:p>
          </table:table-cell>
          <table:table-cell table:formula="of:=SIN(2*[.A358]*PI())" office:value-type="float" office:value="0.00000893560330460983" calcext:value-type="float">
            <text:p>8.93560330460983E-06</text:p>
          </table:table-cell>
          <table:table-cell table:number-columns-repeated="2"/>
        </table:table-row>
        <table:table-row table:style-name="ro1">
          <table:table-cell office:value-type="float" office:value="-0.00193591266584629" calcext:value-type="float">
            <text:p>-0.001935912665846</text:p>
          </table:table-cell>
          <table:table-cell table:formula="of:=[.A359]*[.A359]" office:value-type="float" office:value="0.0000037477578497841" calcext:value-type="float">
            <text:p>3.7477578497841E-06</text:p>
          </table:table-cell>
          <table:table-cell table:formula="of:=SIN(2*[.A359]*PI())" office:value-type="float" office:value="-0.0121633980724766" calcext:value-type="float">
            <text:p>-0.012163398072477</text:p>
          </table:table-cell>
          <table:table-cell table:number-columns-repeated="2"/>
        </table:table-row>
        <table:table-row table:style-name="ro1">
          <table:table-cell office:value-type="float" office:value="-0.10832541297424" calcext:value-type="float">
            <text:p>-0.10832541297424</text:p>
          </table:table-cell>
          <table:table-cell table:formula="of:=[.A360]*[.A360]" office:value-type="float" office:value="0.0117343950960396" calcext:value-type="float">
            <text:p>0.01173439509604</text:p>
          </table:table-cell>
          <table:table-cell table:formula="of:=SIN(2*[.A360]*PI())" office:value-type="float" office:value="-0.629281715536615" calcext:value-type="float">
            <text:p>-0.629281715536615</text:p>
          </table:table-cell>
          <table:table-cell table:number-columns-repeated="2"/>
        </table:table-row>
        <table:table-row table:style-name="ro1">
          <table:table-cell office:value-type="float" office:value="-0.0241391864706144" calcext:value-type="float">
            <text:p>-0.024139186470614</text:p>
          </table:table-cell>
          <table:table-cell table:formula="of:=[.A361]*[.A361]" office:value-type="float" office:value="0.000582700323463092" calcext:value-type="float">
            <text:p>0.000582700323463</text:p>
          </table:table-cell>
          <table:table-cell table:formula="of:=SIN(2*[.A361]*PI())" office:value-type="float" office:value="-0.151090141511166" calcext:value-type="float">
            <text:p>-0.151090141511166</text:p>
          </table:table-cell>
          <table:table-cell table:number-columns-repeated="2"/>
        </table:table-row>
        <table:table-row table:style-name="ro1">
          <table:table-cell office:value-type="float" office:value="-0.171786924196943" calcext:value-type="float">
            <text:p>-0.171786924196943</text:p>
          </table:table-cell>
          <table:table-cell table:formula="of:=[.A362]*[.A362]" office:value-type="float" office:value="0.0295107473250464" calcext:value-type="float">
            <text:p>0.029510747325046</text:p>
          </table:table-cell>
          <table:table-cell table:formula="of:=SIN(2*[.A362]*PI())" office:value-type="float" office:value="-0.881660259970965" calcext:value-type="float">
            <text:p>-0.881660259970965</text:p>
          </table:table-cell>
          <table:table-cell table:number-columns-repeated="2"/>
        </table:table-row>
        <table:table-row table:style-name="ro1">
          <table:table-cell office:value-type="float" office:value="-0.00043721742070329" calcext:value-type="float">
            <text:p>-0.000437217420703</text:p>
          </table:table-cell>
          <table:table-cell table:formula="of:=[.A363]*[.A363]" office:value-type="float" office:value="0.000000191159072966438" calcext:value-type="float">
            <text:p>1.91159072966438E-07</text:p>
          </table:table-cell>
          <table:table-cell table:formula="of:=SIN(2*[.A363]*PI())" office:value-type="float" office:value="-0.00274711461854721" calcext:value-type="float">
            <text:p>-0.002747114618547</text:p>
          </table:table-cell>
          <table:table-cell table:number-columns-repeated="2"/>
        </table:table-row>
        <table:table-row table:style-name="ro1">
          <table:table-cell office:value-type="float" office:value="0.00142254320260617" calcext:value-type="float">
            <text:p>0.001422543202606</text:p>
          </table:table-cell>
          <table:table-cell table:formula="of:=[.A364]*[.A364]" office:value-type="float" office:value="0.00000202362916328103" calcext:value-type="float">
            <text:p>2.02362916328103E-06</text:p>
          </table:table-cell>
          <table:table-cell table:formula="of:=SIN(2*[.A364]*PI())" office:value-type="float" office:value="0.00893798353956414" calcext:value-type="float">
            <text:p>0.008937983539564</text:p>
          </table:table-cell>
          <table:table-cell table:number-columns-repeated="2"/>
        </table:table-row>
        <table:table-row table:style-name="ro1">
          <table:table-cell office:value-type="float" office:value="-0.0000000997796369186867" calcext:value-type="float">
            <text:p>-9.97796369186867E-08</text:p>
          </table:table-cell>
          <table:table-cell table:formula="of:=[.A365]*[.A365]" office:value-type="float" office:value="9.95597594362495E-015" calcext:value-type="float">
            <text:p>9.95597594362495E-15</text:p>
          </table:table-cell>
          <table:table-cell table:formula="of:=SIN(2*[.A365]*PI())" office:value-type="float" office:value="-0.000000626933948643165" calcext:value-type="float">
            <text:p>-6.26933948643165E-07</text:p>
          </table:table-cell>
          <table:table-cell table:number-columns-repeated="2"/>
        </table:table-row>
        <table:table-row table:style-name="ro1">
          <table:table-cell office:value-type="float" office:value="-0.151262016178825" calcext:value-type="float">
            <text:p>-0.151262016178825</text:p>
          </table:table-cell>
          <table:table-cell table:formula="of:=[.A366]*[.A366]" office:value-type="float" office:value="0.0228801975384832" calcext:value-type="float">
            <text:p>0.022880197538483</text:p>
          </table:table-cell>
          <table:table-cell table:formula="of:=SIN(2*[.A366]*PI())" office:value-type="float" office:value="-0.813652343806492" calcext:value-type="float">
            <text:p>-0.813652343806492</text:p>
          </table:table-cell>
          <table:table-cell table:number-columns-repeated="2"/>
        </table:table-row>
        <table:table-row table:style-name="ro1">
          <table:table-cell office:value-type="float" office:value="0.73896141422066" calcext:value-type="float">
            <text:p>0.73896141422066</text:p>
          </table:table-cell>
          <table:table-cell table:formula="of:=[.A367]*[.A367]" office:value-type="float" office:value="0.546063971706998" calcext:value-type="float">
            <text:p>0.546063971706998</text:p>
          </table:table-cell>
          <table:table-cell table:formula="of:=SIN(2*[.A367]*PI())" office:value-type="float" office:value="-0.997595734019335" calcext:value-type="float">
            <text:p>-0.997595734019335</text:p>
          </table:table-cell>
          <table:table-cell table:number-columns-repeated="2"/>
        </table:table-row>
        <table:table-row table:style-name="ro1">
          <table:table-cell office:value-type="float" office:value="-0.0000827108799001454" calcext:value-type="float">
            <text:p>-8.27108799001454E-05</text:p>
          </table:table-cell>
          <table:table-cell table:formula="of:=[.A368]*[.A368]" office:value-type="float" office:value="0.00000000684108965385628" calcext:value-type="float">
            <text:p>6.84108965385628E-09</text:p>
          </table:table-cell>
          <table:table-cell table:formula="of:=SIN(2*[.A368]*PI())" office:value-type="float" office:value="-0.000519687761940009" calcext:value-type="float">
            <text:p>-0.00051968776194</text:p>
          </table:table-cell>
          <table:table-cell table:number-columns-repeated="2"/>
        </table:table-row>
        <table:table-row table:style-name="ro1">
          <table:table-cell office:value-type="float" office:value="0.000077513579083398" calcext:value-type="float">
            <text:p>7.7513579083398E-05</text:p>
          </table:table-cell>
          <table:table-cell table:formula="of:=[.A369]*[.A369]" office:value-type="float" office:value="0.00000000600835494231819" calcext:value-type="float">
            <text:p>6.00835494231819E-09</text:p>
          </table:table-cell>
          <table:table-cell table:formula="of:=SIN(2*[.A369]*PI())" office:value-type="float" office:value="0.000487032161949676" calcext:value-type="float">
            <text:p>0.00048703216195</text:p>
          </table:table-cell>
          <table:table-cell table:number-columns-repeated="2"/>
        </table:table-row>
        <table:table-row table:style-name="ro1">
          <table:table-cell office:value-type="float" office:value="-0.0072969260995503" calcext:value-type="float">
            <text:p>-0.00729692609955</text:p>
          </table:table-cell>
          <table:table-cell table:formula="of:=[.A370]*[.A370]" office:value-type="float" office:value="0.0000532451305022984" calcext:value-type="float">
            <text:p>5.32451305022984E-05</text:p>
          </table:table-cell>
          <table:table-cell table:formula="of:=SIN(2*[.A370]*PI())" office:value-type="float" office:value="-0.0458318782271515" calcext:value-type="float">
            <text:p>-0.045831878227152</text:p>
          </table:table-cell>
          <table:table-cell table:number-columns-repeated="2"/>
        </table:table-row>
        <table:table-row table:style-name="ro1">
          <table:table-cell office:value-type="float" office:value="-0.0493716866425928" calcext:value-type="float">
            <text:p>-0.049371686642593</text:p>
          </table:table-cell>
          <table:table-cell table:formula="of:=[.A371]*[.A371]" office:value-type="float" office:value="0.00243756344193437" calcext:value-type="float">
            <text:p>0.002437563441934</text:p>
          </table:table-cell>
          <table:table-cell table:formula="of:=SIN(2*[.A371]*PI())" office:value-type="float" office:value="-0.305260006367633" calcext:value-type="float">
            <text:p>-0.305260006367633</text:p>
          </table:table-cell>
          <table:table-cell table:number-columns-repeated="2"/>
        </table:table-row>
        <table:table-row table:style-name="ro1">
          <table:table-cell office:value-type="float" office:value="0.00342453082073805" calcext:value-type="float">
            <text:p>0.003424530820738</text:p>
          </table:table-cell>
          <table:table-cell table:formula="of:=[.A372]*[.A372]" office:value-type="float" office:value="0.0000117274113421848" calcext:value-type="float">
            <text:p>1.17274113421848E-05</text:p>
          </table:table-cell>
          <table:table-cell table:formula="of:=SIN(2*[.A372]*PI())" office:value-type="float" office:value="0.0215153014560709" calcext:value-type="float">
            <text:p>0.021515301456071</text:p>
          </table:table-cell>
          <table:table-cell table:number-columns-repeated="2"/>
        </table:table-row>
        <table:table-row table:style-name="ro1">
          <table:table-cell office:value-type="float" office:value="-0.13484491856788" calcext:value-type="float">
            <text:p>-0.13484491856788</text:p>
          </table:table-cell>
          <table:table-cell table:formula="of:=[.A373]*[.A373]" office:value-type="float" office:value="0.0181831520635781" calcext:value-type="float">
            <text:p>0.018183152063578</text:p>
          </table:table-cell>
          <table:table-cell table:formula="of:=SIN(2*[.A373]*PI())" office:value-type="float" office:value="-0.749466327793445" calcext:value-type="float">
            <text:p>-0.749466327793445</text:p>
          </table:table-cell>
          <table:table-cell table:number-columns-repeated="2"/>
        </table:table-row>
        <table:table-row table:style-name="ro1">
          <table:table-cell office:value-type="float" office:value="0.0000370124654153412" calcext:value-type="float">
            <text:p>3.70124654153412E-05</text:p>
          </table:table-cell>
          <table:table-cell table:formula="of:=[.A374]*[.A374]" office:value-type="float" office:value="0.00000000136992259612183" calcext:value-type="float">
            <text:p>1.36992259612183E-09</text:p>
          </table:table-cell>
          <table:table-cell table:formula="of:=SIN(2*[.A374]*PI())" office:value-type="float" office:value="0.000232556176783966" calcext:value-type="float">
            <text:p>0.000232556176784</text:p>
          </table:table-cell>
          <table:table-cell table:number-columns-repeated="2"/>
        </table:table-row>
        <table:table-row table:style-name="ro1">
          <table:table-cell office:value-type="float" office:value="0.0000106281046558495" calcext:value-type="float">
            <text:p>1.06281046558495E-05</text:p>
          </table:table-cell>
          <table:table-cell table:formula="of:=[.A375]*[.A375]" office:value-type="float" office:value="0.000000000112956608575691" calcext:value-type="float">
            <text:p>1.12956608575691E-10</text:p>
          </table:table-cell>
          <table:table-cell table:formula="of:=SIN(2*[.A375]*PI())" office:value-type="float" office:value="0.0000667783509671695" calcext:value-type="float">
            <text:p>6.67783509671695E-05</text:p>
          </table:table-cell>
          <table:table-cell table:number-columns-repeated="2"/>
        </table:table-row>
        <table:table-row table:style-name="ro1">
          <table:table-cell office:value-type="float" office:value="0.0060086995491309" calcext:value-type="float">
            <text:p>0.006008699549131</text:p>
          </table:table-cell>
          <table:table-cell table:formula="of:=[.A376]*[.A376]" office:value-type="float" office:value="0.0000361044702717259" calcext:value-type="float">
            <text:p>3.61044702717259E-05</text:p>
          </table:table-cell>
          <table:table-cell table:formula="of:=SIN(2*[.A376]*PI())" office:value-type="float" office:value="0.0377448046548299" calcext:value-type="float">
            <text:p>0.03774480465483</text:p>
          </table:table-cell>
          <table:table-cell table:number-columns-repeated="2"/>
        </table:table-row>
        <table:table-row table:style-name="ro1">
          <table:table-cell office:value-type="float" office:value="-0.00787569184070118" calcext:value-type="float">
            <text:p>-0.007875691840701</text:p>
          </table:table-cell>
          <table:table-cell table:formula="of:=[.A377]*[.A377]" office:value-type="float" office:value="0.0000620265219696872" calcext:value-type="float">
            <text:p>6.20265219696872E-05</text:p>
          </table:table-cell>
          <table:table-cell table:formula="of:=SIN(2*[.A377]*PI())" office:value-type="float" office:value="-0.0494642382350255" calcext:value-type="float">
            <text:p>-0.049464238235026</text:p>
          </table:table-cell>
          <table:table-cell table:number-columns-repeated="2"/>
        </table:table-row>
        <table:table-row table:style-name="ro1">
          <table:table-cell office:value-type="float" office:value="-0.000245315263356868" calcext:value-type="float">
            <text:p>-0.000245315263357</text:p>
          </table:table-cell>
          <table:table-cell table:formula="of:=[.A378]*[.A378]" office:value-type="float" office:value="0.0000000601795784358497" calcext:value-type="float">
            <text:p>6.01795784358497E-08</text:p>
          </table:table-cell>
          <table:table-cell table:formula="of:=SIN(2*[.A378]*PI())" office:value-type="float" office:value="-0.00154136064802457" calcext:value-type="float">
            <text:p>-0.001541360648025</text:p>
          </table:table-cell>
          <table:table-cell table:number-columns-repeated="2"/>
        </table:table-row>
        <table:table-row table:style-name="ro1">
          <table:table-cell office:value-type="float" office:value="-0.00100473008852442" calcext:value-type="float">
            <text:p>-0.001004730088524</text:p>
          </table:table-cell>
          <table:table-cell table:formula="of:=[.A379]*[.A379]" office:value-type="float" office:value="0.0000010094825507863" calcext:value-type="float">
            <text:p>1.0094825507863E-06</text:p>
          </table:table-cell>
          <table:table-cell table:formula="of:=SIN(2*[.A379]*PI())" office:value-type="float" office:value="-0.0063128633988502" calcext:value-type="float">
            <text:p>-0.00631286339885</text:p>
          </table:table-cell>
          <table:table-cell table:number-columns-repeated="2"/>
        </table:table-row>
        <table:table-row table:style-name="ro1">
          <table:table-cell office:value-type="float" office:value="0.711758335376884" calcext:value-type="float">
            <text:p>0.711758335376884</text:p>
          </table:table-cell>
          <table:table-cell table:formula="of:=[.A380]*[.A380]" office:value-type="float" office:value="0.506599927978472" calcext:value-type="float">
            <text:p>0.506599927978472</text:p>
          </table:table-cell>
          <table:table-cell table:formula="of:=SIN(2*[.A380]*PI())" office:value-type="float" office:value="-0.971271507290197" calcext:value-type="float">
            <text:p>-0.971271507290197</text:p>
          </table:table-cell>
          <table:table-cell table:number-columns-repeated="2"/>
        </table:table-row>
        <table:table-row table:style-name="ro1">
          <table:table-cell office:value-type="float" office:value="-0.0000337874492807552" calcext:value-type="float">
            <text:p>-3.37874492807552E-05</text:p>
          </table:table-cell>
          <table:table-cell table:formula="of:=[.A381]*[.A381]" office:value-type="float" office:value="0.00000000114159172889961" calcext:value-type="float">
            <text:p>1.14159172889961E-09</text:p>
          </table:table-cell>
          <table:table-cell table:formula="of:=SIN(2*[.A381]*PI())" office:value-type="float" office:value="-0.000212292803293306" calcext:value-type="float">
            <text:p>-0.000212292803293</text:p>
          </table:table-cell>
          <table:table-cell table:number-columns-repeated="2"/>
        </table:table-row>
        <table:table-row table:style-name="ro1">
          <table:table-cell office:value-type="float" office:value="0.00802290553455713" calcext:value-type="float">
            <text:p>0.008022905534557</text:p>
          </table:table-cell>
          <table:table-cell table:formula="of:=[.A382]*[.A382]" office:value-type="float" office:value="0.0000643670132164274" calcext:value-type="float">
            <text:p>6.43670132164274E-05</text:p>
          </table:table-cell>
          <table:table-cell table:formula="of:=SIN(2*[.A382]*PI())" office:value-type="float" office:value="0.0503880556002541" calcext:value-type="float">
            <text:p>0.050388055600254</text:p>
          </table:table-cell>
          <table:table-cell table:number-columns-repeated="2"/>
        </table:table-row>
        <table:table-row table:style-name="ro1">
          <table:table-cell office:value-type="float" office:value="-0.0119284155892066" calcext:value-type="float">
            <text:p>-0.011928415589207</text:p>
          </table:table-cell>
          <table:table-cell table:formula="of:=[.A383]*[.A383]" office:value-type="float" office:value="0.000142287098468828" calcext:value-type="float">
            <text:p>0.000142287098469</text:p>
          </table:table-cell>
          <table:table-cell table:formula="of:=SIN(2*[.A383]*PI())" office:value-type="float" office:value="-0.0748782976701092" calcext:value-type="float">
            <text:p>-0.074878297670109</text:p>
          </table:table-cell>
          <table:table-cell table:number-columns-repeated="2"/>
        </table:table-row>
        <table:table-row table:style-name="ro1">
          <table:table-cell office:value-type="float" office:value="-0.0000380887782708974" calcext:value-type="float">
            <text:p>-3.80887782708974E-05</text:p>
          </table:table-cell>
          <table:table-cell table:formula="of:=[.A384]*[.A384]" office:value-type="float" office:value="0.00000000145075503016959" calcext:value-type="float">
            <text:p>1.45075503016959E-09</text:p>
          </table:table-cell>
          <table:table-cell table:formula="of:=SIN(2*[.A384]*PI())" office:value-type="float" office:value="-0.000239318849715685" calcext:value-type="float">
            <text:p>-0.000239318849716</text:p>
          </table:table-cell>
          <table:table-cell table:number-columns-repeated="2"/>
        </table:table-row>
        <table:table-row table:style-name="ro1">
          <table:table-cell office:value-type="float" office:value="0.0111769652552332" calcext:value-type="float">
            <text:p>0.011176965255233</text:p>
          </table:table-cell>
          <table:table-cell table:formula="of:=[.A385]*[.A385]" office:value-type="float" office:value="0.000124924552316691" calcext:value-type="float">
            <text:p>0.000124924552317</text:p>
          </table:table-cell>
          <table:table-cell table:formula="of:=SIN(2*[.A385]*PI())" office:value-type="float" office:value="0.0701692336194947" calcext:value-type="float">
            <text:p>0.070169233619495</text:p>
          </table:table-cell>
          <table:table-cell table:number-columns-repeated="2"/>
        </table:table-row>
        <table:table-row table:style-name="ro1">
          <table:table-cell office:value-type="float" office:value="0.0000260996023888997" calcext:value-type="float">
            <text:p>2.60996023888997E-05</text:p>
          </table:table-cell>
          <table:table-cell table:formula="of:=[.A386]*[.A386]" office:value-type="float" office:value="0.000000000681189244858661" calcext:value-type="float">
            <text:p>6.81189244858661E-10</text:p>
          </table:table-cell>
          <table:table-cell table:formula="of:=SIN(2*[.A386]*PI())" office:value-type="float" office:value="0.00016398863751816" calcext:value-type="float">
            <text:p>0.000163988637518</text:p>
          </table:table-cell>
          <table:table-cell table:number-columns-repeated="2"/>
        </table:table-row>
        <table:table-row table:style-name="ro1">
          <table:table-cell office:value-type="float" office:value="-0.00290422311325285" calcext:value-type="float">
            <text:p>-0.002904223113253</text:p>
          </table:table-cell>
          <table:table-cell table:formula="of:=[.A387]*[.A387]" office:value-type="float" office:value="0.0000084345118915521" calcext:value-type="float">
            <text:p>8.4345118915521E-06</text:p>
          </table:table-cell>
          <table:table-cell table:formula="of:=SIN(2*[.A387]*PI())" office:value-type="float" office:value="-0.0182467593167051" calcext:value-type="float">
            <text:p>-0.018246759316705</text:p>
          </table:table-cell>
          <table:table-cell table:number-columns-repeated="2"/>
        </table:table-row>
        <table:table-row table:style-name="ro1">
          <table:table-cell office:value-type="float" office:value="-0.000130750899755175" calcext:value-type="float">
            <text:p>-0.000130750899755</text:p>
          </table:table-cell>
          <table:table-cell table:formula="of:=[.A388]*[.A388]" office:value-type="float" office:value="0.0000000170957977867879" calcext:value-type="float">
            <text:p>1.70957977867879E-08</text:p>
          </table:table-cell>
          <table:table-cell table:formula="of:=SIN(2*[.A388]*PI())" office:value-type="float" office:value="-0.000821532039831499" calcext:value-type="float">
            <text:p>-0.000821532039831</text:p>
          </table:table-cell>
          <table:table-cell table:number-columns-repeated="2"/>
        </table:table-row>
        <table:table-row table:style-name="ro1">
          <table:table-cell office:value-type="float" office:value="-0.00632764396309145" calcext:value-type="float">
            <text:p>-0.006327643963091</text:p>
          </table:table-cell>
          <table:table-cell table:formula="of:=[.A389]*[.A389]" office:value-type="float" office:value="0.0000400390781236477" calcext:value-type="float">
            <text:p>4.00390781236477E-05</text:p>
          </table:table-cell>
          <table:table-cell table:formula="of:=SIN(2*[.A389]*PI())" office:value-type="float" office:value="-0.0397472863601657" calcext:value-type="float">
            <text:p>-0.039747286360166</text:p>
          </table:table-cell>
          <table:table-cell table:number-columns-repeated="2"/>
        </table:table-row>
        <table:table-row table:style-name="ro1">
          <table:table-cell office:value-type="float" office:value="-0.183857590822794" calcext:value-type="float">
            <text:p>-0.183857590822794</text:p>
          </table:table-cell>
          <table:table-cell table:formula="of:=[.A390]*[.A390]" office:value-type="float" office:value="0.0338036137031618" calcext:value-type="float">
            <text:p>0.033803613703162</text:p>
          </table:table-cell>
          <table:table-cell table:formula="of:=SIN(2*[.A390]*PI())" office:value-type="float" office:value="-0.91488029235112" calcext:value-type="float">
            <text:p>-0.91488029235112</text:p>
          </table:table-cell>
          <table:table-cell table:number-columns-repeated="2"/>
        </table:table-row>
        <table:table-row table:style-name="ro1">
          <table:table-cell office:value-type="float" office:value="-0.0331158839539291" calcext:value-type="float">
            <text:p>-0.033115883953929</text:p>
          </table:table-cell>
          <table:table-cell table:formula="of:=[.A391]*[.A391]" office:value-type="float" office:value="0.0010966617700501" calcext:value-type="float">
            <text:p>0.00109666177005</text:p>
          </table:table-cell>
          <table:table-cell table:formula="of:=SIN(2*[.A391]*PI())" office:value-type="float" office:value="-0.206575078814025" calcext:value-type="float">
            <text:p>-0.206575078814025</text:p>
          </table:table-cell>
          <table:table-cell table:number-columns-repeated="2"/>
        </table:table-row>
        <table:table-row table:style-name="ro1">
          <table:table-cell office:value-type="float" office:value="-0.000283256295673747" calcext:value-type="float">
            <text:p>-0.000283256295674</text:p>
          </table:table-cell>
          <table:table-cell table:formula="of:=[.A392]*[.A392]" office:value-type="float" office:value="0.0000000802341290388133" calcext:value-type="float">
            <text:p>8.02341290388133E-08</text:p>
          </table:table-cell>
          <table:table-cell table:formula="of:=SIN(2*[.A392]*PI())" office:value-type="float" office:value="-0.00177975085557804" calcext:value-type="float">
            <text:p>-0.001779750855578</text:p>
          </table:table-cell>
          <table:table-cell table:number-columns-repeated="2"/>
        </table:table-row>
        <table:table-row table:style-name="ro1">
          <table:table-cell office:value-type="float" office:value="-0.0204172808129645" calcext:value-type="float">
            <text:p>-0.020417280812965</text:p>
          </table:table-cell>
          <table:table-cell table:formula="of:=[.A393]*[.A393]" office:value-type="float" office:value="0.000416865355795449" calcext:value-type="float">
            <text:p>0.000416865355795</text:p>
          </table:table-cell>
          <table:table-cell table:formula="of:=SIN(2*[.A393]*PI())" office:value-type="float" office:value="-0.127933978388664" calcext:value-type="float">
            <text:p>-0.127933978388664</text:p>
          </table:table-cell>
          <table:table-cell table:number-columns-repeated="2"/>
        </table:table-row>
        <table:table-row table:style-name="ro1">
          <table:table-cell office:value-type="float" office:value="-0.15166809410664" calcext:value-type="float">
            <text:p>-0.15166809410664</text:p>
          </table:table-cell>
          <table:table-cell table:formula="of:=[.A394]*[.A394]" office:value-type="float" office:value="0.0230032107699405" calcext:value-type="float">
            <text:p>0.023003210769941</text:p>
          </table:table-cell>
          <table:table-cell table:formula="of:=SIN(2*[.A394]*PI())" office:value-type="float" office:value="-0.815132991193219" calcext:value-type="float">
            <text:p>-0.815132991193219</text:p>
          </table:table-cell>
          <table:table-cell table:number-columns-repeated="2"/>
        </table:table-row>
        <table:table-row table:style-name="ro1">
          <table:table-cell office:value-type="float" office:value="0.000852210121808614" calcext:value-type="float">
            <text:p>0.000852210121809</text:p>
          </table:table-cell>
          <table:table-cell table:formula="of:=[.A395]*[.A395]" office:value-type="float" office:value="0.000000726262091713053" calcext:value-type="float">
            <text:p>7.26262091713053E-07</text:p>
          </table:table-cell>
          <table:table-cell table:formula="of:=SIN(2*[.A395]*PI())" office:value-type="float" office:value="0.00535456852848111" calcext:value-type="float">
            <text:p>0.005354568528481</text:p>
          </table:table-cell>
          <table:table-cell table:number-columns-repeated="2"/>
        </table:table-row>
        <table:table-row table:style-name="ro1">
          <table:table-cell office:value-type="float" office:value="-0.168689339956451" calcext:value-type="float">
            <text:p>-0.168689339956451</text:p>
          </table:table-cell>
          <table:table-cell table:formula="of:=[.A396]*[.A396]" office:value-type="float" office:value="0.028456093414943" calcext:value-type="float">
            <text:p>0.028456093414943</text:p>
          </table:table-cell>
          <table:table-cell table:formula="of:=SIN(2*[.A396]*PI())" office:value-type="float" office:value="-0.872309711438557" calcext:value-type="float">
            <text:p>-0.872309711438557</text:p>
          </table:table-cell>
          <table:table-cell table:number-columns-repeated="2"/>
        </table:table-row>
        <table:table-row table:style-name="ro1">
          <table:table-cell office:value-type="float" office:value="-0.0182627271234381" calcext:value-type="float">
            <text:p>-0.018262727123438</text:p>
          </table:table-cell>
          <table:table-cell table:formula="of:=[.A397]*[.A397]" office:value-type="float" office:value="0.000333527201985163" calcext:value-type="float">
            <text:p>0.000333527201985</text:p>
          </table:table-cell>
          <table:table-cell table:formula="of:=SIN(2*[.A397]*PI())" office:value-type="float" office:value="-0.114496447348958" calcext:value-type="float">
            <text:p>-0.114496447348958</text:p>
          </table:table-cell>
          <table:table-cell table:number-columns-repeated="2"/>
        </table:table-row>
        <table:table-row table:style-name="ro1">
          <table:table-cell office:value-type="float" office:value="0.00099354008984456" calcext:value-type="float">
            <text:p>0.000993540089845</text:p>
          </table:table-cell>
          <table:table-cell table:formula="of:=[.A398]*[.A398]" office:value-type="float" office:value="0.000000987121910128336" calcext:value-type="float">
            <text:p>9.87121910128336E-07</text:p>
          </table:table-cell>
          <table:table-cell table:formula="of:=SIN(2*[.A398]*PI())" office:value-type="float" office:value="0.00624255594900856" calcext:value-type="float">
            <text:p>0.006242555949009</text:p>
          </table:table-cell>
          <table:table-cell table:number-columns-repeated="2"/>
        </table:table-row>
        <table:table-row table:style-name="ro1">
          <table:table-cell office:value-type="float" office:value="-0.000000245548054858945" calcext:value-type="float">
            <text:p>-2.45548054858945E-07</text:p>
          </table:table-cell>
          <table:table-cell table:formula="of:=[.A399]*[.A399]" office:value-type="float" office:value="0.0000000000000602938472450113" calcext:value-type="float">
            <text:p>6.02938472450113E-14</text:p>
          </table:table-cell>
          <table:table-cell table:formula="of:=SIN(2*[.A399]*PI())" office:value-type="float" office:value="-0.00000154282393049564" calcext:value-type="float">
            <text:p>-1.54282393049564E-06</text:p>
          </table:table-cell>
          <table:table-cell table:number-columns-repeated="2"/>
        </table:table-row>
        <table:table-row table:style-name="ro1">
          <table:table-cell office:value-type="float" office:value="0.0000549453608035979" calcext:value-type="float">
            <text:p>5.49453608035979E-05</text:p>
          </table:table-cell>
          <table:table-cell table:formula="of:=[.A400]*[.A400]" office:value-type="float" office:value="0.00000000301899267383755" calcext:value-type="float">
            <text:p>3.01899267383755E-09</text:p>
          </table:table-cell>
          <table:table-cell table:formula="of:=SIN(2*[.A400]*PI())" office:value-type="float" office:value="0.0003452318768411" calcext:value-type="float">
            <text:p>0.000345231876841</text:p>
          </table:table-cell>
          <table:table-cell table:number-columns-repeated="2"/>
        </table:table-row>
        <table:table-row table:style-name="ro1">
          <table:table-cell office:value-type="float" office:value="-0.00129922915788165" calcext:value-type="float">
            <text:p>-0.001299229157882</text:p>
          </table:table-cell>
          <table:table-cell table:formula="of:=[.A401]*[.A401]" office:value-type="float" office:value="0.00000168799640468986" calcext:value-type="float">
            <text:p>1.68799640468986E-06</text:p>
          </table:table-cell>
          <table:table-cell table:formula="of:=SIN(2*[.A401]*PI())" office:value-type="float" office:value="-0.00816320688951816" calcext:value-type="float">
            <text:p>-0.008163206889518</text:p>
          </table:table-cell>
          <table:table-cell table:number-columns-repeated="2"/>
        </table:table-row>
        <table:table-row table:style-name="ro1">
          <table:table-cell office:value-type="float" office:value="-0.0014090831623519" calcext:value-type="float">
            <text:p>-0.001409083162352</text:p>
          </table:table-cell>
          <table:table-cell table:formula="of:=[.A402]*[.A402]" office:value-type="float" office:value="0.00000198551535842362" calcext:value-type="float">
            <text:p>1.98551535842362E-06</text:p>
          </table:table-cell>
          <table:table-cell table:formula="of:=SIN(2*[.A402]*PI())" office:value-type="float" office:value="-0.00885341495873065" calcext:value-type="float">
            <text:p>-0.008853414958731</text:p>
          </table:table-cell>
          <table:table-cell table:number-columns-repeated="2"/>
        </table:table-row>
        <table:table-row table:style-name="ro1">
          <table:table-cell office:value-type="float" office:value="-0.000256579481598642" calcext:value-type="float">
            <text:p>-0.000256579481599</text:p>
          </table:table-cell>
          <table:table-cell table:formula="of:=[.A403]*[.A403]" office:value-type="float" office:value="0.0000000658330303774281" calcext:value-type="float">
            <text:p>6.58330303774281E-08</text:p>
          </table:table-cell>
          <table:table-cell table:formula="of:=SIN(2*[.A403]*PI())" office:value-type="float" office:value="-0.00161213573058501" calcext:value-type="float">
            <text:p>-0.001612135730585</text:p>
          </table:table-cell>
          <table:table-cell table:number-columns-repeated="2"/>
        </table:table-row>
        <table:table-row table:style-name="ro1">
          <table:table-cell office:value-type="float" office:value="0.0126353676452307" calcext:value-type="float">
            <text:p>0.012635367645231</text:p>
          </table:table-cell>
          <table:table-cell table:formula="of:=[.A404]*[.A404]" office:value-type="float" office:value="0.000159652515530142" calcext:value-type="float">
            <text:p>0.00015965251553</text:p>
          </table:table-cell>
          <table:table-cell table:formula="of:=SIN(2*[.A404]*PI())" office:value-type="float" office:value="0.0793069853148565" calcext:value-type="float">
            <text:p>0.079306985314857</text:p>
          </table:table-cell>
          <table:table-cell table:number-columns-repeated="2"/>
        </table:table-row>
        <table:table-row table:style-name="ro1">
          <table:table-cell office:value-type="float" office:value="-0.000403053555829275" calcext:value-type="float">
            <text:p>-0.000403053555829</text:p>
          </table:table-cell>
          <table:table-cell table:formula="of:=[.A405]*[.A405]" office:value-type="float" office:value="0.000000162452168866622" calcext:value-type="float">
            <text:p>1.62452168866622E-07</text:p>
          </table:table-cell>
          <table:table-cell table:formula="of:=SIN(2*[.A405]*PI())" office:value-type="float" office:value="-0.00253245747306635" calcext:value-type="float">
            <text:p>-0.002532457473066</text:p>
          </table:table-cell>
          <table:table-cell table:number-columns-repeated="2"/>
        </table:table-row>
        <table:table-row table:style-name="ro1">
          <table:table-cell office:value-type="float" office:value="0.000176996888254735" calcext:value-type="float">
            <text:p>0.000176996888255</text:p>
          </table:table-cell>
          <table:table-cell table:formula="of:=[.A406]*[.A406]" office:value-type="float" office:value="0.000000031327898451859" calcext:value-type="float">
            <text:p>3.1327898451859E-08</text:p>
          </table:table-cell>
          <table:table-cell table:formula="of:=SIN(2*[.A406]*PI())" office:value-type="float" office:value="0.00111210401846139" calcext:value-type="float">
            <text:p>0.001112104018461</text:p>
          </table:table-cell>
          <table:table-cell table:number-columns-repeated="2"/>
        </table:table-row>
        <table:table-row table:style-name="ro1">
          <table:table-cell office:value-type="float" office:value="-0.00178060665849606" calcext:value-type="float">
            <text:p>-0.001780606658496</text:p>
          </table:table-cell>
          <table:table-cell table:formula="of:=[.A407]*[.A407]" office:value-type="float" office:value="0.00000317056007228051" calcext:value-type="float">
            <text:p>3.17056007228051E-06</text:p>
          </table:table-cell>
          <table:table-cell table:formula="of:=SIN(2*[.A407]*PI())" office:value-type="float" office:value="-0.0111876482005669" calcext:value-type="float">
            <text:p>-0.011187648200567</text:p>
          </table:table-cell>
          <table:table-cell table:number-columns-repeated="2"/>
        </table:table-row>
        <table:table-row table:style-name="ro1">
          <table:table-cell office:value-type="float" office:value="-0.199992598897479" calcext:value-type="float">
            <text:p>-0.199992598897479</text:p>
          </table:table-cell>
          <table:table-cell table:formula="of:=[.A408]*[.A408]" office:value-type="float" office:value="0.0399970396137678" calcext:value-type="float">
            <text:p>0.039997039613768</text:p>
          </table:table-cell>
          <table:table-cell table:formula="of:=SIN(2*[.A408]*PI())" office:value-type="float" office:value="-0.951042145204483" calcext:value-type="float">
            <text:p>-0.951042145204483</text:p>
          </table:table-cell>
          <table:table-cell table:number-columns-repeated="2"/>
        </table:table-row>
        <table:table-row table:style-name="ro1">
          <table:table-cell office:value-type="float" office:value="-0.00483516075160341" calcext:value-type="float">
            <text:p>-0.004835160751603</text:p>
          </table:table-cell>
          <table:table-cell table:formula="of:=[.A409]*[.A409]" office:value-type="float" office:value="0.000023378779493846" calcext:value-type="float">
            <text:p>2.3378779493846E-05</text:p>
          </table:table-cell>
          <table:table-cell table:formula="of:=SIN(2*[.A409]*PI())" office:value-type="float" office:value="-0.0303755379354696" calcext:value-type="float">
            <text:p>-0.03037553793547</text:p>
          </table:table-cell>
          <table:table-cell table:number-columns-repeated="2"/>
        </table:table-row>
        <table:table-row table:style-name="ro1">
          <table:table-cell office:value-type="float" office:value="-0.00000042554205711829" calcext:value-type="float">
            <text:p>-4.2554205711829E-07</text:p>
          </table:table-cell>
          <table:table-cell table:formula="of:=[.A410]*[.A410]" office:value-type="float" office:value="0.000000000000181086042376466" calcext:value-type="float">
            <text:p>1.81086042376466E-13</text:p>
          </table:table-cell>
          <table:table-cell table:formula="of:=SIN(2*[.A410]*PI())" office:value-type="float" office:value="-0.00000267375960086943" calcext:value-type="float">
            <text:p>-2.67375960086943E-06</text:p>
          </table:table-cell>
          <table:table-cell table:number-columns-repeated="2"/>
        </table:table-row>
        <table:table-row table:style-name="ro1">
          <table:table-cell office:value-type="float" office:value="-0.000504754347322807" calcext:value-type="float">
            <text:p>-0.000504754347323</text:p>
          </table:table-cell>
          <table:table-cell table:formula="of:=[.A411]*[.A411]" office:value-type="float" office:value="0.000000254776951141273" calcext:value-type="float">
            <text:p>2.54776951141273E-07</text:p>
          </table:table-cell>
          <table:table-cell table:formula="of:=SIN(2*[.A411]*PI())" office:value-type="float" office:value="-0.0031714597823028" calcext:value-type="float">
            <text:p>-0.003171459782303</text:p>
          </table:table-cell>
          <table:table-cell table:number-columns-repeated="2"/>
        </table:table-row>
        <table:table-row table:style-name="ro1">
          <table:table-cell office:value-type="float" office:value="0.000241813478008956" calcext:value-type="float">
            <text:p>0.000241813478009</text:p>
          </table:table-cell>
          <table:table-cell table:formula="of:=[.A412]*[.A412]" office:value-type="float" office:value="0.0000000584737581467877" calcext:value-type="float">
            <text:p>5.84737581467877E-08</text:p>
          </table:table-cell>
          <table:table-cell table:formula="of:=SIN(2*[.A412]*PI())" office:value-type="float" office:value="0.00151935830754289" calcext:value-type="float">
            <text:p>0.001519358307543</text:p>
          </table:table-cell>
          <table:table-cell table:number-columns-repeated="2"/>
        </table:table-row>
        <table:table-row table:style-name="ro1">
          <table:table-cell office:value-type="float" office:value="-0.0109829484267351" calcext:value-type="float">
            <text:p>-0.010982948426735</text:p>
          </table:table-cell>
          <table:table-cell table:formula="of:=[.A413]*[.A413]" office:value-type="float" office:value="0.000120625156144324" calcext:value-type="float">
            <text:p>0.000120625156144</text:p>
          </table:table-cell>
          <table:table-cell table:formula="of:=SIN(2*[.A413]*PI())" office:value-type="float" office:value="-0.0689531429154103" calcext:value-type="float">
            <text:p>-0.06895314291541</text:p>
          </table:table-cell>
          <table:table-cell table:number-columns-repeated="2"/>
        </table:table-row>
        <table:table-row table:style-name="ro1">
          <table:table-cell office:value-type="float" office:value="-0.0572611683574449" calcext:value-type="float">
            <text:p>-0.057261168357445</text:p>
          </table:table-cell>
          <table:table-cell table:formula="of:=[.A414]*[.A414]" office:value-type="float" office:value="0.00327884140165964" calcext:value-type="float">
            <text:p>0.00327884140166</text:p>
          </table:table-cell>
          <table:table-cell table:formula="of:=SIN(2*[.A414]*PI())" office:value-type="float" office:value="-0.352070697051242" calcext:value-type="float">
            <text:p>-0.352070697051242</text:p>
          </table:table-cell>
          <table:table-cell table:number-columns-repeated="2"/>
        </table:table-row>
        <table:table-row table:style-name="ro1">
          <table:table-cell office:value-type="float" office:value="0.00000000000133960891692578" calcext:value-type="float">
            <text:p>1.33960891692578E-12</text:p>
          </table:table-cell>
          <table:table-cell table:formula="of:=[.A415]*[.A415]" office:value-type="float" office:value="1.79455205030706E-024" calcext:value-type="float">
            <text:p>1.79455205030706E-24</text:p>
          </table:table-cell>
          <table:table-cell table:formula="of:=SIN(2*[.A415]*PI())" office:value-type="float" office:value="0.00000000000841701106419481" calcext:value-type="float">
            <text:p>8.41701106419481E-12</text:p>
          </table:table-cell>
          <table:table-cell table:number-columns-repeated="2"/>
        </table:table-row>
        <table:table-row table:style-name="ro1">
          <table:table-cell office:value-type="float" office:value="-0.227154254554775" calcext:value-type="float">
            <text:p>-0.227154254554775</text:p>
          </table:table-cell>
          <table:table-cell table:formula="of:=[.A416]*[.A416]" office:value-type="float" office:value="0.0515990553623355" calcext:value-type="float">
            <text:p>0.051599055362336</text:p>
          </table:table-cell>
          <table:table-cell table:formula="of:=SIN(2*[.A416]*PI())" office:value-type="float" office:value="-0.989715230476463" calcext:value-type="float">
            <text:p>-0.989715230476463</text:p>
          </table:table-cell>
          <table:table-cell table:number-columns-repeated="2"/>
        </table:table-row>
        <table:table-row table:style-name="ro1">
          <table:table-cell office:value-type="float" office:value="0.0534446175200522" calcext:value-type="float">
            <text:p>0.053444617520052</text:p>
          </table:table-cell>
          <table:table-cell table:formula="of:=[.A417]*[.A417]" office:value-type="float" office:value="0.00285632714186467" calcext:value-type="float">
            <text:p>0.002856327141865</text:p>
          </table:table-cell>
          <table:table-cell table:formula="of:=SIN(2*[.A417]*PI())" office:value-type="float" office:value="0.329526892350954" calcext:value-type="float">
            <text:p>0.329526892350954</text:p>
          </table:table-cell>
          <table:table-cell table:number-columns-repeated="2"/>
        </table:table-row>
        <table:table-row table:style-name="ro1">
          <table:table-cell office:value-type="float" office:value="0.0189816501120492" calcext:value-type="float">
            <text:p>0.018981650112049</text:p>
          </table:table-cell>
          <table:table-cell table:formula="of:=[.A418]*[.A418]" office:value-type="float" office:value="0.000360303040976256" calcext:value-type="float">
            <text:p>0.000360303040976</text:p>
          </table:table-cell>
          <table:table-cell table:formula="of:=SIN(2*[.A418]*PI())" office:value-type="float" office:value="0.118982684162595" calcext:value-type="float">
            <text:p>0.118982684162595</text:p>
          </table:table-cell>
          <table:table-cell table:number-columns-repeated="2"/>
        </table:table-row>
        <table:table-row table:style-name="ro1">
          <table:table-cell office:value-type="float" office:value="0.000385927963152834" calcext:value-type="float">
            <text:p>0.000385927963153</text:p>
          </table:table-cell>
          <table:table-cell table:formula="of:=[.A419]*[.A419]" office:value-type="float" office:value="0.000000148940392743295" calcext:value-type="float">
            <text:p>1.48940392743295E-07</text:p>
          </table:table-cell>
          <table:table-cell table:formula="of:=SIN(2*[.A419]*PI())" office:value-type="float" office:value="0.00242485453138044" calcext:value-type="float">
            <text:p>0.00242485453138</text:p>
          </table:table-cell>
          <table:table-cell table:number-columns-repeated="2"/>
        </table:table-row>
        <table:table-row table:style-name="ro1">
          <table:table-cell office:value-type="float" office:value="-0.169754919003911" calcext:value-type="float">
            <text:p>-0.169754919003911</text:p>
          </table:table-cell>
          <table:table-cell table:formula="of:=[.A420]*[.A420]" office:value-type="float" office:value="0.0288167325260243" calcext:value-type="float">
            <text:p>0.028816732526024</text:p>
          </table:table-cell>
          <table:table-cell table:formula="of:=SIN(2*[.A420]*PI())" office:value-type="float" office:value="-0.875563794027577" calcext:value-type="float">
            <text:p>-0.875563794027577</text:p>
          </table:table-cell>
          <table:table-cell table:number-columns-repeated="2"/>
        </table:table-row>
        <table:table-row table:style-name="ro1">
          <table:table-cell office:value-type="float" office:value="0.0000499236812253163" calcext:value-type="float">
            <text:p>4.99236812253163E-05</text:p>
          </table:table-cell>
          <table:table-cell table:formula="of:=[.A421]*[.A421]" office:value-type="float" office:value="0.000000002492373947087" calcext:value-type="float">
            <text:p>2.492373947087E-09</text:p>
          </table:table-cell>
          <table:table-cell table:formula="of:=SIN(2*[.A421]*PI())" office:value-type="float" office:value="0.00031367973521114" calcext:value-type="float">
            <text:p>0.000313679735211</text:p>
          </table:table-cell>
          <table:table-cell table:number-columns-repeated="2"/>
        </table:table-row>
        <table:table-row table:style-name="ro1">
          <table:table-cell office:value-type="float" office:value="0.00163192579496566" calcext:value-type="float">
            <text:p>0.001631925794966</text:p>
          </table:table-cell>
          <table:table-cell table:formula="of:=[.A422]*[.A422]" office:value-type="float" office:value="0.0000026631818002743" calcext:value-type="float">
            <text:p>2.6631818002743E-06</text:p>
          </table:table-cell>
          <table:table-cell table:formula="of:=SIN(2*[.A422]*PI())" office:value-type="float" office:value="0.0102535125024847" calcext:value-type="float">
            <text:p>0.010253512502485</text:p>
          </table:table-cell>
          <table:table-cell table:number-columns-repeated="2"/>
        </table:table-row>
        <table:table-row table:style-name="ro1">
          <table:table-cell office:value-type="float" office:value="0.000000217557587345897" calcext:value-type="float">
            <text:p>2.17557587345897E-07</text:p>
          </table:table-cell>
          <table:table-cell table:formula="of:=[.A423]*[.A423]" office:value-type="float" office:value="0.0000000000000473313038117676" calcext:value-type="float">
            <text:p>4.73313038117676E-14</text:p>
          </table:table-cell>
          <table:table-cell table:formula="of:=SIN(2*[.A423]*PI())" office:value-type="float" office:value="0.00000136695463627675" calcext:value-type="float">
            <text:p>1.36695463627675E-06</text:p>
          </table:table-cell>
          <table:table-cell table:number-columns-repeated="2"/>
        </table:table-row>
        <table:table-row table:style-name="ro1">
          <table:table-cell office:value-type="float" office:value="-0.033377311968767" calcext:value-type="float">
            <text:p>-0.033377311968767</text:p>
          </table:table-cell>
          <table:table-cell table:formula="of:=[.A424]*[.A424]" office:value-type="float" office:value="0.0011140449542604" calcext:value-type="float">
            <text:p>0.00111404495426</text:p>
          </table:table-cell>
          <table:table-cell table:formula="of:=SIN(2*[.A424]*PI())" office:value-type="float" office:value="-0.208181970408409" calcext:value-type="float">
            <text:p>-0.208181970408409</text:p>
          </table:table-cell>
          <table:table-cell table:number-columns-repeated="2"/>
        </table:table-row>
        <table:table-row table:style-name="ro1">
          <table:table-cell office:value-type="float" office:value="-0.212658933466812" calcext:value-type="float">
            <text:p>-0.212658933466812</text:p>
          </table:table-cell>
          <table:table-cell table:formula="of:=[.A425]*[.A425]" office:value-type="float" office:value="0.045223821983242" calcext:value-type="float">
            <text:p>0.045223821983242</text:p>
          </table:table-cell>
          <table:table-cell table:formula="of:=SIN(2*[.A425]*PI())" office:value-type="float" office:value="-0.972602556032969" calcext:value-type="float">
            <text:p>-0.972602556032969</text:p>
          </table:table-cell>
          <table:table-cell table:number-columns-repeated="2"/>
        </table:table-row>
        <table:table-row table:style-name="ro1">
          <table:table-cell office:value-type="float" office:value="0.00125449024276559" calcext:value-type="float">
            <text:p>0.001254490242766</text:p>
          </table:table-cell>
          <table:table-cell table:formula="of:=[.A426]*[.A426]" office:value-type="float" office:value="0.00000157374576919408" calcext:value-type="float">
            <text:p>1.57374576919408E-06</text:p>
          </table:table-cell>
          <table:table-cell table:formula="of:=SIN(2*[.A426]*PI())" office:value-type="float" office:value="0.00788211304279608" calcext:value-type="float">
            <text:p>0.007882113042796</text:p>
          </table:table-cell>
          <table:table-cell table:number-columns-repeated="2"/>
        </table:table-row>
        <table:table-row table:style-name="ro1">
          <table:table-cell office:value-type="float" office:value="0.013665431255058" calcext:value-type="float">
            <text:p>0.013665431255058</text:p>
          </table:table-cell>
          <table:table-cell table:formula="of:=[.A427]*[.A427]" office:value-type="float" office:value="0.000186744011386717" calcext:value-type="float">
            <text:p>0.000186744011387</text:p>
          </table:table-cell>
          <table:table-cell table:formula="of:=SIN(2*[.A427]*PI())" office:value-type="float" office:value="0.0857569743227568" calcext:value-type="float">
            <text:p>0.085756974322757</text:p>
          </table:table-cell>
          <table:table-cell table:number-columns-repeated="2"/>
        </table:table-row>
        <table:table-row table:style-name="ro1">
          <table:table-cell office:value-type="float" office:value="-0.201594744917203" calcext:value-type="float">
            <text:p>-0.201594744917203</text:p>
          </table:table-cell>
          <table:table-cell table:formula="of:=[.A428]*[.A428]" office:value-type="float" office:value="0.040640441178232" calcext:value-type="float">
            <text:p>0.040640441178232</text:p>
          </table:table-cell>
          <table:table-cell table:formula="of:=SIN(2*[.A428]*PI())" office:value-type="float" office:value="-0.954105095247351" calcext:value-type="float">
            <text:p>-0.954105095247351</text:p>
          </table:table-cell>
          <table:table-cell table:number-columns-repeated="2"/>
        </table:table-row>
        <table:table-row table:style-name="ro1">
          <table:table-cell office:value-type="float" office:value="-0.00550496356554304" calcext:value-type="float">
            <text:p>-0.005504963565543</text:p>
          </table:table-cell>
          <table:table-cell table:formula="of:=[.A429]*[.A429]" office:value-type="float" office:value="0.0000303046238579563" calcext:value-type="float">
            <text:p>3.03046238579563E-05</text:p>
          </table:table-cell>
          <table:table-cell table:formula="of:=SIN(2*[.A429]*PI())" office:value-type="float" office:value="-0.0345818097395051" calcext:value-type="float">
            <text:p>-0.034581809739505</text:p>
          </table:table-cell>
          <table:table-cell table:number-columns-repeated="2"/>
        </table:table-row>
        <table:table-row table:style-name="ro1">
          <table:table-cell office:value-type="float" office:value="-0.019132853218036" calcext:value-type="float">
            <text:p>-0.019132853218036</text:p>
          </table:table-cell>
          <table:table-cell table:formula="of:=[.A430]*[.A430]" office:value-type="float" office:value="0.000366066072262912" calcext:value-type="float">
            <text:p>0.000366066072263</text:p>
          </table:table-cell>
          <table:table-cell table:formula="of:=SIN(2*[.A430]*PI())" office:value-type="float" office:value="-0.119925918708615" calcext:value-type="float">
            <text:p>-0.119925918708615</text:p>
          </table:table-cell>
          <table:table-cell table:number-columns-repeated="2"/>
        </table:table-row>
        <table:table-row table:style-name="ro1">
          <table:table-cell office:value-type="float" office:value="0.604754441154376" calcext:value-type="float">
            <text:p>0.604754441154376</text:p>
          </table:table-cell>
          <table:table-cell table:formula="of:=[.A431]*[.A431]" office:value-type="float" office:value="0.365727934095942" calcext:value-type="float">
            <text:p>0.365727934095942</text:p>
          </table:table-cell>
          <table:table-cell table:formula="of:=SIN(2*[.A431]*PI())" office:value-type="float" office:value="-0.611687200984926" calcext:value-type="float">
            <text:p>-0.611687200984926</text:p>
          </table:table-cell>
          <table:table-cell table:number-columns-repeated="2"/>
        </table:table-row>
        <table:table-row table:style-name="ro1">
          <table:table-cell office:value-type="float" office:value="0.000336821057894271" calcext:value-type="float">
            <text:p>0.000336821057894</text:p>
          </table:table-cell>
          <table:table-cell table:formula="of:=[.A432]*[.A432]" office:value-type="float" office:value="0.000000113448425041016" calcext:value-type="float">
            <text:p>1.13448425041016E-07</text:p>
          </table:table-cell>
          <table:table-cell table:formula="of:=SIN(2*[.A432]*PI())" office:value-type="float" office:value="0.0021163075423687" calcext:value-type="float">
            <text:p>0.002116307542369</text:p>
          </table:table-cell>
          <table:table-cell table:number-columns-repeated="2"/>
        </table:table-row>
        <table:table-row table:style-name="ro1">
          <table:table-cell office:value-type="float" office:value="-0.0000210697817681869" calcext:value-type="float">
            <text:p>-2.10697817681869E-05</text:p>
          </table:table-cell>
          <table:table-cell table:formula="of:=[.A433]*[.A433]" office:value-type="float" office:value="0.000000000443935703759022" calcext:value-type="float">
            <text:p>4.43935703759022E-10</text:p>
          </table:table-cell>
          <table:table-cell table:formula="of:=SIN(2*[.A433]*PI())" office:value-type="float" office:value="-0.000132385342844658" calcext:value-type="float">
            <text:p>-0.000132385342845</text:p>
          </table:table-cell>
          <table:table-cell table:number-columns-repeated="2"/>
        </table:table-row>
        <table:table-row table:style-name="ro1">
          <table:table-cell office:value-type="float" office:value="-0.243268424380864" calcext:value-type="float">
            <text:p>-0.243268424380864</text:p>
          </table:table-cell>
          <table:table-cell table:formula="of:=[.A434]*[.A434]" office:value-type="float" office:value="0.0591795263007481" calcext:value-type="float">
            <text:p>0.059179526300748</text:p>
          </table:table-cell>
          <table:table-cell table:formula="of:=SIN(2*[.A434]*PI())" office:value-type="float" office:value="-0.999105668651345" calcext:value-type="float">
            <text:p>-0.999105668651345</text:p>
          </table:table-cell>
          <table:table-cell table:number-columns-repeated="2"/>
        </table:table-row>
        <table:table-row table:style-name="ro1">
          <table:table-cell office:value-type="float" office:value="0.00000906473891284196" calcext:value-type="float">
            <text:p>9.06473891284196E-06</text:p>
          </table:table-cell>
          <table:table-cell table:formula="of:=[.A435]*[.A435]" office:value-type="float" office:value="0.0000000000821694915579912" calcext:value-type="float">
            <text:p>8.21694915579912E-11</text:p>
          </table:table-cell>
          <table:table-cell table:formula="of:=SIN(2*[.A435]*PI())" office:value-type="float" office:value="0.0000569554343197945" calcext:value-type="float">
            <text:p>5.69554343197945E-05</text:p>
          </table:table-cell>
          <table:table-cell table:number-columns-repeated="2"/>
        </table:table-row>
        <table:table-row table:style-name="ro1">
          <table:table-cell office:value-type="float" office:value="-0.0521250986266183" calcext:value-type="float">
            <text:p>-0.052125098626618</text:p>
          </table:table-cell>
          <table:table-cell table:formula="of:=[.A436]*[.A436]" office:value-type="float" office:value="0.00271702590683469" calcext:value-type="float">
            <text:p>0.002717025906835</text:p>
          </table:table-cell>
          <table:table-cell table:formula="of:=SIN(2*[.A436]*PI())" office:value-type="float" office:value="-0.32168794676322" calcext:value-type="float">
            <text:p>-0.32168794676322</text:p>
          </table:table-cell>
          <table:table-cell table:number-columns-repeated="2"/>
        </table:table-row>
        <table:table-row table:style-name="ro1">
          <table:table-cell office:value-type="float" office:value="-0.262806541899452" calcext:value-type="float">
            <text:p>-0.262806541899452</text:p>
          </table:table-cell>
          <table:table-cell table:formula="of:=[.A437]*[.A437]" office:value-type="float" office:value="0.0690672784651485" calcext:value-type="float">
            <text:p>0.069067278465149</text:p>
          </table:table-cell>
          <table:table-cell table:formula="of:=SIN(2*[.A437]*PI())" office:value-type="float" office:value="-0.996764367801021" calcext:value-type="float">
            <text:p>-0.996764367801021</text:p>
          </table:table-cell>
          <table:table-cell table:number-columns-repeated="2"/>
        </table:table-row>
        <table:table-row table:style-name="ro1">
          <table:table-cell office:value-type="float" office:value="0.000632241999747132" calcext:value-type="float">
            <text:p>0.000632241999747</text:p>
          </table:table-cell>
          <table:table-cell table:formula="of:=[.A438]*[.A438]" office:value-type="float" office:value="0.000000399729946244253" calcext:value-type="float">
            <text:p>3.99729946244253E-07</text:p>
          </table:table-cell>
          <table:table-cell table:formula="of:=SIN(2*[.A438]*PI())" office:value-type="float" office:value="0.00397248319527572" calcext:value-type="float">
            <text:p>0.003972483195276</text:p>
          </table:table-cell>
          <table:table-cell table:number-columns-repeated="2"/>
        </table:table-row>
        <table:table-row table:style-name="ro1">
          <table:table-cell office:value-type="float" office:value="-0.0102710161705602" calcext:value-type="float">
            <text:p>-0.01027101617056</text:p>
          </table:table-cell>
          <table:table-cell table:formula="of:=[.A439]*[.A439]" office:value-type="float" office:value="0.00010549377317591" calcext:value-type="float">
            <text:p>0.000105493773176</text:p>
          </table:table-cell>
          <table:table-cell table:formula="of:=SIN(2*[.A439]*PI())" office:value-type="float" office:value="-0.0644899123173824" calcext:value-type="float">
            <text:p>-0.064489912317382</text:p>
          </table:table-cell>
          <table:table-cell table:number-columns-repeated="2"/>
        </table:table-row>
        <table:table-row table:style-name="ro1">
          <table:table-cell office:value-type="float" office:value="0.000391358734683073" calcext:value-type="float">
            <text:p>0.000391358734683</text:p>
          </table:table-cell>
          <table:table-cell table:formula="of:=[.A440]*[.A440]" office:value-type="float" office:value="0.000000153161659212736" calcext:value-type="float">
            <text:p>1.53161659212736E-07</text:p>
          </table:table-cell>
          <table:table-cell table:formula="of:=SIN(2*[.A440]*PI())" office:value-type="float" office:value="0.00245897697352852" calcext:value-type="float">
            <text:p>0.002458976973529</text:p>
          </table:table-cell>
          <table:table-cell table:number-columns-repeated="2"/>
        </table:table-row>
        <table:table-row table:style-name="ro1">
          <table:table-cell office:value-type="float" office:value="0.000872883077559738" calcext:value-type="float">
            <text:p>0.00087288307756</text:p>
          </table:table-cell>
          <table:table-cell table:formula="of:=[.A441]*[.A441]" office:value-type="float" office:value="0.000000761924867090159" calcext:value-type="float">
            <text:p>7.61924867090159E-07</text:p>
          </table:table-cell>
          <table:table-cell table:formula="of:=SIN(2*[.A441]*PI())" office:value-type="float" office:value="0.0054844586326698" calcext:value-type="float">
            <text:p>0.00548445863267</text:p>
          </table:table-cell>
          <table:table-cell table:number-columns-repeated="2"/>
        </table:table-row>
        <table:table-row table:style-name="ro1">
          <table:table-cell office:value-type="float" office:value="-0.000770146854934734" calcext:value-type="float">
            <text:p>-0.000770146854935</text:p>
          </table:table-cell>
          <table:table-cell table:formula="of:=[.A442]*[.A442]" office:value-type="float" office:value="0.000000593126178165863" calcext:value-type="float">
            <text:p>5.93126178165863E-07</text:p>
          </table:table-cell>
          <table:table-cell table:formula="of:=SIN(2*[.A442]*PI())" office:value-type="float" office:value="-0.00483895651866629" calcext:value-type="float">
            <text:p>-0.004838956518666</text:p>
          </table:table-cell>
          <table:table-cell table:number-columns-repeated="2"/>
        </table:table-row>
        <table:table-row table:style-name="ro1">
          <table:table-cell office:value-type="float" office:value="0.00198587145828509" calcext:value-type="float">
            <text:p>0.001985871458285</text:p>
          </table:table-cell>
          <table:table-cell table:formula="of:=[.A443]*[.A443]" office:value-type="float" office:value="0.00000394368544883135" calcext:value-type="float">
            <text:p>3.94368544883135E-06</text:p>
          </table:table-cell>
          <table:table-cell table:formula="of:=SIN(2*[.A443]*PI())" office:value-type="float" office:value="0.0124772745973241" calcext:value-type="float">
            <text:p>0.012477274597324</text:p>
          </table:table-cell>
          <table:table-cell table:number-columns-repeated="2"/>
        </table:table-row>
        <table:table-row table:style-name="ro1">
          <table:table-cell office:value-type="float" office:value="-0.0209019690211316" calcext:value-type="float">
            <text:p>-0.020901969021132</text:p>
          </table:table-cell>
          <table:table-cell table:formula="of:=[.A444]*[.A444]" office:value-type="float" office:value="0.000436892308960343" calcext:value-type="float">
            <text:p>0.00043689230896</text:p>
          </table:table-cell>
          <table:table-cell table:formula="of:=SIN(2*[.A444]*PI())" office:value-type="float" office:value="-0.130953741404566" calcext:value-type="float">
            <text:p>-0.130953741404566</text:p>
          </table:table-cell>
          <table:table-cell table:number-columns-repeated="2"/>
        </table:table-row>
        <table:table-row table:style-name="ro1">
          <table:table-cell office:value-type="float" office:value="-0.0469918300121666" calcext:value-type="float">
            <text:p>-0.046991830012167</text:p>
          </table:table-cell>
          <table:table-cell table:formula="of:=[.A445]*[.A445]" office:value-type="float" office:value="0.00220823208789236" calcext:value-type="float">
            <text:p>0.002208232087892</text:p>
          </table:table-cell>
          <table:table-cell table:formula="of:=SIN(2*[.A445]*PI())" office:value-type="float" office:value="-0.290987055021277" calcext:value-type="float">
            <text:p>-0.290987055021277</text:p>
          </table:table-cell>
          <table:table-cell table:number-columns-repeated="2"/>
        </table:table-row>
        <table:table-row table:style-name="ro1">
          <table:table-cell office:value-type="float" office:value="-0.332493292215455" calcext:value-type="float">
            <text:p>-0.332493292215455</text:p>
          </table:table-cell>
          <table:table-cell table:formula="of:=[.A446]*[.A446]" office:value-type="float" office:value="0.110551789368272" calcext:value-type="float">
            <text:p>0.110551789368272</text:p>
          </table:table-cell>
          <table:table-cell table:formula="of:=SIN(2*[.A446]*PI())" office:value-type="float" office:value="-0.868652395393246" calcext:value-type="float">
            <text:p>-0.868652395393246</text:p>
          </table:table-cell>
          <table:table-cell table:number-columns-repeated="2"/>
        </table:table-row>
        <table:table-row table:style-name="ro1">
          <table:table-cell office:value-type="float" office:value="-0.000302831671100476" calcext:value-type="float">
            <text:p>-0.0003028316711</text:p>
          </table:table-cell>
          <table:table-cell table:formula="of:=[.A447]*[.A447]" office:value-type="float" office:value="0.000000091707021021507" calcext:value-type="float">
            <text:p>9.1707021021507E-08</text:p>
          </table:table-cell>
          <table:table-cell table:formula="of:=SIN(2*[.A447]*PI())" office:value-type="float" office:value="-0.00190274635827427" calcext:value-type="float">
            <text:p>-0.001902746358274</text:p>
          </table:table-cell>
          <table:table-cell table:number-columns-repeated="2"/>
        </table:table-row>
        <table:table-row table:style-name="ro1">
          <table:table-cell office:value-type="float" office:value="-0.0417615271699031" calcext:value-type="float">
            <text:p>-0.041761527169903</text:p>
          </table:table-cell>
          <table:table-cell table:formula="of:=[.A448]*[.A448]" office:value-type="float" office:value="0.00174402515156255" calcext:value-type="float">
            <text:p>0.001744025151563</text:p>
          </table:table-cell>
          <table:table-cell table:formula="of:=SIN(2*[.A448]*PI())" office:value-type="float" office:value="-0.259394716118685" calcext:value-type="float">
            <text:p>-0.259394716118685</text:p>
          </table:table-cell>
          <table:table-cell table:number-columns-repeated="2"/>
        </table:table-row>
        <table:table-row table:style-name="ro1">
          <table:table-cell office:value-type="float" office:value="0.0194384748232616" calcext:value-type="float">
            <text:p>0.019438474823262</text:p>
          </table:table-cell>
          <table:table-cell table:formula="of:=[.A449]*[.A449]" office:value-type="float" office:value="0.000377854303454575" calcext:value-type="float">
            <text:p>0.000377854303455</text:p>
          </table:table-cell>
          <table:table-cell table:formula="of:=SIN(2*[.A449]*PI())" office:value-type="float" office:value="0.121832114664028" calcext:value-type="float">
            <text:p>0.121832114664028</text:p>
          </table:table-cell>
          <table:table-cell table:number-columns-repeated="2"/>
        </table:table-row>
        <table:table-row table:style-name="ro1">
          <table:table-cell office:value-type="float" office:value="-0.00000057720375960046" calcext:value-type="float">
            <text:p>-5.7720375960046E-07</text:p>
          </table:table-cell>
          <table:table-cell table:formula="of:=[.A450]*[.A450]" office:value-type="float" office:value="0.000000000000333164180096906" calcext:value-type="float">
            <text:p>3.33164180096906E-13</text:p>
          </table:table-cell>
          <table:table-cell table:formula="of:=SIN(2*[.A450]*PI())" office:value-type="float" office:value="-0.00000362667818156248" calcext:value-type="float">
            <text:p>-3.62667818156248E-06</text:p>
          </table:table-cell>
          <table:table-cell table:number-columns-repeated="2"/>
        </table:table-row>
        <table:table-row table:style-name="ro1">
          <table:table-cell office:value-type="float" office:value="0.000390311086793063" calcext:value-type="float">
            <text:p>0.000390311086793</text:p>
          </table:table-cell>
          <table:table-cell table:formula="of:=[.A451]*[.A451]" office:value-type="float" office:value="0.000000152342744473582" calcext:value-type="float">
            <text:p>1.52342744473582E-07</text:p>
          </table:table-cell>
          <table:table-cell table:formula="of:=SIN(2*[.A451]*PI())" office:value-type="float" office:value="0.00245239442754668" calcext:value-type="float">
            <text:p>0.002452394427547</text:p>
          </table:table-cell>
          <table:table-cell table:number-columns-repeated="2"/>
        </table:table-row>
        <table:table-row table:style-name="ro1">
          <table:table-cell office:value-type="float" office:value="-0.000285570375691774" calcext:value-type="float">
            <text:p>-0.000285570375692</text:p>
          </table:table-cell>
          <table:table-cell table:formula="of:=[.A452]*[.A452]" office:value-type="float" office:value="0.0000000815504394727411" calcext:value-type="float">
            <text:p>8.15504394727411E-08</text:p>
          </table:table-cell>
          <table:table-cell table:formula="of:=SIN(2*[.A452]*PI())" office:value-type="float" office:value="-0.0017942906259308" calcext:value-type="float">
            <text:p>-0.001794290625931</text:p>
          </table:table-cell>
          <table:table-cell table:number-columns-repeated="2"/>
        </table:table-row>
        <table:table-row table:style-name="ro1">
          <table:table-cell office:value-type="float" office:value="-0.00272554153475044" calcext:value-type="float">
            <text:p>-0.00272554153475</text:p>
          </table:table-cell>
          <table:table-cell table:formula="of:=[.A453]*[.A453]" office:value-type="float" office:value="0.00000742857665764981" calcext:value-type="float">
            <text:p>7.42857665764981E-06</text:p>
          </table:table-cell>
          <table:table-cell table:formula="of:=SIN(2*[.A453]*PI())" office:value-type="float" office:value="-0.0171242454964532" calcext:value-type="float">
            <text:p>-0.017124245496453</text:p>
          </table:table-cell>
          <table:table-cell table:number-columns-repeated="2"/>
        </table:table-row>
        <table:table-row table:style-name="ro1">
          <table:table-cell office:value-type="float" office:value="-0.00130514195840884" calcext:value-type="float">
            <text:p>-0.001305141958409</text:p>
          </table:table-cell>
          <table:table-cell table:formula="of:=[.A454]*[.A454]" office:value-type="float" office:value="0.00000170339553159926" calcext:value-type="float">
            <text:p>1.70339553159926E-06</text:p>
          </table:table-cell>
          <table:table-cell table:formula="of:=SIN(2*[.A454]*PI())" office:value-type="float" office:value="-0.00820035686741167" calcext:value-type="float">
            <text:p>-0.008200356867412</text:p>
          </table:table-cell>
          <table:table-cell table:number-columns-repeated="2"/>
        </table:table-row>
        <table:table-row table:style-name="ro1">
          <table:table-cell office:value-type="float" office:value="0.0497138634157122" calcext:value-type="float">
            <text:p>0.049713863415712</text:p>
          </table:table-cell>
          <table:table-cell table:formula="of:=[.A455]*[.A455]" office:value-type="float" office:value="0.00247146821571608" calcext:value-type="float">
            <text:p>0.002471468215716</text:p>
          </table:table-cell>
          <table:table-cell table:formula="of:=SIN(2*[.A455]*PI())" office:value-type="float" office:value="0.307306639704215" calcext:value-type="float">
            <text:p>0.307306639704215</text:p>
          </table:table-cell>
          <table:table-cell table:number-columns-repeated="2"/>
        </table:table-row>
        <table:table-row table:style-name="ro1">
          <table:table-cell office:value-type="float" office:value="-1.10835497340331" calcext:value-type="float">
            <text:p>-1.10835497340331</text:p>
          </table:table-cell>
          <table:table-cell table:formula="of:=[.A456]*[.A456]" office:value-type="float" office:value="1.22845074706785" calcext:value-type="float">
            <text:p>1.22845074706785</text:p>
          </table:table-cell>
          <table:table-cell table:formula="of:=SIN(2*[.A456]*PI())" office:value-type="float" office:value="-0.629426052657083" calcext:value-type="float">
            <text:p>-0.629426052657083</text:p>
          </table:table-cell>
          <table:table-cell table:number-columns-repeated="2"/>
        </table:table-row>
        <table:table-row table:style-name="ro1">
          <table:table-cell office:value-type="float" office:value="-0.277093206507266" calcext:value-type="float">
            <text:p>-0.277093206507266</text:p>
          </table:table-cell>
          <table:table-cell table:formula="of:=[.A457]*[.A457]" office:value-type="float" office:value="0.0767806450924782" calcext:value-type="float">
            <text:p>0.076780645092478</text:p>
          </table:table-cell>
          <table:table-cell table:formula="of:=SIN(2*[.A457]*PI())" office:value-type="float" office:value="-0.985545551568388" calcext:value-type="float">
            <text:p>-0.985545551568388</text:p>
          </table:table-cell>
          <table:table-cell table:number-columns-repeated="2"/>
        </table:table-row>
        <table:table-row table:style-name="ro1">
          <table:table-cell office:value-type="float" office:value="-0.000149489343015764" calcext:value-type="float">
            <text:p>-0.000149489343016</text:p>
          </table:table-cell>
          <table:table-cell table:formula="of:=[.A458]*[.A458]" office:value-type="float" office:value="0.0000000223470636752849" calcext:value-type="float">
            <text:p>2.23470636752849E-08</text:p>
          </table:table-cell>
          <table:table-cell table:formula="of:=SIN(2*[.A458]*PI())" office:value-type="float" office:value="-0.000939269105508517" calcext:value-type="float">
            <text:p>-0.000939269105509</text:p>
          </table:table-cell>
          <table:table-cell table:number-columns-repeated="2"/>
        </table:table-row>
        <table:table-row table:style-name="ro1">
          <table:table-cell office:value-type="float" office:value="-0.000000679270091227253" calcext:value-type="float">
            <text:p>-6.79270091227253E-07</text:p>
          </table:table-cell>
          <table:table-cell table:formula="of:=[.A459]*[.A459]" office:value-type="float" office:value="0.00000000000046140785683588" calcext:value-type="float">
            <text:p>4.6140785683588E-13</text:p>
          </table:table-cell>
          <table:table-cell table:formula="of:=SIN(2*[.A459]*PI())" office:value-type="float" office:value="-0.00000426797985679266" calcext:value-type="float">
            <text:p>-4.26797985679266E-06</text:p>
          </table:table-cell>
          <table:table-cell table:number-columns-repeated="2"/>
        </table:table-row>
        <table:table-row table:style-name="ro1">
          <table:table-cell office:value-type="float" office:value="0.000202503119873863" calcext:value-type="float">
            <text:p>0.000202503119874</text:p>
          </table:table-cell>
          <table:table-cell table:formula="of:=[.A460]*[.A460]" office:value-type="float" office:value="0.0000000410075135586482" calcext:value-type="float">
            <text:p>4.10075135586482E-08</text:p>
          </table:table-cell>
          <table:table-cell table:formula="of:=SIN(2*[.A460]*PI())" office:value-type="float" office:value="0.00127236428414184" calcext:value-type="float">
            <text:p>0.001272364284142</text:p>
          </table:table-cell>
          <table:table-cell table:number-columns-repeated="2"/>
        </table:table-row>
        <table:table-row table:style-name="ro1">
          <table:table-cell office:value-type="float" office:value="0.000019926055889619" calcext:value-type="float">
            <text:p>1.9926055889619E-05</text:p>
          </table:table-cell>
          <table:table-cell table:formula="of:=[.A461]*[.A461]" office:value-type="float" office:value="0.000000000397047703316222" calcext:value-type="float">
            <text:p>3.97047703316222E-10</text:p>
          </table:table-cell>
          <table:table-cell table:formula="of:=SIN(2*[.A461]*PI())" office:value-type="float" office:value="0.000125199101268615" calcext:value-type="float">
            <text:p>0.000125199101269</text:p>
          </table:table-cell>
          <table:table-cell table:number-columns-repeated="2"/>
        </table:table-row>
        <table:table-row table:style-name="ro1">
          <table:table-cell office:value-type="float" office:value="0.000829980191743605" calcext:value-type="float">
            <text:p>0.000829980191744</text:p>
          </table:table-cell>
          <table:table-cell table:formula="of:=[.A462]*[.A462]" office:value-type="float" office:value="0.000000688867118686751" calcext:value-type="float">
            <text:p>6.88867118686751E-07</text:p>
          </table:table-cell>
          <table:table-cell table:formula="of:=SIN(2*[.A462]*PI())" office:value-type="float" office:value="0.00521489570909015" calcext:value-type="float">
            <text:p>0.00521489570909</text:p>
          </table:table-cell>
          <table:table-cell table:number-columns-repeated="2"/>
        </table:table-row>
        <table:table-row table:style-name="ro1">
          <table:table-cell office:value-type="float" office:value="0.000166791397077705" calcext:value-type="float">
            <text:p>0.000166791397078</text:p>
          </table:table-cell>
          <table:table-cell table:formula="of:=[.A463]*[.A463]" office:value-type="float" office:value="0.0000000278193701391327" calcext:value-type="float">
            <text:p>2.78193701391327E-08</text:p>
          </table:table-cell>
          <table:table-cell table:formula="of:=SIN(2*[.A463]*PI())" office:value-type="float" office:value="0.0010479810636558" calcext:value-type="float">
            <text:p>0.001047981063656</text:p>
          </table:table-cell>
          <table:table-cell table:number-columns-repeated="2"/>
        </table:table-row>
        <table:table-row table:style-name="ro1">
          <table:table-cell office:value-type="float" office:value="-0.00344528784406472" calcext:value-type="float">
            <text:p>-0.003445287844065</text:p>
          </table:table-cell>
          <table:table-cell table:formula="of:=[.A464]*[.A464]" office:value-type="float" office:value="0.0000118700083284601" calcext:value-type="float">
            <text:p>1.18700083284601E-05</text:p>
          </table:table-cell>
          <table:table-cell table:formula="of:=SIN(2*[.A464]*PI())" office:value-type="float" office:value="-0.0216456913069171" calcext:value-type="float">
            <text:p>-0.021645691306917</text:p>
          </table:table-cell>
          <table:table-cell table:number-columns-repeated="2"/>
        </table:table-row>
        <table:table-row table:style-name="ro1">
          <table:table-cell office:value-type="float" office:value="0.0100649289119519" calcext:value-type="float">
            <text:p>0.010064928911952</text:p>
          </table:table-cell>
          <table:table-cell table:formula="of:=[.A465]*[.A465]" office:value-type="float" office:value="0.000101302794002646" calcext:value-type="float">
            <text:p>0.000101302794003</text:p>
          </table:table-cell>
          <table:table-cell table:formula="of:=SIN(2*[.A465]*PI())" office:value-type="float" office:value="0.06319766966181" calcext:value-type="float">
            <text:p>0.06319766966181</text:p>
          </table:table-cell>
          <table:table-cell table:number-columns-repeated="2"/>
        </table:table-row>
        <table:table-row table:style-name="ro1">
          <table:table-cell office:value-type="float" office:value="0.000108891288061102" calcext:value-type="float">
            <text:p>0.000108891288061</text:p>
          </table:table-cell>
          <table:table-cell table:formula="of:=[.A466]*[.A466]" office:value-type="float" office:value="0.0000000118573126156059" calcext:value-type="float">
            <text:p>1.18573126156059E-08</text:p>
          </table:table-cell>
          <table:table-cell table:formula="of:=SIN(2*[.A466]*PI())" office:value-type="float" office:value="0.000684184087846705" calcext:value-type="float">
            <text:p>0.000684184087847</text:p>
          </table:table-cell>
          <table:table-cell table:number-columns-repeated="2"/>
        </table:table-row>
        <table:table-row table:style-name="ro1">
          <table:table-cell office:value-type="float" office:value="0.00000381947322357607" calcext:value-type="float">
            <text:p>3.81947322357607E-06</text:p>
          </table:table-cell>
          <table:table-cell table:formula="of:=[.A467]*[.A467]" office:value-type="float" office:value="0.0000000000145883757056146" calcext:value-type="float">
            <text:p>1.45883757056146E-11</text:p>
          </table:table-cell>
          <table:table-cell table:formula="of:=SIN(2*[.A467]*PI())" office:value-type="float" office:value="0.0000239984580372354" calcext:value-type="float">
            <text:p>2.39984580372354E-05</text:p>
          </table:table-cell>
          <table:table-cell table:number-columns-repeated="2"/>
        </table:table-row>
        <table:table-row table:style-name="ro1">
          <table:table-cell office:value-type="float" office:value="-0.314592107926136" calcext:value-type="float">
            <text:p>-0.314592107926136</text:p>
          </table:table-cell>
          <table:table-cell table:formula="of:=[.A468]*[.A468]" office:value-type="float" office:value="0.0989681943694095" calcext:value-type="float">
            <text:p>0.09896819436941</text:p>
          </table:table-cell>
          <table:table-cell table:formula="of:=SIN(2*[.A468]*PI())" office:value-type="float" office:value="-0.918769445579283" calcext:value-type="float">
            <text:p>-0.918769445579283</text:p>
          </table:table-cell>
          <table:table-cell table:number-columns-repeated="2"/>
        </table:table-row>
        <table:table-row table:style-name="ro1">
          <table:table-cell office:value-type="float" office:value="-0.0135700579244982" calcext:value-type="float">
            <text:p>-0.013570057924498</text:p>
          </table:table-cell>
          <table:table-cell table:formula="of:=[.A469]*[.A469]" office:value-type="float" office:value="0.000184146472074235" calcext:value-type="float">
            <text:p>0.000184146472074</text:p>
          </table:table-cell>
          <table:table-cell table:formula="of:=SIN(2*[.A469]*PI())" office:value-type="float" office:value="-0.085159918231415" calcext:value-type="float">
            <text:p>-0.085159918231415</text:p>
          </table:table-cell>
          <table:table-cell table:number-columns-repeated="2"/>
        </table:table-row>
        <table:table-row table:style-name="ro1">
          <table:table-cell office:value-type="float" office:value="-0.00319258188984778" calcext:value-type="float">
            <text:p>-0.003192581889848</text:p>
          </table:table-cell>
          <table:table-cell table:formula="of:=[.A470]*[.A470]" office:value-type="float" office:value="0.0000101925791233841" calcext:value-type="float">
            <text:p>1.01925791233841E-05</text:p>
          </table:table-cell>
          <table:table-cell table:formula="of:=SIN(2*[.A470]*PI())" office:value-type="float" office:value="-0.0200582383637301" calcext:value-type="float">
            <text:p>-0.02005823836373</text:p>
          </table:table-cell>
          <table:table-cell table:number-columns-repeated="2"/>
        </table:table-row>
        <table:table-row table:style-name="ro1">
          <table:table-cell office:value-type="float" office:value="-0.000137545415076915" calcext:value-type="float">
            <text:p>-0.000137545415077</text:p>
          </table:table-cell>
          <table:table-cell table:formula="of:=[.A471]*[.A471]" office:value-type="float" office:value="0.000000018918741208681" calcext:value-type="float">
            <text:p>1.8918741208681E-08</text:p>
          </table:table-cell>
          <table:table-cell table:formula="of:=SIN(2*[.A471]*PI())" office:value-type="float" office:value="-0.000864223223502393" calcext:value-type="float">
            <text:p>-0.000864223223502</text:p>
          </table:table-cell>
          <table:table-cell table:number-columns-repeated="2"/>
        </table:table-row>
        <table:table-row table:style-name="ro1">
          <table:table-cell office:value-type="float" office:value="-0.0000690899813163763" calcext:value-type="float">
            <text:p>-6.90899813163763E-05</text:p>
          </table:table-cell>
          <table:table-cell table:formula="of:=[.A472]*[.A472]" office:value-type="float" office:value="0.00000000477342551829723" calcext:value-type="float">
            <text:p>4.77342551829723E-09</text:p>
          </table:table-cell>
          <table:table-cell table:formula="of:=SIN(2*[.A472]*PI())" office:value-type="float" office:value="-0.000434105141846045" calcext:value-type="float">
            <text:p>-0.000434105141846</text:p>
          </table:table-cell>
          <table:table-cell table:number-columns-repeated="2"/>
        </table:table-row>
        <table:table-row table:style-name="ro1">
          <table:table-cell office:value-type="float" office:value="0.009624914243212" calcext:value-type="float">
            <text:p>0.009624914243212</text:p>
          </table:table-cell>
          <table:table-cell table:formula="of:=[.A473]*[.A473]" office:value-type="float" office:value="0.0000926389741891853" calcext:value-type="float">
            <text:p>9.26389741891853E-05</text:p>
          </table:table-cell>
          <table:table-cell table:formula="of:=SIN(2*[.A473]*PI())" office:value-type="float" office:value="0.0604382644902871" calcext:value-type="float">
            <text:p>0.060438264490287</text:p>
          </table:table-cell>
          <table:table-cell table:number-columns-repeated="2"/>
        </table:table-row>
        <table:table-row table:style-name="ro1">
          <table:table-cell office:value-type="float" office:value="0.00000978703296463458" calcext:value-type="float">
            <text:p>9.78703296463458E-06</text:p>
          </table:table-cell>
          <table:table-cell table:formula="of:=[.A474]*[.A474]" office:value-type="float" office:value="0.0000000000957860142508438" calcext:value-type="float">
            <text:p>9.57860142508438E-11</text:p>
          </table:table-cell>
          <table:table-cell table:formula="of:=SIN(2*[.A474]*PI())" office:value-type="float" office:value="0.000061493741685518" calcext:value-type="float">
            <text:p>6.1493741685518E-05</text:p>
          </table:table-cell>
          <table:table-cell table:number-columns-repeated="2"/>
        </table:table-row>
        <table:table-row table:style-name="ro1">
          <table:table-cell office:value-type="float" office:value="0.00298724661230386" calcext:value-type="float">
            <text:p>0.002987246612304</text:p>
          </table:table-cell>
          <table:table-cell table:formula="of:=[.A475]*[.A475]" office:value-type="float" office:value="0.00000892364232272086" calcext:value-type="float">
            <text:p>8.92364232272086E-06</text:p>
          </table:table-cell>
          <table:table-cell table:formula="of:=SIN(2*[.A475]*PI())" office:value-type="float" office:value="0.0187683219920316" calcext:value-type="float">
            <text:p>0.018768321992032</text:p>
          </table:table-cell>
          <table:table-cell table:number-columns-repeated="2"/>
        </table:table-row>
        <table:table-row table:style-name="ro1">
          <table:table-cell office:value-type="float" office:value="-0.00855877781307139" calcext:value-type="float">
            <text:p>-0.008558777813071</text:p>
          </table:table-cell>
          <table:table-cell table:formula="of:=[.A476]*[.A476]" office:value-type="float" office:value="0.000073252677653523" calcext:value-type="float">
            <text:p>7.3252677653523E-05</text:p>
          </table:table-cell>
          <table:table-cell table:formula="of:=SIN(2*[.A476]*PI())" office:value-type="float" office:value="-0.0537504714295896" calcext:value-type="float">
            <text:p>-0.05375047142959</text:p>
          </table:table-cell>
          <table:table-cell table:number-columns-repeated="2"/>
        </table:table-row>
        <table:table-row table:style-name="ro1">
          <table:table-cell office:value-type="float" office:value="-0.143914817563221" calcext:value-type="float">
            <text:p>-0.143914817563221</text:p>
          </table:table-cell>
          <table:table-cell table:formula="of:=[.A477]*[.A477]" office:value-type="float" office:value="0.0207114747142551" calcext:value-type="float">
            <text:p>0.020711474714255</text:p>
          </table:table-cell>
          <table:table-cell table:formula="of:=SIN(2*[.A477]*PI())" office:value-type="float" office:value="-0.7859576305431" calcext:value-type="float">
            <text:p>-0.7859576305431</text:p>
          </table:table-cell>
          <table:table-cell table:number-columns-repeated="2"/>
        </table:table-row>
        <table:table-row table:style-name="ro1">
          <table:table-cell office:value-type="float" office:value="-0.000157781696076017" calcext:value-type="float">
            <text:p>-0.000157781696076</text:p>
          </table:table-cell>
          <table:table-cell table:formula="of:=[.A478]*[.A478]" office:value-type="float" office:value="0.0000000248950636166244" calcext:value-type="float">
            <text:p>2.48950636166244E-08</text:p>
          </table:table-cell>
          <table:table-cell table:formula="of:=SIN(2*[.A478]*PI())" office:value-type="float" office:value="-0.000991371472137109" calcext:value-type="float">
            <text:p>-0.000991371472137</text:p>
          </table:table-cell>
          <table:table-cell table:number-columns-repeated="2"/>
        </table:table-row>
        <table:table-row table:style-name="ro1">
          <table:table-cell office:value-type="float" office:value="-0.00496667322468595" calcext:value-type="float">
            <text:p>-0.004966673224686</text:p>
          </table:table-cell>
          <table:table-cell table:formula="of:=[.A479]*[.A479]" office:value-type="float" office:value="0.0000246678429208123" calcext:value-type="float">
            <text:p>2.46678429208123E-05</text:p>
          </table:table-cell>
          <table:table-cell table:formula="of:=SIN(2*[.A479]*PI())" office:value-type="float" office:value="-0.031201463411448" calcext:value-type="float">
            <text:p>-0.031201463411448</text:p>
          </table:table-cell>
          <table:table-cell table:number-columns-repeated="2"/>
        </table:table-row>
        <table:table-row table:style-name="ro1">
          <table:table-cell office:value-type="float" office:value="-0.23277888089137" calcext:value-type="float">
            <text:p>-0.23277888089137</text:p>
          </table:table-cell>
          <table:table-cell table:formula="of:=[.A480]*[.A480]" office:value-type="float" office:value="0.0541860073890387" calcext:value-type="float">
            <text:p>0.054186007389039</text:p>
          </table:table-cell>
          <table:table-cell table:formula="of:=SIN(2*[.A480]*PI())" office:value-type="float" office:value="-0.994151712499219" calcext:value-type="float">
            <text:p>-0.994151712499219</text:p>
          </table:table-cell>
          <table:table-cell table:number-columns-repeated="2"/>
        </table:table-row>
        <table:table-row table:style-name="ro1">
          <table:table-cell office:value-type="float" office:value="-0.0220270251709384" calcext:value-type="float">
            <text:p>-0.022027025170939</text:p>
          </table:table-cell>
          <table:table-cell table:formula="of:=[.A481]*[.A481]" office:value-type="float" office:value="0.000485189837881155" calcext:value-type="float">
            <text:p>0.000485189837881</text:p>
          </table:table-cell>
          <table:table-cell table:formula="of:=SIN(2*[.A481]*PI())" office:value-type="float" office:value="-0.137958473164741" calcext:value-type="float">
            <text:p>-0.137958473164741</text:p>
          </table:table-cell>
          <table:table-cell table:number-columns-repeated="2"/>
        </table:table-row>
        <table:table-row table:style-name="ro1">
          <table:table-cell office:value-type="float" office:value="-0.000116171839381709" calcext:value-type="float">
            <text:p>-0.000116171839382</text:p>
          </table:table-cell>
          <table:table-cell table:formula="of:=[.A482]*[.A482]" office:value-type="float" office:value="0.0000000134958962653295" calcext:value-type="float">
            <text:p>1.34958962653295E-08</text:p>
          </table:table-cell>
          <table:table-cell table:formula="of:=SIN(2*[.A482]*PI())" office:value-type="float" office:value="-0.000729929129493878" calcext:value-type="float">
            <text:p>-0.000729929129494</text:p>
          </table:table-cell>
          <table:table-cell table:number-columns-repeated="2"/>
        </table:table-row>
        <table:table-row table:style-name="ro1">
          <table:table-cell office:value-type="float" office:value="-0.0285403413320601" calcext:value-type="float">
            <text:p>-0.02854034133206</text:p>
          </table:table-cell>
          <table:table-cell table:formula="of:=[.A483]*[.A483]" office:value-type="float" office:value="0.000814551083350499" calcext:value-type="float">
            <text:p>0.000814551083351</text:p>
          </table:table-cell>
          <table:table-cell table:formula="of:=SIN(2*[.A483]*PI())" office:value-type="float" office:value="-0.178364703491424" calcext:value-type="float">
            <text:p>-0.178364703491424</text:p>
          </table:table-cell>
          <table:table-cell table:number-columns-repeated="2"/>
        </table:table-row>
        <table:table-row table:style-name="ro1">
          <table:table-cell office:value-type="float" office:value="-0.0872049371079019" calcext:value-type="float">
            <text:p>-0.087204937107902</text:p>
          </table:table-cell>
          <table:table-cell table:formula="of:=[.A484]*[.A484]" office:value-type="float" office:value="0.00760470105599312" calcext:value-type="float">
            <text:p>0.007604701055993</text:p>
          </table:table-cell>
          <table:table-cell table:formula="of:=SIN(2*[.A484]*PI())" office:value-type="float" office:value="-0.520916928391794" calcext:value-type="float">
            <text:p>-0.520916928391794</text:p>
          </table:table-cell>
          <table:table-cell table:number-columns-repeated="2"/>
        </table:table-row>
        <table:table-row table:style-name="ro1">
          <table:table-cell office:value-type="float" office:value="-0.00011253818962015" calcext:value-type="float">
            <text:p>-0.00011253818962</text:p>
          </table:table-cell>
          <table:table-cell table:formula="of:=[.A485]*[.A485]" office:value-type="float" office:value="0.0000000126648441229809" calcext:value-type="float">
            <text:p>1.26648441229809E-08</text:p>
          </table:table-cell>
          <table:table-cell table:formula="of:=SIN(2*[.A485]*PI())" office:value-type="float" office:value="-0.000707098240594474" calcext:value-type="float">
            <text:p>-0.000707098240594</text:p>
          </table:table-cell>
          <table:table-cell table:number-columns-repeated="2"/>
        </table:table-row>
        <table:table-row table:style-name="ro1">
          <table:table-cell office:value-type="float" office:value="-0.163803321250442" calcext:value-type="float">
            <text:p>-0.163803321250442</text:p>
          </table:table-cell>
          <table:table-cell table:formula="of:=[.A486]*[.A486]" office:value-type="float" office:value="0.0268315280526756" calcext:value-type="float">
            <text:p>0.026831528052676</text:p>
          </table:table-cell>
          <table:table-cell table:formula="of:=SIN(2*[.A486]*PI())" office:value-type="float" office:value="-0.85689027313693" calcext:value-type="float">
            <text:p>-0.85689027313693</text:p>
          </table:table-cell>
          <table:table-cell table:number-columns-repeated="2"/>
        </table:table-row>
        <table:table-row table:style-name="ro1">
          <table:table-cell office:value-type="float" office:value="0.00860075679427441" calcext:value-type="float">
            <text:p>0.008600756794274</text:p>
          </table:table-cell>
          <table:table-cell table:formula="of:=[.A487]*[.A487]" office:value-type="float" office:value="0.0000739730174342574" calcext:value-type="float">
            <text:p>7.39730174342574E-05</text:p>
          </table:table-cell>
          <table:table-cell table:formula="of:=SIN(2*[.A487]*PI())" office:value-type="float" office:value="0.0540138499803968" calcext:value-type="float">
            <text:p>0.054013849980397</text:p>
          </table:table-cell>
          <table:table-cell table:number-columns-repeated="2"/>
        </table:table-row>
        <table:table-row table:style-name="ro1">
          <table:table-cell office:value-type="float" office:value="-0.0000116636489400359" calcext:value-type="float">
            <text:p>-1.16636489400359E-05</text:p>
          </table:table-cell>
          <table:table-cell table:formula="of:=[.A488]*[.A488]" office:value-type="float" office:value="0.0000000001360407065964" calcext:value-type="float">
            <text:p>1.360407065964E-10</text:p>
          </table:table-cell>
          <table:table-cell table:formula="of:=SIN(2*[.A488]*PI())" office:value-type="float" office:value="-0.0000732848675825359" calcext:value-type="float">
            <text:p>-7.32848675825359E-05</text:p>
          </table:table-cell>
          <table:table-cell table:number-columns-repeated="2"/>
        </table:table-row>
        <table:table-row table:style-name="ro1">
          <table:table-cell office:value-type="float" office:value="0.0140925770325555" calcext:value-type="float">
            <text:p>0.014092577032556</text:p>
          </table:table-cell>
          <table:table-cell table:formula="of:=[.A489]*[.A489]" office:value-type="float" office:value="0.000198600727418511" calcext:value-type="float">
            <text:p>0.000198600727419</text:p>
          </table:table-cell>
          <table:table-cell table:formula="of:=SIN(2*[.A489]*PI())" office:value-type="float" office:value="0.0884306113095583" calcext:value-type="float">
            <text:p>0.088430611309558</text:p>
          </table:table-cell>
          <table:table-cell table:number-columns-repeated="2"/>
        </table:table-row>
        <table:table-row table:style-name="ro1">
          <table:table-cell office:value-type="float" office:value="-0.102876506063355" calcext:value-type="float">
            <text:p>-0.102876506063355</text:p>
          </table:table-cell>
          <table:table-cell table:formula="of:=[.A490]*[.A490]" office:value-type="float" office:value="0.0105835754998035" calcext:value-type="float">
            <text:p>0.010583575499804</text:p>
          </table:table-cell>
          <table:table-cell table:formula="of:=SIN(2*[.A490]*PI())" office:value-type="float" office:value="-0.602310323388167" calcext:value-type="float">
            <text:p>-0.602310323388167</text:p>
          </table:table-cell>
          <table:table-cell table:number-columns-repeated="2"/>
        </table:table-row>
        <table:table-row table:style-name="ro1">
          <table:table-cell office:value-type="float" office:value="0.000296553453650679" calcext:value-type="float">
            <text:p>0.000296553453651</text:p>
          </table:table-cell>
          <table:table-cell table:formula="of:=[.A491]*[.A491]" office:value-type="float" office:value="0.0000000879439508721455" calcext:value-type="float">
            <text:p>8.79439508721455E-08</text:p>
          </table:table-cell>
          <table:table-cell table:formula="of:=SIN(2*[.A491]*PI())" office:value-type="float" office:value="0.0018632992245765" calcext:value-type="float">
            <text:p>0.001863299224577</text:p>
          </table:table-cell>
          <table:table-cell table:number-columns-repeated="2"/>
        </table:table-row>
        <table:table-row table:style-name="ro1">
          <table:table-cell office:value-type="float" office:value="-0.177531738855242" calcext:value-type="float">
            <text:p>-0.177531738855242</text:p>
          </table:table-cell>
          <table:table-cell table:formula="of:=[.A492]*[.A492]" office:value-type="float" office:value="0.031517518300966" calcext:value-type="float">
            <text:p>0.031517518300966</text:p>
          </table:table-cell>
          <table:table-cell table:formula="of:=SIN(2*[.A492]*PI())" office:value-type="float" office:value="-0.898115291060417" calcext:value-type="float">
            <text:p>-0.898115291060417</text:p>
          </table:table-cell>
          <table:table-cell table:number-columns-repeated="2"/>
        </table:table-row>
        <table:table-row table:style-name="ro1">
          <table:table-cell office:value-type="float" office:value="0.0445490337597624" calcext:value-type="float">
            <text:p>0.044549033759762</text:p>
          </table:table-cell>
          <table:table-cell table:formula="of:=[.A493]*[.A493]" office:value-type="float" office:value="0.00198461640892845" calcext:value-type="float">
            <text:p>0.001984616408928</text:p>
          </table:table-cell>
          <table:table-cell table:formula="of:=SIN(2*[.A493]*PI())" office:value-type="float" office:value="0.276268993270256" calcext:value-type="float">
            <text:p>0.276268993270256</text:p>
          </table:table-cell>
          <table:table-cell table:number-columns-repeated="2"/>
        </table:table-row>
        <table:table-row table:style-name="ro1">
          <table:table-cell office:value-type="float" office:value="-0.0130858845594813" calcext:value-type="float">
            <text:p>-0.013085884559481</text:p>
          </table:table-cell>
          <table:table-cell table:formula="of:=[.A494]*[.A494]" office:value-type="float" office:value="0.000171240374704071" calcext:value-type="float">
            <text:p>0.000171240374704</text:p>
          </table:table-cell>
          <table:table-cell table:formula="of:=SIN(2*[.A494]*PI())" office:value-type="float" office:value="-0.0821284291041535" calcext:value-type="float">
            <text:p>-0.082128429104154</text:p>
          </table:table-cell>
          <table:table-cell table:number-columns-repeated="2"/>
        </table:table-row>
        <table:table-row table:style-name="ro1">
          <table:table-cell office:value-type="float" office:value="-0.00191397919143298" calcext:value-type="float">
            <text:p>-0.001913979191433</text:p>
          </table:table-cell>
          <table:table-cell table:formula="of:=[.A495]*[.A495]" office:value-type="float" office:value="0.00000366331634523845" calcext:value-type="float">
            <text:p>3.66331634523845E-06</text:p>
          </table:table-cell>
          <table:table-cell table:formula="of:=SIN(2*[.A495]*PI())" office:value-type="float" office:value="-0.0120255960681446" calcext:value-type="float">
            <text:p>-0.012025596068145</text:p>
          </table:table-cell>
          <table:table-cell table:number-columns-repeated="2"/>
        </table:table-row>
        <table:table-row table:style-name="ro1">
          <table:table-cell office:value-type="float" office:value="-0.0156138710953391" calcext:value-type="float">
            <text:p>-0.015613871095339</text:p>
          </table:table-cell>
          <table:table-cell table:formula="of:=[.A496]*[.A496]" office:value-type="float" office:value="0.000243792970581865" calcext:value-type="float">
            <text:p>0.000243792970582</text:p>
          </table:table-cell>
          <table:table-cell table:formula="of:=SIN(2*[.A496]*PI())" office:value-type="float" office:value="-0.0979475518275834" calcext:value-type="float">
            <text:p>-0.097947551827584</text:p>
          </table:table-cell>
          <table:table-cell table:number-columns-repeated="2"/>
        </table:table-row>
        <table:table-row table:style-name="ro1">
          <table:table-cell office:value-type="float" office:value="0.000712879006950542" calcext:value-type="float">
            <text:p>0.000712879006951</text:p>
          </table:table-cell>
          <table:table-cell table:formula="of:=[.A497]*[.A497]" office:value-type="float" office:value="0.000000508196478550791" calcext:value-type="float">
            <text:p>5.08196478550791E-07</text:p>
          </table:table-cell>
          <table:table-cell table:formula="of:=SIN(2*[.A497]*PI())" office:value-type="float" office:value="0.00447913592490403" calcext:value-type="float">
            <text:p>0.004479135924904</text:p>
          </table:table-cell>
          <table:table-cell table:number-columns-repeated="2"/>
        </table:table-row>
        <table:table-row table:style-name="ro1">
          <table:table-cell office:value-type="float" office:value="-0.120324494250778" calcext:value-type="float">
            <text:p>-0.120324494250778</text:p>
          </table:table-cell>
          <table:table-cell table:formula="of:=[.A498]*[.A498]" office:value-type="float" office:value="0.0144779839167056" calcext:value-type="float">
            <text:p>0.014477983916706</text:p>
          </table:table-cell>
          <table:table-cell table:formula="of:=SIN(2*[.A498]*PI())" office:value-type="float" office:value="-0.686031945248525" calcext:value-type="float">
            <text:p>-0.686031945248525</text:p>
          </table:table-cell>
          <table:table-cell table:number-columns-repeated="2"/>
        </table:table-row>
        <table:table-row table:style-name="ro1">
          <table:table-cell office:value-type="float" office:value="0.000297923403444095" calcext:value-type="float">
            <text:p>0.000297923403444</text:p>
          </table:table-cell>
          <table:table-cell table:formula="of:=[.A499]*[.A499]" office:value-type="float" office:value="0.0000000887583543197129" calcext:value-type="float">
            <text:p>8.87583543197129E-08</text:p>
          </table:table-cell>
          <table:table-cell table:formula="of:=SIN(2*[.A499]*PI())" office:value-type="float" office:value="0.00187190685797854" calcext:value-type="float">
            <text:p>0.001871906857979</text:p>
          </table:table-cell>
          <table:table-cell table:number-columns-repeated="2"/>
        </table:table-row>
        <table:table-row table:style-name="ro1">
          <table:table-cell office:value-type="float" office:value="0.00167329403326478" calcext:value-type="float">
            <text:p>0.001673294033265</text:p>
          </table:table-cell>
          <table:table-cell table:formula="of:=[.A500]*[.A500]" office:value-type="float" office:value="0.00000279991292175951" calcext:value-type="float">
            <text:p>2.79991292175951E-06</text:p>
          </table:table-cell>
          <table:table-cell table:formula="of:=SIN(2*[.A500]*PI())" office:value-type="float" office:value="0.0105134227963885" calcext:value-type="float">
            <text:p>0.010513422796389</text:p>
          </table:table-cell>
          <table:table-cell table:number-columns-repeated="2"/>
        </table:table-row>
        <table:table-row table:style-name="ro1">
          <table:table-cell office:value-type="float" office:value="-0.0323503619334621" calcext:value-type="float">
            <text:p>-0.032350361933462</text:p>
          </table:table-cell>
          <table:table-cell table:formula="of:=[.A501]*[.A501]" office:value-type="float" office:value="0.00104654591722599" calcext:value-type="float">
            <text:p>0.001046545917226</text:p>
          </table:table-cell>
          <table:table-cell table:formula="of:=SIN(2*[.A501]*PI())" office:value-type="float" office:value="-0.201866536951186" calcext:value-type="float">
            <text:p>-0.201866536951186</text:p>
          </table:table-cell>
          <table:table-cell table:number-columns-repeated="2"/>
        </table:table-row>
        <table:table-row table:style-name="ro1">
          <table:table-cell office:value-type="float" office:value="0.000553710988795116" calcext:value-type="float">
            <text:p>0.000553710988795</text:p>
          </table:table-cell>
          <table:table-cell table:formula="of:=[.A502]*[.A502]" office:value-type="float" office:value="0.000000306595859112465" calcext:value-type="float">
            <text:p>3.06595859112465E-07</text:p>
          </table:table-cell>
          <table:table-cell table:formula="of:=SIN(2*[.A502]*PI())" office:value-type="float" office:value="0.003479061730831" calcext:value-type="float">
            <text:p>0.003479061730831</text:p>
          </table:table-cell>
          <table:table-cell table:number-columns-repeated="2"/>
        </table:table-row>
        <table:table-row table:style-name="ro1">
          <table:table-cell office:value-type="float" office:value="-0.105133043780727" calcext:value-type="float">
            <text:p>-0.105133043780727</text:p>
          </table:table-cell>
          <table:table-cell table:formula="of:=[.A503]*[.A503]" office:value-type="float" office:value="0.0110529568946004" calcext:value-type="float">
            <text:p>0.0110529568946</text:p>
          </table:table-cell>
          <table:table-cell table:formula="of:=SIN(2*[.A503]*PI())" office:value-type="float" office:value="-0.613567360604499" calcext:value-type="float">
            <text:p>-0.613567360604499</text:p>
          </table:table-cell>
          <table:table-cell table:number-columns-repeated="2"/>
        </table:table-row>
        <table:table-row table:style-name="ro1">
          <table:table-cell office:value-type="float" office:value="0.0000000283604180114433" calcext:value-type="float">
            <text:p>2.83604180114433E-08</text:p>
          </table:table-cell>
          <table:table-cell table:formula="of:=[.A504]*[.A504]" office:value-type="float" office:value="8.04313309783796E-016" calcext:value-type="float">
            <text:p>8.04313309783796E-16</text:p>
          </table:table-cell>
          <table:table-cell table:formula="of:=SIN(2*[.A504]*PI())" office:value-type="float" office:value="0.000000178193761754971" calcext:value-type="float">
            <text:p>1.78193761754971E-07</text:p>
          </table:table-cell>
          <table:table-cell table:number-columns-repeated="2"/>
        </table:table-row>
        <table:table-row table:style-name="ro1">
          <table:table-cell office:value-type="float" office:value="-0.0000334460633556349" calcext:value-type="float">
            <text:p>-3.34460633556349E-05</text:p>
          </table:table-cell>
          <table:table-cell table:formula="of:=[.A505]*[.A505]" office:value-type="float" office:value="0.00000000111863915398914" calcext:value-type="float">
            <text:p>1.11863915398914E-09</text:p>
          </table:table-cell>
          <table:table-cell table:formula="of:=SIN(2*[.A505]*PI())" office:value-type="float" office:value="-0.000210147812312361" calcext:value-type="float">
            <text:p>-0.000210147812312</text:p>
          </table:table-cell>
          <table:table-cell table:number-columns-repeated="2"/>
        </table:table-row>
        <table:table-row table:style-name="ro1">
          <table:table-cell office:value-type="float" office:value="0.000240695493434408" calcext:value-type="float">
            <text:p>0.000240695493434</text:p>
          </table:table-cell>
          <table:table-cell table:formula="of:=[.A506]*[.A506]" office:value-type="float" office:value="0.000000057934320559633" calcext:value-type="float">
            <text:p>5.7934320559633E-08</text:p>
          </table:table-cell>
          <table:table-cell table:formula="of:=SIN(2*[.A506]*PI())" office:value-type="float" office:value="0.00151233381136087" calcext:value-type="float">
            <text:p>0.001512333811361</text:p>
          </table:table-cell>
          <table:table-cell table:number-columns-repeated="2"/>
        </table:table-row>
        <table:table-row table:style-name="ro1">
          <table:table-cell office:value-type="float" office:value="0.554238886409964" calcext:value-type="float">
            <text:p>0.554238886409964</text:p>
          </table:table-cell>
          <table:table-cell table:formula="of:=[.A507]*[.A507]" office:value-type="float" office:value="0.307180743208957" calcext:value-type="float">
            <text:p>0.307180743208957</text:p>
          </table:table-cell>
          <table:table-cell table:formula="of:=SIN(2*[.A507]*PI())" office:value-type="float" office:value="-0.334234567310135" calcext:value-type="float">
            <text:p>-0.334234567310135</text:p>
          </table:table-cell>
          <table:table-cell table:number-columns-repeated="2"/>
        </table:table-row>
        <table:table-row table:style-name="ro1">
          <table:table-cell office:value-type="float" office:value="0.0000108616617487381" calcext:value-type="float">
            <text:p>1.08616617487381E-05</text:p>
          </table:table-cell>
          <table:table-cell table:formula="of:=[.A508]*[.A508]" office:value-type="float" office:value="0.000000000117975695943999" calcext:value-type="float">
            <text:p>1.17975695943999E-10</text:p>
          </table:table-cell>
          <table:table-cell table:formula="of:=SIN(2*[.A508]*PI())" office:value-type="float" office:value="0.0000682458334582497" calcext:value-type="float">
            <text:p>6.82458334582497E-05</text:p>
          </table:table-cell>
          <table:table-cell table:number-columns-repeated="2"/>
        </table:table-row>
        <table:table-row table:style-name="ro1">
          <table:table-cell office:value-type="float" office:value="-0.00818189830839516" calcext:value-type="float">
            <text:p>-0.008181898308395</text:p>
          </table:table-cell>
          <table:table-cell table:formula="of:=[.A509]*[.A509]" office:value-type="float" office:value="0.0000669434599289195" calcext:value-type="float">
            <text:p>6.69434599289195E-05</text:p>
          </table:table-cell>
          <table:table-cell table:formula="of:=SIN(2*[.A509]*PI())" office:value-type="float" office:value="-0.0513857423615828" calcext:value-type="float">
            <text:p>-0.051385742361583</text:p>
          </table:table-cell>
          <table:table-cell table:number-columns-repeated="2"/>
        </table:table-row>
        <table:table-row table:style-name="ro1">
          <table:table-cell office:value-type="float" office:value="0.000112355102244461" calcext:value-type="float">
            <text:p>0.000112355102244</text:p>
          </table:table-cell>
          <table:table-cell table:formula="of:=[.A510]*[.A510]" office:value-type="float" office:value="0.0000000126236690003633" calcext:value-type="float">
            <text:p>1.26236690003633E-08</text:p>
          </table:table-cell>
          <table:table-cell table:formula="of:=SIN(2*[.A510]*PI())" office:value-type="float" office:value="0.000705947868972734" calcext:value-type="float">
            <text:p>0.000705947868973</text:p>
          </table:table-cell>
          <table:table-cell table:number-columns-repeated="2"/>
        </table:table-row>
        <table:table-row table:style-name="ro1">
          <table:table-cell office:value-type="float" office:value="0.00429940042539022" calcext:value-type="float">
            <text:p>0.00429940042539</text:p>
          </table:table-cell>
          <table:table-cell table:formula="of:=[.A511]*[.A511]" office:value-type="float" office:value="0.0000184848440178456" calcext:value-type="float">
            <text:p>1.84848440178456E-05</text:p>
          </table:table-cell>
          <table:table-cell table:formula="of:=SIN(2*[.A511]*PI())" office:value-type="float" office:value="0.0270106441224217" calcext:value-type="float">
            <text:p>0.027010644122422</text:p>
          </table:table-cell>
          <table:table-cell table:number-columns-repeated="2"/>
        </table:table-row>
        <table:table-row table:style-name="ro1">
          <table:table-cell office:value-type="float" office:value="0.00593821283838845" calcext:value-type="float">
            <text:p>0.005938212838388</text:p>
          </table:table-cell>
          <table:table-cell table:formula="of:=[.A512]*[.A512]" office:value-type="float" office:value="0.0000352623717140014" calcext:value-type="float">
            <text:p>3.52623717140014E-05</text:p>
          </table:table-cell>
          <table:table-cell table:formula="of:=SIN(2*[.A512]*PI())" office:value-type="float" office:value="0.0373022354944967" calcext:value-type="float">
            <text:p>0.037302235494497</text:p>
          </table:table-cell>
          <table:table-cell table:number-columns-repeated="2"/>
        </table:table-row>
        <table:table-row table:style-name="ro1">
          <table:table-cell office:value-type="float" office:value="0.00156962077449447" calcext:value-type="float">
            <text:p>0.001569620774494</text:p>
          </table:table-cell>
          <table:table-cell table:formula="of:=[.A513]*[.A513]" office:value-type="float" office:value="0.00000246370937572463" calcext:value-type="float">
            <text:p>2.46370937572463E-06</text:p>
          </table:table-cell>
          <table:table-cell table:formula="of:=SIN(2*[.A513]*PI())" office:value-type="float" office:value="0.00986205831686573" calcext:value-type="float">
            <text:p>0.009862058316866</text:p>
          </table:table-cell>
          <table:table-cell table:number-columns-repeated="2"/>
        </table:table-row>
        <table:table-row table:style-name="ro1">
          <table:table-cell office:value-type="float" office:value="0.721243055711307" calcext:value-type="float">
            <text:p>0.721243055711307</text:p>
          </table:table-cell>
          <table:table-cell table:formula="of:=[.A514]*[.A514]" office:value-type="float" office:value="0.520191545411783" calcext:value-type="float">
            <text:p>0.520191545411783</text:p>
          </table:table-cell>
          <table:table-cell table:formula="of:=SIN(2*[.A514]*PI())" office:value-type="float" office:value="-0.983720789009959" calcext:value-type="float">
            <text:p>-0.983720789009959</text:p>
          </table:table-cell>
          <table:table-cell table:number-columns-repeated="2"/>
        </table:table-row>
        <table:table-row table:style-name="ro1">
          <table:table-cell office:value-type="float" office:value="-0.0305024691984394" calcext:value-type="float">
            <text:p>-0.03050246919844</text:p>
          </table:table-cell>
          <table:table-cell table:formula="of:=[.A515]*[.A515]" office:value-type="float" office:value="0.000930400627201747" calcext:value-type="float">
            <text:p>0.000930400627202</text:p>
          </table:table-cell>
          <table:table-cell table:formula="of:=SIN(2*[.A515]*PI())" office:value-type="float" office:value="-0.19048156162823" calcext:value-type="float">
            <text:p>-0.19048156162823</text:p>
          </table:table-cell>
          <table:table-cell table:number-columns-repeated="2"/>
        </table:table-row>
        <table:table-row table:style-name="ro1">
          <table:table-cell office:value-type="float" office:value="-0.0203583441937247" calcext:value-type="float">
            <text:p>-0.020358344193725</text:p>
          </table:table-cell>
          <table:table-cell table:formula="of:=[.A516]*[.A516]" office:value-type="float" office:value="0.000414462178310166" calcext:value-type="float">
            <text:p>0.00041446217831</text:p>
          </table:table-cell>
          <table:table-cell table:formula="of:=SIN(2*[.A516]*PI())" office:value-type="float" office:value="-0.127566702876159" calcext:value-type="float">
            <text:p>-0.127566702876159</text:p>
          </table:table-cell>
          <table:table-cell table:number-columns-repeated="2"/>
        </table:table-row>
        <table:table-row table:style-name="ro1">
          <table:table-cell office:value-type="float" office:value="-0.0511162426036822" calcext:value-type="float">
            <text:p>-0.051116242603682</text:p>
          </table:table-cell>
          <table:table-cell table:formula="of:=[.A517]*[.A517]" office:value-type="float" office:value="0.00261287025791849" calcext:value-type="float">
            <text:p>0.002612870257919</text:p>
          </table:table-cell>
          <table:table-cell table:formula="of:=SIN(2*[.A517]*PI())" office:value-type="float" office:value="-0.315679630556054" calcext:value-type="float">
            <text:p>-0.315679630556054</text:p>
          </table:table-cell>
          <table:table-cell table:number-columns-repeated="2"/>
        </table:table-row>
        <table:table-row table:style-name="ro1">
          <table:table-cell office:value-type="float" office:value="-0.0289726392270267" calcext:value-type="float">
            <text:p>-0.028972639227027</text:p>
          </table:table-cell>
          <table:table-cell table:formula="of:=[.A518]*[.A518]" office:value-type="float" office:value="0.000839413823779448" calcext:value-type="float">
            <text:p>0.000839413823779</text:p>
          </table:table-cell>
          <table:table-cell table:formula="of:=SIN(2*[.A518]*PI())" office:value-type="float" office:value="-0.181036694124827" calcext:value-type="float">
            <text:p>-0.181036694124827</text:p>
          </table:table-cell>
          <table:table-cell table:number-columns-repeated="2"/>
        </table:table-row>
        <table:table-row table:style-name="ro1">
          <table:table-cell office:value-type="float" office:value="-0.000223776065884633" calcext:value-type="float">
            <text:p>-0.000223776065885</text:p>
          </table:table-cell>
          <table:table-cell table:formula="of:=[.A519]*[.A519]" office:value-type="float" office:value="0.0000000500757276628036" calcext:value-type="float">
            <text:p>5.00757276628036E-08</text:p>
          </table:table-cell>
          <table:table-cell table:formula="of:=SIN(2*[.A519]*PI())" office:value-type="float" office:value="-0.00140602602600007" calcext:value-type="float">
            <text:p>-0.001406026026</text:p>
          </table:table-cell>
          <table:table-cell table:number-columns-repeated="2"/>
        </table:table-row>
        <table:table-row table:style-name="ro1">
          <table:table-cell office:value-type="float" office:value="-0.0000337751291473611" calcext:value-type="float">
            <text:p>-3.37751291473611E-05</text:p>
          </table:table-cell>
          <table:table-cell table:formula="of:=[.A520]*[.A520]" office:value-type="float" office:value="0.00000000114075934892092" calcext:value-type="float">
            <text:p>1.14075934892092E-09</text:p>
          </table:table-cell>
          <table:table-cell table:formula="of:=SIN(2*[.A520]*PI())" office:value-type="float" office:value="-0.000212215393613925" calcext:value-type="float">
            <text:p>-0.000212215393614</text:p>
          </table:table-cell>
          <table:table-cell table:number-columns-repeated="2"/>
        </table:table-row>
        <table:table-row table:style-name="ro1">
          <table:table-cell office:value-type="float" office:value="-0.0123663413954686" calcext:value-type="float">
            <text:p>-0.012366341395469</text:p>
          </table:table-cell>
          <table:table-cell table:formula="of:=[.A521]*[.A521]" office:value-type="float" office:value="0.00015292639950928" calcext:value-type="float">
            <text:p>0.000152926399509</text:p>
          </table:table-cell>
          <table:table-cell table:formula="of:=SIN(2*[.A521]*PI())" office:value-type="float" office:value="-0.0776218552073983" calcext:value-type="float">
            <text:p>-0.077621855207398</text:p>
          </table:table-cell>
          <table:table-cell table:number-columns-repeated="2"/>
        </table:table-row>
        <table:table-row table:style-name="ro1">
          <table:table-cell office:value-type="float" office:value="-0.000678236243063473" calcext:value-type="float">
            <text:p>-0.000678236243063</text:p>
          </table:table-cell>
          <table:table-cell table:formula="of:=[.A522]*[.A522]" office:value-type="float" office:value="0.000000460004401404855" calcext:value-type="float">
            <text:p>4.60004401404855E-07</text:p>
          </table:table-cell>
          <table:table-cell table:formula="of:=SIN(2*[.A522]*PI())" office:value-type="float" office:value="-0.00426147109895863" calcext:value-type="float">
            <text:p>-0.004261471098959</text:p>
          </table:table-cell>
          <table:table-cell table:number-columns-repeated="2"/>
        </table:table-row>
        <table:table-row table:style-name="ro1">
          <table:table-cell office:value-type="float" office:value="0.00012531383608526" calcext:value-type="float">
            <text:p>0.000125313836085</text:p>
          </table:table-cell>
          <table:table-cell table:formula="of:=[.A523]*[.A523]" office:value-type="float" office:value="0.0000000157035575144033" calcext:value-type="float">
            <text:p>1.57035575144033E-08</text:p>
          </table:table-cell>
          <table:table-cell table:formula="of:=SIN(2*[.A523]*PI())" office:value-type="float" office:value="0.000787369972321997" calcext:value-type="float">
            <text:p>0.000787369972322</text:p>
          </table:table-cell>
          <table:table-cell table:number-columns-repeated="2"/>
        </table:table-row>
        <table:table-row table:style-name="ro1">
          <table:table-cell office:value-type="float" office:value="0.000143822195953355" calcext:value-type="float">
            <text:p>0.000143822195953</text:p>
          </table:table-cell>
          <table:table-cell table:formula="of:=[.A524]*[.A524]" office:value-type="float" office:value="0.0000000206848240488451" calcext:value-type="float">
            <text:p>2.06848240488451E-08</text:p>
          </table:table-cell>
          <table:table-cell table:formula="of:=SIN(2*[.A524]*PI())" office:value-type="float" office:value="0.000903661385471474" calcext:value-type="float">
            <text:p>0.000903661385471</text:p>
          </table:table-cell>
          <table:table-cell table:number-columns-repeated="2"/>
        </table:table-row>
        <table:table-row table:style-name="ro1">
          <table:table-cell office:value-type="float" office:value="0.000138891271482004" calcext:value-type="float">
            <text:p>0.000138891271482</text:p>
          </table:table-cell>
          <table:table-cell table:formula="of:=[.A525]*[.A525]" office:value-type="float" office:value="0.0000000192907852938877" calcext:value-type="float">
            <text:p>1.92907852938877E-08</text:p>
          </table:table-cell>
          <table:table-cell table:formula="of:=SIN(2*[.A525]*PI())" office:value-type="float" office:value="0.000872679485503503" calcext:value-type="float">
            <text:p>0.000872679485504</text:p>
          </table:table-cell>
          <table:table-cell table:number-columns-repeated="2"/>
        </table:table-row>
        <table:table-row table:style-name="ro1">
          <table:table-cell office:value-type="float" office:value="0.0053496014113682" calcext:value-type="float">
            <text:p>0.005349601411368</text:p>
          </table:table-cell>
          <table:table-cell table:formula="of:=[.A526]*[.A526]" office:value-type="float" office:value="0.0000286182352605126" calcext:value-type="float">
            <text:p>2.86182352605126E-05</text:p>
          </table:table-cell>
          <table:table-cell table:formula="of:=SIN(2*[.A526]*PI())" office:value-type="float" office:value="0.0336062080891873" calcext:value-type="float">
            <text:p>0.033606208089187</text:p>
          </table:table-cell>
          <table:table-cell table:number-columns-repeated="2"/>
        </table:table-row>
        <table:table-row table:style-name="ro1">
          <table:table-cell office:value-type="float" office:value="0.00017285262017594" calcext:value-type="float">
            <text:p>0.000172852620176</text:p>
          </table:table-cell>
          <table:table-cell table:formula="of:=[.A527]*[.A527]" office:value-type="float" office:value="0.0000000298780283016878" calcext:value-type="float">
            <text:p>2.98780283016878E-08</text:p>
          </table:table-cell>
          <table:table-cell table:formula="of:=SIN(2*[.A527]*PI())" office:value-type="float" office:value="0.00108606482988794" calcext:value-type="float">
            <text:p>0.001086064829888</text:p>
          </table:table-cell>
          <table:table-cell table:number-columns-repeated="2"/>
        </table:table-row>
        <table:table-row table:style-name="ro1">
          <table:table-cell office:value-type="float" office:value="0.00393445216765274" calcext:value-type="float">
            <text:p>0.003934452167653</text:p>
          </table:table-cell>
          <table:table-cell table:formula="of:=[.A528]*[.A528]" office:value-type="float" office:value="0.0000154799138595474" calcext:value-type="float">
            <text:p>1.54799138595474E-05</text:p>
          </table:table-cell>
          <table:table-cell table:formula="of:=SIN(2*[.A528]*PI())" office:value-type="float" office:value="0.0247183742129587" calcext:value-type="float">
            <text:p>0.024718374212959</text:p>
          </table:table-cell>
          <table:table-cell table:number-columns-repeated="2"/>
        </table:table-row>
        <table:table-row table:style-name="ro1">
          <table:table-cell office:value-type="float" office:value="0.00504106016200985" calcext:value-type="float">
            <text:p>0.00504106016201</text:p>
          </table:table-cell>
          <table:table-cell table:formula="of:=[.A529]*[.A529]" office:value-type="float" office:value="0.0000254122875570028" calcext:value-type="float">
            <text:p>2.54122875570028E-05</text:p>
          </table:table-cell>
          <table:table-cell table:formula="of:=SIN(2*[.A529]*PI())" office:value-type="float" office:value="0.0316686193347943" calcext:value-type="float">
            <text:p>0.031668619334794</text:p>
          </table:table-cell>
          <table:table-cell table:number-columns-repeated="2"/>
        </table:table-row>
        <table:table-row table:style-name="ro1">
          <table:table-cell office:value-type="float" office:value="0.0000118633963117683" calcext:value-type="float">
            <text:p>1.18633963117683E-05</text:p>
          </table:table-cell>
          <table:table-cell table:formula="of:=[.A530]*[.A530]" office:value-type="float" office:value="0.000000000140740172050078" calcext:value-type="float">
            <text:p>1.40740172050078E-10</text:p>
          </table:table-cell>
          <table:table-cell table:formula="of:=SIN(2*[.A530]*PI())" office:value-type="float" office:value="0.0000745399173303246" calcext:value-type="float">
            <text:p>7.45399173303246E-05</text:p>
          </table:table-cell>
          <table:table-cell table:number-columns-repeated="2"/>
        </table:table-row>
        <table:table-row table:style-name="ro1">
          <table:table-cell office:value-type="float" office:value="-0.00158689857314707" calcext:value-type="float">
            <text:p>-0.001586898573147</text:p>
          </table:table-cell>
          <table:table-cell table:formula="of:=[.A531]*[.A531]" office:value-type="float" office:value="0.00000251824708145621" calcext:value-type="float">
            <text:p>2.51824708145621E-06</text:p>
          </table:table-cell>
          <table:table-cell table:formula="of:=SIN(2*[.A531]*PI())" office:value-type="float" office:value="-0.00997061258978102" calcext:value-type="float">
            <text:p>-0.009970612589781</text:p>
          </table:table-cell>
          <table:table-cell table:number-columns-repeated="2"/>
        </table:table-row>
        <table:table-row table:style-name="ro1">
          <table:table-cell office:value-type="float" office:value="-0.160594147393763" calcext:value-type="float">
            <text:p>-0.160594147393763</text:p>
          </table:table-cell>
          <table:table-cell table:formula="of:=[.A532]*[.A532]" office:value-type="float" office:value="0.0257904801771296" calcext:value-type="float">
            <text:p>0.02579048017713</text:p>
          </table:table-cell>
          <table:table-cell table:formula="of:=SIN(2*[.A532]*PI())" office:value-type="float" office:value="-0.846322352913745" calcext:value-type="float">
            <text:p>-0.846322352913745</text:p>
          </table:table-cell>
          <table:table-cell table:number-columns-repeated="2"/>
        </table:table-row>
        <table:table-row table:style-name="ro1">
          <table:table-cell office:value-type="float" office:value="0.75698266181139" calcext:value-type="float">
            <text:p>0.75698266181139</text:p>
          </table:table-cell>
          <table:table-cell table:formula="of:=[.A533]*[.A533]" office:value-type="float" office:value="0.573022750283057" calcext:value-type="float">
            <text:p>0.573022750283057</text:p>
          </table:table-cell>
          <table:table-cell table:formula="of:=SIN(2*[.A533]*PI())" office:value-type="float" office:value="-0.99903771859512" calcext:value-type="float">
            <text:p>-0.99903771859512</text:p>
          </table:table-cell>
          <table:table-cell table:number-columns-repeated="2"/>
        </table:table-row>
        <table:table-row table:style-name="ro1">
          <table:table-cell office:value-type="float" office:value="-0.119718210720484" calcext:value-type="float">
            <text:p>-0.119718210720484</text:p>
          </table:table-cell>
          <table:table-cell table:formula="of:=[.A534]*[.A534]" office:value-type="float" office:value="0.0143324499781142" calcext:value-type="float">
            <text:p>0.014332449978114</text:p>
          </table:table-cell>
          <table:table-cell table:formula="of:=SIN(2*[.A534]*PI())" office:value-type="float" office:value="-0.683255369717168" calcext:value-type="float">
            <text:p>-0.683255369717168</text:p>
          </table:table-cell>
          <table:table-cell table:number-columns-repeated="2"/>
        </table:table-row>
        <table:table-row table:style-name="ro1">
          <table:table-cell office:value-type="float" office:value="-0.0000740505324214034" calcext:value-type="float">
            <text:p>-7.40505324214034E-05</text:p>
          </table:table-cell>
          <table:table-cell table:formula="of:=[.A535]*[.A535]" office:value-type="float" office:value="0.00000000548348135189332" calcext:value-type="float">
            <text:p>5.48348135189332E-09</text:p>
          </table:table-cell>
          <table:table-cell table:formula="of:=SIN(2*[.A535]*PI())" office:value-type="float" office:value="-0.000465273200511995" calcext:value-type="float">
            <text:p>-0.000465273200512</text:p>
          </table:table-cell>
          <table:table-cell table:number-columns-repeated="2"/>
        </table:table-row>
        <table:table-row table:style-name="ro1">
          <table:table-cell office:value-type="float" office:value="-0.0136537091873646" calcext:value-type="float">
            <text:p>-0.013653709187365</text:p>
          </table:table-cell>
          <table:table-cell table:formula="of:=[.A536]*[.A536]" office:value-type="float" office:value="0.000186423774573124" calcext:value-type="float">
            <text:p>0.000186423774573</text:p>
          </table:table-cell>
          <table:table-cell table:formula="of:=SIN(2*[.A536]*PI())" office:value-type="float" office:value="-0.085683593494144" calcext:value-type="float">
            <text:p>-0.085683593494144</text:p>
          </table:table-cell>
          <table:table-cell table:number-columns-repeated="2"/>
        </table:table-row>
        <table:table-row table:style-name="ro1">
          <table:table-cell office:value-type="float" office:value="0.00168555186541266" calcext:value-type="float">
            <text:p>0.001685551865413</text:p>
          </table:table-cell>
          <table:table-cell table:formula="of:=[.A537]*[.A537]" office:value-type="float" office:value="0.00000284108509099611" calcext:value-type="float">
            <text:p>2.84108509099611E-06</text:p>
          </table:table-cell>
          <table:table-cell table:formula="of:=SIN(2*[.A537]*PI())" office:value-type="float" office:value="0.0105904367393706" calcext:value-type="float">
            <text:p>0.010590436739371</text:p>
          </table:table-cell>
          <table:table-cell table:number-columns-repeated="2"/>
        </table:table-row>
        <table:table-row table:style-name="ro1">
          <table:table-cell office:value-type="float" office:value="0.0000519607927893629" calcext:value-type="float">
            <text:p>5.19607927893629E-05</text:p>
          </table:table-cell>
          <table:table-cell table:formula="of:=[.A538]*[.A538]" office:value-type="float" office:value="0.00000000269992398729911" calcext:value-type="float">
            <text:p>2.69992398729911E-09</text:p>
          </table:table-cell>
          <table:table-cell table:formula="of:=SIN(2*[.A538]*PI())" office:value-type="float" office:value="0.000326479284003693" calcext:value-type="float">
            <text:p>0.000326479284004</text:p>
          </table:table-cell>
          <table:table-cell table:number-columns-repeated="2"/>
        </table:table-row>
        <table:table-row table:style-name="ro1">
          <table:table-cell office:value-type="float" office:value="0.000466895336108286" calcext:value-type="float">
            <text:p>0.000466895336108</text:p>
          </table:table-cell>
          <table:table-cell table:formula="of:=[.A539]*[.A539]" office:value-type="float" office:value="0.00000021799125487967" calcext:value-type="float">
            <text:p>2.1799125487967E-07</text:p>
          </table:table-cell>
          <table:table-cell table:formula="of:=SIN(2*[.A539]*PI())" office:value-type="float" office:value="0.00293358570810681" calcext:value-type="float">
            <text:p>0.002933585708107</text:p>
          </table:table-cell>
          <table:table-cell table:number-columns-repeated="2"/>
        </table:table-row>
        <table:table-row table:style-name="ro1">
          <table:table-cell office:value-type="float" office:value="-0.00426694616666453" calcext:value-type="float">
            <text:p>-0.004266946166665</text:p>
          </table:table-cell>
          <table:table-cell table:formula="of:=[.A540]*[.A540]" office:value-type="float" office:value="0.0000182068295892131" calcext:value-type="float">
            <text:p>1.82068295892131E-05</text:p>
          </table:table-cell>
          <table:table-cell table:formula="of:=SIN(2*[.A540]*PI())" office:value-type="float" office:value="-0.0268068018402924" calcext:value-type="float">
            <text:p>-0.026806801840292</text:p>
          </table:table-cell>
          <table:table-cell table:number-columns-repeated="2"/>
        </table:table-row>
        <table:table-row table:style-name="ro1">
          <table:table-cell office:value-type="float" office:value="-0.000704510420981759" calcext:value-type="float">
            <text:p>-0.000704510420982</text:p>
          </table:table-cell>
          <table:table-cell table:formula="of:=[.A541]*[.A541]" office:value-type="float" office:value="0.000000496334933271896" calcext:value-type="float">
            <text:p>4.96334933271896E-07</text:p>
          </table:table-cell>
          <table:table-cell table:formula="of:=SIN(2*[.A541]*PI())" office:value-type="float" office:value="-0.00442655506979912" calcext:value-type="float">
            <text:p>-0.004426555069799</text:p>
          </table:table-cell>
          <table:table-cell table:number-columns-repeated="2"/>
        </table:table-row>
        <table:table-row table:style-name="ro1">
          <table:table-cell office:value-type="float" office:value="-0.0000012682555427839" calcext:value-type="float">
            <text:p>-1.2682555427839E-06</text:p>
          </table:table-cell>
          <table:table-cell table:formula="of:=[.A542]*[.A542]" office:value-type="float" office:value="0.00000000000160847212180209" calcext:value-type="float">
            <text:p>1.60847212180209E-12</text:p>
          </table:table-cell>
          <table:table-cell table:formula="of:=SIN(2*[.A542]*PI())" office:value-type="float" office:value="-0.00000796868459208454" calcext:value-type="float">
            <text:p>-7.96868459208454E-06</text:p>
          </table:table-cell>
          <table:table-cell table:number-columns-repeated="2"/>
        </table:table-row>
        <table:table-row table:style-name="ro1">
          <table:table-cell office:value-type="float" office:value="0.00000123081043463597" calcext:value-type="float">
            <text:p>1.23081043463597E-06</text:p>
          </table:table-cell>
          <table:table-cell table:formula="of:=[.A543]*[.A543]" office:value-type="float" office:value="0.00000000000151489432600879" calcext:value-type="float">
            <text:p>1.51489432600879E-12</text:p>
          </table:table-cell>
          <table:table-cell table:formula="of:=SIN(2*[.A543]*PI())" office:value-type="float" office:value="0.00000773341003875099" calcext:value-type="float">
            <text:p>7.73341003875099E-06</text:p>
          </table:table-cell>
          <table:table-cell table:number-columns-repeated="2"/>
        </table:table-row>
        <table:table-row table:style-name="ro1">
          <table:table-cell office:value-type="float" office:value="-0.00000412240269651612" calcext:value-type="float">
            <text:p>-4.12240269651612E-06</text:p>
          </table:table-cell>
          <table:table-cell table:formula="of:=[.A544]*[.A544]" office:value-type="float" office:value="0.0000000000169942039922434" calcext:value-type="float">
            <text:p>1.69942039922434E-11</text:p>
          </table:table-cell>
          <table:table-cell table:formula="of:=SIN(2*[.A544]*PI())" office:value-type="float" office:value="-0.0000259018200501313" calcext:value-type="float">
            <text:p>-2.59018200501313E-05</text:p>
          </table:table-cell>
          <table:table-cell table:number-columns-repeated="2"/>
        </table:table-row>
        <table:table-row table:style-name="ro1">
          <table:table-cell office:value-type="float" office:value="0.00336932489871757" calcext:value-type="float">
            <text:p>0.003369324898718</text:p>
          </table:table-cell>
          <table:table-cell table:formula="of:=[.A545]*[.A545]" office:value-type="float" office:value="0.0000113523502731181" calcext:value-type="float">
            <text:p>1.13523502731181E-05</text:p>
          </table:table-cell>
          <table:table-cell table:formula="of:=SIN(2*[.A545]*PI())" office:value-type="float" office:value="0.0211685114241299" calcext:value-type="float">
            <text:p>0.02116851142413</text:p>
          </table:table-cell>
          <table:table-cell table:number-columns-repeated="2"/>
        </table:table-row>
        <table:table-row table:style-name="ro1">
          <table:table-cell office:value-type="float" office:value="0.00115515258966571" calcext:value-type="float">
            <text:p>0.001155152589666</text:p>
          </table:table-cell>
          <table:table-cell table:formula="of:=[.A546]*[.A546]" office:value-type="float" office:value="0.00000133437750541139" calcext:value-type="float">
            <text:p>1.33437750541139E-06</text:p>
          </table:table-cell>
          <table:table-cell table:formula="of:=SIN(2*[.A546]*PI())" office:value-type="float" office:value="0.00725797405460788" calcext:value-type="float">
            <text:p>0.007257974054608</text:p>
          </table:table-cell>
          <table:table-cell table:number-columns-repeated="2"/>
        </table:table-row>
        <table:table-row table:style-name="ro1">
          <table:table-cell office:value-type="float" office:value="-0.186563728476909" calcext:value-type="float">
            <text:p>-0.186563728476909</text:p>
          </table:table-cell>
          <table:table-cell table:formula="of:=[.A547]*[.A547]" office:value-type="float" office:value="0.0348060247832057" calcext:value-type="float">
            <text:p>0.034806024783206</text:p>
          </table:table-cell>
          <table:table-cell table:formula="of:=SIN(2*[.A547]*PI())" office:value-type="float" office:value="-0.92161232156418" calcext:value-type="float">
            <text:p>-0.92161232156418</text:p>
          </table:table-cell>
          <table:table-cell table:number-columns-repeated="2"/>
        </table:table-row>
        <table:table-row table:style-name="ro1">
          <table:table-cell office:value-type="float" office:value="0.0313949868651768" calcext:value-type="float">
            <text:p>0.031394986865177</text:p>
          </table:table-cell>
          <table:table-cell table:formula="of:=[.A548]*[.A548]" office:value-type="float" office:value="0.000985645200264623" calcext:value-type="float">
            <text:p>0.000985645200265</text:p>
          </table:table-cell>
          <table:table-cell table:formula="of:=SIN(2*[.A548]*PI())" office:value-type="float" office:value="0.195983716069865" calcext:value-type="float">
            <text:p>0.195983716069865</text:p>
          </table:table-cell>
          <table:table-cell table:number-columns-repeated="2"/>
        </table:table-row>
        <table:table-row table:style-name="ro1">
          <table:table-cell office:value-type="float" office:value="-0.0235811261165664" calcext:value-type="float">
            <text:p>-0.023581126116566</text:p>
          </table:table-cell>
          <table:table-cell table:formula="of:=[.A549]*[.A549]" office:value-type="float" office:value="0.00055606950892541" calcext:value-type="float">
            <text:p>0.000556069508925</text:p>
          </table:table-cell>
          <table:table-cell table:formula="of:=SIN(2*[.A549]*PI())" office:value-type="float" office:value="-0.147623076655674" calcext:value-type="float">
            <text:p>-0.147623076655674</text:p>
          </table:table-cell>
          <table:table-cell table:number-columns-repeated="2"/>
        </table:table-row>
        <table:table-row table:style-name="ro1">
          <table:table-cell office:value-type="float" office:value="-0.204358994211287" calcext:value-type="float">
            <text:p>-0.204358994211287</text:p>
          </table:table-cell>
          <table:table-cell table:formula="of:=[.A550]*[.A550]" office:value-type="float" office:value="0.0417625985150489" calcext:value-type="float">
            <text:p>0.041762598515049</text:p>
          </table:table-cell>
          <table:table-cell table:formula="of:=SIN(2*[.A550]*PI())" office:value-type="float" office:value="-0.959162247251619" calcext:value-type="float">
            <text:p>-0.959162247251619</text:p>
          </table:table-cell>
          <table:table-cell table:number-columns-repeated="2"/>
        </table:table-row>
        <table:table-row table:style-name="ro1">
          <table:table-cell office:value-type="float" office:value="0.00000187505755282927" calcext:value-type="float">
            <text:p>1.87505755282927E-06</text:p>
          </table:table-cell>
          <table:table-cell table:formula="of:=[.A551]*[.A551]" office:value-type="float" office:value="0.0000000000035158408264221" calcext:value-type="float">
            <text:p>3.5158408264221E-12</text:p>
          </table:table-cell>
          <table:table-cell table:formula="of:=SIN(2*[.A551]*PI())" office:value-type="float" office:value="0.0000117813340657805" calcext:value-type="float">
            <text:p>1.17813340657805E-05</text:p>
          </table:table-cell>
          <table:table-cell table:number-columns-repeated="2"/>
        </table:table-row>
        <table:table-row table:style-name="ro1">
          <table:table-cell office:value-type="float" office:value="0.0101031073861119" calcext:value-type="float">
            <text:p>0.010103107386112</text:p>
          </table:table-cell>
          <table:table-cell table:formula="of:=[.A552]*[.A552]" office:value-type="float" office:value="0.000102072778855308" calcext:value-type="float">
            <text:p>0.000102072778855</text:p>
          </table:table-cell>
          <table:table-cell table:formula="of:=SIN(2*[.A552]*PI())" office:value-type="float" office:value="0.0634370707511593" calcext:value-type="float">
            <text:p>0.063437070751159</text:p>
          </table:table-cell>
          <table:table-cell table:number-columns-repeated="2"/>
        </table:table-row>
        <table:table-row table:style-name="ro1">
          <table:table-cell office:value-type="float" office:value="-0.0364915509829792" calcext:value-type="float">
            <text:p>-0.036491550982979</text:p>
          </table:table-cell>
          <table:table-cell table:formula="of:=[.A553]*[.A553]" office:value-type="float" office:value="0.00133163329314337" calcext:value-type="float">
            <text:p>0.001331633293143</text:p>
          </table:table-cell>
          <table:table-cell table:formula="of:=SIN(2*[.A553]*PI())" office:value-type="float" office:value="-0.227279518530427" calcext:value-type="float">
            <text:p>-0.227279518530427</text:p>
          </table:table-cell>
          <table:table-cell table:number-columns-repeated="2"/>
        </table:table-row>
        <table:table-row table:style-name="ro1">
          <table:table-cell office:value-type="float" office:value="-0.000354419892057047" calcext:value-type="float">
            <text:p>-0.000354419892057</text:p>
          </table:table-cell>
          <table:table-cell table:formula="of:=[.A554]*[.A554]" office:value-type="float" office:value="0.000000125613459885729" calcext:value-type="float">
            <text:p>1.25613459885729E-07</text:p>
          </table:table-cell>
          <table:table-cell table:formula="of:=SIN(2*[.A554]*PI())" office:value-type="float" office:value="-0.00222688401781665" calcext:value-type="float">
            <text:p>-0.002226884017817</text:p>
          </table:table-cell>
          <table:table-cell table:number-columns-repeated="2"/>
        </table:table-row>
        <table:table-row table:style-name="ro1">
          <table:table-cell office:value-type="float" office:value="-0.000148681925213268" calcext:value-type="float">
            <text:p>-0.000148681925213</text:p>
          </table:table-cell>
          <table:table-cell table:formula="of:=[.A555]*[.A555]" office:value-type="float" office:value="0.0000000221063148851238" calcext:value-type="float">
            <text:p>2.21063148851238E-08</text:p>
          </table:table-cell>
          <table:table-cell table:formula="of:=SIN(2*[.A555]*PI())" office:value-type="float" office:value="-0.000934195952060888" calcext:value-type="float">
            <text:p>-0.000934195952061</text:p>
          </table:table-cell>
          <table:table-cell table:number-columns-repeated="2"/>
        </table:table-row>
        <table:table-row table:style-name="ro1">
          <table:table-cell office:value-type="float" office:value="0.000662315067902783" calcext:value-type="float">
            <text:p>0.000662315067903</text:p>
          </table:table-cell>
          <table:table-cell table:formula="of:=[.A556]*[.A556]" office:value-type="float" office:value="0.000000438661249171069" calcext:value-type="float">
            <text:p>4.38661249171069E-07</text:p>
          </table:table-cell>
          <table:table-cell table:formula="of:=SIN(2*[.A556]*PI())" office:value-type="float" office:value="0.00416143629229524" calcext:value-type="float">
            <text:p>0.004161436292295</text:p>
          </table:table-cell>
          <table:table-cell table:number-columns-repeated="2"/>
        </table:table-row>
        <table:table-row table:style-name="ro1">
          <table:table-cell office:value-type="float" office:value="-0.083532460012444" calcext:value-type="float">
            <text:p>-0.083532460012444</text:p>
          </table:table-cell>
          <table:table-cell table:formula="of:=[.A557]*[.A557]" office:value-type="float" office:value="0.00697767187573055" calcext:value-type="float">
            <text:p>0.006977671875731</text:p>
          </table:table-cell>
          <table:table-cell table:formula="of:=SIN(2*[.A557]*PI())" office:value-type="float" office:value="-0.501083135905311" calcext:value-type="float">
            <text:p>-0.501083135905311</text:p>
          </table:table-cell>
          <table:table-cell table:number-columns-repeated="2"/>
        </table:table-row>
        <table:table-row table:style-name="ro1">
          <table:table-cell office:value-type="float" office:value="0.0000411679222947716" calcext:value-type="float">
            <text:p>4.11679222947716E-05</text:p>
          </table:table-cell>
          <table:table-cell table:formula="of:=[.A558]*[.A558]" office:value-type="float" office:value="0.00000000169479782606836" calcext:value-type="float">
            <text:p>1.69479782606836E-09</text:p>
          </table:table-cell>
          <table:table-cell table:formula="of:=SIN(2*[.A558]*PI())" office:value-type="float" office:value="0.000258665681605156" calcext:value-type="float">
            <text:p>0.000258665681605</text:p>
          </table:table-cell>
          <table:table-cell table:number-columns-repeated="2"/>
        </table:table-row>
        <table:table-row table:style-name="ro1">
          <table:table-cell office:value-type="float" office:value="-0.000024174998684188" calcext:value-type="float">
            <text:p>-2.4174998684188E-05</text:p>
          </table:table-cell>
          <table:table-cell table:formula="of:=[.A559]*[.A559]" office:value-type="float" office:value="0.000000000584430561380492" calcext:value-type="float">
            <text:p>5.84430561380492E-10</text:p>
          </table:table-cell>
          <table:table-cell table:formula="of:=SIN(2*[.A559]*PI())" office:value-type="float" office:value="-0.000151895995949475" calcext:value-type="float">
            <text:p>-0.000151895995949</text:p>
          </table:table-cell>
          <table:table-cell table:number-columns-repeated="2"/>
        </table:table-row>
        <table:table-row table:style-name="ro1">
          <table:table-cell office:value-type="float" office:value="-0.00370608985800918" calcext:value-type="float">
            <text:p>-0.003706089858009</text:p>
          </table:table-cell>
          <table:table-cell table:formula="of:=[.A560]*[.A560]" office:value-type="float" office:value="0.0000137351020356385" calcext:value-type="float">
            <text:p>1.37351020356385E-05</text:p>
          </table:table-cell>
          <table:table-cell table:formula="of:=SIN(2*[.A560]*PI())" office:value-type="float" office:value="-0.0232839449617213" calcext:value-type="float">
            <text:p>-0.023283944961721</text:p>
          </table:table-cell>
          <table:table-cell table:number-columns-repeated="2"/>
        </table:table-row>
        <table:table-row table:style-name="ro1">
          <table:table-cell office:value-type="float" office:value="0.890772138776967" calcext:value-type="float">
            <text:p>0.890772138776967</text:p>
          </table:table-cell>
          <table:table-cell table:formula="of:=[.A561]*[.A561]" office:value-type="float" office:value="0.793475003221292" calcext:value-type="float">
            <text:p>0.793475003221292</text:p>
          </table:table-cell>
          <table:table-cell table:formula="of:=SIN(2*[.A561]*PI())" office:value-type="float" office:value="-0.633678364837361" calcext:value-type="float">
            <text:p>-0.633678364837361</text:p>
          </table:table-cell>
          <table:table-cell table:number-columns-repeated="2"/>
        </table:table-row>
        <table:table-row table:style-name="ro1">
          <table:table-cell office:value-type="float" office:value="0.000279341627167468" calcext:value-type="float">
            <text:p>0.000279341627167</text:p>
          </table:table-cell>
          <table:table-cell table:formula="of:=[.A562]*[.A562]" office:value-type="float" office:value="0.000000078031744668569" calcext:value-type="float">
            <text:p>7.8031744668569E-08</text:p>
          </table:table-cell>
          <table:table-cell table:formula="of:=SIN(2*[.A562]*PI())" office:value-type="float" office:value="0.00175515430635606" calcext:value-type="float">
            <text:p>0.001755154306356</text:p>
          </table:table-cell>
          <table:table-cell table:number-columns-repeated="2"/>
        </table:table-row>
        <table:table-row table:style-name="ro1">
          <table:table-cell office:value-type="float" office:value="0.651415547379052" calcext:value-type="float">
            <text:p>0.651415547379052</text:p>
          </table:table-cell>
          <table:table-cell table:formula="of:=[.A563]*[.A563]" office:value-type="float" office:value="0.42434221536715" calcext:value-type="float">
            <text:p>0.42434221536715</text:p>
          </table:table-cell>
          <table:table-cell table:formula="of:=SIN(2*[.A563]*PI())" office:value-type="float" office:value="-0.814212774816114" calcext:value-type="float">
            <text:p>-0.814212774816114</text:p>
          </table:table-cell>
          <table:table-cell table:number-columns-repeated="2"/>
        </table:table-row>
        <table:table-row table:style-name="ro1">
          <table:table-cell office:value-type="float" office:value="-0.0010834559246795" calcext:value-type="float">
            <text:p>-0.00108345592468</text:p>
          </table:table-cell>
          <table:table-cell table:formula="of:=[.A564]*[.A564]" office:value-type="float" office:value="0.00000117387674072312" calcext:value-type="float">
            <text:p>1.17387674072312E-06</text:p>
          </table:table-cell>
          <table:table-cell table:formula="of:=SIN(2*[.A564]*PI())" office:value-type="float" office:value="-0.00680750176686082" calcext:value-type="float">
            <text:p>-0.006807501766861</text:p>
          </table:table-cell>
          <table:table-cell table:number-columns-repeated="2"/>
        </table:table-row>
        <table:table-row table:style-name="ro1">
          <table:table-cell office:value-type="float" office:value="-0.00000213024124823795" calcext:value-type="float">
            <text:p>-2.13024124823795E-06</text:p>
          </table:table-cell>
          <table:table-cell table:formula="of:=[.A565]*[.A565]" office:value-type="float" office:value="0.00000000000453792777569436" calcext:value-type="float">
            <text:p>4.53792777569436E-12</text:p>
          </table:table-cell>
          <table:table-cell table:formula="of:=SIN(2*[.A565]*PI())" office:value-type="float" office:value="-0.0000133847005112769" calcext:value-type="float">
            <text:p>-1.33847005112769E-05</text:p>
          </table:table-cell>
          <table:table-cell table:number-columns-repeated="2"/>
        </table:table-row>
        <table:table-row table:style-name="ro1">
          <table:table-cell office:value-type="float" office:value="0.00232211590844892" calcext:value-type="float">
            <text:p>0.002322115908449</text:p>
          </table:table-cell>
          <table:table-cell table:formula="of:=[.A566]*[.A566]" office:value-type="float" office:value="0.00000539222229227156" calcext:value-type="float">
            <text:p>5.39222229227156E-06</text:p>
          </table:table-cell>
          <table:table-cell table:formula="of:=SIN(2*[.A566]*PI())" office:value-type="float" office:value="0.0145897669084937" calcext:value-type="float">
            <text:p>0.014589766908494</text:p>
          </table:table-cell>
          <table:table-cell table:number-columns-repeated="2"/>
        </table:table-row>
        <table:table-row table:style-name="ro1">
          <table:table-cell office:value-type="float" office:value="0.000915464880921876" calcext:value-type="float">
            <text:p>0.000915464880922</text:p>
          </table:table-cell>
          <table:table-cell table:formula="of:=[.A567]*[.A567]" office:value-type="float" office:value="0.000000838075948201305" calcext:value-type="float">
            <text:p>8.38075948201305E-07</text:p>
          </table:table-cell>
          <table:table-cell table:formula="of:=SIN(2*[.A567]*PI())" office:value-type="float" office:value="0.00575200377054279" calcext:value-type="float">
            <text:p>0.005752003770543</text:p>
          </table:table-cell>
          <table:table-cell table:number-columns-repeated="2"/>
        </table:table-row>
        <table:table-row table:style-name="ro1">
          <table:table-cell office:value-type="float" office:value="0.000376460270024215" calcext:value-type="float">
            <text:p>0.000376460270024</text:p>
          </table:table-cell>
          <table:table-cell table:formula="of:=[.A568]*[.A568]" office:value-type="float" office:value="0.000000141722334906705" calcext:value-type="float">
            <text:p>1.41722334906705E-07</text:p>
          </table:table-cell>
          <table:table-cell table:formula="of:=SIN(2*[.A568]*PI())" office:value-type="float" office:value="0.00236536743165688" calcext:value-type="float">
            <text:p>0.002365367431657</text:p>
          </table:table-cell>
          <table:table-cell table:number-columns-repeated="2"/>
        </table:table-row>
        <table:table-row table:style-name="ro1">
          <table:table-cell office:value-type="float" office:value="0.00258017069072101" calcext:value-type="float">
            <text:p>0.002580170690721</text:p>
          </table:table-cell>
          <table:table-cell table:formula="of:=[.A569]*[.A569]" office:value-type="float" office:value="0.00000665728079325574" calcext:value-type="float">
            <text:p>6.65728079325574E-06</text:p>
          </table:table-cell>
          <table:table-cell table:formula="of:=SIN(2*[.A569]*PI())" office:value-type="float" office:value="0.0162109804601409" calcext:value-type="float">
            <text:p>0.016210980460141</text:p>
          </table:table-cell>
          <table:table-cell table:number-columns-repeated="2"/>
        </table:table-row>
        <table:table-row table:style-name="ro1">
          <table:table-cell office:value-type="float" office:value="-0.000163120869234306" calcext:value-type="float">
            <text:p>-0.000163120869234</text:p>
          </table:table-cell>
          <table:table-cell table:formula="of:=[.A570]*[.A570]" office:value-type="float" office:value="0.0000000266084179797555" calcext:value-type="float">
            <text:p>2.66084179797555E-08</text:p>
          </table:table-cell>
          <table:table-cell table:formula="of:=SIN(2*[.A570]*PI())" office:value-type="float" office:value="-0.00102491846942832" calcext:value-type="float">
            <text:p>-0.001024918469428</text:p>
          </table:table-cell>
          <table:table-cell table:number-columns-repeated="2"/>
        </table:table-row>
        <table:table-row table:style-name="ro1">
          <table:table-cell office:value-type="float" office:value="-0.0000277889346701153" calcext:value-type="float">
            <text:p>-2.77889346701153E-05</text:p>
          </table:table-cell>
          <table:table-cell table:formula="of:=[.A571]*[.A571]" office:value-type="float" office:value="0.000000000772224890099939" calcext:value-type="float">
            <text:p>7.72224890099939E-10</text:p>
          </table:table-cell>
          <table:table-cell table:formula="of:=SIN(2*[.A571]*PI())" office:value-type="float" office:value="-0.000174603025134278" calcext:value-type="float">
            <text:p>-0.000174603025134</text:p>
          </table:table-cell>
          <table:table-cell table:number-columns-repeated="2"/>
        </table:table-row>
        <table:table-row table:style-name="ro1">
          <table:table-cell office:value-type="float" office:value="-0.00000277957887126102" calcext:value-type="float">
            <text:p>-2.77957887126102E-06</text:p>
          </table:table-cell>
          <table:table-cell table:formula="of:=[.A572]*[.A572]" office:value-type="float" office:value="0.00000000000772605870156069" calcext:value-type="float">
            <text:p>7.72605870156069E-12</text:p>
          </table:table-cell>
          <table:table-cell table:formula="of:=SIN(2*[.A572]*PI())" office:value-type="float" office:value="-0.0000174646091231662" calcext:value-type="float">
            <text:p>-1.74646091231662E-05</text:p>
          </table:table-cell>
          <table:table-cell table:number-columns-repeated="2"/>
        </table:table-row>
        <table:table-row table:style-name="ro1">
          <table:table-cell office:value-type="float" office:value="-0.0000134195572650731" calcext:value-type="float">
            <text:p>-1.34195572650731E-05</text:p>
          </table:table-cell>
          <table:table-cell table:formula="of:=[.A573]*[.A573]" office:value-type="float" office:value="0.000000000180084517190577" calcext:value-type="float">
            <text:p>1.80084517190577E-10</text:p>
          </table:table-cell>
          <table:table-cell table:formula="of:=SIN(2*[.A573]*PI())" office:value-type="float" office:value="-0.0000843175649368539" calcext:value-type="float">
            <text:p>-8.43175649368539E-05</text:p>
          </table:table-cell>
          <table:table-cell table:number-columns-repeated="2"/>
        </table:table-row>
        <table:table-row table:style-name="ro1">
          <table:table-cell office:value-type="float" office:value="-0.000123715524840092" calcext:value-type="float">
            <text:p>-0.00012371552484</text:p>
          </table:table-cell>
          <table:table-cell table:formula="of:=[.A574]*[.A574]" office:value-type="float" office:value="0.0000000153055310864594" calcext:value-type="float">
            <text:p>1.53055310864594E-08</text:p>
          </table:table-cell>
          <table:table-cell table:formula="of:=SIN(2*[.A574]*PI())" office:value-type="float" office:value="-0.000777327489663452" calcext:value-type="float">
            <text:p>-0.000777327489663</text:p>
          </table:table-cell>
          <table:table-cell table:number-columns-repeated="2"/>
        </table:table-row>
        <table:table-row table:style-name="ro1">
          <table:table-cell office:value-type="float" office:value="-0.000644287832994636" calcext:value-type="float">
            <text:p>-0.000644287832995</text:p>
          </table:table-cell>
          <table:table-cell table:formula="of:=[.A575]*[.A575]" office:value-type="float" office:value="0.000000415106811744924" calcext:value-type="float">
            <text:p>4.15106811744924E-07</text:p>
          </table:table-cell>
          <table:table-cell table:formula="of:=SIN(2*[.A575]*PI())" office:value-type="float" office:value="-0.00404816878910886" calcext:value-type="float">
            <text:p>-0.004048168789109</text:p>
          </table:table-cell>
          <table:table-cell table:number-columns-repeated="2"/>
        </table:table-row>
        <table:table-row table:style-name="ro1">
          <table:table-cell office:value-type="float" office:value="0.000000194239340362958" calcext:value-type="float">
            <text:p>1.94239340362958E-07</text:p>
          </table:table-cell>
          <table:table-cell table:formula="of:=[.A576]*[.A576]" office:value-type="float" office:value="0.000000000000037728921344637" calcext:value-type="float">
            <text:p>3.7728921344637E-14</text:p>
          </table:table-cell>
          <table:table-cell table:formula="of:=SIN(2*[.A576]*PI())" office:value-type="float" office:value="0.00000122044176944449" calcext:value-type="float">
            <text:p>1.22044176944449E-06</text:p>
          </table:table-cell>
          <table:table-cell table:number-columns-repeated="2"/>
        </table:table-row>
        <table:table-row table:style-name="ro1">
          <table:table-cell office:value-type="float" office:value="0.0000092911262221307" calcext:value-type="float">
            <text:p>9.2911262221307E-06</text:p>
          </table:table-cell>
          <table:table-cell table:formula="of:=[.A577]*[.A577]" office:value-type="float" office:value="0.0000000000863250264755646" calcext:value-type="float">
            <text:p>8.63250264755646E-11</text:p>
          </table:table-cell>
          <table:table-cell table:formula="of:=SIN(2*[.A577]*PI())" office:value-type="float" office:value="0.0000583778677328842" calcext:value-type="float">
            <text:p>5.83778677328842E-05</text:p>
          </table:table-cell>
          <table:table-cell table:number-columns-repeated="2"/>
        </table:table-row>
        <table:table-row table:style-name="ro1">
          <table:table-cell office:value-type="float" office:value="-0.0000310201978552848" calcext:value-type="float">
            <text:p>-3.10201978552848E-05</text:p>
          </table:table-cell>
          <table:table-cell table:formula="of:=[.A578]*[.A578]" office:value-type="float" office:value="0.000000000962252674981014" calcext:value-type="float">
            <text:p>9.62252674981014E-10</text:p>
          </table:table-cell>
          <table:table-cell table:formula="of:=SIN(2*[.A578]*PI())" office:value-type="float" office:value="-0.000194905650156109" calcext:value-type="float">
            <text:p>-0.000194905650156</text:p>
          </table:table-cell>
          <table:table-cell table:number-columns-repeated="2"/>
        </table:table-row>
        <table:table-row table:style-name="ro1">
          <table:table-cell office:value-type="float" office:value="0.0000000808399975882806" calcext:value-type="float">
            <text:p>8.08399975882806E-08</text:p>
          </table:table-cell>
          <table:table-cell table:formula="of:=[.A579]*[.A579]" office:value-type="float" office:value="6.5351052100732E-015" calcext:value-type="float">
            <text:p>6.5351052100732E-15</text:p>
          </table:table-cell>
          <table:table-cell table:formula="of:=SIN(2*[.A579]*PI())" office:value-type="float" office:value="0.000000507932685079096" calcext:value-type="float">
            <text:p>5.07932685079096E-07</text:p>
          </table:table-cell>
          <table:table-cell table:number-columns-repeated="2"/>
        </table:table-row>
        <table:table-row table:style-name="ro1">
          <table:table-cell office:value-type="float" office:value="-0.0000067085146578515" calcext:value-type="float">
            <text:p>-6.7085146578515E-06</text:p>
          </table:table-cell>
          <table:table-cell table:formula="of:=[.A580]*[.A580]" office:value-type="float" office:value="0.0000000000450041689146084" calcext:value-type="float">
            <text:p>4.50041689146084E-11</text:p>
          </table:table-cell>
          <table:table-cell table:formula="of:=SIN(2*[.A580]*PI())" office:value-type="float" office:value="-0.0000421508407187299" calcext:value-type="float">
            <text:p>-4.21508407187299E-05</text:p>
          </table:table-cell>
          <table:table-cell table:number-columns-repeated="2"/>
        </table:table-row>
        <table:table-row table:style-name="ro1">
          <table:table-cell office:value-type="float" office:value="-0.0106274145792365" calcext:value-type="float">
            <text:p>-0.010627414579237</text:p>
          </table:table-cell>
          <table:table-cell table:formula="of:=[.A581]*[.A581]" office:value-type="float" office:value="0.000112941940638969" calcext:value-type="float">
            <text:p>0.000112941940639</text:p>
          </table:table-cell>
          <table:table-cell table:formula="of:=SIN(2*[.A581]*PI())" office:value-type="float" office:value="-0.0667244045464289" calcext:value-type="float">
            <text:p>-0.066724404546429</text:p>
          </table:table-cell>
          <table:table-cell table:number-columns-repeated="2"/>
        </table:table-row>
        <table:table-row table:style-name="ro1">
          <table:table-cell office:value-type="float" office:value="0.0000748480144053844" calcext:value-type="float">
            <text:p>7.48480144053844E-05</text:p>
          </table:table-cell>
          <table:table-cell table:formula="of:=[.A582]*[.A582]" office:value-type="float" office:value="0.00000000560222526042862" calcext:value-type="float">
            <text:p>5.60222526042862E-09</text:p>
          </table:table-cell>
          <table:table-cell table:formula="of:=SIN(2*[.A582]*PI())" office:value-type="float" office:value="0.000470283927048263" calcext:value-type="float">
            <text:p>0.000470283927048</text:p>
          </table:table-cell>
          <table:table-cell table:number-columns-repeated="2"/>
        </table:table-row>
        <table:table-row table:style-name="ro1">
          <table:table-cell office:value-type="float" office:value="0.000103198684129803" calcext:value-type="float">
            <text:p>0.00010319868413</text:p>
          </table:table-cell>
          <table:table-cell table:formula="of:=[.A583]*[.A583]" office:value-type="float" office:value="0.0000000106499684061228" calcext:value-type="float">
            <text:p>1.06499684061228E-08</text:p>
          </table:table-cell>
          <table:table-cell table:formula="of:=SIN(2*[.A583]*PI())" office:value-type="float" office:value="0.000648416410407521" calcext:value-type="float">
            <text:p>0.000648416410408</text:p>
          </table:table-cell>
          <table:table-cell table:number-columns-repeated="2"/>
        </table:table-row>
        <table:table-row table:style-name="ro1">
          <table:table-cell office:value-type="float" office:value="-0.253853431802361" calcext:value-type="float">
            <text:p>-0.253853431802361</text:p>
          </table:table-cell>
          <table:table-cell table:formula="of:=[.A584]*[.A584]" office:value-type="float" office:value="0.064441564837836" calcext:value-type="float">
            <text:p>0.064441564837836</text:p>
          </table:table-cell>
          <table:table-cell table:formula="of:=SIN(2*[.A584]*PI())" office:value-type="float" office:value="-0.999706908057135" calcext:value-type="float">
            <text:p>-0.999706908057135</text:p>
          </table:table-cell>
          <table:table-cell table:number-columns-repeated="2"/>
        </table:table-row>
        <table:table-row table:style-name="ro1">
          <table:table-cell office:value-type="float" office:value="-0.24461282034824" calcext:value-type="float">
            <text:p>-0.24461282034824</text:p>
          </table:table-cell>
          <table:table-cell table:formula="of:=[.A585]*[.A585]" office:value-type="float" office:value="0.0598354318787205" calcext:value-type="float">
            <text:p>0.059835431878721</text:p>
          </table:table-cell>
          <table:table-cell table:formula="of:=SIN(2*[.A585]*PI())" office:value-type="float" office:value="-0.999427189206821" calcext:value-type="float">
            <text:p>-0.999427189206821</text:p>
          </table:table-cell>
          <table:table-cell table:number-columns-repeated="2"/>
        </table:table-row>
        <table:table-row table:style-name="ro1">
          <table:table-cell office:value-type="float" office:value="-0.000138006145464715" calcext:value-type="float">
            <text:p>-0.000138006145465</text:p>
          </table:table-cell>
          <table:table-cell table:formula="of:=[.A586]*[.A586]" office:value-type="float" office:value="0.0000000190456961860281" calcext:value-type="float">
            <text:p>1.90456961860281E-08</text:p>
          </table:table-cell>
          <table:table-cell table:formula="of:=SIN(2*[.A586]*PI())" office:value-type="float" office:value="-0.000867118076820904" calcext:value-type="float">
            <text:p>-0.000867118076821</text:p>
          </table:table-cell>
          <table:table-cell table:number-columns-repeated="2"/>
        </table:table-row>
        <table:table-row table:style-name="ro1">
          <table:table-cell office:value-type="float" office:value="-0.00575690792239454" calcext:value-type="float">
            <text:p>-0.005756907922395</text:p>
          </table:table-cell>
          <table:table-cell table:formula="of:=[.A587]*[.A587]" office:value-type="float" office:value="0.000033141988826929" calcext:value-type="float">
            <text:p>3.3141988826929E-05</text:p>
          </table:table-cell>
          <table:table-cell table:formula="of:=SIN(2*[.A587]*PI())" office:value-type="float" office:value="-0.0361638319830688" calcext:value-type="float">
            <text:p>-0.036163831983069</text:p>
          </table:table-cell>
          <table:table-cell table:number-columns-repeated="2"/>
        </table:table-row>
        <table:table-row table:style-name="ro1">
          <table:table-cell office:value-type="float" office:value="-0.000687260682091753" calcext:value-type="float">
            <text:p>-0.000687260682092</text:p>
          </table:table-cell>
          <table:table-cell table:formula="of:=[.A588]*[.A588]" office:value-type="float" office:value="0.000000472327245149221" calcext:value-type="float">
            <text:p>4.72327245149221E-07</text:p>
          </table:table-cell>
          <table:table-cell table:formula="of:=SIN(2*[.A588]*PI())" office:value-type="float" office:value="-0.00431817279992327" calcext:value-type="float">
            <text:p>-0.004318172799923</text:p>
          </table:table-cell>
          <table:table-cell table:number-columns-repeated="2"/>
        </table:table-row>
        <table:table-row table:style-name="ro1">
          <table:table-cell office:value-type="float" office:value="0.00288642700997163" calcext:value-type="float">
            <text:p>0.002886427009972</text:p>
          </table:table-cell>
          <table:table-cell table:formula="of:=[.A589]*[.A589]" office:value-type="float" office:value="0.00000833146088389378" calcext:value-type="float">
            <text:p>8.33146088389378E-06</text:p>
          </table:table-cell>
          <table:table-cell table:formula="of:=SIN(2*[.A589]*PI())" office:value-type="float" office:value="0.0181349616040392" calcext:value-type="float">
            <text:p>0.018134961604039</text:p>
          </table:table-cell>
          <table:table-cell table:number-columns-repeated="2"/>
        </table:table-row>
        <table:table-row table:style-name="ro1">
          <table:table-cell office:value-type="float" office:value="-0.00115450821050477" calcext:value-type="float">
            <text:p>-0.001154508210505</text:p>
          </table:table-cell>
          <table:table-cell table:formula="of:=[.A590]*[.A590]" office:value-type="float" office:value="0.00000133288920812294" calcext:value-type="float">
            <text:p>1.33288920812294E-06</text:p>
          </table:table-cell>
          <table:table-cell table:formula="of:=SIN(2*[.A590]*PI())" office:value-type="float" office:value="-0.00725392540751408" calcext:value-type="float">
            <text:p>-0.007253925407514</text:p>
          </table:table-cell>
          <table:table-cell table:number-columns-repeated="2"/>
        </table:table-row>
        <table:table-row table:style-name="ro1">
          <table:table-cell office:value-type="float" office:value="-0.000902587073517024" calcext:value-type="float">
            <text:p>-0.000902587073517</text:p>
          </table:table-cell>
          <table:table-cell table:formula="of:=[.A591]*[.A591]" office:value-type="float" office:value="0.000000814663425280026" calcext:value-type="float">
            <text:p>8.14663425280026E-07</text:p>
          </table:table-cell>
          <table:table-cell table:formula="of:=SIN(2*[.A591]*PI())" office:value-type="float" office:value="-0.00567109144007426" calcext:value-type="float">
            <text:p>-0.005671091440074</text:p>
          </table:table-cell>
          <table:table-cell table:number-columns-repeated="2"/>
        </table:table-row>
        <table:table-row table:style-name="ro1">
          <table:table-cell office:value-type="float" office:value="-0.000532345440636695" calcext:value-type="float">
            <text:p>-0.000532345440637</text:p>
          </table:table-cell>
          <table:table-cell table:formula="of:=[.A592]*[.A592]" office:value-type="float" office:value="0.000000283391668166677" calcext:value-type="float">
            <text:p>2.83391668166677E-07</text:p>
          </table:table-cell>
          <table:table-cell table:formula="of:=SIN(2*[.A592]*PI())" office:value-type="float" office:value="-0.00334481881405328" calcext:value-type="float">
            <text:p>-0.003344818814053</text:p>
          </table:table-cell>
          <table:table-cell table:number-columns-repeated="2"/>
        </table:table-row>
        <table:table-row table:style-name="ro1">
          <table:table-cell office:value-type="float" office:value="0.000000000121874758784267" calcext:value-type="float">
            <text:p>1.21874758784267E-10</text:p>
          </table:table-cell>
          <table:table-cell table:formula="of:=[.A593]*[.A593]" office:value-type="float" office:value="1.48534568287233E-020" calcext:value-type="float">
            <text:p>1.48534568287233E-20</text:p>
          </table:table-cell>
          <table:table-cell table:formula="of:=SIN(2*[.A593]*PI())" office:value-type="float" office:value="0.000000000765761693709363" calcext:value-type="float">
            <text:p>7.65761693709363E-10</text:p>
          </table:table-cell>
          <table:table-cell table:number-columns-repeated="2"/>
        </table:table-row>
        <table:table-row table:style-name="ro1">
          <table:table-cell office:value-type="float" office:value="0.00000480617513855396" calcext:value-type="float">
            <text:p>4.80617513855396E-06</text:p>
          </table:table-cell>
          <table:table-cell table:formula="of:=[.A594]*[.A594]" office:value-type="float" office:value="0.0000000000230993194624541" calcext:value-type="float">
            <text:p>2.30993194624541E-11</text:p>
          </table:table-cell>
          <table:table-cell table:formula="of:=SIN(2*[.A594]*PI())" office:value-type="float" office:value="0.0000301980890097043" calcext:value-type="float">
            <text:p>3.01980890097043E-05</text:p>
          </table:table-cell>
          <table:table-cell table:number-columns-repeated="2"/>
        </table:table-row>
        <table:table-row table:style-name="ro1">
          <table:table-cell office:value-type="float" office:value="-0.20735734741579" calcext:value-type="float">
            <text:p>-0.20735734741579</text:p>
          </table:table-cell>
          <table:table-cell table:formula="of:=[.A595]*[.A595]" office:value-type="float" office:value="0.0429970695273128" calcext:value-type="float">
            <text:p>0.042997069527313</text:p>
          </table:table-cell>
          <table:table-cell table:formula="of:=SIN(2*[.A595]*PI())" office:value-type="float" office:value="-0.964320518293138" calcext:value-type="float">
            <text:p>-0.964320518293138</text:p>
          </table:table-cell>
          <table:table-cell table:number-columns-repeated="2"/>
        </table:table-row>
        <table:table-row table:style-name="ro1">
          <table:table-cell office:value-type="float" office:value="-0.0023828963666518" calcext:value-type="float">
            <text:p>-0.002382896366652</text:p>
          </table:table-cell>
          <table:table-cell table:formula="of:=[.A596]*[.A596]" office:value-type="float" office:value="0.00000567819509420236" calcext:value-type="float">
            <text:p>5.67819509420236E-06</text:p>
          </table:table-cell>
          <table:table-cell table:formula="of:=SIN(2*[.A596]*PI())" office:value-type="float" office:value="-0.0149716200697596" calcext:value-type="float">
            <text:p>-0.01497162006976</text:p>
          </table:table-cell>
          <table:table-cell table:number-columns-repeated="2"/>
        </table:table-row>
        <table:table-row table:style-name="ro1">
          <table:table-cell office:value-type="float" office:value="-0.230591258572402" calcext:value-type="float">
            <text:p>-0.230591258572402</text:p>
          </table:table-cell>
          <table:table-cell table:formula="of:=[.A597]*[.A597]" office:value-type="float" office:value="0.0531723285300045" calcext:value-type="float">
            <text:p>0.053172328530005</text:p>
          </table:table-cell>
          <table:table-cell table:formula="of:=SIN(2*[.A597]*PI())" office:value-type="float" office:value="-0.992573465454794" calcext:value-type="float">
            <text:p>-0.992573465454794</text:p>
          </table:table-cell>
          <table:table-cell table:number-columns-repeated="2"/>
        </table:table-row>
        <table:table-row table:style-name="ro1">
          <table:table-cell office:value-type="float" office:value="-0.236278151166502" calcext:value-type="float">
            <text:p>-0.236278151166502</text:p>
          </table:table-cell>
          <table:table-cell table:formula="of:=[.A598]*[.A598]" office:value-type="float" office:value="0.0558273647186605" calcext:value-type="float">
            <text:p>0.055827364718661</text:p>
          </table:table-cell>
          <table:table-cell table:formula="of:=SIN(2*[.A598]*PI())" office:value-type="float" office:value="-0.996285623153844" calcext:value-type="float">
            <text:p>-0.996285623153844</text:p>
          </table:table-cell>
          <table:table-cell table:number-columns-repeated="2"/>
        </table:table-row>
        <table:table-row table:style-name="ro1">
          <table:table-cell office:value-type="float" office:value="-0.000000410987953164344" calcext:value-type="float">
            <text:p>-4.10987953164344E-07</text:p>
          </table:table-cell>
          <table:table-cell table:formula="of:=[.A599]*[.A599]" office:value-type="float" office:value="0.000000000000168911097646217" calcext:value-type="float">
            <text:p>1.68911097646217E-13</text:p>
          </table:table-cell>
          <table:table-cell table:formula="of:=SIN(2*[.A599]*PI())" office:value-type="float" office:value="-0.00000258231346874715" calcext:value-type="float">
            <text:p>-2.58231346874715E-06</text:p>
          </table:table-cell>
          <table:table-cell table:number-columns-repeated="2"/>
        </table:table-row>
        <table:table-row table:style-name="ro1">
          <table:table-cell office:value-type="float" office:value="-0.0907211728296963" calcext:value-type="float">
            <text:p>-0.090721172829696</text:p>
          </table:table-cell>
          <table:table-cell table:formula="of:=[.A600]*[.A600]" office:value-type="float" office:value="0.00823033119959562" calcext:value-type="float">
            <text:p>0.008230331199596</text:p>
          </table:table-cell>
          <table:table-cell table:formula="of:=SIN(2*[.A600]*PI())" office:value-type="float" office:value="-0.539647152496817" calcext:value-type="float">
            <text:p>-0.539647152496817</text:p>
          </table:table-cell>
          <table:table-cell table:number-columns-repeated="2"/>
        </table:table-row>
        <table:table-row table:style-name="ro1">
          <table:table-cell office:value-type="float" office:value="0.000147088190662335" calcext:value-type="float">
            <text:p>0.000147088190662</text:p>
          </table:table-cell>
          <table:table-cell table:formula="of:=[.A601]*[.A601]" office:value-type="float" office:value="0.0000000216349358323193" calcext:value-type="float">
            <text:p>2.16349358323193E-08</text:p>
          </table:table-cell>
          <table:table-cell table:formula="of:=SIN(2*[.A601]*PI())" office:value-type="float" office:value="0.00092418222686985" calcext:value-type="float">
            <text:p>0.00092418222687</text:p>
          </table:table-cell>
          <table:table-cell table:number-columns-repeated="2"/>
        </table:table-row>
        <table:table-row table:style-name="ro1">
          <table:table-cell office:value-type="float" office:value="-0.000275647396801001" calcext:value-type="float">
            <text:p>-0.000275647396801</text:p>
          </table:table-cell>
          <table:table-cell table:formula="of:=[.A602]*[.A602]" office:value-type="float" office:value="0.0000000759814873631684" calcext:value-type="float">
            <text:p>7.59814873631684E-08</text:p>
          </table:table-cell>
          <table:table-cell table:formula="of:=SIN(2*[.A602]*PI())" office:value-type="float" office:value="-0.00173194280767777" calcext:value-type="float">
            <text:p>-0.001731942807678</text:p>
          </table:table-cell>
          <table:table-cell table:number-columns-repeated="2"/>
        </table:table-row>
        <table:table-row table:style-name="ro1">
          <table:table-cell office:value-type="float" office:value="-0.0000376936693698441" calcext:value-type="float">
            <text:p>-3.76936693698441E-05</text:p>
          </table:table-cell>
          <table:table-cell table:formula="of:=[.A603]*[.A603]" office:value-type="float" office:value="0.00000000142081271056312" calcext:value-type="float">
            <text:p>1.42081271056312E-09</text:p>
          </table:table-cell>
          <table:table-cell table:formula="of:=SIN(2*[.A603]*PI())" office:value-type="float" office:value="-0.000236836307344208" calcext:value-type="float">
            <text:p>-0.000236836307344</text:p>
          </table:table-cell>
          <table:table-cell table:number-columns-repeated="2"/>
        </table:table-row>
        <table:table-row table:style-name="ro1">
          <table:table-cell office:value-type="float" office:value="-0.0105914087896403" calcext:value-type="float">
            <text:p>-0.01059140878964</text:p>
          </table:table-cell>
          <table:table-cell table:formula="of:=[.A604]*[.A604]" office:value-type="float" office:value="0.00011217794014927" calcext:value-type="float">
            <text:p>0.000112177940149</text:p>
          </table:table-cell>
          <table:table-cell table:formula="of:=SIN(2*[.A604]*PI())" office:value-type="float" office:value="-0.0664986759613269" calcext:value-type="float">
            <text:p>-0.066498675961327</text:p>
          </table:table-cell>
          <table:table-cell table:number-columns-repeated="2"/>
        </table:table-row>
        <table:table-row table:style-name="ro1">
          <table:table-cell office:value-type="float" office:value="0.000156227356295985" calcext:value-type="float">
            <text:p>0.000156227356296</text:p>
          </table:table-cell>
          <table:table-cell table:formula="of:=[.A605]*[.A605]" office:value-type="float" office:value="0.0000000244069868552327" calcext:value-type="float">
            <text:p>2.44069868552327E-08</text:p>
          </table:table-cell>
          <table:table-cell table:formula="of:=SIN(2*[.A605]*PI())" office:value-type="float" office:value="0.000981605272020927" calcext:value-type="float">
            <text:p>0.000981605272021</text:p>
          </table:table-cell>
          <table:table-cell table:number-columns-repeated="2"/>
        </table:table-row>
        <table:table-row table:style-name="ro1">
          <table:table-cell office:value-type="float" office:value="0.00000374801362306042" calcext:value-type="float">
            <text:p>3.74801362306042E-06</text:p>
          </table:table-cell>
          <table:table-cell table:formula="of:=[.A606]*[.A606]" office:value-type="float" office:value="0.0000000000140476061186465" calcext:value-type="float">
            <text:p>1.40476061186465E-11</text:p>
          </table:table-cell>
          <table:table-cell table:formula="of:=SIN(2*[.A606]*PI())" office:value-type="float" office:value="0.0000235494641253455" calcext:value-type="float">
            <text:p>2.35494641253455E-05</text:p>
          </table:table-cell>
          <table:table-cell table:number-columns-repeated="2"/>
        </table:table-row>
        <table:table-row table:style-name="ro1">
          <table:table-cell office:value-type="float" office:value="0.00000214213565734326" calcext:value-type="float">
            <text:p>2.14213565734326E-06</text:p>
          </table:table-cell>
          <table:table-cell table:formula="of:=[.A607]*[.A607]" office:value-type="float" office:value="0.00000000000458874517446145" calcext:value-type="float">
            <text:p>4.58874517446145E-12</text:p>
          </table:table-cell>
          <table:table-cell table:formula="of:=SIN(2*[.A607]*PI())" office:value-type="float" office:value="0.0000134594352877983" calcext:value-type="float">
            <text:p>1.34594352877983E-05</text:p>
          </table:table-cell>
          <table:table-cell table:number-columns-repeated="2"/>
        </table:table-row>
        <table:table-row table:style-name="ro1">
          <table:table-cell office:value-type="float" office:value="-0.00218427043594692" calcext:value-type="float">
            <text:p>-0.002184270435947</text:p>
          </table:table-cell>
          <table:table-cell table:formula="of:=[.A608]*[.A608]" office:value-type="float" office:value="0.00000477103733735175" calcext:value-type="float">
            <text:p>4.77103733735175E-06</text:p>
          </table:table-cell>
          <table:table-cell table:formula="of:=SIN(2*[.A608]*PI())" office:value-type="float" office:value="-0.0137237450824782" calcext:value-type="float">
            <text:p>-0.013723745082478</text:p>
          </table:table-cell>
          <table:table-cell table:number-columns-repeated="2"/>
        </table:table-row>
        <table:table-row table:style-name="ro1">
          <table:table-cell office:value-type="float" office:value="-0.00892331462748341" calcext:value-type="float">
            <text:p>-0.008923314627483</text:p>
          </table:table-cell>
          <table:table-cell table:formula="of:=[.A609]*[.A609]" office:value-type="float" office:value="0.0000796255439410594" calcext:value-type="float">
            <text:p>7.96255439410594E-05</text:p>
          </table:table-cell>
          <table:table-cell table:formula="of:=SIN(2*[.A609]*PI())" office:value-type="float" office:value="-0.056037469712697" calcext:value-type="float">
            <text:p>-0.056037469712697</text:p>
          </table:table-cell>
          <table:table-cell table:number-columns-repeated="2"/>
        </table:table-row>
        <table:table-row table:style-name="ro1">
          <table:table-cell office:value-type="float" office:value="-0.00000472030149740256" calcext:value-type="float">
            <text:p>-4.72030149740256E-06</text:p>
          </table:table-cell>
          <table:table-cell table:formula="of:=[.A610]*[.A610]" office:value-type="float" office:value="0.0000000000222812462263809" calcext:value-type="float">
            <text:p>2.22812462263809E-11</text:p>
          </table:table-cell>
          <table:table-cell table:formula="of:=SIN(2*[.A610]*PI())" office:value-type="float" office:value="-0.0000296585290095895" calcext:value-type="float">
            <text:p>-2.96585290095895E-05</text:p>
          </table:table-cell>
          <table:table-cell table:number-columns-repeated="2"/>
        </table:table-row>
        <table:table-row table:style-name="ro1">
          <table:table-cell office:value-type="float" office:value="-0.000018848294172153" calcext:value-type="float">
            <text:p>-1.8848294172153E-05</text:p>
          </table:table-cell>
          <table:table-cell table:formula="of:=[.A611]*[.A611]" office:value-type="float" office:value="0.000000000355258193200018" calcext:value-type="float">
            <text:p>3.55258193200018E-10</text:p>
          </table:table-cell>
          <table:table-cell table:formula="of:=SIN(2*[.A611]*PI())" office:value-type="float" office:value="-0.000118427324731046" calcext:value-type="float">
            <text:p>-0.000118427324731</text:p>
          </table:table-cell>
          <table:table-cell table:number-columns-repeated="2"/>
        </table:table-row>
        <table:table-row table:style-name="ro1">
          <table:table-cell office:value-type="float" office:value="-0.185582298147219" calcext:value-type="float">
            <text:p>-0.185582298147219</text:p>
          </table:table-cell>
          <table:table-cell table:formula="of:=[.A612]*[.A612]" office:value-type="float" office:value="0.0344407893856033" calcext:value-type="float">
            <text:p>0.034440789385603</text:p>
          </table:table-cell>
          <table:table-cell table:formula="of:=SIN(2*[.A612]*PI())" office:value-type="float" office:value="-0.919201519810458" calcext:value-type="float">
            <text:p>-0.919201519810458</text:p>
          </table:table-cell>
          <table:table-cell table:number-columns-repeated="2"/>
        </table:table-row>
        <table:table-row table:style-name="ro1">
          <table:table-cell office:value-type="float" office:value="0.010690701376159" calcext:value-type="float">
            <text:p>0.010690701376159</text:p>
          </table:table-cell>
          <table:table-cell table:formula="of:=[.A613]*[.A613]" office:value-type="float" office:value="0.000114291095914208" calcext:value-type="float">
            <text:p>0.000114291095914</text:p>
          </table:table-cell>
          <table:table-cell table:formula="of:=SIN(2*[.A613]*PI())" office:value-type="float" office:value="0.0671211557642256" calcext:value-type="float">
            <text:p>0.067121155764226</text:p>
          </table:table-cell>
          <table:table-cell table:number-columns-repeated="2"/>
        </table:table-row>
        <table:table-row table:style-name="ro1">
          <table:table-cell office:value-type="float" office:value="-0.0000175932902952844" calcext:value-type="float">
            <text:p>-1.75932902952844E-05</text:p>
          </table:table-cell>
          <table:table-cell table:formula="of:=[.A614]*[.A614]" office:value-type="float" office:value="0.00000000030952386341415" calcext:value-type="float">
            <text:p>3.0952386341415E-10</text:p>
          </table:table-cell>
          <table:table-cell table:formula="of:=SIN(2*[.A614]*PI())" office:value-type="float" office:value="-0.000110541902863148" calcext:value-type="float">
            <text:p>-0.000110541902863</text:p>
          </table:table-cell>
          <table:table-cell table:number-columns-repeated="2"/>
        </table:table-row>
        <table:table-row table:style-name="ro1">
          <table:table-cell office:value-type="float" office:value="-0.0000236977770174281" calcext:value-type="float">
            <text:p>-2.36977770174281E-05</text:p>
          </table:table-cell>
          <table:table-cell table:formula="of:=[.A615]*[.A615]" office:value-type="float" office:value="0.000000000561584635567745" calcext:value-type="float">
            <text:p>5.61584635567745E-10</text:p>
          </table:table-cell>
          <table:table-cell table:formula="of:=SIN(2*[.A615]*PI())" office:value-type="float" office:value="-0.000148897523818535" calcext:value-type="float">
            <text:p>-0.000148897523819</text:p>
          </table:table-cell>
          <table:table-cell table:number-columns-repeated="2"/>
        </table:table-row>
        <table:table-row table:style-name="ro1">
          <table:table-cell office:value-type="float" office:value="-0.00150428939304154" calcext:value-type="float">
            <text:p>-0.001504289393042</text:p>
          </table:table-cell>
          <table:table-cell table:formula="of:=[.A616]*[.A616]" office:value-type="float" office:value="0.00000226288657801727" calcext:value-type="float">
            <text:p>2.26288657801727E-06</text:p>
          </table:table-cell>
          <table:table-cell table:formula="of:=SIN(2*[.A616]*PI())" office:value-type="float" office:value="-0.00945158828407909" calcext:value-type="float">
            <text:p>-0.009451588284079</text:p>
          </table:table-cell>
          <table:table-cell table:number-columns-repeated="2"/>
        </table:table-row>
        <table:table-row table:style-name="ro1">
          <table:table-cell office:value-type="float" office:value="-0.0699102613594462" calcext:value-type="float">
            <text:p>-0.069910261359446</text:p>
          </table:table-cell>
          <table:table-cell table:formula="of:=[.A617]*[.A617]" office:value-type="float" office:value="0.00488744464334607" calcext:value-type="float">
            <text:p>0.004887444643346</text:p>
          </table:table-cell>
          <table:table-cell table:formula="of:=SIN(2*[.A617]*PI())" office:value-type="float" office:value="-0.425269042146043" calcext:value-type="float">
            <text:p>-0.425269042146043</text:p>
          </table:table-cell>
          <table:table-cell table:number-columns-repeated="2"/>
        </table:table-row>
        <table:table-row table:style-name="ro1">
          <table:table-cell office:value-type="float" office:value="-0.00242037803338893" calcext:value-type="float">
            <text:p>-0.002420378033389</text:p>
          </table:table-cell>
          <table:table-cell table:formula="of:=[.A618]*[.A618]" office:value-type="float" office:value="0.00000585822982451164" calcext:value-type="float">
            <text:p>5.85822982451164E-06</text:p>
          </table:table-cell>
          <table:table-cell table:formula="of:=SIN(2*[.A618]*PI())" office:value-type="float" office:value="-0.0152070975145852" calcext:value-type="float">
            <text:p>-0.015207097514585</text:p>
          </table:table-cell>
          <table:table-cell table:number-columns-repeated="2"/>
        </table:table-row>
        <table:table-row table:style-name="ro1">
          <table:table-cell office:value-type="float" office:value="-0.000425377072760236" calcext:value-type="float">
            <text:p>-0.00042537707276</text:p>
          </table:table-cell>
          <table:table-cell table:formula="of:=[.A619]*[.A619]" office:value-type="float" office:value="0.000000180945654030067" calcext:value-type="float">
            <text:p>1.80945654030067E-07</text:p>
          </table:table-cell>
          <table:table-cell table:formula="of:=SIN(2*[.A619]*PI())" office:value-type="float" office:value="-0.00267271979150301" calcext:value-type="float">
            <text:p>-0.002672719791503</text:p>
          </table:table-cell>
          <table:table-cell table:number-columns-repeated="2"/>
        </table:table-row>
        <table:table-row table:style-name="ro1">
          <table:table-cell office:value-type="float" office:value="-0.0000456041776691123" calcext:value-type="float">
            <text:p>-4.56041776691123E-05</text:p>
          </table:table-cell>
          <table:table-cell table:formula="of:=[.A620]*[.A620]" office:value-type="float" office:value="0.00000000207974102087596" calcext:value-type="float">
            <text:p>2.07974102087596E-09</text:p>
          </table:table-cell>
          <table:table-cell table:formula="of:=SIN(2*[.A620]*PI())" office:value-type="float" office:value="-0.000286539495155525" calcext:value-type="float">
            <text:p>-0.000286539495156</text:p>
          </table:table-cell>
          <table:table-cell table:number-columns-repeated="2"/>
        </table:table-row>
        <table:table-row table:style-name="ro1">
          <table:table-cell office:value-type="float" office:value="0.0792356101180634" calcext:value-type="float">
            <text:p>0.079235610118064</text:p>
          </table:table-cell>
          <table:table-cell table:formula="of:=[.A621]*[.A621]" office:value-type="float" office:value="0.00627828191078176" calcext:value-type="float">
            <text:p>0.006278281910782</text:p>
          </table:table-cell>
          <table:table-cell table:formula="of:=SIN(2*[.A621]*PI())" office:value-type="float" office:value="0.477539405413274" calcext:value-type="float">
            <text:p>0.477539405413274</text:p>
          </table:table-cell>
          <table:table-cell table:number-columns-repeated="2"/>
        </table:table-row>
        <table:table-row table:style-name="ro1">
          <table:table-cell office:value-type="float" office:value="-0.00000171172471957013" calcext:value-type="float">
            <text:p>-1.71172471957013E-06</text:p>
          </table:table-cell>
          <table:table-cell table:formula="of:=[.A622]*[.A622]" office:value-type="float" office:value="0.00000000000293000151558745" calcext:value-type="float">
            <text:p>2.93000151558745E-12</text:p>
          </table:table-cell>
          <table:table-cell table:formula="of:=SIN(2*[.A622]*PI())" office:value-type="float" office:value="-0.0000107550836077318" calcext:value-type="float">
            <text:p>-1.07550836077318E-05</text:p>
          </table:table-cell>
          <table:table-cell table:number-columns-repeated="2"/>
        </table:table-row>
        <table:table-row table:style-name="ro1">
          <table:table-cell office:value-type="float" office:value="0.0000054584768311228" calcext:value-type="float">
            <text:p>5.4584768311228E-06</text:p>
          </table:table-cell>
          <table:table-cell table:formula="of:=[.A623]*[.A623]" office:value-type="float" office:value="0.0000000000297949693159044" calcext:value-type="float">
            <text:p>2.97949693159044E-11</text:p>
          </table:table-cell>
          <table:table-cell table:formula="of:=SIN(2*[.A623]*PI())" office:value-type="float" office:value="0.0000342966214181674" calcext:value-type="float">
            <text:p>3.42966214181674E-05</text:p>
          </table:table-cell>
          <table:table-cell table:number-columns-repeated="2"/>
        </table:table-row>
        <table:table-row table:style-name="ro1">
          <table:table-cell office:value-type="float" office:value="0.0654102305937844" calcext:value-type="float">
            <text:p>0.065410230593784</text:p>
          </table:table-cell>
          <table:table-cell table:formula="of:=[.A624]*[.A624]" office:value-type="float" office:value="0.00427849826633205" calcext:value-type="float">
            <text:p>0.004278498266332</text:p>
          </table:table-cell>
          <table:table-cell table:formula="of:=SIN(2*[.A624]*PI())" office:value-type="float" office:value="0.399512131609578" calcext:value-type="float">
            <text:p>0.399512131609578</text:p>
          </table:table-cell>
          <table:table-cell table:number-columns-repeated="2"/>
        </table:table-row>
        <table:table-row table:style-name="ro1">
          <table:table-cell office:value-type="float" office:value="-0.0856418905511383" calcext:value-type="float">
            <text:p>-0.085641890551138</text:p>
          </table:table-cell>
          <table:table-cell table:formula="of:=[.A625]*[.A625]" office:value-type="float" office:value="0.00733453341717316" calcext:value-type="float">
            <text:p>0.007334533417173</text:p>
          </table:table-cell>
          <table:table-cell table:formula="of:=SIN(2*[.A625]*PI())" office:value-type="float" office:value="-0.512508739844564" calcext:value-type="float">
            <text:p>-0.512508739844564</text:p>
          </table:table-cell>
          <table:table-cell table:number-columns-repeated="2"/>
        </table:table-row>
        <table:table-row table:style-name="ro1">
          <table:table-cell office:value-type="float" office:value="0.0140407849909083" calcext:value-type="float">
            <text:p>0.014040784990908</text:p>
          </table:table-cell>
          <table:table-cell table:formula="of:=[.A626]*[.A626]" office:value-type="float" office:value="0.000197143643160916" calcext:value-type="float">
            <text:p>0.000197143643161</text:p>
          </table:table-cell>
          <table:table-cell table:formula="of:=SIN(2*[.A626]*PI())" office:value-type="float" office:value="0.0881064625190377" calcext:value-type="float">
            <text:p>0.088106462519038</text:p>
          </table:table-cell>
          <table:table-cell table:number-columns-repeated="2"/>
        </table:table-row>
        <table:table-row table:style-name="ro1">
          <table:table-cell office:value-type="float" office:value="0.00284739917576205" calcext:value-type="float">
            <text:p>0.002847399175762</text:p>
          </table:table-cell>
          <table:table-cell table:formula="of:=[.A627]*[.A627]" office:value-type="float" office:value="0.00000810768206613042" calcext:value-type="float">
            <text:p>8.10768206613042E-06</text:p>
          </table:table-cell>
          <table:table-cell table:formula="of:=SIN(2*[.A627]*PI())" office:value-type="float" office:value="0.0178897822735289" calcext:value-type="float">
            <text:p>0.017889782273529</text:p>
          </table:table-cell>
          <table:table-cell table:number-columns-repeated="2"/>
        </table:table-row>
        <table:table-row table:style-name="ro1">
          <table:table-cell office:value-type="float" office:value="0.755547886009781" calcext:value-type="float">
            <text:p>0.755547886009781</text:p>
          </table:table-cell>
          <table:table-cell table:formula="of:=[.A628]*[.A628]" office:value-type="float" office:value="0.570852608053849" calcext:value-type="float">
            <text:p>0.570852608053849</text:p>
          </table:table-cell>
          <table:table-cell table:formula="of:=SIN(2*[.A628]*PI())" office:value-type="float" office:value="-0.999392507636739" calcext:value-type="float">
            <text:p>-0.999392507636739</text:p>
          </table:table-cell>
          <table:table-cell table:number-columns-repeated="2"/>
        </table:table-row>
        <table:table-row table:style-name="ro1">
          <table:table-cell office:value-type="float" office:value="-0.0000293413809335551" calcext:value-type="float">
            <text:p>-2.93413809335551E-05</text:p>
          </table:table-cell>
          <table:table-cell table:formula="of:=[.A629]*[.A629]" office:value-type="float" office:value="0.000000000860916635087994" calcext:value-type="float">
            <text:p>8.60916635087994E-10</text:p>
          </table:table-cell>
          <table:table-cell table:formula="of:=SIN(2*[.A629]*PI())" office:value-type="float" office:value="-0.000184357332529762" calcext:value-type="float">
            <text:p>-0.00018435733253</text:p>
          </table:table-cell>
          <table:table-cell table:number-columns-repeated="2"/>
        </table:table-row>
        <table:table-row table:style-name="ro1">
          <table:table-cell office:value-type="float" office:value="0.00101576248495604" calcext:value-type="float">
            <text:p>0.001015762484956</text:p>
          </table:table-cell>
          <table:table-cell table:formula="of:=[.A630]*[.A630]" office:value-type="float" office:value="0.00000103177342584406" calcext:value-type="float">
            <text:p>1.03177342584406E-06</text:p>
          </table:table-cell>
          <table:table-cell table:formula="of:=SIN(2*[.A630]*PI())" office:value-type="float" office:value="0.00638218059352544" calcext:value-type="float">
            <text:p>0.006382180593525</text:p>
          </table:table-cell>
          <table:table-cell table:number-columns-repeated="2"/>
        </table:table-row>
        <table:table-row table:style-name="ro1">
          <table:table-cell office:value-type="float" office:value="-0.137706796583446" calcext:value-type="float">
            <text:p>-0.137706796583446</text:p>
          </table:table-cell>
          <table:table-cell table:formula="of:=[.A631]*[.A631]" office:value-type="float" office:value="0.0189631618252746" calcext:value-type="float">
            <text:p>0.018963161825275</text:p>
          </table:table-cell>
          <table:table-cell table:formula="of:=SIN(2*[.A631]*PI())" office:value-type="float" office:value="-0.761249178112627" calcext:value-type="float">
            <text:p>-0.761249178112627</text:p>
          </table:table-cell>
          <table:table-cell table:number-columns-repeated="2"/>
        </table:table-row>
        <table:table-row table:style-name="ro1">
          <table:table-cell office:value-type="float" office:value="-0.045915114518702" calcext:value-type="float">
            <text:p>-0.045915114518702</text:p>
          </table:table-cell>
          <table:table-cell table:formula="of:=[.A632]*[.A632]" office:value-type="float" office:value="0.00210819774126552" calcext:value-type="float">
            <text:p>0.002108197741266</text:p>
          </table:table-cell>
          <table:table-cell table:formula="of:=SIN(2*[.A632]*PI())" office:value-type="float" office:value="-0.28450799320051" calcext:value-type="float">
            <text:p>-0.28450799320051</text:p>
          </table:table-cell>
          <table:table-cell table:number-columns-repeated="2"/>
        </table:table-row>
        <table:table-row table:style-name="ro1">
          <table:table-cell office:value-type="float" office:value="-0.0221623810046036" calcext:value-type="float">
            <text:p>-0.022162381004604</text:p>
          </table:table-cell>
          <table:table-cell table:formula="of:=[.A633]*[.A633]" office:value-type="float" office:value="0.000491171131793214" calcext:value-type="float">
            <text:p>0.000491171131793</text:p>
          </table:table-cell>
          <table:table-cell table:formula="of:=SIN(2*[.A633]*PI())" office:value-type="float" office:value="-0.138800756814507" calcext:value-type="float">
            <text:p>-0.138800756814507</text:p>
          </table:table-cell>
          <table:table-cell table:number-columns-repeated="2"/>
        </table:table-row>
        <table:table-row table:style-name="ro1">
          <table:table-cell office:value-type="float" office:value="-0.000165161835989507" calcext:value-type="float">
            <text:p>-0.00016516183599</text:p>
          </table:table-cell>
          <table:table-cell table:formula="of:=[.A634]*[.A634]" office:value-type="float" office:value="0.0000000272784320674247" calcext:value-type="float">
            <text:p>2.72784320674247E-08</text:p>
          </table:table-cell>
          <table:table-cell table:formula="of:=SIN(2*[.A634]*PI())" office:value-type="float" office:value="-0.001037742234937" calcext:value-type="float">
            <text:p>-0.001037742234937</text:p>
          </table:table-cell>
          <table:table-cell table:number-columns-repeated="2"/>
        </table:table-row>
        <table:table-row table:style-name="ro1">
          <table:table-cell office:value-type="float" office:value="-0.118187908899278" calcext:value-type="float">
            <text:p>-0.118187908899278</text:p>
          </table:table-cell>
          <table:table-cell table:formula="of:=[.A635]*[.A635]" office:value-type="float" office:value="0.013968381809984" calcext:value-type="float">
            <text:p>0.013968381809984</text:p>
          </table:table-cell>
          <table:table-cell table:formula="of:=SIN(2*[.A635]*PI())" office:value-type="float" office:value="-0.676203094203908" calcext:value-type="float">
            <text:p>-0.676203094203908</text:p>
          </table:table-cell>
          <table:table-cell table:number-columns-repeated="2"/>
        </table:table-row>
        <table:table-row table:style-name="ro1">
          <table:table-cell office:value-type="float" office:value="0.000809463769070391" calcext:value-type="float">
            <text:p>0.00080946376907</text:p>
          </table:table-cell>
          <table:table-cell table:formula="of:=[.A636]*[.A636]" office:value-type="float" office:value="0.000000655231593437644" calcext:value-type="float">
            <text:p>6.55231593437644E-07</text:p>
          </table:table-cell>
          <table:table-cell table:formula="of:=SIN(2*[.A636]*PI())" office:value-type="float" office:value="0.00508598893347584" calcext:value-type="float">
            <text:p>0.005085988933476</text:p>
          </table:table-cell>
          <table:table-cell table:number-columns-repeated="2"/>
        </table:table-row>
        <table:table-row table:style-name="ro1">
          <table:table-cell office:value-type="float" office:value="0.00108479730295299" calcext:value-type="float">
            <text:p>0.001084797302953</text:p>
          </table:table-cell>
          <table:table-cell table:formula="of:=[.A637]*[.A637]" office:value-type="float" office:value="0.00000117678518849409" calcext:value-type="float">
            <text:p>1.17678518849409E-06</text:p>
          </table:table-cell>
          <table:table-cell table:formula="of:=SIN(2*[.A637]*PI())" office:value-type="float" office:value="0.00681592969958754" calcext:value-type="float">
            <text:p>0.006815929699588</text:p>
          </table:table-cell>
          <table:table-cell table:number-columns-repeated="2"/>
        </table:table-row>
        <table:table-row table:style-name="ro1">
          <table:table-cell office:value-type="float" office:value="-0.00471363705958447" calcext:value-type="float">
            <text:p>-0.004713637059584</text:p>
          </table:table-cell>
          <table:table-cell table:formula="of:=[.A638]*[.A638]" office:value-type="float" office:value="0.0000222183743294882" calcext:value-type="float">
            <text:p>2.22183743294882E-05</text:p>
          </table:table-cell>
          <table:table-cell table:formula="of:=SIN(2*[.A638]*PI())" office:value-type="float" office:value="-0.0296123256163301" calcext:value-type="float">
            <text:p>-0.02961232561633</text:p>
          </table:table-cell>
          <table:table-cell table:number-columns-repeated="2"/>
        </table:table-row>
        <table:table-row table:style-name="ro1">
          <table:table-cell office:value-type="float" office:value="-0.239185234259636" calcext:value-type="float">
            <text:p>-0.239185234259636</text:p>
          </table:table-cell>
          <table:table-cell table:formula="of:=[.A639]*[.A639]" office:value-type="float" office:value="0.0572095762878367" calcext:value-type="float">
            <text:p>0.057209576287837</text:p>
          </table:table-cell>
          <table:table-cell table:formula="of:=SIN(2*[.A639]*PI())" office:value-type="float" office:value="-0.997692206956668" calcext:value-type="float">
            <text:p>-0.997692206956668</text:p>
          </table:table-cell>
          <table:table-cell table:number-columns-repeated="2"/>
        </table:table-row>
        <table:table-row table:style-name="ro1">
          <table:table-cell office:value-type="float" office:value="0.874863265048521" calcext:value-type="float">
            <text:p>0.874863265048521</text:p>
          </table:table-cell>
          <table:table-cell table:formula="of:=[.A640]*[.A640]" office:value-type="float" office:value="0.765385732531359" calcext:value-type="float">
            <text:p>0.765385732531359</text:p>
          </table:table-cell>
          <table:table-cell table:formula="of:=SIN(2*[.A640]*PI())" office:value-type="float" office:value="-0.707714017534878" calcext:value-type="float">
            <text:p>-0.707714017534878</text:p>
          </table:table-cell>
          <table:table-cell table:number-columns-repeated="2"/>
        </table:table-row>
        <table:table-row table:style-name="ro1">
          <table:table-cell office:value-type="float" office:value="-0.255415843476309" calcext:value-type="float">
            <text:p>-0.255415843476309</text:p>
          </table:table-cell>
          <table:table-cell table:formula="of:=[.A641]*[.A641]" office:value-type="float" office:value="0.0652372530987142" calcext:value-type="float">
            <text:p>0.065237253098714</text:p>
          </table:table-cell>
          <table:table-cell table:formula="of:=SIN(2*[.A641]*PI())" office:value-type="float" office:value="-0.999421078016525" calcext:value-type="float">
            <text:p>-0.999421078016525</text:p>
          </table:table-cell>
          <table:table-cell table:number-columns-repeated="2"/>
        </table:table-row>
        <table:table-row table:style-name="ro1">
          <table:table-cell office:value-type="float" office:value="-0.00000195367724132215" calcext:value-type="float">
            <text:p>-1.95367724132215E-06</text:p>
          </table:table-cell>
          <table:table-cell table:formula="of:=[.A642]*[.A642]" office:value-type="float" office:value="0.00000000000381685476326013" calcext:value-type="float">
            <text:p>3.81685476326013E-12</text:p>
          </table:table-cell>
          <table:table-cell table:formula="of:=SIN(2*[.A642]*PI())" office:value-type="float" office:value="-0.0000122753161373382" calcext:value-type="float">
            <text:p>-1.22753161373382E-05</text:p>
          </table:table-cell>
          <table:table-cell table:number-columns-repeated="2"/>
        </table:table-row>
        <table:table-row table:style-name="ro1">
          <table:table-cell office:value-type="float" office:value="0.00240340161562501" calcext:value-type="float">
            <text:p>0.002403401615625</text:p>
          </table:table-cell>
          <table:table-cell table:formula="of:=[.A643]*[.A643]" office:value-type="float" office:value="0.00000577633932598889" calcext:value-type="float">
            <text:p>5.77633932598889E-06</text:p>
          </table:table-cell>
          <table:table-cell table:formula="of:=SIN(2*[.A643]*PI())" office:value-type="float" office:value="0.0151004437838913" calcext:value-type="float">
            <text:p>0.015100443783891</text:p>
          </table:table-cell>
          <table:table-cell table:number-columns-repeated="2"/>
        </table:table-row>
        <table:table-row table:style-name="ro1">
          <table:table-cell office:value-type="float" office:value="0.0986334400360864" calcext:value-type="float">
            <text:p>0.098633440036086</text:p>
          </table:table-cell>
          <table:table-cell table:formula="of:=[.A644]*[.A644]" office:value-type="float" office:value="0.00972855549335224" calcext:value-type="float">
            <text:p>0.009728555493352</text:p>
          </table:table-cell>
          <table:table-cell table:formula="of:=SIN(2*[.A644]*PI())" office:value-type="float" office:value="0.580817167775866" calcext:value-type="float">
            <text:p>0.580817167775866</text:p>
          </table:table-cell>
          <table:table-cell table:number-columns-repeated="2"/>
        </table:table-row>
        <table:table-row table:style-name="ro1">
          <table:table-cell office:value-type="float" office:value="-0.000000770592044951335" calcext:value-type="float">
            <text:p>-7.70592044951335E-07</text:p>
          </table:table-cell>
          <table:table-cell table:formula="of:=[.A645]*[.A645]" office:value-type="float" office:value="0.00000000000059381209974228" calcext:value-type="float">
            <text:p>5.9381209974228E-13</text:p>
          </table:table-cell>
          <table:table-cell table:formula="of:=SIN(2*[.A645]*PI())" office:value-type="float" office:value="-0.00000484177261464878" calcext:value-type="float">
            <text:p>-4.84177261464878E-06</text:p>
          </table:table-cell>
          <table:table-cell table:number-columns-repeated="2"/>
        </table:table-row>
        <table:table-row table:style-name="ro1">
          <table:table-cell office:value-type="float" office:value="-0.0513319428588755" calcext:value-type="float">
            <text:p>-0.051331942858876</text:p>
          </table:table-cell>
          <table:table-cell table:formula="of:=[.A646]*[.A646]" office:value-type="float" office:value="0.00263496835766686" calcext:value-type="float">
            <text:p>0.002634968357667</text:p>
          </table:table-cell>
          <table:table-cell table:formula="of:=SIN(2*[.A646]*PI())" office:value-type="float" office:value="-0.31696532356541" calcext:value-type="float">
            <text:p>-0.31696532356541</text:p>
          </table:table-cell>
          <table:table-cell table:number-columns-repeated="2"/>
        </table:table-row>
        <table:table-row table:style-name="ro1">
          <table:table-cell office:value-type="float" office:value="-0.216330219727124" calcext:value-type="float">
            <text:p>-0.216330219727124</text:p>
          </table:table-cell>
          <table:table-cell table:formula="of:=[.A647]*[.A647]" office:value-type="float" office:value="0.0467987639671857" calcext:value-type="float">
            <text:p>0.046798763967186</text:p>
          </table:table-cell>
          <table:table-cell table:formula="of:=SIN(2*[.A647]*PI())" office:value-type="float" office:value="-0.977705898799766" calcext:value-type="float">
            <text:p>-0.977705898799766</text:p>
          </table:table-cell>
          <table:table-cell table:number-columns-repeated="2"/>
        </table:table-row>
        <table:table-row table:style-name="ro1">
          <table:table-cell office:value-type="float" office:value="-0.105167821511261" calcext:value-type="float">
            <text:p>-0.105167821511261</text:p>
          </table:table-cell>
          <table:table-cell table:formula="of:=[.A648]*[.A648]" office:value-type="float" office:value="0.0110602706814245" calcext:value-type="float">
            <text:p>0.011060270681425</text:p>
          </table:table-cell>
          <table:table-cell table:formula="of:=SIN(2*[.A648]*PI())" office:value-type="float" office:value="-0.613739894601213" calcext:value-type="float">
            <text:p>-0.613739894601213</text:p>
          </table:table-cell>
          <table:table-cell table:number-columns-repeated="2"/>
        </table:table-row>
        <table:table-row table:style-name="ro1">
          <table:table-cell office:value-type="float" office:value="0.000329193470422701" calcext:value-type="float">
            <text:p>0.000329193470423</text:p>
          </table:table-cell>
          <table:table-cell table:formula="of:=[.A649]*[.A649]" office:value-type="float" office:value="0.000000108368340968942" calcext:value-type="float">
            <text:p>1.08368340968942E-07</text:p>
          </table:table-cell>
          <table:table-cell table:formula="of:=SIN(2*[.A649]*PI())" office:value-type="float" office:value="0.00206838210174959" calcext:value-type="float">
            <text:p>0.00206838210175</text:p>
          </table:table-cell>
          <table:table-cell table:number-columns-repeated="2"/>
        </table:table-row>
        <table:table-row table:style-name="ro1">
          <table:table-cell office:value-type="float" office:value="-0.201803163203067" calcext:value-type="float">
            <text:p>-0.201803163203067</text:p>
          </table:table-cell>
          <table:table-cell table:formula="of:=[.A650]*[.A650]" office:value-type="float" office:value="0.0407245166787636" calcext:value-type="float">
            <text:p>0.040724516678764</text:p>
          </table:table-cell>
          <table:table-cell table:formula="of:=SIN(2*[.A650]*PI())" office:value-type="float" office:value="-0.954496444807907" calcext:value-type="float">
            <text:p>-0.954496444807907</text:p>
          </table:table-cell>
          <table:table-cell table:number-columns-repeated="2"/>
        </table:table-row>
        <table:table-row table:style-name="ro1">
          <table:table-cell office:value-type="float" office:value="-0.000966402695808265" calcext:value-type="float">
            <text:p>-0.000966402695808</text:p>
          </table:table-cell>
          <table:table-cell table:formula="of:=[.A651]*[.A651]" office:value-type="float" office:value="0.000000933934170465482" calcext:value-type="float">
            <text:p>9.33934170465482E-07</text:p>
          </table:table-cell>
          <table:table-cell table:formula="of:=SIN(2*[.A651]*PI())" office:value-type="float" office:value="-0.00607204990596794" calcext:value-type="float">
            <text:p>-0.006072049905968</text:p>
          </table:table-cell>
          <table:table-cell table:number-columns-repeated="2"/>
        </table:table-row>
        <table:table-row table:style-name="ro1">
          <table:table-cell office:value-type="float" office:value="0.00000538192802667334" calcext:value-type="float">
            <text:p>5.38192802667334E-06</text:p>
          </table:table-cell>
          <table:table-cell table:formula="of:=[.A652]*[.A652]" office:value-type="float" office:value="0.000000000028965149284292" calcext:value-type="float">
            <text:p>2.8965149284292E-11</text:p>
          </table:table-cell>
          <table:table-cell table:formula="of:=SIN(2*[.A652]*PI())" office:value-type="float" office:value="0.0000338156510950473" calcext:value-type="float">
            <text:p>3.38156510950473E-05</text:p>
          </table:table-cell>
          <table:table-cell table:number-columns-repeated="2"/>
        </table:table-row>
        <table:table-row table:style-name="ro1">
          <table:table-cell office:value-type="float" office:value="0.000150228003429826" calcext:value-type="float">
            <text:p>0.00015022800343</text:p>
          </table:table-cell>
          <table:table-cell table:formula="of:=[.A653]*[.A653]" office:value-type="float" office:value="0.0000000225684530145118" calcext:value-type="float">
            <text:p>2.25684530145118E-08</text:p>
          </table:table-cell>
          <table:table-cell table:formula="of:=SIN(2*[.A653]*PI())" office:value-type="float" office:value="0.000943910243711741" calcext:value-type="float">
            <text:p>0.000943910243712</text:p>
          </table:table-cell>
          <table:table-cell table:number-columns-repeated="2"/>
        </table:table-row>
        <table:table-row table:style-name="ro1">
          <table:table-cell office:value-type="float" office:value="0.00972157674797072" calcext:value-type="float">
            <text:p>0.009721576747971</text:p>
          </table:table-cell>
          <table:table-cell table:formula="of:=[.A654]*[.A654]" office:value-type="float" office:value="0.0000945090544666849" calcext:value-type="float">
            <text:p>9.45090544666849E-05</text:p>
          </table:table-cell>
          <table:table-cell table:formula="of:=SIN(2*[.A654]*PI())" office:value-type="float" office:value="0.0610444914645972" calcext:value-type="float">
            <text:p>0.061044491464597</text:p>
          </table:table-cell>
          <table:table-cell table:number-columns-repeated="2"/>
        </table:table-row>
        <table:table-row table:style-name="ro1">
          <table:table-cell office:value-type="float" office:value="-0.00120207808017665" calcext:value-type="float">
            <text:p>-0.001202078080177</text:p>
          </table:table-cell>
          <table:table-cell table:formula="of:=[.A655]*[.A655]" office:value-type="float" office:value="0.00000144499171084119" calcext:value-type="float">
            <text:p>1.44499171084119E-06</text:p>
          </table:table-cell>
          <table:table-cell table:formula="of:=SIN(2*[.A655]*PI())" office:value-type="float" office:value="-0.00755280752141174" calcext:value-type="float">
            <text:p>-0.007552807521412</text:p>
          </table:table-cell>
          <table:table-cell table:number-columns-repeated="2"/>
        </table:table-row>
        <table:table-row table:style-name="ro1">
          <table:table-cell office:value-type="float" office:value="0.000101650462439487" calcext:value-type="float">
            <text:p>0.000101650462439</text:p>
          </table:table-cell>
          <table:table-cell table:formula="of:=[.A656]*[.A656]" office:value-type="float" office:value="0.0000000103328165141615" calcext:value-type="float">
            <text:p>1.03328165141615E-08</text:p>
          </table:table-cell>
          <table:table-cell table:formula="of:=SIN(2*[.A656]*PI())" office:value-type="float" office:value="0.000638688648645133" calcext:value-type="float">
            <text:p>0.000638688648645</text:p>
          </table:table-cell>
          <table:table-cell table:number-columns-repeated="2"/>
        </table:table-row>
        <table:table-row table:style-name="ro1">
          <table:table-cell office:value-type="float" office:value="-0.00320639961032062" calcext:value-type="float">
            <text:p>-0.003206399610321</text:p>
          </table:table-cell>
          <table:table-cell table:formula="of:=[.A657]*[.A657]" office:value-type="float" office:value="0.0000102809984610643" calcext:value-type="float">
            <text:p>1.02809984610643E-05</text:p>
          </table:table-cell>
          <table:table-cell table:formula="of:=SIN(2*[.A657]*PI())" office:value-type="float" office:value="-0.0201450401193911" calcext:value-type="float">
            <text:p>-0.020145040119391</text:p>
          </table:table-cell>
          <table:table-cell table:number-columns-repeated="2"/>
        </table:table-row>
        <table:table-row table:style-name="ro1">
          <table:table-cell office:value-type="float" office:value="0.0000293972519199429" calcext:value-type="float">
            <text:p>2.93972519199429E-05</text:p>
          </table:table-cell>
          <table:table-cell table:formula="of:=[.A658]*[.A658]" office:value-type="float" office:value="0.000000000864198420444585" calcext:value-type="float">
            <text:p>8.64198420444585E-10</text:p>
          </table:table-cell>
          <table:table-cell table:formula="of:=SIN(2*[.A658]*PI())" office:value-type="float" office:value="0.000184708380284554" calcext:value-type="float">
            <text:p>0.000184708380285</text:p>
          </table:table-cell>
          <table:table-cell table:number-columns-repeated="2"/>
        </table:table-row>
        <table:table-row table:style-name="ro1">
          <table:table-cell office:value-type="float" office:value="-0.00583688376423806" calcext:value-type="float">
            <text:p>-0.005836883764238</text:p>
          </table:table-cell>
          <table:table-cell table:formula="of:=[.A659]*[.A659]" office:value-type="float" office:value="0.0000340692120772258" calcext:value-type="float">
            <text:p>3.40692120772258E-05</text:p>
          </table:table-cell>
          <table:table-cell table:formula="of:=SIN(2*[.A659]*PI())" office:value-type="float" office:value="-0.0366660017305295" calcext:value-type="float">
            <text:p>-0.03666600173053</text:p>
          </table:table-cell>
          <table:table-cell table:number-columns-repeated="2"/>
        </table:table-row>
        <table:table-row table:style-name="ro1">
          <table:table-cell office:value-type="float" office:value="-0.0332119502269628" calcext:value-type="float">
            <text:p>-0.033211950226963</text:p>
          </table:table-cell>
          <table:table-cell table:formula="of:=[.A660]*[.A660]" office:value-type="float" office:value="0.00110303363787825" calcext:value-type="float">
            <text:p>0.001103033637878</text:p>
          </table:table-cell>
          <table:table-cell table:formula="of:=SIN(2*[.A660]*PI())" office:value-type="float" office:value="-0.207165624096743" calcext:value-type="float">
            <text:p>-0.207165624096743</text:p>
          </table:table-cell>
          <table:table-cell table:number-columns-repeated="2"/>
        </table:table-row>
        <table:table-row table:style-name="ro1">
          <table:table-cell office:value-type="float" office:value="-0.0066449668734534" calcext:value-type="float">
            <text:p>-0.006644966873453</text:p>
          </table:table-cell>
          <table:table-cell table:formula="of:=[.A661]*[.A661]" office:value-type="float" office:value="0.000044155584749293" calcext:value-type="float">
            <text:p>4.4155584749293E-05</text:p>
          </table:table-cell>
          <table:table-cell table:formula="of:=SIN(2*[.A661]*PI())" office:value-type="float" office:value="-0.0417394291152054" calcext:value-type="float">
            <text:p>-0.041739429115205</text:p>
          </table:table-cell>
          <table:table-cell table:number-columns-repeated="2"/>
        </table:table-row>
        <table:table-row table:style-name="ro1">
          <table:table-cell office:value-type="float" office:value="-0.0000948242761220488" calcext:value-type="float">
            <text:p>-9.48242761220488E-05</text:p>
          </table:table-cell>
          <table:table-cell table:formula="of:=[.A662]*[.A662]" office:value-type="float" office:value="0.00000000899164334207056" calcext:value-type="float">
            <text:p>8.99164334207056E-09</text:p>
          </table:table-cell>
          <table:table-cell table:formula="of:=SIN(2*[.A662]*PI())" office:value-type="float" office:value="-0.000595798463244985" calcext:value-type="float">
            <text:p>-0.000595798463245</text:p>
          </table:table-cell>
          <table:table-cell table:number-columns-repeated="2"/>
        </table:table-row>
        <table:table-row table:style-name="ro1">
          <table:table-cell office:value-type="float" office:value="0.0000793255146040309" calcext:value-type="float">
            <text:p>7.93255146040309E-05</text:p>
          </table:table-cell>
          <table:table-cell table:formula="of:=[.A663]*[.A663]" office:value-type="float" office:value="0.00000000629253726719433" calcext:value-type="float">
            <text:p>6.29253726719433E-09</text:p>
          </table:table-cell>
          <table:table-cell table:formula="of:=SIN(2*[.A663]*PI())" office:value-type="float" office:value="0.000498416887208434" calcext:value-type="float">
            <text:p>0.000498416887208</text:p>
          </table:table-cell>
          <table:table-cell table:number-columns-repeated="2"/>
        </table:table-row>
        <table:table-row table:style-name="ro1">
          <table:table-cell office:value-type="float" office:value="-0.120336504974351" calcext:value-type="float">
            <text:p>-0.120336504974351</text:p>
          </table:table-cell>
          <table:table-cell table:formula="of:=[.A664]*[.A664]" office:value-type="float" office:value="0.014480874429442" calcext:value-type="float">
            <text:p>0.014480874429442</text:p>
          </table:table-cell>
          <table:table-cell table:formula="of:=SIN(2*[.A664]*PI())" office:value-type="float" office:value="-0.686086849910042" calcext:value-type="float">
            <text:p>-0.686086849910042</text:p>
          </table:table-cell>
          <table:table-cell table:number-columns-repeated="2"/>
        </table:table-row>
        <table:table-row table:style-name="ro1">
          <table:table-cell office:value-type="float" office:value="-0.00307113397585302" calcext:value-type="float">
            <text:p>-0.003071133975853</text:p>
          </table:table-cell>
          <table:table-cell table:formula="of:=[.A665]*[.A665]" office:value-type="float" office:value="0.00000943186389763881" calcext:value-type="float">
            <text:p>9.43186389763881E-06</text:p>
          </table:table-cell>
          <table:table-cell table:formula="of:=SIN(2*[.A665]*PI())" office:value-type="float" office:value="-0.0192953063706063" calcext:value-type="float">
            <text:p>-0.019295306370606</text:p>
          </table:table-cell>
          <table:table-cell table:number-columns-repeated="2"/>
        </table:table-row>
        <table:table-row table:style-name="ro1">
          <table:table-cell office:value-type="float" office:value="-0.024769186008884" calcext:value-type="float">
            <text:p>-0.024769186008884</text:p>
          </table:table-cell>
          <table:table-cell table:formula="of:=[.A666]*[.A666]" office:value-type="float" office:value="0.000613512575542696" calcext:value-type="float">
            <text:p>0.000613512575543</text:p>
          </table:table-cell>
          <table:table-cell table:formula="of:=SIN(2*[.A666]*PI())" office:value-type="float" office:value="-0.155001908904986" calcext:value-type="float">
            <text:p>-0.155001908904986</text:p>
          </table:table-cell>
          <table:table-cell table:number-columns-repeated="2"/>
        </table:table-row>
        <table:table-row table:style-name="ro1">
          <table:table-cell office:value-type="float" office:value="-0.00665412804022162" calcext:value-type="float">
            <text:p>-0.006654128040222</text:p>
          </table:table-cell>
          <table:table-cell table:formula="of:=[.A667]*[.A667]" office:value-type="float" office:value="0.0000442774199756636" calcext:value-type="float">
            <text:p>4.42774199756636E-05</text:p>
          </table:table-cell>
          <table:table-cell table:formula="of:=SIN(2*[.A667]*PI())" office:value-type="float" office:value="-0.0417969401915244" calcext:value-type="float">
            <text:p>-0.041796940191524</text:p>
          </table:table-cell>
          <table:table-cell table:number-columns-repeated="2"/>
        </table:table-row>
        <table:table-row table:style-name="ro1">
          <table:table-cell office:value-type="float" office:value="0.561675448329404" calcext:value-type="float">
            <text:p>0.561675448329404</text:p>
          </table:table-cell>
          <table:table-cell table:formula="of:=[.A668]*[.A668]" office:value-type="float" office:value="0.315479309256037" calcext:value-type="float">
            <text:p>0.315479309256037</text:p>
          </table:table-cell>
          <table:table-cell table:formula="of:=SIN(2*[.A668]*PI())" office:value-type="float" office:value="-0.377891872832587" calcext:value-type="float">
            <text:p>-0.377891872832587</text:p>
          </table:table-cell>
          <table:table-cell table:number-columns-repeated="2"/>
        </table:table-row>
        <table:table-row table:style-name="ro1">
          <table:table-cell office:value-type="float" office:value="0.00302741944915693" calcext:value-type="float">
            <text:p>0.003027419449157</text:p>
          </table:table-cell>
          <table:table-cell table:formula="of:=[.A669]*[.A669]" office:value-type="float" office:value="0.00000916526852113367" calcext:value-type="float">
            <text:p>9.16526852113367E-06</text:p>
          </table:table-cell>
          <table:table-cell table:formula="of:=SIN(2*[.A669]*PI())" office:value-type="float" office:value="0.0190206903095157" calcext:value-type="float">
            <text:p>0.019020690309516</text:p>
          </table:table-cell>
          <table:table-cell table:number-columns-repeated="2"/>
        </table:table-row>
        <table:table-row table:style-name="ro1">
          <table:table-cell office:value-type="float" office:value="-0.0190639039439391" calcext:value-type="float">
            <text:p>-0.019063903943939</text:p>
          </table:table-cell>
          <table:table-cell table:formula="of:=[.A670]*[.A670]" office:value-type="float" office:value="0.000363432433583735" calcext:value-type="float">
            <text:p>0.000363432433584</text:p>
          </table:table-cell>
          <table:table-cell table:formula="of:=SIN(2*[.A670]*PI())" office:value-type="float" office:value="-0.119495813026548" calcext:value-type="float">
            <text:p>-0.119495813026548</text:p>
          </table:table-cell>
          <table:table-cell table:number-columns-repeated="2"/>
        </table:table-row>
        <table:table-row table:style-name="ro1">
          <table:table-cell office:value-type="float" office:value="-0.462033794653215" calcext:value-type="float">
            <text:p>-0.462033794653215</text:p>
          </table:table-cell>
          <table:table-cell table:formula="of:=[.A671]*[.A671]" office:value-type="float" office:value="0.213475227401649" calcext:value-type="float">
            <text:p>0.213475227401649</text:p>
          </table:table-cell>
          <table:table-cell table:formula="of:=SIN(2*[.A671]*PI())" office:value-type="float" office:value="-0.236292677288204" calcext:value-type="float">
            <text:p>-0.236292677288204</text:p>
          </table:table-cell>
          <table:table-cell table:number-columns-repeated="2"/>
        </table:table-row>
        <table:table-row table:style-name="ro1">
          <table:table-cell office:value-type="float" office:value="0.593991780657157" calcext:value-type="float">
            <text:p>0.593991780657157</text:p>
          </table:table-cell>
          <table:table-cell table:formula="of:=[.A672]*[.A672]" office:value-type="float" office:value="0.35282623548826" calcext:value-type="float">
            <text:p>0.35282623548826</text:p>
          </table:table-cell>
          <table:table-cell table:formula="of:=SIN(2*[.A672]*PI())" office:value-type="float" office:value="-0.556832720738208" calcext:value-type="float">
            <text:p>-0.556832720738208</text:p>
          </table:table-cell>
          <table:table-cell table:number-columns-repeated="2"/>
        </table:table-row>
        <table:table-row table:style-name="ro1">
          <table:table-cell office:value-type="float" office:value="-0.0186034076087281" calcext:value-type="float">
            <text:p>-0.018603407608728</text:p>
          </table:table-cell>
          <table:table-cell table:formula="of:=[.A673]*[.A673]" office:value-type="float" office:value="0.000346086774656481" calcext:value-type="float">
            <text:p>0.000346086774656</text:p>
          </table:table-cell>
          <table:table-cell table:formula="of:=SIN(2*[.A673]*PI())" office:value-type="float" office:value="-0.116622664987558" calcext:value-type="float">
            <text:p>-0.116622664987558</text:p>
          </table:table-cell>
          <table:table-cell table:number-columns-repeated="2"/>
        </table:table-row>
        <table:table-row table:style-name="ro1">
          <table:table-cell office:value-type="float" office:value="-0.023726368610282" calcext:value-type="float">
            <text:p>-0.023726368610282</text:p>
          </table:table-cell>
          <table:table-cell table:formula="of:=[.A674]*[.A674]" office:value-type="float" office:value="0.000562940567430973" calcext:value-type="float">
            <text:p>0.000562940567431</text:p>
          </table:table-cell>
          <table:table-cell table:formula="of:=SIN(2*[.A674]*PI())" office:value-type="float" office:value="-0.148525601995069" calcext:value-type="float">
            <text:p>-0.148525601995069</text:p>
          </table:table-cell>
          <table:table-cell table:number-columns-repeated="2"/>
        </table:table-row>
        <table:table-row table:style-name="ro1">
          <table:table-cell office:value-type="float" office:value="0.0125153438213787" calcext:value-type="float">
            <text:p>0.012515343821379</text:p>
          </table:table-cell>
          <table:table-cell table:formula="of:=[.A675]*[.A675]" office:value-type="float" office:value="0.000156633830967322" calcext:value-type="float">
            <text:p>0.000156633830967</text:p>
          </table:table-cell>
          <table:table-cell table:formula="of:=SIN(2*[.A675]*PI())" office:value-type="float" office:value="0.0785552062422044" calcext:value-type="float">
            <text:p>0.078555206242204</text:p>
          </table:table-cell>
          <table:table-cell table:number-columns-repeated="2"/>
        </table:table-row>
        <table:table-row table:style-name="ro1">
          <table:table-cell office:value-type="float" office:value="-0.0384839118090809" calcext:value-type="float">
            <text:p>-0.038483911809081</text:p>
          </table:table-cell>
          <table:table-cell table:formula="of:=[.A676]*[.A676]" office:value-type="float" office:value="0.00148101146812911" calcext:value-type="float">
            <text:p>0.001481011468129</text:p>
          </table:table-cell>
          <table:table-cell table:formula="of:=SIN(2*[.A676]*PI())" office:value-type="float" office:value="-0.239452152931196" calcext:value-type="float">
            <text:p>-0.239452152931196</text:p>
          </table:table-cell>
          <table:table-cell table:number-columns-repeated="2"/>
        </table:table-row>
        <table:table-row table:style-name="ro1">
          <table:table-cell office:value-type="float" office:value="0.0000000335665444070532" calcext:value-type="float">
            <text:p>3.35665444070532E-08</text:p>
          </table:table-cell>
          <table:table-cell table:formula="of:=[.A677]*[.A677]" office:value-type="float" office:value="1.12671290343067E-015" calcext:value-type="float">
            <text:p>1.12671290343067E-15</text:p>
          </table:table-cell>
          <table:table-cell table:formula="of:=SIN(2*[.A677]*PI())" office:value-type="float" office:value="0.000000210904818631186" calcext:value-type="float">
            <text:p>2.10904818631186E-07</text:p>
          </table:table-cell>
          <table:table-cell table:number-columns-repeated="2"/>
        </table:table-row>
        <table:table-row table:style-name="ro1">
          <table:table-cell office:value-type="float" office:value="-0.085714717880451" calcext:value-type="float">
            <text:p>-0.085714717880451</text:p>
          </table:table-cell>
          <table:table-cell table:formula="of:=[.A678]*[.A678]" office:value-type="float" office:value="0.0073470128613253" calcext:value-type="float">
            <text:p>0.007347012861325</text:p>
          </table:table-cell>
          <table:table-cell table:formula="of:=SIN(2*[.A678]*PI())" office:value-type="float" office:value="-0.512901608418786" calcext:value-type="float">
            <text:p>-0.512901608418786</text:p>
          </table:table-cell>
          <table:table-cell table:number-columns-repeated="2"/>
        </table:table-row>
        <table:table-row table:style-name="ro1">
          <table:table-cell office:value-type="float" office:value="-0.00855996682825229" calcext:value-type="float">
            <text:p>-0.008559966828252</text:p>
          </table:table-cell>
          <table:table-cell table:formula="of:=[.A679]*[.A679]" office:value-type="float" office:value="0.0000732730321007796" calcext:value-type="float">
            <text:p>7.32730321007796E-05</text:p>
          </table:table-cell>
          <table:table-cell table:formula="of:=SIN(2*[.A679]*PI())" office:value-type="float" office:value="-0.0537579314310009" calcext:value-type="float">
            <text:p>-0.053757931431001</text:p>
          </table:table-cell>
          <table:table-cell table:number-columns-repeated="2"/>
        </table:table-row>
        <table:table-row table:style-name="ro1">
          <table:table-cell office:value-type="float" office:value="0.0020999747146415" calcext:value-type="float">
            <text:p>0.002099974714642</text:p>
          </table:table-cell>
          <table:table-cell table:formula="of:=[.A680]*[.A680]" office:value-type="float" office:value="0.00000440989380213363" calcext:value-type="float">
            <text:p>4.40989380213363E-06</text:p>
          </table:table-cell>
          <table:table-cell table:formula="of:=SIN(2*[.A680]*PI())" office:value-type="float" office:value="0.013194147424142" calcext:value-type="float">
            <text:p>0.013194147424142</text:p>
          </table:table-cell>
          <table:table-cell table:number-columns-repeated="2"/>
        </table:table-row>
        <table:table-row table:style-name="ro1">
          <table:table-cell office:value-type="float" office:value="-0.112758483479412" calcext:value-type="float">
            <text:p>-0.112758483479412</text:p>
          </table:table-cell>
          <table:table-cell table:formula="of:=[.A681]*[.A681]" office:value-type="float" office:value="0.0127144755965768" calcext:value-type="float">
            <text:p>0.012714475596577</text:p>
          </table:table-cell>
          <table:table-cell table:formula="of:=SIN(2*[.A681]*PI())" office:value-type="float" office:value="-0.650682166287617" calcext:value-type="float">
            <text:p>-0.650682166287617</text:p>
          </table:table-cell>
          <table:table-cell table:number-columns-repeated="2"/>
        </table:table-row>
        <table:table-row table:style-name="ro1">
          <table:table-cell office:value-type="float" office:value="0.00206698033153309" calcext:value-type="float">
            <text:p>0.002066980331533</text:p>
          </table:table-cell>
          <table:table-cell table:formula="of:=[.A682]*[.A682]" office:value-type="float" office:value="0.00000427240769094465" calcext:value-type="float">
            <text:p>4.27240769094465E-06</text:p>
          </table:table-cell>
          <table:table-cell table:formula="of:=SIN(2*[.A682]*PI())" office:value-type="float" office:value="0.012986855364541" calcext:value-type="float">
            <text:p>0.012986855364541</text:p>
          </table:table-cell>
          <table:table-cell table:number-columns-repeated="2"/>
        </table:table-row>
        <table:table-row table:style-name="ro1">
          <table:table-cell office:value-type="float" office:value="0.00343929803663454" calcext:value-type="float">
            <text:p>0.003439298036635</text:p>
          </table:table-cell>
          <table:table-cell table:formula="of:=[.A683]*[.A683]" office:value-type="float" office:value="0.0000118287709847982" calcext:value-type="float">
            <text:p>1.18287709847982E-05</text:p>
          </table:table-cell>
          <table:table-cell table:formula="of:=SIN(2*[.A683]*PI())" office:value-type="float" office:value="0.021608065039283" calcext:value-type="float">
            <text:p>0.021608065039283</text:p>
          </table:table-cell>
          <table:table-cell table:number-columns-repeated="2"/>
        </table:table-row>
        <table:table-row table:style-name="ro1">
          <table:table-cell office:value-type="float" office:value="-0.00000557341936784586" calcext:value-type="float">
            <text:p>-5.57341936784586E-06</text:p>
          </table:table-cell>
          <table:table-cell table:formula="of:=[.A684]*[.A684]" office:value-type="float" office:value="0.0000000000310630034498794" calcext:value-type="float">
            <text:p>3.10630034498794E-11</text:p>
          </table:table-cell>
          <table:table-cell table:formula="of:=SIN(2*[.A684]*PI())" office:value-type="float" office:value="-0.0000350188266756419" calcext:value-type="float">
            <text:p>-3.50188266756419E-05</text:p>
          </table:table-cell>
          <table:table-cell table:number-columns-repeated="2"/>
        </table:table-row>
        <table:table-row table:style-name="ro1">
          <table:table-cell office:value-type="float" office:value="-0.00149251462767554" calcext:value-type="float">
            <text:p>-0.001492514627676</text:p>
          </table:table-cell>
          <table:table-cell table:formula="of:=[.A685]*[.A685]" office:value-type="float" office:value="0.00000222759991382546" calcext:value-type="float">
            <text:p>2.22759991382546E-06</text:p>
          </table:table-cell>
          <table:table-cell table:formula="of:=SIN(2*[.A685]*PI())" office:value-type="float" office:value="-0.00937760853015613" calcext:value-type="float">
            <text:p>-0.009377608530156</text:p>
          </table:table-cell>
          <table:table-cell table:number-columns-repeated="2"/>
        </table:table-row>
        <table:table-row table:style-name="ro1">
          <table:table-cell office:value-type="float" office:value="0.00335449368106696" calcext:value-type="float">
            <text:p>0.003354493681067</text:p>
          </table:table-cell>
          <table:table-cell table:formula="of:=[.A686]*[.A686]" office:value-type="float" office:value="0.0000112526278563181" calcext:value-type="float">
            <text:p>1.12526278563181E-05</text:p>
          </table:table-cell>
          <table:table-cell table:formula="of:=SIN(2*[.A686]*PI())" office:value-type="float" office:value="0.0210753449247479" calcext:value-type="float">
            <text:p>0.021075344924748</text:p>
          </table:table-cell>
          <table:table-cell table:number-columns-repeated="2"/>
        </table:table-row>
        <table:table-row table:style-name="ro1">
          <table:table-cell office:value-type="float" office:value="-0.00227770110584056" calcext:value-type="float">
            <text:p>-0.002277701105841</text:p>
          </table:table-cell>
          <table:table-cell table:formula="of:=[.A687]*[.A687]" office:value-type="float" office:value="0.0000051879223275473" calcext:value-type="float">
            <text:p>5.1879223275473E-06</text:p>
          </table:table-cell>
          <table:table-cell table:formula="of:=SIN(2*[.A687]*PI())" office:value-type="float" office:value="-0.0143107296116364" calcext:value-type="float">
            <text:p>-0.014310729611637</text:p>
          </table:table-cell>
          <table:table-cell table:number-columns-repeated="2"/>
        </table:table-row>
        <table:table-row table:style-name="ro1">
          <table:table-cell office:value-type="float" office:value="-0.000467057671498806" calcext:value-type="float">
            <text:p>-0.000467057671499</text:p>
          </table:table-cell>
          <table:table-cell table:formula="of:=[.A688]*[.A688]" office:value-type="float" office:value="0.000000218142868505887" calcext:value-type="float">
            <text:p>2.18142868505887E-07</text:p>
          </table:table-cell>
          <table:table-cell table:formula="of:=SIN(2*[.A688]*PI())" office:value-type="float" office:value="-0.00293460568705688" calcext:value-type="float">
            <text:p>-0.002934605687057</text:p>
          </table:table-cell>
          <table:table-cell table:number-columns-repeated="2"/>
        </table:table-row>
        <table:table-row table:style-name="ro1">
          <table:table-cell office:value-type="float" office:value="-0.0000496727218179613" calcext:value-type="float">
            <text:p>-4.96727218179613E-05</text:p>
          </table:table-cell>
          <table:table-cell table:formula="of:=[.A689]*[.A689]" office:value-type="float" office:value="0.00000000246737929280457" calcext:value-type="float">
            <text:p>2.46737929280457E-09</text:p>
          </table:table-cell>
          <table:table-cell table:formula="of:=SIN(2*[.A689]*PI())" office:value-type="float" office:value="-0.000312102910827335" calcext:value-type="float">
            <text:p>-0.000312102910827</text:p>
          </table:table-cell>
          <table:table-cell table:number-columns-repeated="2"/>
        </table:table-row>
        <table:table-row table:style-name="ro1">
          <table:table-cell office:value-type="float" office:value="-0.00144542240463921" calcext:value-type="float">
            <text:p>-0.001445422404639</text:p>
          </table:table-cell>
          <table:table-cell table:formula="of:=[.A690]*[.A690]" office:value-type="float" office:value="0.000002089245927833" calcext:value-type="float">
            <text:p>2.089245927833E-06</text:p>
          </table:table-cell>
          <table:table-cell table:formula="of:=SIN(2*[.A690]*PI())" office:value-type="float" office:value="-0.00908173197056727" calcext:value-type="float">
            <text:p>-0.009081731970567</text:p>
          </table:table-cell>
          <table:table-cell table:number-columns-repeated="2"/>
        </table:table-row>
        <table:table-row table:style-name="ro1">
          <table:table-cell office:value-type="float" office:value="-0.00755569723977105" calcext:value-type="float">
            <text:p>-0.007555697239771</text:p>
          </table:table-cell>
          <table:table-cell table:formula="of:=[.A691]*[.A691]" office:value-type="float" office:value="0.0000570885607790838" calcext:value-type="float">
            <text:p>5.70885607790838E-05</text:p>
          </table:table-cell>
          <table:table-cell table:formula="of:=SIN(2*[.A691]*PI())" office:value-type="float" office:value="-0.0474560154015363" calcext:value-type="float">
            <text:p>-0.047456015401536</text:p>
          </table:table-cell>
          <table:table-cell table:number-columns-repeated="2"/>
        </table:table-row>
        <table:table-row table:style-name="ro1">
          <table:table-cell office:value-type="float" office:value="-0.0000142239264356044" calcext:value-type="float">
            <text:p>-1.42239264356044E-05</text:p>
          </table:table-cell>
          <table:table-cell table:formula="of:=[.A692]*[.A692]" office:value-type="float" office:value="0.000000000202320083245485" calcext:value-type="float">
            <text:p>2.02320083245485E-10</text:p>
          </table:table-cell>
          <table:table-cell table:formula="of:=SIN(2*[.A692]*PI())" office:value-type="float" office:value="-0.0000893715654716201" calcext:value-type="float">
            <text:p>-8.93715654716201E-05</text:p>
          </table:table-cell>
          <table:table-cell table:number-columns-repeated="2"/>
        </table:table-row>
        <table:table-row table:style-name="ro1">
          <table:table-cell office:value-type="float" office:value="0.000161092295606025" calcext:value-type="float">
            <text:p>0.000161092295606</text:p>
          </table:table-cell>
          <table:table-cell table:formula="of:=[.A693]*[.A693]" office:value-type="float" office:value="0.0000000259507277036188" calcext:value-type="float">
            <text:p>2.59507277036188E-08</text:p>
          </table:table-cell>
          <table:table-cell table:formula="of:=SIN(2*[.A693]*PI())" office:value-type="float" office:value="0.00101217257202419" calcext:value-type="float">
            <text:p>0.001012172572024</text:p>
          </table:table-cell>
          <table:table-cell table:number-columns-repeated="2"/>
        </table:table-row>
        <table:table-row table:style-name="ro1">
          <table:table-cell office:value-type="float" office:value="-0.000862792221876584" calcext:value-type="float">
            <text:p>-0.000862792221877</text:p>
          </table:table-cell>
          <table:table-cell table:formula="of:=[.A694]*[.A694]" office:value-type="float" office:value="0.000000744410418130732" calcext:value-type="float">
            <text:p>7.44410418130732E-07</text:p>
          </table:table-cell>
          <table:table-cell table:formula="of:=SIN(2*[.A694]*PI())" office:value-type="float" office:value="-0.00542105685908491" calcext:value-type="float">
            <text:p>-0.005421056859085</text:p>
          </table:table-cell>
          <table:table-cell table:number-columns-repeated="2"/>
        </table:table-row>
        <table:table-row table:style-name="ro1">
          <table:table-cell office:value-type="float" office:value="-0.000524607928488311" calcext:value-type="float">
            <text:p>-0.000524607928488</text:p>
          </table:table-cell>
          <table:table-cell table:formula="of:=[.A695]*[.A695]" office:value-type="float" office:value="0.000000275213478632796" calcext:value-type="float">
            <text:p>2.75213478632796E-07</text:p>
          </table:table-cell>
          <table:table-cell table:formula="of:=SIN(2*[.A695]*PI())" office:value-type="float" office:value="-0.00329620285943014" calcext:value-type="float">
            <text:p>-0.00329620285943</text:p>
          </table:table-cell>
          <table:table-cell table:number-columns-repeated="2"/>
        </table:table-row>
        <table:table-row table:style-name="ro1">
          <table:table-cell office:value-type="float" office:value="-0.0299391039112029" calcext:value-type="float">
            <text:p>-0.029939103911203</text:p>
          </table:table-cell>
          <table:table-cell table:formula="of:=[.A696]*[.A696]" office:value-type="float" office:value="0.000896349943005807" calcext:value-type="float">
            <text:p>0.000896349943006</text:p>
          </table:table-cell>
          <table:table-cell table:formula="of:=SIN(2*[.A696]*PI())" office:value-type="float" office:value="-0.187005456745377" calcext:value-type="float">
            <text:p>-0.187005456745377</text:p>
          </table:table-cell>
          <table:table-cell table:number-columns-repeated="2"/>
        </table:table-row>
        <table:table-row table:style-name="ro1">
          <table:table-cell office:value-type="float" office:value="0.00362514347814103" calcext:value-type="float">
            <text:p>0.003625143478141</text:p>
          </table:table-cell>
          <table:table-cell table:formula="of:=[.A697]*[.A697]" office:value-type="float" office:value="0.0000131416652371084" calcext:value-type="float">
            <text:p>1.31416652371084E-05</text:p>
          </table:table-cell>
          <table:table-cell table:formula="of:=SIN(2*[.A697]*PI())" office:value-type="float" office:value="0.0227754787532219" calcext:value-type="float">
            <text:p>0.022775478753222</text:p>
          </table:table-cell>
          <table:table-cell table:number-columns-repeated="2"/>
        </table:table-row>
        <table:table-row table:style-name="ro1">
          <table:table-cell office:value-type="float" office:value="0.003413572635045" calcext:value-type="float">
            <text:p>0.003413572635045</text:p>
          </table:table-cell>
          <table:table-cell table:formula="of:=[.A698]*[.A698]" office:value-type="float" office:value="0.0000116524781347281" calcext:value-type="float">
            <text:p>1.16524781347281E-05</text:p>
          </table:table-cell>
          <table:table-cell table:formula="of:=SIN(2*[.A698]*PI())" office:value-type="float" office:value="0.0214464650317815" calcext:value-type="float">
            <text:p>0.021446465031782</text:p>
          </table:table-cell>
          <table:table-cell table:number-columns-repeated="2"/>
        </table:table-row>
        <table:table-row table:style-name="ro1">
          <table:table-cell office:value-type="float" office:value="-0.0000146585922691913" calcext:value-type="float">
            <text:p>-1.46585922691913E-05</text:p>
          </table:table-cell>
          <table:table-cell table:formula="of:=[.A699]*[.A699]" office:value-type="float" office:value="0.000000000214874327314394" calcext:value-type="float">
            <text:p>2.14874327314394E-10</text:p>
          </table:table-cell>
          <table:table-cell table:formula="of:=SIN(2*[.A699]*PI())" office:value-type="float" office:value="-0.0000921026514395026" calcext:value-type="float">
            <text:p>-9.21026514395026E-05</text:p>
          </table:table-cell>
          <table:table-cell table:number-columns-repeated="2"/>
        </table:table-row>
        <table:table-row table:style-name="ro1">
          <table:table-cell office:value-type="float" office:value="0.0000193298758233007" calcext:value-type="float">
            <text:p>1.93298758233007E-05</text:p>
          </table:table-cell>
          <table:table-cell table:formula="of:=[.A700]*[.A700]" office:value-type="float" office:value="0.000000000373644099344225" calcext:value-type="float">
            <text:p>3.73644099344225E-10</text:p>
          </table:table-cell>
          <table:table-cell table:formula="of:=SIN(2*[.A700]*PI())" office:value-type="float" office:value="0.000121453191463979" calcext:value-type="float">
            <text:p>0.000121453191464</text:p>
          </table:table-cell>
          <table:table-cell table:number-columns-repeated="2"/>
        </table:table-row>
        <table:table-row table:style-name="ro1">
          <table:table-cell office:value-type="float" office:value="0.0000874772750983202" calcext:value-type="float">
            <text:p>8.74772750983202E-05</text:p>
          </table:table-cell>
          <table:table-cell table:formula="of:=[.A701]*[.A701]" office:value-type="float" office:value="0.00000000765227365862719" calcext:value-type="float">
            <text:p>7.65227365862719E-09</text:p>
          </table:table-cell>
          <table:table-cell table:formula="of:=SIN(2*[.A701]*PI())" office:value-type="float" office:value="0.000549635901935735" calcext:value-type="float">
            <text:p>0.000549635901936</text:p>
          </table:table-cell>
          <table:table-cell table:number-columns-repeated="2"/>
        </table:table-row>
        <table:table-row table:style-name="ro1">
          <table:table-cell office:value-type="float" office:value="0.00392298675812678" calcext:value-type="float">
            <text:p>0.003922986758127</text:p>
          </table:table-cell>
          <table:table-cell table:formula="of:=[.A702]*[.A702]" office:value-type="float" office:value="0.0000153898251044381" calcext:value-type="float">
            <text:p>1.53898251044381E-05</text:p>
          </table:table-cell>
          <table:table-cell table:formula="of:=SIN(2*[.A702]*PI())" office:value-type="float" office:value="0.0246463568675021" calcext:value-type="float">
            <text:p>0.024646356867502</text:p>
          </table:table-cell>
          <table:table-cell table:number-columns-repeated="2"/>
        </table:table-row>
        <table:table-row table:style-name="ro1">
          <table:table-cell office:value-type="float" office:value="-0.00265432301227265" calcext:value-type="float">
            <text:p>-0.002654323012273</text:p>
          </table:table-cell>
          <table:table-cell table:formula="of:=[.A703]*[.A703]" office:value-type="float" office:value="0.00000704543065348016" calcext:value-type="float">
            <text:p>7.04543065348016E-06</text:p>
          </table:table-cell>
          <table:table-cell table:formula="of:=SIN(2*[.A703]*PI())" office:value-type="float" office:value="-0.0166768302370528" calcext:value-type="float">
            <text:p>-0.016676830237053</text:p>
          </table:table-cell>
          <table:table-cell table:number-columns-repeated="2"/>
        </table:table-row>
        <table:table-row table:style-name="ro1">
          <table:table-cell office:value-type="float" office:value="-0.00446534191134479" calcext:value-type="float">
            <text:p>-0.004465341911345</text:p>
          </table:table-cell>
          <table:table-cell table:formula="of:=[.A704]*[.A704]" office:value-type="float" office:value="0.0000199392783852123" calcext:value-type="float">
            <text:p>1.99392783852123E-05</text:p>
          </table:table-cell>
          <table:table-cell table:formula="of:=SIN(2*[.A704]*PI())" office:value-type="float" office:value="-0.0280528899465562" calcext:value-type="float">
            <text:p>-0.028052889946556</text:p>
          </table:table-cell>
          <table:table-cell table:number-columns-repeated="2"/>
        </table:table-row>
        <table:table-row table:style-name="ro1">
          <table:table-cell office:value-type="float" office:value="-0.236719303563976" calcext:value-type="float">
            <text:p>-0.236719303563976</text:p>
          </table:table-cell>
          <table:table-cell table:formula="of:=[.A705]*[.A705]" office:value-type="float" office:value="0.0560360286798138" calcext:value-type="float">
            <text:p>0.056036028679814</text:p>
          </table:table-cell>
          <table:table-cell table:formula="of:=SIN(2*[.A705]*PI())" office:value-type="float" office:value="-0.996520479304379" calcext:value-type="float">
            <text:p>-0.996520479304379</text:p>
          </table:table-cell>
          <table:table-cell table:number-columns-repeated="2"/>
        </table:table-row>
        <table:table-row table:style-name="ro1">
          <table:table-cell office:value-type="float" office:value="0.0000714624708383078" calcext:value-type="float">
            <text:p>7.14624708383078E-05</text:p>
          </table:table-cell>
          <table:table-cell table:formula="of:=[.A706]*[.A706]" office:value-type="float" office:value="0.00000000510688473831599" calcext:value-type="float">
            <text:p>5.10688473831599E-09</text:p>
          </table:table-cell>
          <table:table-cell table:formula="of:=SIN(2*[.A706]*PI())" office:value-type="float" office:value="0.000449011931698326" calcext:value-type="float">
            <text:p>0.000449011931698</text:p>
          </table:table-cell>
          <table:table-cell table:number-columns-repeated="2"/>
        </table:table-row>
        <table:table-row table:style-name="ro1">
          <table:table-cell office:value-type="float" office:value="0.00000808519774110137" calcext:value-type="float">
            <text:p>8.08519774110137E-06</text:p>
          </table:table-cell>
          <table:table-cell table:formula="of:=[.A707]*[.A707]" office:value-type="float" office:value="0.0000000000653704225127107" calcext:value-type="float">
            <text:p>6.53704225127107E-11</text:p>
          </table:table-cell>
          <table:table-cell table:formula="of:=SIN(2*[.A707]*PI())" office:value-type="float" office:value="0.0000508007956306793" calcext:value-type="float">
            <text:p>5.08007956306793E-05</text:p>
          </table:table-cell>
          <table:table-cell table:number-columns-repeated="2"/>
        </table:table-row>
        <table:table-row table:style-name="ro1">
          <table:table-cell office:value-type="float" office:value="0.000440249962853265" calcext:value-type="float">
            <text:p>0.000440249962853</text:p>
          </table:table-cell>
          <table:table-cell table:formula="of:=[.A708]*[.A708]" office:value-type="float" office:value="0.000000193820029792301" calcext:value-type="float">
            <text:p>1.93820029792301E-07</text:p>
          </table:table-cell>
          <table:table-cell table:formula="of:=SIN(2*[.A708]*PI())" office:value-type="float" office:value="0.00276616857043044" calcext:value-type="float">
            <text:p>0.00276616857043</text:p>
          </table:table-cell>
          <table:table-cell table:number-columns-repeated="2"/>
        </table:table-row>
        <table:table-row table:style-name="ro1">
          <table:table-cell office:value-type="float" office:value="0.000299494337669885" calcext:value-type="float">
            <text:p>0.00029949433767</text:p>
          </table:table-cell>
          <table:table-cell table:formula="of:=[.A709]*[.A709]" office:value-type="float" office:value="0.0000000896968582963232" calcext:value-type="float">
            <text:p>8.96968582963232E-08</text:p>
          </table:table-cell>
          <table:table-cell table:formula="of:=SIN(2*[.A709]*PI())" office:value-type="float" office:value="0.00188177731143997" calcext:value-type="float">
            <text:p>0.00188177731144</text:p>
          </table:table-cell>
          <table:table-cell table:number-columns-repeated="2"/>
        </table:table-row>
        <table:table-row table:style-name="ro1">
          <table:table-cell office:value-type="float" office:value="-0.0000000286837199292942" calcext:value-type="float">
            <text:p>-2.86837199292942E-08</text:p>
          </table:table-cell>
          <table:table-cell table:formula="of:=[.A710]*[.A710]" office:value-type="float" office:value="8.22755788982188E-016" calcext:value-type="float">
            <text:p>8.22755788982188E-16</text:p>
          </table:table-cell>
          <table:table-cell table:formula="of:=SIN(2*[.A710]*PI())" office:value-type="float" office:value="-0.000000180225127614995" calcext:value-type="float">
            <text:p>-1.80225127614995E-07</text:p>
          </table:table-cell>
          <table:table-cell table:number-columns-repeated="2"/>
        </table:table-row>
        <table:table-row table:style-name="ro1">
          <table:table-cell office:value-type="float" office:value="-0.0000035908161103298" calcext:value-type="float">
            <text:p>-3.5908161103298E-06</text:p>
          </table:table-cell>
          <table:table-cell table:formula="of:=[.A711]*[.A711]" office:value-type="float" office:value="0.000000000012893960338204" calcext:value-type="float">
            <text:p>1.2893960338204E-11</text:p>
          </table:table-cell>
          <table:table-cell table:formula="of:=SIN(2*[.A711]*PI())" office:value-type="float" office:value="-0.0000225617630232938" calcext:value-type="float">
            <text:p>-2.25617630232938E-05</text:p>
          </table:table-cell>
          <table:table-cell table:number-columns-repeated="2"/>
        </table:table-row>
        <table:table-row table:style-name="ro1">
          <table:table-cell office:value-type="float" office:value="0.0117859867558126" calcext:value-type="float">
            <text:p>0.011785986755813</text:p>
          </table:table-cell>
          <table:table-cell table:formula="of:=[.A712]*[.A712]" office:value-type="float" office:value="0.000138909483808191" calcext:value-type="float">
            <text:p>0.000138909483808</text:p>
          </table:table-cell>
          <table:table-cell table:formula="of:=SIN(2*[.A712]*PI())" office:value-type="float" office:value="0.0739858733423338" calcext:value-type="float">
            <text:p>0.073985873342334</text:p>
          </table:table-cell>
          <table:table-cell table:number-columns-repeated="2"/>
        </table:table-row>
        <table:table-row table:style-name="ro1">
          <table:table-cell office:value-type="float" office:value="-0.44735935248359" calcext:value-type="float">
            <text:p>-0.44735935248359</text:p>
          </table:table-cell>
          <table:table-cell table:formula="of:=[.A713]*[.A713]" office:value-type="float" office:value="0.200130390254537" calcext:value-type="float">
            <text:p>0.200130390254537</text:p>
          </table:table-cell>
          <table:table-cell table:formula="of:=SIN(2*[.A713]*PI())" office:value-type="float" office:value="-0.324753360870854" calcext:value-type="float">
            <text:p>-0.324753360870854</text:p>
          </table:table-cell>
          <table:table-cell table:number-columns-repeated="2"/>
        </table:table-row>
        <table:table-row table:style-name="ro1">
          <table:table-cell office:value-type="float" office:value="0.00328096324915909" calcext:value-type="float">
            <text:p>0.003280963249159</text:p>
          </table:table-cell>
          <table:table-cell table:formula="of:=[.A714]*[.A714]" office:value-type="float" office:value="0.0000107647198423326" calcext:value-type="float">
            <text:p>1.07647198423326E-05</text:p>
          </table:table-cell>
          <table:table-cell table:formula="of:=SIN(2*[.A714]*PI())" office:value-type="float" office:value="0.0206134399784185" calcext:value-type="float">
            <text:p>0.020613439978419</text:p>
          </table:table-cell>
          <table:table-cell table:number-columns-repeated="2"/>
        </table:table-row>
        <table:table-row table:style-name="ro1">
          <table:table-cell office:value-type="float" office:value="-0.11688859644108" calcext:value-type="float">
            <text:p>-0.11688859644108</text:p>
          </table:table-cell>
          <table:table-cell table:formula="of:=[.A715]*[.A715]" office:value-type="float" office:value="0.0136629439779657" calcext:value-type="float">
            <text:p>0.013662943977966</text:p>
          </table:table-cell>
          <table:table-cell table:formula="of:=SIN(2*[.A715]*PI())" office:value-type="float" office:value="-0.670166215876952" calcext:value-type="float">
            <text:p>-0.670166215876952</text:p>
          </table:table-cell>
          <table:table-cell table:number-columns-repeated="2"/>
        </table:table-row>
        <table:table-row table:style-name="ro1">
          <table:table-cell office:value-type="float" office:value="-0.010322431492194" calcext:value-type="float">
            <text:p>-0.010322431492194</text:p>
          </table:table-cell>
          <table:table-cell table:formula="of:=[.A716]*[.A716]" office:value-type="float" office:value="0.000106552591911039" calcext:value-type="float">
            <text:p>0.000106552591911</text:p>
          </table:table-cell>
          <table:table-cell table:formula="of:=SIN(2*[.A716]*PI())" office:value-type="float" office:value="-0.0648122884617833" calcext:value-type="float">
            <text:p>-0.064812288461783</text:p>
          </table:table-cell>
          <table:table-cell table:number-columns-repeated="2"/>
        </table:table-row>
        <table:table-row table:style-name="ro1">
          <table:table-cell office:value-type="float" office:value="-0.317050794986691" calcext:value-type="float">
            <text:p>-0.317050794986691</text:p>
          </table:table-cell>
          <table:table-cell table:formula="of:=[.A717]*[.A717]" office:value-type="float" office:value="0.100521206601693" calcext:value-type="float">
            <text:p>0.100521206601693</text:p>
          </table:table-cell>
          <table:table-cell table:formula="of:=SIN(2*[.A717]*PI())" office:value-type="float" office:value="-0.912561118807436" calcext:value-type="float">
            <text:p>-0.912561118807436</text:p>
          </table:table-cell>
          <table:table-cell table:number-columns-repeated="2"/>
        </table:table-row>
        <table:table-row table:style-name="ro1">
          <table:table-cell office:value-type="float" office:value="0.0000126820893298965" calcext:value-type="float">
            <text:p>1.26820893298965E-05</text:p>
          </table:table-cell>
          <table:table-cell table:formula="of:=[.A718]*[.A718]" office:value-type="float" office:value="0.000000000160835389771476" calcext:value-type="float">
            <text:p>1.60835389771476E-10</text:p>
          </table:table-cell>
          <table:table-cell table:formula="of:=SIN(2*[.A718]*PI())" office:value-type="float" office:value="0.0000796839172576191" calcext:value-type="float">
            <text:p>7.96839172576191E-05</text:p>
          </table:table-cell>
          <table:table-cell table:number-columns-repeated="2"/>
        </table:table-row>
        <table:table-row table:style-name="ro1">
          <table:table-cell office:value-type="float" office:value="-0.00922223906152003" calcext:value-type="float">
            <text:p>-0.00922223906152</text:p>
          </table:table-cell>
          <table:table-cell table:formula="of:=[.A719]*[.A719]" office:value-type="float" office:value="0.0000850496933078259" calcext:value-type="float">
            <text:p>8.50496933078259E-05</text:p>
          </table:table-cell>
          <table:table-cell table:formula="of:=SIN(2*[.A719]*PI())" office:value-type="float" office:value="-0.057912616107547" calcext:value-type="float">
            <text:p>-0.057912616107547</text:p>
          </table:table-cell>
          <table:table-cell table:number-columns-repeated="2"/>
        </table:table-row>
        <table:table-row table:style-name="ro1">
          <table:table-cell office:value-type="float" office:value="-0.000154502621038153" calcext:value-type="float">
            <text:p>-0.000154502621038</text:p>
          </table:table-cell>
          <table:table-cell table:formula="of:=[.A720]*[.A720]" office:value-type="float" office:value="0.0000000238710599076591" calcext:value-type="float">
            <text:p>2.38710599076591E-08</text:p>
          </table:table-cell>
          <table:table-cell table:formula="of:=SIN(2*[.A720]*PI())" office:value-type="float" office:value="-0.000970768445953624" calcext:value-type="float">
            <text:p>-0.000970768445954</text:p>
          </table:table-cell>
          <table:table-cell table:number-columns-repeated="2"/>
        </table:table-row>
        <table:table-row table:style-name="ro1">
          <table:table-cell office:value-type="float" office:value="-0.0930647917400527" calcext:value-type="float">
            <text:p>-0.093064791740053</text:p>
          </table:table-cell>
          <table:table-cell table:formula="of:=[.A721]*[.A721]" office:value-type="float" office:value="0.00866105546161939" calcext:value-type="float">
            <text:p>0.008661055461619</text:p>
          </table:table-cell>
          <table:table-cell table:formula="of:=SIN(2*[.A721]*PI())" office:value-type="float" office:value="-0.551985376993957" calcext:value-type="float">
            <text:p>-0.551985376993957</text:p>
          </table:table-cell>
          <table:table-cell table:number-columns-repeated="2"/>
        </table:table-row>
        <table:table-row table:style-name="ro1">
          <table:table-cell office:value-type="float" office:value="-0.000310055768990919" calcext:value-type="float">
            <text:p>-0.000310055768991</text:p>
          </table:table-cell>
          <table:table-cell table:formula="of:=[.A722]*[.A722]" office:value-type="float" office:value="0.00000009613457988455" calcext:value-type="float">
            <text:p>9.613457988455E-08</text:p>
          </table:table-cell>
          <table:table-cell table:formula="of:=SIN(2*[.A722]*PI())" office:value-type="float" office:value="-0.00194813661985477" calcext:value-type="float">
            <text:p>-0.001948136619855</text:p>
          </table:table-cell>
          <table:table-cell table:number-columns-repeated="2"/>
        </table:table-row>
        <table:table-row table:style-name="ro1">
          <table:table-cell office:value-type="float" office:value="0.00029520432904747" calcext:value-type="float">
            <text:p>0.000295204329047</text:p>
          </table:table-cell>
          <table:table-cell table:formula="of:=[.A723]*[.A723]" office:value-type="float" office:value="0.0000000871455958883668" calcext:value-type="float">
            <text:p>8.71455958883668E-08</text:p>
          </table:table-cell>
          <table:table-cell table:formula="of:=SIN(2*[.A723]*PI())" office:value-type="float" office:value="0.00185482243934046" calcext:value-type="float">
            <text:p>0.00185482243934</text:p>
          </table:table-cell>
          <table:table-cell table:number-columns-repeated="2"/>
        </table:table-row>
        <table:table-row table:style-name="ro1">
          <table:table-cell office:value-type="float" office:value="-0.0322113302850679" calcext:value-type="float">
            <text:p>-0.032211330285068</text:p>
          </table:table-cell>
          <table:table-cell table:formula="of:=[.A724]*[.A724]" office:value-type="float" office:value="0.00103756979873373" calcext:value-type="float">
            <text:p>0.001037569798734</text:p>
          </table:table-cell>
          <table:table-cell table:formula="of:=SIN(2*[.A724]*PI())" office:value-type="float" office:value="-0.201010882405082" calcext:value-type="float">
            <text:p>-0.201010882405082</text:p>
          </table:table-cell>
          <table:table-cell table:number-columns-repeated="2"/>
        </table:table-row>
        <table:table-row table:style-name="ro1">
          <table:table-cell office:value-type="float" office:value="0.689831460655099" calcext:value-type="float">
            <text:p>0.689831460655099</text:p>
          </table:table-cell>
          <table:table-cell table:formula="of:=[.A725]*[.A725]" office:value-type="float" office:value="0.475867444109547" calcext:value-type="float">
            <text:p>0.475867444109547</text:p>
          </table:table-cell>
          <table:table-cell table:formula="of:=SIN(2*[.A725]*PI())" office:value-type="float" office:value="-0.929386134008249" calcext:value-type="float">
            <text:p>-0.929386134008249</text:p>
          </table:table-cell>
          <table:table-cell table:number-columns-repeated="2"/>
        </table:table-row>
        <table:table-row table:style-name="ro1">
          <table:table-cell office:value-type="float" office:value="0.000344277228644674" calcext:value-type="float">
            <text:p>0.000344277228645</text:p>
          </table:table-cell>
          <table:table-cell table:formula="of:=[.A726]*[.A726]" office:value-type="float" office:value="0.000000118526810163257" calcext:value-type="float">
            <text:p>1.18526810163257E-07</text:p>
          </table:table-cell>
          <table:table-cell table:formula="of:=SIN(2*[.A726]*PI())" office:value-type="float" office:value="0.00216315593762424" calcext:value-type="float">
            <text:p>0.002163155937624</text:p>
          </table:table-cell>
          <table:table-cell table:number-columns-repeated="2"/>
        </table:table-row>
        <table:table-row table:style-name="ro1">
          <table:table-cell office:value-type="float" office:value="-0.00000236854053762325" calcext:value-type="float">
            <text:p>-2.36854053762325E-06</text:p>
          </table:table-cell>
          <table:table-cell table:formula="of:=[.A727]*[.A727]" office:value-type="float" office:value="0.00000000000560998427836465" calcext:value-type="float">
            <text:p>5.60998427836465E-12</text:p>
          </table:table-cell>
          <table:table-cell table:formula="of:=SIN(2*[.A727]*PI())" office:value-type="float" office:value="-0.0000148819791049043" calcext:value-type="float">
            <text:p>-1.48819791049043E-05</text:p>
          </table:table-cell>
          <table:table-cell table:number-columns-repeated="2"/>
        </table:table-row>
        <table:table-row table:style-name="ro1">
          <table:table-cell office:value-type="float" office:value="-0.0000120743697242118" calcext:value-type="float">
            <text:p>-1.20743697242118E-05</text:p>
          </table:table-cell>
          <table:table-cell table:formula="of:=[.A728]*[.A728]" office:value-type="float" office:value="0.000000000145790404236962" calcext:value-type="float">
            <text:p>1.45790404236962E-10</text:p>
          </table:table-cell>
          <table:table-cell table:formula="of:=SIN(2*[.A728]*PI())" office:value-type="float" office:value="-0.0000758655023718465" calcext:value-type="float">
            <text:p>-7.58655023718465E-05</text:p>
          </table:table-cell>
          <table:table-cell table:number-columns-repeated="2"/>
        </table:table-row>
        <table:table-row table:style-name="ro1">
          <table:table-cell office:value-type="float" office:value="0.00132931037613213" calcext:value-type="float">
            <text:p>0.001329310376132</text:p>
          </table:table-cell>
          <table:table-cell table:formula="of:=[.A729]*[.A729]" office:value-type="float" office:value="0.00000176706607609255" calcext:value-type="float">
            <text:p>1.76706607609255E-06</text:p>
          </table:table-cell>
          <table:table-cell table:formula="of:=SIN(2*[.A729]*PI())" office:value-type="float" office:value="0.00835220631353195" calcext:value-type="float">
            <text:p>0.008352206313532</text:p>
          </table:table-cell>
          <table:table-cell table:number-columns-repeated="2"/>
        </table:table-row>
        <table:table-row table:style-name="ro1">
          <table:table-cell office:value-type="float" office:value="-0.000931077798485379" calcext:value-type="float">
            <text:p>-0.000931077798485</text:p>
          </table:table-cell>
          <table:table-cell table:formula="of:=[.A730]*[.A730]" office:value-type="float" office:value="0.000000866905866832381" calcext:value-type="float">
            <text:p>8.66905866832381E-07</text:p>
          </table:table-cell>
          <table:table-cell table:formula="of:=SIN(2*[.A730]*PI())" office:value-type="float" office:value="-0.00585010097410522" calcext:value-type="float">
            <text:p>-0.005850100974105</text:p>
          </table:table-cell>
          <table:table-cell table:number-columns-repeated="2"/>
        </table:table-row>
        <table:table-row table:style-name="ro1">
          <table:table-cell office:value-type="float" office:value="-0.0365593420651294" calcext:value-type="float">
            <text:p>-0.036559342065129</text:p>
          </table:table-cell>
          <table:table-cell table:formula="of:=[.A731]*[.A731]" office:value-type="float" office:value="0.00133658549223514" calcext:value-type="float">
            <text:p>0.001336585492235</text:p>
          </table:table-cell>
          <table:table-cell table:formula="of:=SIN(2*[.A731]*PI())" office:value-type="float" office:value="-0.227694294693514" calcext:value-type="float">
            <text:p>-0.227694294693514</text:p>
          </table:table-cell>
          <table:table-cell table:number-columns-repeated="2"/>
        </table:table-row>
        <table:table-row table:style-name="ro1">
          <table:table-cell office:value-type="float" office:value="0.00754818363301931" calcext:value-type="float">
            <text:p>0.007548183633019</text:p>
          </table:table-cell>
          <table:table-cell table:formula="of:=[.A732]*[.A732]" office:value-type="float" office:value="0.0000569750761577806" calcext:value-type="float">
            <text:p>5.69750761577806E-05</text:p>
          </table:table-cell>
          <table:table-cell table:formula="of:=SIN(2*[.A732]*PI())" office:value-type="float" office:value="0.0474088591545861" calcext:value-type="float">
            <text:p>0.047408859154586</text:p>
          </table:table-cell>
          <table:table-cell table:number-columns-repeated="2"/>
        </table:table-row>
        <table:table-row table:style-name="ro1">
          <table:table-cell office:value-type="float" office:value="0.713787980165433" calcext:value-type="float">
            <text:p>0.713787980165433</text:p>
          </table:table-cell>
          <table:table-cell table:formula="of:=[.A733]*[.A733]" office:value-type="float" office:value="0.509493280628649" calcext:value-type="float">
            <text:p>0.509493280628649</text:p>
          </table:table-cell>
          <table:table-cell table:formula="of:=SIN(2*[.A733]*PI())" office:value-type="float" office:value="-0.97422724363642" calcext:value-type="float">
            <text:p>-0.97422724363642</text:p>
          </table:table-cell>
          <table:table-cell table:number-columns-repeated="2"/>
        </table:table-row>
        <table:table-row table:style-name="ro1">
          <table:table-cell office:value-type="float" office:value="0.000322904258181333" calcext:value-type="float">
            <text:p>0.000322904258181</text:p>
          </table:table-cell>
          <table:table-cell table:formula="of:=[.A734]*[.A734]" office:value-type="float" office:value="0.000000104267159951637" calcext:value-type="float">
            <text:p>1.04267159951637E-07</text:p>
          </table:table-cell>
          <table:table-cell table:formula="of:=SIN(2*[.A734]*PI())" office:value-type="float" office:value="0.00202886589872572" calcext:value-type="float">
            <text:p>0.002028865898726</text:p>
          </table:table-cell>
          <table:table-cell table:number-columns-repeated="2"/>
        </table:table-row>
        <table:table-row table:style-name="ro1">
          <table:table-cell office:value-type="float" office:value="0.000073511812026071" calcext:value-type="float">
            <text:p>7.3511812026071E-05</text:p>
          </table:table-cell>
          <table:table-cell table:formula="of:=[.A735]*[.A735]" office:value-type="float" office:value="0.00000000540398650735639" calcext:value-type="float">
            <text:p>5.40398650735639E-09</text:p>
          </table:table-cell>
          <table:table-cell table:formula="of:=SIN(2*[.A735]*PI())" office:value-type="float" office:value="0.000461888320803083" calcext:value-type="float">
            <text:p>0.000461888320803</text:p>
          </table:table-cell>
          <table:table-cell table:number-columns-repeated="2"/>
        </table:table-row>
        <table:table-row table:style-name="ro1">
          <table:table-cell office:value-type="float" office:value="0.000530870505728693" calcext:value-type="float">
            <text:p>0.000530870505729</text:p>
          </table:table-cell>
          <table:table-cell table:formula="of:=[.A736]*[.A736]" office:value-type="float" office:value="0.000000281823493852638" calcext:value-type="float">
            <text:p>2.81823493852638E-07</text:p>
          </table:table-cell>
          <table:table-cell table:formula="of:=SIN(2*[.A736]*PI())" office:value-type="float" office:value="0.00333555157640727" calcext:value-type="float">
            <text:p>0.003335551576407</text:p>
          </table:table-cell>
          <table:table-cell table:number-columns-repeated="2"/>
        </table:table-row>
        <table:table-row table:style-name="ro1">
          <table:table-cell office:value-type="float" office:value="-0.210381325029283" calcext:value-type="float">
            <text:p>-0.210381325029283</text:p>
          </table:table-cell>
          <table:table-cell table:formula="of:=[.A737]*[.A737]" office:value-type="float" office:value="0.0442603019210768" calcext:value-type="float">
            <text:p>0.044260301921077</text:p>
          </table:table-cell>
          <table:table-cell table:formula="of:=SIN(2*[.A737]*PI())" office:value-type="float" office:value="-0.969176225489012" calcext:value-type="float">
            <text:p>-0.969176225489012</text:p>
          </table:table-cell>
          <table:table-cell table:number-columns-repeated="2"/>
        </table:table-row>
        <table:table-row table:style-name="ro1">
          <table:table-cell office:value-type="float" office:value="0.0000113223871205316" calcext:value-type="float">
            <text:p>1.13223871205316E-05</text:p>
          </table:table-cell>
          <table:table-cell table:formula="of:=[.A738]*[.A738]" office:value-type="float" office:value="0.00000000012819645010718" calcext:value-type="float">
            <text:p>1.2819645010718E-10</text:p>
          </table:table-cell>
          <table:table-cell table:formula="of:=SIN(2*[.A738]*PI())" office:value-type="float" office:value="0.0000711406563379165" calcext:value-type="float">
            <text:p>7.11406563379165E-05</text:p>
          </table:table-cell>
          <table:table-cell table:number-columns-repeated="2"/>
        </table:table-row>
        <table:table-row table:style-name="ro1">
          <table:table-cell office:value-type="float" office:value="-0.00599893116555498" calcext:value-type="float">
            <text:p>-0.005998931165555</text:p>
          </table:table-cell>
          <table:table-cell table:formula="of:=[.A739]*[.A739]" office:value-type="float" office:value="0.0000359871751290669" calcext:value-type="float">
            <text:p>3.59871751290669E-05</text:p>
          </table:table-cell>
          <table:table-cell table:formula="of:=SIN(2*[.A739]*PI())" office:value-type="float" office:value="-0.0376834717558818" calcext:value-type="float">
            <text:p>-0.037683471755882</text:p>
          </table:table-cell>
          <table:table-cell table:number-columns-repeated="2"/>
        </table:table-row>
        <table:table-row table:style-name="ro1">
          <table:table-cell office:value-type="float" office:value="-0.144795303928629" calcext:value-type="float">
            <text:p>-0.144795303928629</text:p>
          </table:table-cell>
          <table:table-cell table:formula="of:=[.A740]*[.A740]" office:value-type="float" office:value="0.0209656800397839" calcext:value-type="float">
            <text:p>0.020965680039784</text:p>
          </table:table-cell>
          <table:table-cell table:formula="of:=SIN(2*[.A740]*PI())" office:value-type="float" office:value="-0.789366072739791" calcext:value-type="float">
            <text:p>-0.789366072739791</text:p>
          </table:table-cell>
          <table:table-cell table:number-columns-repeated="2"/>
        </table:table-row>
        <table:table-row table:style-name="ro1">
          <table:table-cell office:value-type="float" office:value="-0.000439820403199941" calcext:value-type="float">
            <text:p>-0.0004398204032</text:p>
          </table:table-cell>
          <table:table-cell table:formula="of:=[.A741]*[.A741]" office:value-type="float" office:value="0.000000193441987070958" calcext:value-type="float">
            <text:p>1.93441987070958E-07</text:p>
          </table:table-cell>
          <table:table-cell table:formula="of:=SIN(2*[.A741]*PI())" office:value-type="float" office:value="-0.00276346957784403" calcext:value-type="float">
            <text:p>-0.002763469577844</text:p>
          </table:table-cell>
          <table:table-cell table:number-columns-repeated="2"/>
        </table:table-row>
        <table:table-row table:style-name="ro1">
          <table:table-cell office:value-type="float" office:value="0.0451773076801695" calcext:value-type="float">
            <text:p>0.04517730768017</text:p>
          </table:table-cell>
          <table:table-cell table:formula="of:=[.A742]*[.A742]" office:value-type="float" office:value="0.0020409891292287" calcext:value-type="float">
            <text:p>0.002040989129229</text:p>
          </table:table-cell>
          <table:table-cell table:formula="of:=SIN(2*[.A742]*PI())" office:value-type="float" office:value="0.280060754599851" calcext:value-type="float">
            <text:p>0.280060754599851</text:p>
          </table:table-cell>
          <table:table-cell table:number-columns-repeated="2"/>
        </table:table-row>
        <table:table-row table:style-name="ro1">
          <table:table-cell office:value-type="float" office:value="0.029059825427166" calcext:value-type="float">
            <text:p>0.029059825427166</text:p>
          </table:table-cell>
          <table:table-cell table:formula="of:=[.A743]*[.A743]" office:value-type="float" office:value="0.000844473453857363" calcext:value-type="float">
            <text:p>0.000844473453857</text:p>
          </table:table-cell>
          <table:table-cell table:formula="of:=SIN(2*[.A743]*PI())" office:value-type="float" office:value="0.18157542220936" calcext:value-type="float">
            <text:p>0.18157542220936</text:p>
          </table:table-cell>
          <table:table-cell table:number-columns-repeated="2"/>
        </table:table-row>
        <table:table-row table:style-name="ro1">
          <table:table-cell office:value-type="float" office:value="-0.0430463013704438" calcext:value-type="float">
            <text:p>-0.043046301370444</text:p>
          </table:table-cell>
          <table:table-cell table:formula="of:=[.A744]*[.A744]" office:value-type="float" office:value="0.00185298406167507" calcext:value-type="float">
            <text:p>0.001852984061675</text:p>
          </table:table-cell>
          <table:table-cell table:formula="of:=SIN(2*[.A744]*PI())" office:value-type="float" office:value="-0.267182344601544" calcext:value-type="float">
            <text:p>-0.267182344601544</text:p>
          </table:table-cell>
          <table:table-cell table:number-columns-repeated="2"/>
        </table:table-row>
        <table:table-row table:style-name="ro1">
          <table:table-cell office:value-type="float" office:value="0.00131788037269588" calcext:value-type="float">
            <text:p>0.001317880372696</text:p>
          </table:table-cell>
          <table:table-cell table:formula="of:=[.A745]*[.A745]" office:value-type="float" office:value="0.00000173680867673704" calcext:value-type="float">
            <text:p>1.73680867673704E-06</text:p>
          </table:table-cell>
          <table:table-cell table:formula="of:=SIN(2*[.A745]*PI())" office:value-type="float" office:value="0.00828039196739449" calcext:value-type="float">
            <text:p>0.008280391967394</text:p>
          </table:table-cell>
          <table:table-cell table:number-columns-repeated="2"/>
        </table:table-row>
        <table:table-row table:style-name="ro1">
          <table:table-cell office:value-type="float" office:value="-0.110567263848527" calcext:value-type="float">
            <text:p>-0.110567263848527</text:p>
          </table:table-cell>
          <table:table-cell table:formula="of:=[.A746]*[.A746]" office:value-type="float" office:value="0.0122251198349498" calcext:value-type="float">
            <text:p>0.01222511983495</text:p>
          </table:table-cell>
          <table:table-cell table:formula="of:=SIN(2*[.A746]*PI())" office:value-type="float" office:value="-0.640166216817847" calcext:value-type="float">
            <text:p>-0.640166216817847</text:p>
          </table:table-cell>
          <table:table-cell table:number-columns-repeated="2"/>
        </table:table-row>
        <table:table-row table:style-name="ro1">
          <table:table-cell office:value-type="float" office:value="-0.221764314329238" calcext:value-type="float">
            <text:p>-0.221764314329238</text:p>
          </table:table-cell>
          <table:table-cell table:formula="of:=[.A747]*[.A747]" office:value-type="float" office:value="0.0491794111099169" calcext:value-type="float">
            <text:p>0.049179411109917</text:p>
          </table:table-cell>
          <table:table-cell table:formula="of:=SIN(2*[.A747]*PI())" office:value-type="float" office:value="-0.984304071003325" calcext:value-type="float">
            <text:p>-0.984304071003325</text:p>
          </table:table-cell>
          <table:table-cell table:number-columns-repeated="2"/>
        </table:table-row>
        <table:table-row table:style-name="ro1">
          <table:table-cell office:value-type="float" office:value="0.000130382985540714" calcext:value-type="float">
            <text:p>0.000130382985541</text:p>
          </table:table-cell>
          <table:table-cell table:formula="of:=[.A748]*[.A748]" office:value-type="float" office:value="0.0000000169997229185101" calcext:value-type="float">
            <text:p>1.69997229185101E-08</text:p>
          </table:table-cell>
          <table:table-cell table:formula="of:=SIN(2*[.A748]*PI())" office:value-type="float" office:value="0.000819220367422794" calcext:value-type="float">
            <text:p>0.000819220367423</text:p>
          </table:table-cell>
          <table:table-cell table:number-columns-repeated="2"/>
        </table:table-row>
        <table:table-row table:style-name="ro1">
          <table:table-cell office:value-type="float" office:value="0.00321803772129835" calcext:value-type="float">
            <text:p>0.003218037721298</text:p>
          </table:table-cell>
          <table:table-cell table:formula="of:=[.A749]*[.A749]" office:value-type="float" office:value="0.0000103557667756991" calcext:value-type="float">
            <text:p>1.03557667756991E-05</text:p>
          </table:table-cell>
          <table:table-cell table:formula="of:=SIN(2*[.A749]*PI())" office:value-type="float" office:value="0.0202181496340891" calcext:value-type="float">
            <text:p>0.020218149634089</text:p>
          </table:table-cell>
          <table:table-cell table:number-columns-repeated="2"/>
        </table:table-row>
        <table:table-row table:style-name="ro1">
          <table:table-cell office:value-type="float" office:value="0.00312090743107178" calcext:value-type="float">
            <text:p>0.003120907431072</text:p>
          </table:table-cell>
          <table:table-cell table:formula="of:=[.A750]*[.A750]" office:value-type="float" office:value="0.00000974006319331904" calcext:value-type="float">
            <text:p>9.74006319331904E-06</text:p>
          </table:table-cell>
          <table:table-cell table:formula="of:=SIN(2*[.A750]*PI())" office:value-type="float" office:value="0.0196079830418709" calcext:value-type="float">
            <text:p>0.019607983041871</text:p>
          </table:table-cell>
          <table:table-cell table:number-columns-repeated="2"/>
        </table:table-row>
        <table:table-row table:style-name="ro1">
          <table:table-cell office:value-type="float" office:value="0.0000163794849131938" calcext:value-type="float">
            <text:p>1.63794849131938E-05</text:p>
          </table:table-cell>
          <table:table-cell table:formula="of:=[.A751]*[.A751]" office:value-type="float" office:value="0.000000000268287526021543" calcext:value-type="float">
            <text:p>2.68287526021543E-10</text:p>
          </table:table-cell>
          <table:table-cell table:formula="of:=SIN(2*[.A751]*PI())" office:value-type="float" office:value="0.000102915338764077" calcext:value-type="float">
            <text:p>0.000102915338764</text:p>
          </table:table-cell>
          <table:table-cell table:number-columns-repeated="2"/>
        </table:table-row>
        <table:table-row table:style-name="ro1">
          <table:table-cell office:value-type="float" office:value="0.000368135288471325" calcext:value-type="float">
            <text:p>0.000368135288471</text:p>
          </table:table-cell>
          <table:table-cell table:formula="of:=[.A752]*[.A752]" office:value-type="float" office:value="0.000000135523590617866" calcext:value-type="float">
            <text:p>1.35523590617866E-07</text:p>
          </table:table-cell>
          <table:table-cell table:formula="of:=SIN(2*[.A752]*PI())" office:value-type="float" office:value="0.00231306017299837" calcext:value-type="float">
            <text:p>0.002313060172998</text:p>
          </table:table-cell>
          <table:table-cell table:number-columns-repeated="2"/>
        </table:table-row>
        <table:table-row table:style-name="ro1">
          <table:table-cell office:value-type="float" office:value="-0.000499578648815178" calcext:value-type="float">
            <text:p>-0.000499578648815</text:p>
          </table:table-cell>
          <table:table-cell table:formula="of:=[.A753]*[.A753]" office:value-type="float" office:value="0.000000249578826351999" calcext:value-type="float">
            <text:p>2.49578826351999E-07</text:p>
          </table:table-cell>
          <table:table-cell table:formula="of:=SIN(2*[.A753]*PI())" office:value-type="float" office:value="-0.00313894007135944" calcext:value-type="float">
            <text:p>-0.003138940071359</text:p>
          </table:table-cell>
          <table:table-cell table:number-columns-repeated="2"/>
        </table:table-row>
        <table:table-row table:style-name="ro1">
          <table:table-cell office:value-type="float" office:value="0.000489333565969593" calcext:value-type="float">
            <text:p>0.00048933356597</text:p>
          </table:table-cell>
          <table:table-cell table:formula="of:=[.A754]*[.A754]" office:value-type="float" office:value="0.000000239447338784518" calcext:value-type="float">
            <text:p>2.39447338784518E-07</text:p>
          </table:table-cell>
          <table:table-cell table:formula="of:=SIN(2*[.A754]*PI())" office:value-type="float" office:value="0.00307456862802068" calcext:value-type="float">
            <text:p>0.003074568628021</text:p>
          </table:table-cell>
          <table:table-cell table:number-columns-repeated="2"/>
        </table:table-row>
        <table:table-row table:style-name="ro1">
          <table:table-cell office:value-type="float" office:value="-0.196168853481343" calcext:value-type="float">
            <text:p>-0.196168853481343</text:p>
          </table:table-cell>
          <table:table-cell table:formula="of:=[.A755]*[.A755]" office:value-type="float" office:value="0.0384822190761845" calcext:value-type="float">
            <text:p>0.038482219076185</text:p>
          </table:table-cell>
          <table:table-cell table:formula="of:=SIN(2*[.A755]*PI())" office:value-type="float" office:value="-0.943343105923287" calcext:value-type="float">
            <text:p>-0.943343105923287</text:p>
          </table:table-cell>
          <table:table-cell table:number-columns-repeated="2"/>
        </table:table-row>
        <table:table-row table:style-name="ro1">
          <table:table-cell office:value-type="float" office:value="0.000351474654091322" calcext:value-type="float">
            <text:p>0.000351474654091</text:p>
          </table:table-cell>
          <table:table-cell table:formula="of:=[.A756]*[.A756]" office:value-type="float" office:value="0.000000123534432468614" calcext:value-type="float">
            <text:p>1.23534432468614E-07</text:p>
          </table:table-cell>
          <table:table-cell table:formula="of:=SIN(2*[.A756]*PI())" office:value-type="float" office:value="0.00220837858740852" calcext:value-type="float">
            <text:p>0.002208378587409</text:p>
          </table:table-cell>
          <table:table-cell table:number-columns-repeated="2"/>
        </table:table-row>
        <table:table-row table:style-name="ro1">
          <table:table-cell office:value-type="float" office:value="-0.185407562807029" calcext:value-type="float">
            <text:p>-0.185407562807029</text:p>
          </table:table-cell>
          <table:table-cell table:formula="of:=[.A757]*[.A757]" office:value-type="float" office:value="0.0343759643460423" calcext:value-type="float">
            <text:p>0.034375964346042</text:p>
          </table:table-cell>
          <table:table-cell table:formula="of:=SIN(2*[.A757]*PI())" office:value-type="float" office:value="-0.918768628808848" calcext:value-type="float">
            <text:p>-0.918768628808848</text:p>
          </table:table-cell>
          <table:table-cell table:number-columns-repeated="2"/>
        </table:table-row>
        <table:table-row table:style-name="ro1">
          <table:table-cell office:value-type="float" office:value="-0.0749646482647089" calcext:value-type="float">
            <text:p>-0.074964648264709</text:p>
          </table:table-cell>
          <table:table-cell table:formula="of:=[.A758]*[.A758]" office:value-type="float" office:value="0.00561969848945152" calcext:value-type="float">
            <text:p>0.005619698489452</text:p>
          </table:table-cell>
          <table:table-cell table:formula="of:=SIN(2*[.A758]*PI())" office:value-type="float" office:value="-0.453792576832675" calcext:value-type="float">
            <text:p>-0.453792576832675</text:p>
          </table:table-cell>
          <table:table-cell table:number-columns-repeated="2"/>
        </table:table-row>
        <table:table-row table:style-name="ro1">
          <table:table-cell office:value-type="float" office:value="0.00000281036763481139" calcext:value-type="float">
            <text:p>2.81036763481139E-06</text:p>
          </table:table-cell>
          <table:table-cell table:formula="of:=[.A759]*[.A759]" office:value-type="float" office:value="0.00000000000789816624279536" calcext:value-type="float">
            <text:p>7.89816624279536E-12</text:p>
          </table:table-cell>
          <table:table-cell table:formula="of:=SIN(2*[.A759]*PI())" office:value-type="float" office:value="0.0000176580606299023" calcext:value-type="float">
            <text:p>1.76580606299023E-05</text:p>
          </table:table-cell>
          <table:table-cell table:number-columns-repeated="2"/>
        </table:table-row>
        <table:table-row table:style-name="ro1">
          <table:table-cell office:value-type="float" office:value="-0.00241576632566159" calcext:value-type="float">
            <text:p>-0.002415766325662</text:p>
          </table:table-cell>
          <table:table-cell table:formula="of:=[.A760]*[.A760]" office:value-type="float" office:value="0.0000058359269402005" calcext:value-type="float">
            <text:p>5.8359269402005E-06</text:p>
          </table:table-cell>
          <table:table-cell table:formula="of:=SIN(2*[.A760]*PI())" office:value-type="float" office:value="-0.0151781246446245" calcext:value-type="float">
            <text:p>-0.015178124644625</text:p>
          </table:table-cell>
          <table:table-cell table:number-columns-repeated="2"/>
        </table:table-row>
        <table:table-row table:style-name="ro1">
          <table:table-cell office:value-type="float" office:value="-0.000738521756419335" calcext:value-type="float">
            <text:p>-0.000738521756419</text:p>
          </table:table-cell>
          <table:table-cell table:formula="of:=[.A761]*[.A761]" office:value-type="float" office:value="0.0000005454143847047" calcext:value-type="float">
            <text:p>5.454143847047E-07</text:p>
          </table:table-cell>
          <table:table-cell table:formula="of:=SIN(2*[.A761]*PI())" office:value-type="float" office:value="-0.0046402523965306" calcext:value-type="float">
            <text:p>-0.004640252396531</text:p>
          </table:table-cell>
          <table:table-cell table:number-columns-repeated="2"/>
        </table:table-row>
        <table:table-row table:style-name="ro1">
          <table:table-cell office:value-type="float" office:value="0.000152380649966789" calcext:value-type="float">
            <text:p>0.000152380649967</text:p>
          </table:table-cell>
          <table:table-cell table:formula="of:=[.A762]*[.A762]" office:value-type="float" office:value="0.000000023219862484301" calcext:value-type="float">
            <text:p>2.3219862484301E-08</text:p>
          </table:table-cell>
          <table:table-cell table:formula="of:=SIN(2*[.A762]*PI())" office:value-type="float" office:value="0.000957435714692212" calcext:value-type="float">
            <text:p>0.000957435714692</text:p>
          </table:table-cell>
          <table:table-cell table:number-columns-repeated="2"/>
        </table:table-row>
        <table:table-row table:style-name="ro1">
          <table:table-cell office:value-type="float" office:value="0.000479118377576518" calcext:value-type="float">
            <text:p>0.000479118377577</text:p>
          </table:table-cell>
          <table:table-cell table:formula="of:=[.A763]*[.A763]" office:value-type="float" office:value="0.000000229554419731555" calcext:value-type="float">
            <text:p>2.29554419731555E-07</text:p>
          </table:table-cell>
          <table:table-cell table:formula="of:=SIN(2*[.A763]*PI())" office:value-type="float" office:value="0.00301038500347548" calcext:value-type="float">
            <text:p>0.003010385003475</text:p>
          </table:table-cell>
          <table:table-cell table:number-columns-repeated="2"/>
        </table:table-row>
        <table:table-row table:style-name="ro1">
          <table:table-cell office:value-type="float" office:value="-0.0040684775440111" calcext:value-type="float">
            <text:p>-0.004068477544011</text:p>
          </table:table-cell>
          <table:table-cell table:formula="of:=[.A764]*[.A764]" office:value-type="float" office:value="0.0000165525095261226" calcext:value-type="float">
            <text:p>1.65525095261226E-05</text:p>
          </table:table-cell>
          <table:table-cell table:formula="of:=SIN(2*[.A764]*PI())" office:value-type="float" office:value="-0.0255602143226101" calcext:value-type="float">
            <text:p>-0.02556021432261</text:p>
          </table:table-cell>
          <table:table-cell table:number-columns-repeated="2"/>
        </table:table-row>
        <table:table-row table:style-name="ro1">
          <table:table-cell office:value-type="float" office:value="-0.166163919519682" calcext:value-type="float">
            <text:p>-0.166163919519682</text:p>
          </table:table-cell>
          <table:table-cell table:formula="of:=[.A765]*[.A765]" office:value-type="float" office:value="0.0276104481501432" calcext:value-type="float">
            <text:p>0.027610448150143</text:p>
          </table:table-cell>
          <table:table-cell table:formula="of:=SIN(2*[.A765]*PI())" office:value-type="float" office:value="-0.864441658916517" calcext:value-type="float">
            <text:p>-0.864441658916517</text:p>
          </table:table-cell>
          <table:table-cell table:number-columns-repeated="2"/>
        </table:table-row>
        <table:table-row table:style-name="ro1">
          <table:table-cell office:value-type="float" office:value="0.002209233896773" calcext:value-type="float">
            <text:p>0.002209233896773</text:p>
          </table:table-cell>
          <table:table-cell table:formula="of:=[.A766]*[.A766]" office:value-type="float" office:value="0.0000048807144106508" calcext:value-type="float">
            <text:p>4.8807144106508E-06</text:p>
          </table:table-cell>
          <table:table-cell table:formula="of:=SIN(2*[.A766]*PI())" office:value-type="float" office:value="0.0138805801919413" calcext:value-type="float">
            <text:p>0.013880580191941</text:p>
          </table:table-cell>
          <table:table-cell table:number-columns-repeated="2"/>
        </table:table-row>
        <table:table-row table:style-name="ro1">
          <table:table-cell office:value-type="float" office:value="-0.00109448645522548" calcext:value-type="float">
            <text:p>-0.001094486455225</text:p>
          </table:table-cell>
          <table:table-cell table:formula="of:=[.A767]*[.A767]" office:value-type="float" office:value="0.00000119790060067204" calcext:value-type="float">
            <text:p>1.19790060067204E-06</text:p>
          </table:table-cell>
          <table:table-cell table:formula="of:=SIN(2*[.A767]*PI())" office:value-type="float" office:value="-0.0068768070119817" calcext:value-type="float">
            <text:p>-0.006876807011982</text:p>
          </table:table-cell>
          <table:table-cell table:number-columns-repeated="2"/>
        </table:table-row>
        <table:table-row table:style-name="ro1">
          <table:table-cell office:value-type="float" office:value="-0.247647640268787" calcext:value-type="float">
            <text:p>-0.247647640268787</text:p>
          </table:table-cell>
          <table:table-cell table:formula="of:=[.A768]*[.A768]" office:value-type="float" office:value="0.0613293537306983" calcext:value-type="float">
            <text:p>0.061329353730698</text:p>
          </table:table-cell>
          <table:table-cell table:formula="of:=SIN(2*[.A768]*PI())" office:value-type="float" office:value="-0.999890773175582" calcext:value-type="float">
            <text:p>-0.999890773175582</text:p>
          </table:table-cell>
          <table:table-cell table:number-columns-repeated="2"/>
        </table:table-row>
        <table:table-row table:style-name="ro1">
          <table:table-cell office:value-type="float" office:value="-0.0947586828314307" calcext:value-type="float">
            <text:p>-0.094758682831431</text:p>
          </table:table-cell>
          <table:table-cell table:formula="of:=[.A769]*[.A769]" office:value-type="float" office:value="0.00897920797194768" calcext:value-type="float">
            <text:p>0.008979207971948</text:p>
          </table:table-cell>
          <table:table-cell table:formula="of:=SIN(2*[.A769]*PI())" office:value-type="float" office:value="-0.560828679168583" calcext:value-type="float">
            <text:p>-0.560828679168583</text:p>
          </table:table-cell>
          <table:table-cell table:number-columns-repeated="2"/>
        </table:table-row>
        <table:table-row table:style-name="ro1">
          <table:table-cell office:value-type="float" office:value="-0.0042451132525491" calcext:value-type="float">
            <text:p>-0.004245113252549</text:p>
          </table:table-cell>
          <table:table-cell table:formula="of:=[.A770]*[.A770]" office:value-type="float" office:value="0.000018020986526968" calcext:value-type="float">
            <text:p>1.8020986526968E-05</text:p>
          </table:table-cell>
          <table:table-cell table:formula="of:=SIN(2*[.A770]*PI())" office:value-type="float" office:value="-0.0266696706413461" calcext:value-type="float">
            <text:p>-0.026669670641346</text:p>
          </table:table-cell>
          <table:table-cell table:number-columns-repeated="2"/>
        </table:table-row>
        <table:table-row table:style-name="ro1">
          <table:table-cell office:value-type="float" office:value="-0.0395635724815839" calcext:value-type="float">
            <text:p>-0.039563572481584</text:p>
          </table:table-cell>
          <table:table-cell table:formula="of:=[.A771]*[.A771]" office:value-type="float" office:value="0.00156527626750554" calcext:value-type="float">
            <text:p>0.001565276267506</text:p>
          </table:table-cell>
          <table:table-cell table:formula="of:=SIN(2*[.A771]*PI())" office:value-type="float" office:value="-0.246032950362479" calcext:value-type="float">
            <text:p>-0.246032950362479</text:p>
          </table:table-cell>
          <table:table-cell table:number-columns-repeated="2"/>
        </table:table-row>
        <table:table-row table:style-name="ro1">
          <table:table-cell office:value-type="float" office:value="0.00207659061919034" calcext:value-type="float">
            <text:p>0.00207659061919</text:p>
          </table:table-cell>
          <table:table-cell table:formula="of:=[.A772]*[.A772]" office:value-type="float" office:value="0.0000043122285997093" calcext:value-type="float">
            <text:p>4.3122285997093E-06</text:p>
          </table:table-cell>
          <table:table-cell table:formula="of:=SIN(2*[.A772]*PI())" office:value-type="float" office:value="0.0130472334667506" calcext:value-type="float">
            <text:p>0.013047233466751</text:p>
          </table:table-cell>
          <table:table-cell table:number-columns-repeated="2"/>
        </table:table-row>
        <table:table-row table:style-name="ro1">
          <table:table-cell office:value-type="float" office:value="0.0000568016185546466" calcext:value-type="float">
            <text:p>5.68016185546466E-05</text:p>
          </table:table-cell>
          <table:table-cell table:formula="of:=[.A773]*[.A773]" office:value-type="float" office:value="0.00000000322642387042758" calcext:value-type="float">
            <text:p>3.22642387042758E-09</text:p>
          </table:table-cell>
          <table:table-cell table:formula="of:=SIN(2*[.A773]*PI())" office:value-type="float" office:value="0.000356895087550043" calcext:value-type="float">
            <text:p>0.00035689508755</text:p>
          </table:table-cell>
          <table:table-cell table:number-columns-repeated="2"/>
        </table:table-row>
        <table:table-row table:style-name="ro1">
          <table:table-cell office:value-type="float" office:value="0.0000804358090519212" calcext:value-type="float">
            <text:p>8.04358090519212E-05</text:p>
          </table:table-cell>
          <table:table-cell table:formula="of:=[.A774]*[.A774]" office:value-type="float" office:value="0.00000000646991937783713" calcext:value-type="float">
            <text:p>6.46991937783713E-09</text:p>
          </table:table-cell>
          <table:table-cell table:formula="of:=SIN(2*[.A774]*PI())" office:value-type="float" office:value="0.000505393072091367" calcext:value-type="float">
            <text:p>0.000505393072091</text:p>
          </table:table-cell>
          <table:table-cell table:number-columns-repeated="2"/>
        </table:table-row>
        <table:table-row table:style-name="ro1">
          <table:table-cell office:value-type="float" office:value="-0.164432940331761" calcext:value-type="float">
            <text:p>-0.164432940331761</text:p>
          </table:table-cell>
          <table:table-cell table:formula="of:=[.A775]*[.A775]" office:value-type="float" office:value="0.0270381918661485" calcext:value-type="float">
            <text:p>0.027038191866149</text:p>
          </table:table-cell>
          <table:table-cell table:formula="of:=SIN(2*[.A775]*PI())" office:value-type="float" office:value="-0.858922882962836" calcext:value-type="float">
            <text:p>-0.858922882962836</text:p>
          </table:table-cell>
          <table:table-cell table:number-columns-repeated="2"/>
        </table:table-row>
        <table:table-row table:style-name="ro1">
          <table:table-cell office:value-type="float" office:value="0.000000195705091602842" calcext:value-type="float">
            <text:p>1.95705091602842E-07</text:p>
          </table:table-cell>
          <table:table-cell table:formula="of:=[.A776]*[.A776]" office:value-type="float" office:value="0.0000000000000383004828792767" calcext:value-type="float">
            <text:p>3.83004828792767E-14</text:p>
          </table:table-cell>
          <table:table-cell table:formula="of:=SIN(2*[.A776]*PI())" office:value-type="float" office:value="0.0000012296513560989" calcext:value-type="float">
            <text:p>1.2296513560989E-06</text:p>
          </table:table-cell>
          <table:table-cell table:number-columns-repeated="2"/>
        </table:table-row>
        <table:table-row table:style-name="ro1">
          <table:table-cell office:value-type="float" office:value="0.00000000101557759067851" calcext:value-type="float">
            <text:p>1.01557759067851E-09</text:p>
          </table:table-cell>
          <table:table-cell table:formula="of:=[.A777]*[.A777]" office:value-type="float" office:value="1.03139784268838E-018" calcext:value-type="float">
            <text:p>1.03139784268838E-18</text:p>
          </table:table-cell>
          <table:table-cell table:formula="of:=SIN(2*[.A777]*PI())" office:value-type="float" office:value="0.00000000638106219605209" calcext:value-type="float">
            <text:p>6.38106219605209E-09</text:p>
          </table:table-cell>
          <table:table-cell table:number-columns-repeated="2"/>
        </table:table-row>
        <table:table-row table:style-name="ro1">
          <table:table-cell office:value-type="float" office:value="-0.0000765859540516999" calcext:value-type="float">
            <text:p>-7.65859540516999E-05</text:p>
          </table:table-cell>
          <table:table-cell table:formula="of:=[.A778]*[.A778]" office:value-type="float" office:value="0.00000000586540835800909" calcext:value-type="float">
            <text:p>5.86540835800909E-09</text:p>
          </table:table-cell>
          <table:table-cell table:formula="of:=SIN(2*[.A778]*PI())" office:value-type="float" office:value="-0.000481203722662953" calcext:value-type="float">
            <text:p>-0.000481203722663</text:p>
          </table:table-cell>
          <table:table-cell table:number-columns-repeated="2"/>
        </table:table-row>
        <table:table-row table:style-name="ro1">
          <table:table-cell office:value-type="float" office:value="-0.00382865063681876" calcext:value-type="float">
            <text:p>-0.003828650636819</text:p>
          </table:table-cell>
          <table:table-cell table:formula="of:=[.A779]*[.A779]" office:value-type="float" office:value="0.0000146585656988127" calcext:value-type="float">
            <text:p>1.46585656988127E-05</text:p>
          </table:table-cell>
          <table:table-cell table:formula="of:=SIN(2*[.A779]*PI())" office:value-type="float" office:value="-0.0240538012939212" calcext:value-type="float">
            <text:p>-0.024053801293921</text:p>
          </table:table-cell>
          <table:table-cell table:number-columns-repeated="2"/>
        </table:table-row>
        <table:table-row table:style-name="ro1">
          <table:table-cell office:value-type="float" office:value="0.000000192888161099121" calcext:value-type="float">
            <text:p>1.92888161099121E-07</text:p>
          </table:table-cell>
          <table:table-cell table:formula="of:=[.A780]*[.A780]" office:value-type="float" office:value="0.0000000000000372058426922004" calcext:value-type="float">
            <text:p>3.72058426922004E-14</text:p>
          </table:table-cell>
          <table:table-cell table:formula="of:=SIN(2*[.A780]*PI())" office:value-type="float" office:value="0.00000121195205974659" calcext:value-type="float">
            <text:p>1.21195205974659E-06</text:p>
          </table:table-cell>
          <table:table-cell table:number-columns-repeated="2"/>
        </table:table-row>
        <table:table-row table:style-name="ro1">
          <table:table-cell office:value-type="float" office:value="-0.327506386129866" calcext:value-type="float">
            <text:p>-0.327506386129866</text:p>
          </table:table-cell>
          <table:table-cell table:formula="of:=[.A781]*[.A781]" office:value-type="float" office:value="0.107260432955845" calcext:value-type="float">
            <text:p>0.107260432955845</text:p>
          </table:table-cell>
          <table:table-cell table:formula="of:=SIN(2*[.A781]*PI())" office:value-type="float" office:value="-0.883746853582393" calcext:value-type="float">
            <text:p>-0.883746853582393</text:p>
          </table:table-cell>
          <table:table-cell table:number-columns-repeated="2"/>
        </table:table-row>
        <table:table-row table:style-name="ro1">
          <table:table-cell office:value-type="float" office:value="0.0302034003902766" calcext:value-type="float">
            <text:p>0.030203400390277</text:p>
          </table:table-cell>
          <table:table-cell table:formula="of:=[.A782]*[.A782]" office:value-type="float" office:value="0.000912245395135359" calcext:value-type="float">
            <text:p>0.000912245395135</text:p>
          </table:table-cell>
          <table:table-cell table:formula="of:=SIN(2*[.A782]*PI())" office:value-type="float" office:value="0.188636526628582" calcext:value-type="float">
            <text:p>0.188636526628582</text:p>
          </table:table-cell>
          <table:table-cell table:number-columns-repeated="2"/>
        </table:table-row>
        <table:table-row table:style-name="ro1">
          <table:table-cell office:value-type="float" office:value="-0.093849609815141" calcext:value-type="float">
            <text:p>-0.093849609815141</text:p>
          </table:table-cell>
          <table:table-cell table:formula="of:=[.A783]*[.A783]" office:value-type="float" office:value="0.00880774926245422" calcext:value-type="float">
            <text:p>0.008807749262454</text:p>
          </table:table-cell>
          <table:table-cell table:formula="of:=SIN(2*[.A783]*PI())" office:value-type="float" office:value="-0.556090513505688" calcext:value-type="float">
            <text:p>-0.556090513505688</text:p>
          </table:table-cell>
          <table:table-cell table:number-columns-repeated="2"/>
        </table:table-row>
        <table:table-row table:style-name="ro1">
          <table:table-cell office:value-type="float" office:value="0.000507103196202242" calcext:value-type="float">
            <text:p>0.000507103196202</text:p>
          </table:table-cell>
          <table:table-cell table:formula="of:=[.A784]*[.A784]" office:value-type="float" office:value="0.00000025715365159853" calcext:value-type="float">
            <text:p>2.5715365159853E-07</text:p>
          </table:table-cell>
          <table:table-cell table:formula="of:=SIN(2*[.A784]*PI())" office:value-type="float" office:value="0.00318621796050434" calcext:value-type="float">
            <text:p>0.003186217960504</text:p>
          </table:table-cell>
          <table:table-cell table:number-columns-repeated="2"/>
        </table:table-row>
        <table:table-row table:style-name="ro1">
          <table:table-cell office:value-type="float" office:value="-0.146942328916225" calcext:value-type="float">
            <text:p>-0.146942328916225</text:p>
          </table:table-cell>
          <table:table-cell table:formula="of:=[.A785]*[.A785]" office:value-type="float" office:value="0.0215920480273242" calcext:value-type="float">
            <text:p>0.021592048027324</text:p>
          </table:table-cell>
          <table:table-cell table:formula="of:=SIN(2*[.A785]*PI())" office:value-type="float" office:value="-0.797575910759881" calcext:value-type="float">
            <text:p>-0.797575910759881</text:p>
          </table:table-cell>
          <table:table-cell table:number-columns-repeated="2"/>
        </table:table-row>
        <table:table-row table:style-name="ro1">
          <table:table-cell office:value-type="float" office:value="0.00592417349997916" calcext:value-type="float">
            <text:p>0.005924173499979</text:p>
          </table:table-cell>
          <table:table-cell table:formula="of:=[.A786]*[.A786]" office:value-type="float" office:value="0.0000350958316578553" calcext:value-type="float">
            <text:p>3.50958316578553E-05</text:p>
          </table:table-cell>
          <table:table-cell table:formula="of:=SIN(2*[.A786]*PI())" office:value-type="float" office:value="0.0372140849774576" calcext:value-type="float">
            <text:p>0.037214084977458</text:p>
          </table:table-cell>
          <table:table-cell table:number-columns-repeated="2"/>
        </table:table-row>
        <table:table-row table:style-name="ro1">
          <table:table-cell office:value-type="float" office:value="-0.000270839459113434" calcext:value-type="float">
            <text:p>-0.000270839459113</text:p>
          </table:table-cell>
          <table:table-cell table:formula="of:=[.A787]*[.A787]" office:value-type="float" office:value="0.0000000733540126128575" calcext:value-type="float">
            <text:p>7.33540126128575E-08</text:p>
          </table:table-cell>
          <table:table-cell table:formula="of:=SIN(2*[.A787]*PI())" office:value-type="float" office:value="-0.00170173368876386" calcext:value-type="float">
            <text:p>-0.001701733688764</text:p>
          </table:table-cell>
          <table:table-cell table:number-columns-repeated="2"/>
        </table:table-row>
        <table:table-row table:style-name="ro1">
          <table:table-cell office:value-type="float" office:value="-0.0000803133304077866" calcext:value-type="float">
            <text:p>-8.03133304077866E-05</text:p>
          </table:table-cell>
          <table:table-cell table:formula="of:=[.A788]*[.A788]" office:value-type="float" office:value="0.00000000645023104119029" calcext:value-type="float">
            <text:p>6.45023104119029E-09</text:p>
          </table:table-cell>
          <table:table-cell table:formula="of:=SIN(2*[.A788]*PI())" office:value-type="float" office:value="-0.000504623516172228" calcext:value-type="float">
            <text:p>-0.000504623516172</text:p>
          </table:table-cell>
          <table:table-cell table:number-columns-repeated="2"/>
        </table:table-row>
        <table:table-row table:style-name="ro1">
          <table:table-cell office:value-type="float" office:value="0.0000148964973783517" calcext:value-type="float">
            <text:p>1.48964973783517E-05</text:p>
          </table:table-cell>
          <table:table-cell table:formula="of:=[.A789]*[.A789]" office:value-type="float" office:value="0.000000000221905634143238" calcext:value-type="float">
            <text:p>2.21905634143238E-10</text:p>
          </table:table-cell>
          <table:table-cell table:formula="of:=SIN(2*[.A789]*PI())" office:value-type="float" office:value="0.0000935974533194385" calcext:value-type="float">
            <text:p>9.35974533194385E-05</text:p>
          </table:table-cell>
          <table:table-cell table:number-columns-repeated="2"/>
        </table:table-row>
        <table:table-row table:style-name="ro1">
          <table:table-cell office:value-type="float" office:value="-0.0180089664189369" calcext:value-type="float">
            <text:p>-0.018008966418937</text:p>
          </table:table-cell>
          <table:table-cell table:formula="of:=[.A790]*[.A790]" office:value-type="float" office:value="0.000324322871478396" calcext:value-type="float">
            <text:p>0.000324322871478</text:p>
          </table:table-cell>
          <table:table-cell table:formula="of:=SIN(2*[.A790]*PI())" office:value-type="float" office:value="-0.112912362442184" calcext:value-type="float">
            <text:p>-0.112912362442184</text:p>
          </table:table-cell>
          <table:table-cell table:number-columns-repeated="2"/>
        </table:table-row>
        <table:table-row table:style-name="ro1">
          <table:table-cell office:value-type="float" office:value="-0.160657301863697" calcext:value-type="float">
            <text:p>-0.160657301863697</text:p>
          </table:table-cell>
          <table:table-cell table:formula="of:=[.A791]*[.A791]" office:value-type="float" office:value="0.0258107686421232" calcext:value-type="float">
            <text:p>0.025810768642123</text:p>
          </table:table-cell>
          <table:table-cell table:formula="of:=SIN(2*[.A791]*PI())" office:value-type="float" office:value="-0.846533656146392" calcext:value-type="float">
            <text:p>-0.846533656146392</text:p>
          </table:table-cell>
          <table:table-cell table:number-columns-repeated="2"/>
        </table:table-row>
        <table:table-row table:style-name="ro1">
          <table:table-cell office:value-type="float" office:value="-0.23432397072424" calcext:value-type="float">
            <text:p>-0.23432397072424</text:p>
          </table:table-cell>
          <table:table-cell table:formula="of:=[.A792]*[.A792]" office:value-type="float" office:value="0.0549077232559745" calcext:value-type="float">
            <text:p>0.054907723255975</text:p>
          </table:table-cell>
          <table:table-cell table:formula="of:=SIN(2*[.A792]*PI())" office:value-type="float" office:value="-0.995153248637181" calcext:value-type="float">
            <text:p>-0.995153248637181</text:p>
          </table:table-cell>
          <table:table-cell table:number-columns-repeated="2"/>
        </table:table-row>
        <table:table-row table:style-name="ro1">
          <table:table-cell office:value-type="float" office:value="-0.01949571881651" calcext:value-type="float">
            <text:p>-0.01949571881651</text:p>
          </table:table-cell>
          <table:table-cell table:formula="of:=[.A793]*[.A793]" office:value-type="float" office:value="0.000380083052172422" calcext:value-type="float">
            <text:p>0.000380083052172</text:p>
          </table:table-cell>
          <table:table-cell table:formula="of:=SIN(2*[.A793]*PI())" office:value-type="float" office:value="-0.12218910207698" calcext:value-type="float">
            <text:p>-0.12218910207698</text:p>
          </table:table-cell>
          <table:table-cell table:number-columns-repeated="2"/>
        </table:table-row>
        <table:table-row table:style-name="ro1">
          <table:table-cell office:value-type="float" office:value="-0.00000000295365362009898" calcext:value-type="float">
            <text:p>-2.95365362009898E-09</text:p>
          </table:table-cell>
          <table:table-cell table:formula="of:=[.A794]*[.A794]" office:value-type="float" office:value="8.72406970752382E-018" calcext:value-type="float">
            <text:p>8.72406970752382E-18</text:p>
          </table:table-cell>
          <table:table-cell table:formula="of:=SIN(2*[.A794]*PI())" office:value-type="float" office:value="-0.0000000185583530283037" calcext:value-type="float">
            <text:p>-1.85583530283037E-08</text:p>
          </table:table-cell>
          <table:table-cell table:number-columns-repeated="2"/>
        </table:table-row>
        <table:table-row table:style-name="ro1">
          <table:table-cell office:value-type="float" office:value="-0.0571913626305615" calcext:value-type="float">
            <text:p>-0.057191362630562</text:p>
          </table:table-cell>
          <table:table-cell table:formula="of:=[.A795]*[.A795]" office:value-type="float" office:value="0.00327085195954039" calcext:value-type="float">
            <text:p>0.00327085195954</text:p>
          </table:table-cell>
          <table:table-cell table:formula="of:=SIN(2*[.A795]*PI())" office:value-type="float" office:value="-0.351660143093368" calcext:value-type="float">
            <text:p>-0.351660143093368</text:p>
          </table:table-cell>
          <table:table-cell table:number-columns-repeated="2"/>
        </table:table-row>
        <table:table-row table:style-name="ro1">
          <table:table-cell office:value-type="float" office:value="-0.0341217795804569" calcext:value-type="float">
            <text:p>-0.034121779580457</text:p>
          </table:table-cell>
          <table:table-cell table:formula="of:=[.A796]*[.A796]" office:value-type="float" office:value="0.00116429584173729" calcext:value-type="float">
            <text:p>0.001164295841737</text:p>
          </table:table-cell>
          <table:table-cell table:formula="of:=SIN(2*[.A796]*PI())" office:value-type="float" office:value="-0.212754817851243" calcext:value-type="float">
            <text:p>-0.212754817851243</text:p>
          </table:table-cell>
          <table:table-cell table:number-columns-repeated="2"/>
        </table:table-row>
        <table:table-row table:style-name="ro1">
          <table:table-cell office:value-type="float" office:value="-0.0000139839799721322" calcext:value-type="float">
            <text:p>-1.39839799721322E-05</text:p>
          </table:table-cell>
          <table:table-cell table:formula="of:=[.A797]*[.A797]" office:value-type="float" office:value="0.000000000195551695860994" calcext:value-type="float">
            <text:p>1.95551695860994E-10</text:p>
          </table:table-cell>
          <table:table-cell table:formula="of:=SIN(2*[.A797]*PI())" office:value-type="float" office:value="-0.0000878639373837418" calcext:value-type="float">
            <text:p>-8.78639373837418E-05</text:p>
          </table:table-cell>
          <table:table-cell table:number-columns-repeated="2"/>
        </table:table-row>
        <table:table-row table:style-name="ro1">
          <table:table-cell office:value-type="float" office:value="-0.000228388420823274" calcext:value-type="float">
            <text:p>-0.000228388420823</text:p>
          </table:table-cell>
          <table:table-cell table:formula="of:=[.A798]*[.A798]" office:value-type="float" office:value="0.0000000521612707661489" calcext:value-type="float">
            <text:p>5.21612707661489E-08</text:p>
          </table:table-cell>
          <table:table-cell table:formula="of:=SIN(2*[.A798]*PI())" office:value-type="float" office:value="-0.00143500627754184" calcext:value-type="float">
            <text:p>-0.001435006277542</text:p>
          </table:table-cell>
          <table:table-cell table:number-columns-repeated="2"/>
        </table:table-row>
        <table:table-row table:style-name="ro1">
          <table:table-cell office:value-type="float" office:value="-0.0386110951856838" calcext:value-type="float">
            <text:p>-0.038611095185684</text:p>
          </table:table-cell>
          <table:table-cell table:formula="of:=[.A799]*[.A799]" office:value-type="float" office:value="0.00149081667143794" calcext:value-type="float">
            <text:p>0.001490816671438</text:p>
          </table:table-cell>
          <table:table-cell table:formula="of:=SIN(2*[.A799]*PI())" office:value-type="float" office:value="-0.240227945345031" calcext:value-type="float">
            <text:p>-0.240227945345031</text:p>
          </table:table-cell>
          <table:table-cell table:number-columns-repeated="2"/>
        </table:table-row>
        <table:table-row table:style-name="ro1">
          <table:table-cell office:value-type="float" office:value="-1.25685136102057" calcext:value-type="float">
            <text:p>-1.25685136102057</text:p>
          </table:table-cell>
          <table:table-cell table:formula="of:=[.A800]*[.A800]" office:value-type="float" office:value="1.57967534369927" calcext:value-type="float">
            <text:p>1.57967534369927</text:p>
          </table:table-cell>
          <table:table-cell table:formula="of:=SIN(2*[.A800]*PI())" office:value-type="float" office:value="-0.999073561964742" calcext:value-type="float">
            <text:p>-0.999073561964742</text:p>
          </table:table-cell>
          <table:table-cell table:number-columns-repeated="2"/>
        </table:table-row>
        <table:table-row table:style-name="ro1">
          <table:table-cell office:value-type="float" office:value="-0.0118285863541999" calcext:value-type="float">
            <text:p>-0.0118285863542</text:p>
          </table:table-cell>
          <table:table-cell table:formula="of:=[.A801]*[.A801]" office:value-type="float" office:value="0.000139915455138764" calcext:value-type="float">
            <text:p>0.000139915455139</text:p>
          </table:table-cell>
          <table:table-cell table:formula="of:=SIN(2*[.A801]*PI())" office:value-type="float" office:value="-0.0742527982777846" calcext:value-type="float">
            <text:p>-0.074252798277785</text:p>
          </table:table-cell>
          <table:table-cell table:number-columns-repeated="2"/>
        </table:table-row>
        <table:table-row table:style-name="ro1">
          <table:table-cell office:value-type="float" office:value="-0.00111181879839182" calcext:value-type="float">
            <text:p>-0.001111818798392</text:p>
          </table:table-cell>
          <table:table-cell table:formula="of:=[.A802]*[.A802]" office:value-type="float" office:value="0.00000123614104045743" calcext:value-type="float">
            <text:p>1.23614104045743E-06</text:p>
          </table:table-cell>
          <table:table-cell table:formula="of:=SIN(2*[.A802]*PI())" office:value-type="float" office:value="-0.00698570671985795" calcext:value-type="float">
            <text:p>-0.006985706719858</text:p>
          </table:table-cell>
          <table:table-cell table:number-columns-repeated="2"/>
        </table:table-row>
        <table:table-row table:style-name="ro1">
          <table:table-cell office:value-type="float" office:value="-0.0000276447020032995" calcext:value-type="float">
            <text:p>-2.76447020032995E-05</text:p>
          </table:table-cell>
          <table:table-cell table:formula="of:=[.A803]*[.A803]" office:value-type="float" office:value="0.00000000076422954885123" calcext:value-type="float">
            <text:p>7.6422954885123E-10</text:p>
          </table:table-cell>
          <table:table-cell table:formula="of:=SIN(2*[.A803]*PI())" office:value-type="float" office:value="-0.000173696784575067" calcext:value-type="float">
            <text:p>-0.000173696784575</text:p>
          </table:table-cell>
          <table:table-cell table:number-columns-repeated="2"/>
        </table:table-row>
        <table:table-row table:style-name="ro1">
          <table:table-cell office:value-type="float" office:value="-0.000774236156352252" calcext:value-type="float">
            <text:p>-0.000774236156352</text:p>
          </table:table-cell>
          <table:table-cell table:formula="of:=[.A804]*[.A804]" office:value-type="float" office:value="0.000000599441625803109" calcext:value-type="float">
            <text:p>5.99441625803109E-07</text:p>
          </table:table-cell>
          <table:table-cell table:formula="of:=SIN(2*[.A804]*PI())" office:value-type="float" office:value="-0.00486465005483056" calcext:value-type="float">
            <text:p>-0.004864650054831</text:p>
          </table:table-cell>
          <table:table-cell table:number-columns-repeated="2"/>
        </table:table-row>
        <table:table-row table:style-name="ro1">
          <table:table-cell office:value-type="float" office:value="0.000010226645694726" calcext:value-type="float">
            <text:p>1.0226645694726E-05</text:p>
          </table:table-cell>
          <table:table-cell table:formula="of:=[.A805]*[.A805]" office:value-type="float" office:value="0.000000000104584282165458" calcext:value-type="float">
            <text:p>1.04584282165458E-10</text:p>
          </table:table-cell>
          <table:table-cell table:formula="of:=SIN(2*[.A805]*PI())" office:value-type="float" office:value="0.0000642559099266169" calcext:value-type="float">
            <text:p>6.42559099266169E-05</text:p>
          </table:table-cell>
          <table:table-cell table:number-columns-repeated="2"/>
        </table:table-row>
        <table:table-row table:style-name="ro1">
          <table:table-cell office:value-type="float" office:value="-0.0743155146222156" calcext:value-type="float">
            <text:p>-0.074315514622216</text:p>
          </table:table-cell>
          <table:table-cell table:formula="of:=[.A806]*[.A806]" office:value-type="float" office:value="0.00552279571356474" calcext:value-type="float">
            <text:p>0.005522795713565</text:p>
          </table:table-cell>
          <table:table-cell table:formula="of:=SIN(2*[.A806]*PI())" office:value-type="float" office:value="-0.450154318011141" calcext:value-type="float">
            <text:p>-0.450154318011141</text:p>
          </table:table-cell>
          <table:table-cell table:number-columns-repeated="2"/>
        </table:table-row>
        <table:table-row table:style-name="ro1">
          <table:table-cell office:value-type="float" office:value="-0.0403834487904392" calcext:value-type="float">
            <text:p>-0.040383448790439</text:p>
          </table:table-cell>
          <table:table-cell table:formula="of:=[.A807]*[.A807]" office:value-type="float" office:value="0.00163082293621003" calcext:value-type="float">
            <text:p>0.00163082293621</text:p>
          </table:table-cell>
          <table:table-cell table:formula="of:=SIN(2*[.A807]*PI())" office:value-type="float" office:value="-0.251022750981992" calcext:value-type="float">
            <text:p>-0.251022750981992</text:p>
          </table:table-cell>
          <table:table-cell table:number-columns-repeated="2"/>
        </table:table-row>
        <table:table-row table:style-name="ro1">
          <table:table-cell office:value-type="float" office:value="0.0000668880731562327" calcext:value-type="float">
            <text:p>6.68880731562327E-05</text:p>
          </table:table-cell>
          <table:table-cell table:formula="of:=[.A808]*[.A808]" office:value-type="float" office:value="0.00000000447401433055353" calcext:value-type="float">
            <text:p>4.47401433055353E-09</text:p>
          </table:table-cell>
          <table:table-cell table:formula="of:=SIN(2*[.A808]*PI())" office:value-type="float" office:value="0.000420270146108951" calcext:value-type="float">
            <text:p>0.000420270146109</text:p>
          </table:table-cell>
          <table:table-cell table:number-columns-repeated="2"/>
        </table:table-row>
        <table:table-row table:style-name="ro1">
          <table:table-cell office:value-type="float" office:value="0.0322084922892113" calcext:value-type="float">
            <text:p>0.032208492289211</text:p>
          </table:table-cell>
          <table:table-cell table:formula="of:=[.A809]*[.A809]" office:value-type="float" office:value="0.00103738697554418" calcext:value-type="float">
            <text:p>0.001037386975544</text:p>
          </table:table-cell>
          <table:table-cell table:formula="of:=SIN(2*[.A809]*PI())" office:value-type="float" office:value="0.200993414680997" calcext:value-type="float">
            <text:p>0.200993414680997</text:p>
          </table:table-cell>
          <table:table-cell table:number-columns-repeated="2"/>
        </table:table-row>
        <table:table-row table:style-name="ro1">
          <table:table-cell office:value-type="float" office:value="0.00133880811283433" calcext:value-type="float">
            <text:p>0.001338808112834</text:p>
          </table:table-cell>
          <table:table-cell table:formula="of:=[.A810]*[.A810]" office:value-type="float" office:value="0.00000179240716299102" calcext:value-type="float">
            <text:p>1.79240716299102E-06</text:p>
          </table:table-cell>
          <table:table-cell table:formula="of:=SIN(2*[.A810]*PI())" office:value-type="float" office:value="0.00841188025680599" calcext:value-type="float">
            <text:p>0.008411880256806</text:p>
          </table:table-cell>
          <table:table-cell table:number-columns-repeated="2"/>
        </table:table-row>
        <table:table-row table:style-name="ro1">
          <table:table-cell office:value-type="float" office:value="-0.0012669436305193" calcext:value-type="float">
            <text:p>-0.001266943630519</text:p>
          </table:table-cell>
          <table:table-cell table:formula="of:=[.A811]*[.A811]" office:value-type="float" office:value="0.00000160514616291342" calcext:value-type="float">
            <text:p>1.60514616291342E-06</text:p>
          </table:table-cell>
          <table:table-cell table:formula="of:=SIN(2*[.A811]*PI())" office:value-type="float" office:value="-0.00796035753085619" calcext:value-type="float">
            <text:p>-0.007960357530856</text:p>
          </table:table-cell>
          <table:table-cell table:number-columns-repeated="2"/>
        </table:table-row>
        <table:table-row table:style-name="ro1">
          <table:table-cell office:value-type="float" office:value="-0.106885522846198" calcext:value-type="float">
            <text:p>-0.106885522846198</text:p>
          </table:table-cell>
          <table:table-cell table:formula="of:=[.A812]*[.A812]" office:value-type="float" office:value="0.0114245149941051" calcext:value-type="float">
            <text:p>0.011424514994105</text:p>
          </table:table-cell>
          <table:table-cell table:formula="of:=SIN(2*[.A812]*PI())" office:value-type="float" office:value="-0.622224860453982" calcext:value-type="float">
            <text:p>-0.622224860453982</text:p>
          </table:table-cell>
          <table:table-cell table:number-columns-repeated="2"/>
        </table:table-row>
        <table:table-row table:style-name="ro1">
          <table:table-cell office:value-type="float" office:value="0.00613841178308701" calcext:value-type="float">
            <text:p>0.006138411783087</text:p>
          </table:table-cell>
          <table:table-cell table:formula="of:=[.A813]*[.A813]" office:value-type="float" office:value="0.0000376800992187414" calcext:value-type="float">
            <text:p>3.76800992187414E-05</text:p>
          </table:table-cell>
          <table:table-cell table:formula="of:=SIN(2*[.A813]*PI())" office:value-type="float" office:value="0.0385592172671799" calcext:value-type="float">
            <text:p>0.03855921726718</text:p>
          </table:table-cell>
          <table:table-cell table:number-columns-repeated="2"/>
        </table:table-row>
        <table:table-row table:style-name="ro1">
          <table:table-cell office:value-type="float" office:value="-0.219777465506847" calcext:value-type="float">
            <text:p>-0.219777465506847</text:p>
          </table:table-cell>
          <table:table-cell table:formula="of:=[.A814]*[.A814]" office:value-type="float" office:value="0.0483021343446134" calcext:value-type="float">
            <text:p>0.048302134344614</text:p>
          </table:table-cell>
          <table:table-cell table:formula="of:=SIN(2*[.A814]*PI())" office:value-type="float" office:value="-0.982024289287163" calcext:value-type="float">
            <text:p>-0.982024289287163</text:p>
          </table:table-cell>
          <table:table-cell table:number-columns-repeated="2"/>
        </table:table-row>
        <table:table-row table:style-name="ro1">
          <table:table-cell office:value-type="float" office:value="0.00255180181652515" calcext:value-type="float">
            <text:p>0.002551801816525</text:p>
          </table:table-cell>
          <table:table-cell table:formula="of:=[.A815]*[.A815]" office:value-type="float" office:value="0.00000651169251082105" calcext:value-type="float">
            <text:p>6.51169251082105E-06</text:p>
          </table:table-cell>
          <table:table-cell table:formula="of:=SIN(2*[.A815]*PI())" office:value-type="float" office:value="0.0160327567328429" calcext:value-type="float">
            <text:p>0.016032756732843</text:p>
          </table:table-cell>
          <table:table-cell table:number-columns-repeated="2"/>
        </table:table-row>
        <table:table-row table:style-name="ro1">
          <table:table-cell office:value-type="float" office:value="0.0189662805400112" calcext:value-type="float">
            <text:p>0.018966280540011</text:p>
          </table:table-cell>
          <table:table-cell table:formula="of:=[.A816]*[.A816]" office:value-type="float" office:value="0.000359719797522409" calcext:value-type="float">
            <text:p>0.000359719797522</text:p>
          </table:table-cell>
          <table:table-cell table:formula="of:=SIN(2*[.A816]*PI())" office:value-type="float" office:value="0.118886799739281" calcext:value-type="float">
            <text:p>0.118886799739281</text:p>
          </table:table-cell>
          <table:table-cell table:number-columns-repeated="2"/>
        </table:table-row>
        <table:table-row table:style-name="ro1">
          <table:table-cell office:value-type="float" office:value="0.000610005978320226" calcext:value-type="float">
            <text:p>0.00061000597832</text:p>
          </table:table-cell>
          <table:table-cell table:formula="of:=[.A817]*[.A817]" office:value-type="float" office:value="0.000000372107293586416" calcext:value-type="float">
            <text:p>3.72107293586416E-07</text:p>
          </table:table-cell>
          <table:table-cell table:formula="of:=SIN(2*[.A817]*PI())" office:value-type="float" office:value="0.00383277121622343" calcext:value-type="float">
            <text:p>0.003832771216223</text:p>
          </table:table-cell>
          <table:table-cell table:number-columns-repeated="2"/>
        </table:table-row>
        <table:table-row table:style-name="ro1">
          <table:table-cell office:value-type="float" office:value="-0.0701640861050162" calcext:value-type="float">
            <text:p>-0.070164086105016</text:p>
          </table:table-cell>
          <table:table-cell table:formula="of:=[.A818]*[.A818]" office:value-type="float" office:value="0.00492299897895212" calcext:value-type="float">
            <text:p>0.004922998978952</text:p>
          </table:table-cell>
          <table:table-cell table:formula="of:=SIN(2*[.A818]*PI())" office:value-type="float" office:value="-0.426711926788445" calcext:value-type="float">
            <text:p>-0.426711926788445</text:p>
          </table:table-cell>
          <table:table-cell table:number-columns-repeated="2"/>
        </table:table-row>
        <table:table-row table:style-name="ro1">
          <table:table-cell office:value-type="float" office:value="-0.00402374640488022" calcext:value-type="float">
            <text:p>-0.00402374640488</text:p>
          </table:table-cell>
          <table:table-cell table:formula="of:=[.A819]*[.A819]" office:value-type="float" office:value="0.0000161905351307865" calcext:value-type="float">
            <text:p>1.61905351307865E-05</text:p>
          </table:table-cell>
          <table:table-cell table:formula="of:=SIN(2*[.A819]*PI())" office:value-type="float" office:value="-0.0252792511053823" calcext:value-type="float">
            <text:p>-0.025279251105382</text:p>
          </table:table-cell>
          <table:table-cell table:number-columns-repeated="2"/>
        </table:table-row>
        <table:table-row table:style-name="ro1">
          <table:table-cell office:value-type="float" office:value="0.000236501713188793" calcext:value-type="float">
            <text:p>0.000236501713189</text:p>
          </table:table-cell>
          <table:table-cell table:formula="of:=[.A820]*[.A820]" office:value-type="float" office:value="0.0000000559330603412339" calcext:value-type="float">
            <text:p>5.59330603412339E-08</text:p>
          </table:table-cell>
          <table:table-cell table:formula="of:=SIN(2*[.A820]*PI())" office:value-type="float" office:value="0.00148598354255171" calcext:value-type="float">
            <text:p>0.001485983542552</text:p>
          </table:table-cell>
          <table:table-cell table:number-columns-repeated="2"/>
        </table:table-row>
        <table:table-row table:style-name="ro1">
          <table:table-cell office:value-type="float" office:value="-0.00000445545792872279" calcext:value-type="float">
            <text:p>-4.45545792872279E-06</text:p>
          </table:table-cell>
          <table:table-cell table:formula="of:=[.A821]*[.A821]" office:value-type="float" office:value="0.0000000000198511053546187" calcext:value-type="float">
            <text:p>1.98511053546187E-11</text:p>
          </table:table-cell>
          <table:table-cell table:formula="of:=SIN(2*[.A821]*PI())" office:value-type="float" office:value="-0.0000279944677908513" calcext:value-type="float">
            <text:p>-2.79944677908513E-05</text:p>
          </table:table-cell>
          <table:table-cell table:number-columns-repeated="2"/>
        </table:table-row>
        <table:table-row table:style-name="ro1">
          <table:table-cell office:value-type="float" office:value="0.002783247120197" calcext:value-type="float">
            <text:p>0.002783247120197</text:p>
          </table:table-cell>
          <table:table-cell table:formula="of:=[.A822]*[.A822]" office:value-type="float" office:value="0.0000077464645320849" calcext:value-type="float">
            <text:p>7.7464645320849E-06</text:p>
          </table:table-cell>
          <table:table-cell table:formula="of:=SIN(2*[.A822]*PI())" office:value-type="float" office:value="0.0174867660849605" calcext:value-type="float">
            <text:p>0.017486766084961</text:p>
          </table:table-cell>
          <table:table-cell table:number-columns-repeated="2"/>
        </table:table-row>
        <table:table-row table:style-name="ro1">
          <table:table-cell office:value-type="float" office:value="0.000062190144139296" calcext:value-type="float">
            <text:p>6.2190144139296E-05</text:p>
          </table:table-cell>
          <table:table-cell table:formula="of:=[.A823]*[.A823]" office:value-type="float" office:value="0.00000000386761402806641" calcext:value-type="float">
            <text:p>3.86761402806641E-09</text:p>
          </table:table-cell>
          <table:table-cell table:formula="of:=SIN(2*[.A823]*PI())" office:value-type="float" office:value="0.00039075218996359" calcext:value-type="float">
            <text:p>0.000390752189964</text:p>
          </table:table-cell>
          <table:table-cell table:number-columns-repeated="2"/>
        </table:table-row>
        <table:table-row table:style-name="ro1">
          <table:table-cell office:value-type="float" office:value="0.0000767177662098198" calcext:value-type="float">
            <text:p>7.67177662098198E-05</text:p>
          </table:table-cell>
          <table:table-cell table:formula="of:=[.A824]*[.A824]" office:value-type="float" office:value="0.00000000588561565222457" calcext:value-type="float">
            <text:p>5.88561565222457E-09</text:p>
          </table:table-cell>
          <table:table-cell table:formula="of:=SIN(2*[.A824]*PI())" office:value-type="float" office:value="0.000482031922782107" calcext:value-type="float">
            <text:p>0.000482031922782</text:p>
          </table:table-cell>
          <table:table-cell table:number-columns-repeated="2"/>
        </table:table-row>
        <table:table-row table:style-name="ro1">
          <table:table-cell office:value-type="float" office:value="-0.000000169570170422485" calcext:value-type="float">
            <text:p>-1.69570170422485E-07</text:p>
          </table:table-cell>
          <table:table-cell table:formula="of:=[.A825]*[.A825]" office:value-type="float" office:value="0.0000000000000287540426971106" calcext:value-type="float">
            <text:p>2.87540426971106E-14</text:p>
          </table:table-cell>
          <table:table-cell table:formula="of:=SIN(2*[.A825]*PI())" office:value-type="float" office:value="-0.0000010654408033343" calcext:value-type="float">
            <text:p>-1.0654408033343E-06</text:p>
          </table:table-cell>
          <table:table-cell table:number-columns-repeated="2"/>
        </table:table-row>
        <table:table-row table:style-name="ro1">
          <table:table-cell office:value-type="float" office:value="-0.00221248165039735" calcext:value-type="float">
            <text:p>-0.002212481650397</text:p>
          </table:table-cell>
          <table:table-cell table:formula="of:=[.A826]*[.A826]" office:value-type="float" office:value="0.00000489507505334496" calcext:value-type="float">
            <text:p>4.89507505334496E-06</text:p>
          </table:table-cell>
          <table:table-cell table:formula="of:=SIN(2*[.A826]*PI())" office:value-type="float" office:value="-0.0139009844609689" calcext:value-type="float">
            <text:p>-0.013900984460969</text:p>
          </table:table-cell>
          <table:table-cell table:number-columns-repeated="2"/>
        </table:table-row>
        <table:table-row table:style-name="ro1">
          <table:table-cell office:value-type="float" office:value="0.00111402249172062" calcext:value-type="float">
            <text:p>0.001114022491721</text:p>
          </table:table-cell>
          <table:table-cell table:formula="of:=[.A827]*[.A827]" office:value-type="float" office:value="0.00000124104611205943" calcext:value-type="float">
            <text:p>1.24104611205943E-06</text:p>
          </table:table-cell>
          <table:table-cell table:formula="of:=SIN(2*[.A827]*PI())" office:value-type="float" office:value="0.00699955259488052" calcext:value-type="float">
            <text:p>0.006999552594881</text:p>
          </table:table-cell>
          <table:table-cell table:number-columns-repeated="2"/>
        </table:table-row>
        <table:table-row table:style-name="ro1">
          <table:table-cell office:value-type="float" office:value="-0.0862369444602537" calcext:value-type="float">
            <text:p>-0.086236944460254</text:p>
          </table:table-cell>
          <table:table-cell table:formula="of:=[.A828]*[.A828]" office:value-type="float" office:value="0.00743681058984088" calcext:value-type="float">
            <text:p>0.007436810589841</text:p>
          </table:table-cell>
          <table:table-cell table:formula="of:=SIN(2*[.A828]*PI())" office:value-type="float" office:value="-0.515715619689989" calcext:value-type="float">
            <text:p>-0.515715619689989</text:p>
          </table:table-cell>
          <table:table-cell table:number-columns-repeated="2"/>
        </table:table-row>
        <table:table-row table:style-name="ro1">
          <table:table-cell office:value-type="float" office:value="-0.0000356879513595805" calcext:value-type="float">
            <text:p>-3.56879513595805E-05</text:p>
          </table:table-cell>
          <table:table-cell table:formula="of:=[.A829]*[.A829]" office:value-type="float" office:value="0.00000000127362987224379" calcext:value-type="float">
            <text:p>1.27362987224379E-09</text:p>
          </table:table-cell>
          <table:table-cell table:formula="of:=SIN(2*[.A829]*PI())" office:value-type="float" office:value="-0.000224234009746742" calcext:value-type="float">
            <text:p>-0.000224234009747</text:p>
          </table:table-cell>
          <table:table-cell table:number-columns-repeated="2"/>
        </table:table-row>
        <table:table-row table:style-name="ro1">
          <table:table-cell office:value-type="float" office:value="-0.00121242393226018" calcext:value-type="float">
            <text:p>-0.00121242393226</text:p>
          </table:table-cell>
          <table:table-cell table:formula="of:=[.A830]*[.A830]" office:value-type="float" office:value="0.00000146997179151725" calcext:value-type="float">
            <text:p>1.46997179151725E-06</text:p>
          </table:table-cell>
          <table:table-cell table:formula="of:=SIN(2*[.A830]*PI())" office:value-type="float" office:value="-0.00761781055708407" calcext:value-type="float">
            <text:p>-0.007617810557084</text:p>
          </table:table-cell>
          <table:table-cell table:number-columns-repeated="2"/>
        </table:table-row>
        <table:table-row table:style-name="ro1">
          <table:table-cell office:value-type="float" office:value="0.000000147930643261658" calcext:value-type="float">
            <text:p>1.47930643261658E-07</text:p>
          </table:table-cell>
          <table:table-cell table:formula="of:=[.A831]*[.A831]" office:value-type="float" office:value="0.0000000000000218834752158079" calcext:value-type="float">
            <text:p>2.18834752158079E-14</text:p>
          </table:table-cell>
          <table:table-cell table:formula="of:=SIN(2*[.A831]*PI())" office:value-type="float" office:value="0.00000092947564422314" calcext:value-type="float">
            <text:p>9.2947564422314E-07</text:p>
          </table:table-cell>
          <table:table-cell table:number-columns-repeated="2"/>
        </table:table-row>
        <table:table-row table:style-name="ro1">
          <table:table-cell office:value-type="float" office:value="-0.00836404134359448" calcext:value-type="float">
            <text:p>-0.008364041343594</text:p>
          </table:table-cell>
          <table:table-cell table:formula="of:=[.A832]*[.A832]" office:value-type="float" office:value="0.0000699571875973577" calcext:value-type="float">
            <text:p>6.99571875973577E-05</text:p>
          </table:table-cell>
          <table:table-cell table:formula="of:=SIN(2*[.A832]*PI())" office:value-type="float" office:value="-0.052528634963258" calcext:value-type="float">
            <text:p>-0.052528634963258</text:p>
          </table:table-cell>
          <table:table-cell table:number-columns-repeated="2"/>
        </table:table-row>
        <table:table-row table:style-name="ro1">
          <table:table-cell office:value-type="float" office:value="0.015379458697384" calcext:value-type="float">
            <text:p>0.015379458697384</text:p>
          </table:table-cell>
          <table:table-cell table:formula="of:=[.A833]*[.A833]" office:value-type="float" office:value="0.00023652774982454" calcext:value-type="float">
            <text:p>0.000236527749825</text:p>
          </table:table-cell>
          <table:table-cell table:formula="of:=SIN(2*[.A833]*PI())" office:value-type="float" office:value="0.0964816716994178" calcext:value-type="float">
            <text:p>0.096481671699418</text:p>
          </table:table-cell>
          <table:table-cell table:number-columns-repeated="2"/>
        </table:table-row>
        <table:table-row table:style-name="ro1">
          <table:table-cell office:value-type="float" office:value="0.00136199740087873" calcext:value-type="float">
            <text:p>0.001361997400879</text:p>
          </table:table-cell>
          <table:table-cell table:formula="of:=[.A834]*[.A834]" office:value-type="float" office:value="0.00000185503692000042" calcext:value-type="float">
            <text:p>1.85503692000042E-06</text:p>
          </table:table-cell>
          <table:table-cell table:formula="of:=SIN(2*[.A834]*PI())" office:value-type="float" office:value="0.00855757760589683" calcext:value-type="float">
            <text:p>0.008557577605897</text:p>
          </table:table-cell>
          <table:table-cell table:number-columns-repeated="2"/>
        </table:table-row>
        <table:table-row table:style-name="ro1">
          <table:table-cell office:value-type="float" office:value="0.000000882645848757164" calcext:value-type="float">
            <text:p>8.82645848757164E-07</text:p>
          </table:table-cell>
          <table:table-cell table:formula="of:=[.A835]*[.A835]" office:value-type="float" office:value="0.000000000000779063694328254" calcext:value-type="float">
            <text:p>7.79063694328254E-13</text:p>
          </table:table-cell>
          <table:table-cell table:formula="of:=SIN(2*[.A835]*PI())" office:value-type="float" office:value="0.00000554582742832564" calcext:value-type="float">
            <text:p>5.54582742832564E-06</text:p>
          </table:table-cell>
          <table:table-cell table:number-columns-repeated="2"/>
        </table:table-row>
        <table:table-row table:style-name="ro1">
          <table:table-cell office:value-type="float" office:value="-0.205866420392202" calcext:value-type="float">
            <text:p>-0.205866420392202</text:p>
          </table:table-cell>
          <table:table-cell table:formula="of:=[.A836]*[.A836]" office:value-type="float" office:value="0.0423809830450987" calcext:value-type="float">
            <text:p>0.042380983045099</text:p>
          </table:table-cell>
          <table:table-cell table:formula="of:=SIN(2*[.A836]*PI())" office:value-type="float" office:value="-0.961798242729341" calcext:value-type="float">
            <text:p>-0.961798242729341</text:p>
          </table:table-cell>
          <table:table-cell table:number-columns-repeated="2"/>
        </table:table-row>
        <table:table-row table:style-name="ro1">
          <table:table-cell office:value-type="float" office:value="-0.309554764064124" calcext:value-type="float">
            <text:p>-0.309554764064124</text:p>
          </table:table-cell>
          <table:table-cell table:formula="of:=[.A837]*[.A837]" office:value-type="float" office:value="0.0958241519547955" calcext:value-type="float">
            <text:p>0.095824151954796</text:p>
          </table:table-cell>
          <table:table-cell table:formula="of:=SIN(2*[.A837]*PI())" office:value-type="float" office:value="-0.930802674725209" calcext:value-type="float">
            <text:p>-0.930802674725209</text:p>
          </table:table-cell>
          <table:table-cell table:number-columns-repeated="2"/>
        </table:table-row>
        <table:table-row table:style-name="ro1">
          <table:table-cell office:value-type="float" office:value="0.00000148325381142451" calcext:value-type="float">
            <text:p>1.48325381142451E-06</text:p>
          </table:table-cell>
          <table:table-cell table:formula="of:=[.A838]*[.A838]" office:value-type="float" office:value="0.00000000000220004186910533" calcext:value-type="float">
            <text:p>2.20004186910533E-12</text:p>
          </table:table-cell>
          <table:table-cell table:formula="of:=SIN(2*[.A838]*PI())" office:value-type="float" office:value="0.00000931955855462568" calcext:value-type="float">
            <text:p>9.31955855462568E-06</text:p>
          </table:table-cell>
          <table:table-cell table:number-columns-repeated="2"/>
        </table:table-row>
        <table:table-row table:style-name="ro1">
          <table:table-cell office:value-type="float" office:value="-0.313296608379447" calcext:value-type="float">
            <text:p>-0.313296608379447</text:p>
          </table:table-cell>
          <table:table-cell table:formula="of:=[.A839]*[.A839]" office:value-type="float" office:value="0.0981547648220644" calcext:value-type="float">
            <text:p>0.098154764822064</text:p>
          </table:table-cell>
          <table:table-cell table:formula="of:=SIN(2*[.A839]*PI())" office:value-type="float" office:value="-0.921952546146914" calcext:value-type="float">
            <text:p>-0.921952546146914</text:p>
          </table:table-cell>
          <table:table-cell table:number-columns-repeated="2"/>
        </table:table-row>
        <table:table-row table:style-name="ro1">
          <table:table-cell office:value-type="float" office:value="-0.0135545079274767" calcext:value-type="float">
            <text:p>-0.013554507927477</text:p>
          </table:table-cell>
          <table:table-cell table:formula="of:=[.A840]*[.A840]" office:value-type="float" office:value="0.000183724685156028" calcext:value-type="float">
            <text:p>0.000183724685156</text:p>
          </table:table-cell>
          <table:table-cell table:formula="of:=SIN(2*[.A840]*PI())" office:value-type="float" office:value="-0.0850625692402426" calcext:value-type="float">
            <text:p>-0.085062569240243</text:p>
          </table:table-cell>
          <table:table-cell table:number-columns-repeated="2"/>
        </table:table-row>
        <table:table-row table:style-name="ro1">
          <table:table-cell office:value-type="float" office:value="-0.0271666573961668" calcext:value-type="float">
            <text:p>-0.027166657396167</text:p>
          </table:table-cell>
          <table:table-cell table:formula="of:=[.A841]*[.A841]" office:value-type="float" office:value="0.000738027274080702" calcext:value-type="float">
            <text:p>0.000738027274081</text:p>
          </table:table-cell>
          <table:table-cell table:formula="of:=SIN(2*[.A841]*PI())" office:value-type="float" office:value="-0.169865459155427" calcext:value-type="float">
            <text:p>-0.169865459155427</text:p>
          </table:table-cell>
          <table:table-cell table:number-columns-repeated="2"/>
        </table:table-row>
        <table:table-row table:style-name="ro1">
          <table:table-cell office:value-type="float" office:value="-0.00282057880131772" calcext:value-type="float">
            <text:p>-0.002820578801318</text:p>
          </table:table-cell>
          <table:table-cell table:formula="of:=[.A842]*[.A842]" office:value-type="float" office:value="0.00000795566477444292" calcext:value-type="float">
            <text:p>7.95566477444292E-06</text:p>
          </table:table-cell>
          <table:table-cell table:formula="of:=SIN(2*[.A842]*PI())" office:value-type="float" office:value="-0.0177212916063394" calcext:value-type="float">
            <text:p>-0.01772129160634</text:p>
          </table:table-cell>
          <table:table-cell table:number-columns-repeated="2"/>
        </table:table-row>
        <table:table-row table:style-name="ro1">
          <table:table-cell office:value-type="float" office:value="0.0000336295617250281" calcext:value-type="float">
            <text:p>3.36295617250281E-05</text:p>
          </table:table-cell>
          <table:table-cell table:formula="of:=[.A843]*[.A843]" office:value-type="float" office:value="0.00000000113094742181748" calcext:value-type="float">
            <text:p>1.13094742181748E-09</text:p>
          </table:table-cell>
          <table:table-cell table:formula="of:=SIN(2*[.A843]*PI())" office:value-type="float" office:value="0.000211300766545226" calcext:value-type="float">
            <text:p>0.000211300766545</text:p>
          </table:table-cell>
          <table:table-cell table:number-columns-repeated="2"/>
        </table:table-row>
        <table:table-row table:style-name="ro1">
          <table:table-cell office:value-type="float" office:value="-0.0611698661873199" calcext:value-type="float">
            <text:p>-0.06116986618732</text:p>
          </table:table-cell>
          <table:table-cell table:formula="of:=[.A844]*[.A844]" office:value-type="float" office:value="0.00374175252937462" calcext:value-type="float">
            <text:p>0.003741752529375</text:p>
          </table:table-cell>
          <table:table-cell table:formula="of:=SIN(2*[.A844]*PI())" office:value-type="float" office:value="-0.374948855447029" calcext:value-type="float">
            <text:p>-0.374948855447029</text:p>
          </table:table-cell>
          <table:table-cell table:number-columns-repeated="2"/>
        </table:table-row>
        <table:table-row table:style-name="ro1">
          <table:table-cell office:value-type="float" office:value="-0.0246351102428633" calcext:value-type="float">
            <text:p>-0.024635110242863</text:p>
          </table:table-cell>
          <table:table-cell table:formula="of:=[.A845]*[.A845]" office:value-type="float" office:value="0.000606888656678028" calcext:value-type="float">
            <text:p>0.000606888656678</text:p>
          </table:table-cell>
          <table:table-cell table:formula="of:=SIN(2*[.A845]*PI())" office:value-type="float" office:value="-0.154169612499073" calcext:value-type="float">
            <text:p>-0.154169612499073</text:p>
          </table:table-cell>
          <table:table-cell table:number-columns-repeated="2"/>
        </table:table-row>
        <table:table-row table:style-name="ro1">
          <table:table-cell office:value-type="float" office:value="-0.0000885911903599316" calcext:value-type="float">
            <text:p>-8.85911903599316E-05</text:p>
          </table:table-cell>
          <table:table-cell table:formula="of:=[.A846]*[.A846]" office:value-type="float" office:value="0.00000000784839900938963" calcext:value-type="float">
            <text:p>7.84839900938963E-09</text:p>
          </table:table-cell>
          <table:table-cell table:formula="of:=SIN(2*[.A846]*PI())" office:value-type="float" office:value="-0.000556634836870228" calcext:value-type="float">
            <text:p>-0.00055663483687</text:p>
          </table:table-cell>
          <table:table-cell table:number-columns-repeated="2"/>
        </table:table-row>
        <table:table-row table:style-name="ro1">
          <table:table-cell office:value-type="float" office:value="-0.0000690208841692213" calcext:value-type="float">
            <text:p>-6.90208841692213E-05</text:p>
          </table:table-cell>
          <table:table-cell table:formula="of:=[.A847]*[.A847]" office:value-type="float" office:value="0.00000000476388245150106" calcext:value-type="float">
            <text:p>4.76388245150106E-09</text:p>
          </table:table-cell>
          <table:table-cell table:formula="of:=SIN(2*[.A847]*PI())" office:value-type="float" office:value="-0.000433670991707139" calcext:value-type="float">
            <text:p>-0.000433670991707</text:p>
          </table:table-cell>
          <table:table-cell table:number-columns-repeated="2"/>
        </table:table-row>
        <table:table-row table:style-name="ro1">
          <table:table-cell office:value-type="float" office:value="-0.0000252034132431902" calcext:value-type="float">
            <text:p>-2.52034132431902E-05</text:p>
          </table:table-cell>
          <table:table-cell table:formula="of:=[.A848]*[.A848]" office:value-type="float" office:value="0.000000000635212039107014" calcext:value-type="float">
            <text:p>6.35212039107014E-10</text:p>
          </table:table-cell>
          <table:table-cell table:formula="of:=SIN(2*[.A848]*PI())" office:value-type="float" office:value="-0.000158357715118527" calcext:value-type="float">
            <text:p>-0.000158357715119</text:p>
          </table:table-cell>
          <table:table-cell table:number-columns-repeated="2"/>
        </table:table-row>
        <table:table-row table:style-name="ro1">
          <table:table-cell office:value-type="float" office:value="-0.00014062744975531" calcext:value-type="float">
            <text:p>-0.000140627449755</text:p>
          </table:table-cell>
          <table:table-cell table:formula="of:=[.A849]*[.A849]" office:value-type="float" office:value="0.0000000197760796246822" calcext:value-type="float">
            <text:p>1.97760796246822E-08</text:p>
          </table:table-cell>
          <table:table-cell table:formula="of:=SIN(2*[.A849]*PI())" office:value-type="float" office:value="-0.000883588211114964" calcext:value-type="float">
            <text:p>-0.000883588211115</text:p>
          </table:table-cell>
          <table:table-cell table:number-columns-repeated="2"/>
        </table:table-row>
        <table:table-row table:style-name="ro1">
          <table:table-cell office:value-type="float" office:value="0.0000778430146887316" calcext:value-type="float">
            <text:p>7.78430146887316E-05</text:p>
          </table:table-cell>
          <table:table-cell table:formula="of:=[.A850]*[.A850]" office:value-type="float" office:value="0.00000000605953493583009" calcext:value-type="float">
            <text:p>6.05953493583009E-09</text:p>
          </table:table-cell>
          <table:table-cell table:formula="of:=SIN(2*[.A850]*PI())" office:value-type="float" office:value="0.000489102066658234" calcext:value-type="float">
            <text:p>0.000489102066658</text:p>
          </table:table-cell>
          <table:table-cell table:number-columns-repeated="2"/>
        </table:table-row>
        <table:table-row table:style-name="ro1">
          <table:table-cell office:value-type="float" office:value="-0.00651607108258992" calcext:value-type="float">
            <text:p>-0.00651607108259</text:p>
          </table:table-cell>
          <table:table-cell table:formula="of:=[.A851]*[.A851]" office:value-type="float" office:value="0.0000424591823533645" calcext:value-type="float">
            <text:p>4.24591823533645E-05</text:p>
          </table:table-cell>
          <table:table-cell table:formula="of:=SIN(2*[.A851]*PI())" office:value-type="float" office:value="-0.0409302451584358" calcext:value-type="float">
            <text:p>-0.040930245158436</text:p>
          </table:table-cell>
          <table:table-cell table:number-columns-repeated="2"/>
        </table:table-row>
        <table:table-row table:style-name="ro1">
          <table:table-cell office:value-type="float" office:value="0.000571587574913489" calcext:value-type="float">
            <text:p>0.000571587574913</text:p>
          </table:table-cell>
          <table:table-cell table:formula="of:=[.A852]*[.A852]" office:value-type="float" office:value="0.000000326712355795483" calcext:value-type="float">
            <text:p>3.26712355795483E-07</text:p>
          </table:table-cell>
          <table:table-cell table:formula="of:=SIN(2*[.A852]*PI())" office:value-type="float" office:value="0.00359138293212308" calcext:value-type="float">
            <text:p>0.003591382932123</text:p>
          </table:table-cell>
          <table:table-cell table:number-columns-repeated="2"/>
        </table:table-row>
        <table:table-row table:style-name="ro1">
          <table:table-cell office:value-type="float" office:value="0.0015590962252707" calcext:value-type="float">
            <text:p>0.001559096225271</text:p>
          </table:table-cell>
          <table:table-cell table:formula="of:=[.A853]*[.A853]" office:value-type="float" office:value="0.00000243078103965334" calcext:value-type="float">
            <text:p>2.43078103965334E-06</text:p>
          </table:table-cell>
          <table:table-cell table:formula="of:=SIN(2*[.A853]*PI())" office:value-type="float" office:value="0.00979593381817799" calcext:value-type="float">
            <text:p>0.009795933818178</text:p>
          </table:table-cell>
          <table:table-cell table:number-columns-repeated="2"/>
        </table:table-row>
        <table:table-row table:style-name="ro1">
          <table:table-cell office:value-type="float" office:value="0.0000608696289243096" calcext:value-type="float">
            <text:p>6.08696289243096E-05</text:p>
          </table:table-cell>
          <table:table-cell table:formula="of:=[.A854]*[.A854]" office:value-type="float" office:value="0.00000000370511172538314" calcext:value-type="float">
            <text:p>3.70511172538314E-09</text:p>
          </table:table-cell>
          <table:table-cell table:formula="of:=SIN(2*[.A854]*PI())" office:value-type="float" office:value="0.000382455148786952" calcext:value-type="float">
            <text:p>0.000382455148787</text:p>
          </table:table-cell>
          <table:table-cell table:number-columns-repeated="2"/>
        </table:table-row>
        <table:table-row table:style-name="ro1">
          <table:table-cell office:value-type="float" office:value="-0.243779908232553" calcext:value-type="float">
            <text:p>-0.243779908232553</text:p>
          </table:table-cell>
          <table:table-cell table:formula="of:=[.A855]*[.A855]" office:value-type="float" office:value="0.0594286436578721" calcext:value-type="float">
            <text:p>0.059428643657872</text:p>
          </table:table-cell>
          <table:table-cell table:formula="of:=SIN(2*[.A855]*PI())" office:value-type="float" office:value="-0.999236396261559" calcext:value-type="float">
            <text:p>-0.999236396261559</text:p>
          </table:table-cell>
          <table:table-cell table:number-columns-repeated="2"/>
        </table:table-row>
        <table:table-row table:style-name="ro1">
          <table:table-cell office:value-type="float" office:value="0.835614745825073" calcext:value-type="float">
            <text:p>0.835614745825073</text:p>
          </table:table-cell>
          <table:table-cell table:formula="of:=[.A856]*[.A856]" office:value-type="float" office:value="0.698252003440301" calcext:value-type="float">
            <text:p>0.698252003440301</text:p>
          </table:table-cell>
          <table:table-cell table:formula="of:=SIN(2*[.A856]*PI())" office:value-type="float" office:value="-0.858769407034101" calcext:value-type="float">
            <text:p>-0.858769407034101</text:p>
          </table:table-cell>
          <table:table-cell table:number-columns-repeated="2"/>
        </table:table-row>
        <table:table-row table:style-name="ro1">
          <table:table-cell office:value-type="float" office:value="0.0000147634028787684" calcext:value-type="float">
            <text:p>1.47634028787684E-05</text:p>
          </table:table-cell>
          <table:table-cell table:formula="of:=[.A857]*[.A857]" office:value-type="float" office:value="0.000000000217958064560826" calcext:value-type="float">
            <text:p>2.17958064560826E-10</text:p>
          </table:table-cell>
          <table:table-cell table:formula="of:=SIN(2*[.A857]*PI())" office:value-type="float" office:value="0.0000927611959188208" calcext:value-type="float">
            <text:p>9.27611959188208E-05</text:p>
          </table:table-cell>
          <table:table-cell table:number-columns-repeated="2"/>
        </table:table-row>
        <table:table-row table:style-name="ro1">
          <table:table-cell office:value-type="float" office:value="0.00195730765030768" calcext:value-type="float">
            <text:p>0.001957307650308</text:p>
          </table:table-cell>
          <table:table-cell table:formula="of:=[.A858]*[.A858]" office:value-type="float" office:value="0.00000383105323795295" calcext:value-type="float">
            <text:p>3.83105323795295E-06</text:p>
          </table:table-cell>
          <table:table-cell table:formula="of:=SIN(2*[.A858]*PI())" office:value-type="float" office:value="0.0122978166695741" calcext:value-type="float">
            <text:p>0.012297816669574</text:p>
          </table:table-cell>
          <table:table-cell table:number-columns-repeated="2"/>
        </table:table-row>
        <table:table-row table:style-name="ro1">
          <table:table-cell office:value-type="float" office:value="-0.0000563096929573916" calcext:value-type="float">
            <text:p>-5.63096929573916E-05</text:p>
          </table:table-cell>
          <table:table-cell table:formula="of:=[.A859]*[.A859]" office:value-type="float" office:value="0.00000000317078152095572" calcext:value-type="float">
            <text:p>3.17078152095572E-09</text:p>
          </table:table-cell>
          <table:table-cell table:formula="of:=SIN(2*[.A859]*PI())" office:value-type="float" office:value="-0.000353804228060292" calcext:value-type="float">
            <text:p>-0.00035380422806</text:p>
          </table:table-cell>
          <table:table-cell table:number-columns-repeated="2"/>
        </table:table-row>
        <table:table-row table:style-name="ro1">
          <table:table-cell office:value-type="float" office:value="0.000115788881072416" calcext:value-type="float">
            <text:p>0.000115788881072</text:p>
          </table:table-cell>
          <table:table-cell table:formula="of:=[.A860]*[.A860]" office:value-type="float" office:value="0.0000000134070649800022" calcext:value-type="float">
            <text:p>1.34070649800022E-08</text:p>
          </table:table-cell>
          <table:table-cell table:formula="of:=SIN(2*[.A860]*PI())" office:value-type="float" office:value="0.000727522932110567" calcext:value-type="float">
            <text:p>0.000727522932111</text:p>
          </table:table-cell>
          <table:table-cell table:number-columns-repeated="2"/>
        </table:table-row>
        <table:table-row table:style-name="ro1">
          <table:table-cell office:value-type="float" office:value="-0.0000852475445431773" calcext:value-type="float">
            <text:p>-8.52475445431773E-05</text:p>
          </table:table-cell>
          <table:table-cell table:formula="of:=[.A861]*[.A861]" office:value-type="float" office:value="0.000000007267143850641" calcext:value-type="float">
            <text:p>7.267143850641E-09</text:p>
          </table:table-cell>
          <table:table-cell table:formula="of:=SIN(2*[.A861]*PI())" office:value-type="float" office:value="-0.00053562609373539" calcext:value-type="float">
            <text:p>-0.000535626093735</text:p>
          </table:table-cell>
          <table:table-cell table:number-columns-repeated="2"/>
        </table:table-row>
        <table:table-row table:style-name="ro1">
          <table:table-cell office:value-type="float" office:value="-0.33370874929497" calcext:value-type="float">
            <text:p>-0.33370874929497</text:p>
          </table:table-cell>
          <table:table-cell table:formula="of:=[.A862]*[.A862]" office:value-type="float" office:value="0.111361529356013" calcext:value-type="float">
            <text:p>0.111361529356013</text:p>
          </table:table-cell>
          <table:table-cell table:formula="of:=SIN(2*[.A862]*PI())" office:value-type="float" office:value="-0.864843591580095" calcext:value-type="float">
            <text:p>-0.864843591580095</text:p>
          </table:table-cell>
          <table:table-cell table:number-columns-repeated="2"/>
        </table:table-row>
        <table:table-row table:style-name="ro1">
          <table:table-cell office:value-type="float" office:value="-0.00109722141659126" calcext:value-type="float">
            <text:p>-0.001097221416591</text:p>
          </table:table-cell>
          <table:table-cell table:formula="of:=[.A863]*[.A863]" office:value-type="float" office:value="0.00000120389483702653" calcext:value-type="float">
            <text:p>1.20389483702653E-06</text:p>
          </table:table-cell>
          <table:table-cell table:formula="of:=SIN(2*[.A863]*PI())" office:value-type="float" office:value="-0.00689399087370374" calcext:value-type="float">
            <text:p>-0.006893990873704</text:p>
          </table:table-cell>
          <table:table-cell table:number-columns-repeated="2"/>
        </table:table-row>
        <table:table-row table:style-name="ro1">
          <table:table-cell office:value-type="float" office:value="-0.253014185136111" calcext:value-type="float">
            <text:p>-0.253014185136111</text:p>
          </table:table-cell>
          <table:table-cell table:formula="of:=[.A864]*[.A864]" office:value-type="float" office:value="0.0640161778800901" calcext:value-type="float">
            <text:p>0.06401617788009</text:p>
          </table:table-cell>
          <table:table-cell table:formula="of:=SIN(2*[.A864]*PI())" office:value-type="float" office:value="-0.999820668488935" calcext:value-type="float">
            <text:p>-0.999820668488935</text:p>
          </table:table-cell>
          <table:table-cell table:number-columns-repeated="2"/>
        </table:table-row>
        <table:table-row table:style-name="ro1">
          <table:table-cell office:value-type="float" office:value="0.00611444883592607" calcext:value-type="float">
            <text:p>0.006114448835926</text:p>
          </table:table-cell>
          <table:table-cell table:formula="of:=[.A865]*[.A865]" office:value-type="float" office:value="0.0000373864845671577" calcext:value-type="float">
            <text:p>3.73864845671577E-05</text:p>
          </table:table-cell>
          <table:table-cell table:formula="of:=SIN(2*[.A865]*PI())" office:value-type="float" office:value="0.038408765164813" calcext:value-type="float">
            <text:p>0.038408765164813</text:p>
          </table:table-cell>
          <table:table-cell table:number-columns-repeated="2"/>
        </table:table-row>
        <table:table-row table:style-name="ro1">
          <table:table-cell office:value-type="float" office:value="-0.00000166760084109997" calcext:value-type="float">
            <text:p>-1.66760084109997E-06</text:p>
          </table:table-cell>
          <table:table-cell table:formula="of:=[.A866]*[.A866]" office:value-type="float" office:value="0.00000000000278089256523734" calcext:value-type="float">
            <text:p>2.78089256523734E-12</text:p>
          </table:table-cell>
          <table:table-cell table:formula="of:=SIN(2*[.A866]*PI())" office:value-type="float" office:value="-0.000010477845102848" calcext:value-type="float">
            <text:p>-1.0477845102848E-05</text:p>
          </table:table-cell>
          <table:table-cell table:number-columns-repeated="2"/>
        </table:table-row>
        <table:table-row table:style-name="ro1">
          <table:table-cell office:value-type="float" office:value="-0.0424231279162369" calcext:value-type="float">
            <text:p>-0.042423127916237</text:p>
          </table:table-cell>
          <table:table-cell table:formula="of:=[.A867]*[.A867]" office:value-type="float" office:value="0.00179972178219739" calcext:value-type="float">
            <text:p>0.001799721782197</text:p>
          </table:table-cell>
          <table:table-cell table:formula="of:=SIN(2*[.A867]*PI())" office:value-type="float" office:value="-0.263407136478441" calcext:value-type="float">
            <text:p>-0.263407136478441</text:p>
          </table:table-cell>
          <table:table-cell table:number-columns-repeated="2"/>
        </table:table-row>
        <table:table-row table:style-name="ro1">
          <table:table-cell office:value-type="float" office:value="0.00000623624345502855" calcext:value-type="float">
            <text:p>6.23624345502855E-06</text:p>
          </table:table-cell>
          <table:table-cell table:formula="of:=[.A868]*[.A868]" office:value-type="float" office:value="0.0000000000388907324303865" calcext:value-type="float">
            <text:p>3.88907324303865E-11</text:p>
          </table:table-cell>
          <table:table-cell table:formula="of:=SIN(2*[.A868]*PI())" office:value-type="float" office:value="0.0000391834732386036" calcext:value-type="float">
            <text:p>3.91834732386036E-05</text:p>
          </table:table-cell>
          <table:table-cell table:number-columns-repeated="2"/>
        </table:table-row>
        <table:table-row table:style-name="ro1">
          <table:table-cell office:value-type="float" office:value="-0.0000908647184370461" calcext:value-type="float">
            <text:p>-9.08647184370461E-05</text:p>
          </table:table-cell>
          <table:table-cell table:formula="of:=[.A869]*[.A869]" office:value-type="float" office:value="0.00000000825639705664366" calcext:value-type="float">
            <text:p>8.25639705664366E-09</text:p>
          </table:table-cell>
          <table:table-cell table:formula="of:=SIN(2*[.A869]*PI())" office:value-type="float" office:value="-0.000570919832809485" calcext:value-type="float">
            <text:p>-0.000570919832809</text:p>
          </table:table-cell>
          <table:table-cell table:number-columns-repeated="2"/>
        </table:table-row>
        <table:table-row table:style-name="ro1">
          <table:table-cell office:value-type="float" office:value="0.000000000380088643207957" calcext:value-type="float">
            <text:p>3.80088643207957E-10</text:p>
          </table:table-cell>
          <table:table-cell table:formula="of:=[.A870]*[.A870]" office:value-type="float" office:value="1.44467376695666E-019" calcext:value-type="float">
            <text:p>1.44467376695666E-19</text:p>
          </table:table-cell>
          <table:table-cell table:formula="of:=SIN(2*[.A870]*PI())" office:value-type="float" office:value="0.00000000238816737843006" calcext:value-type="float">
            <text:p>2.38816737843006E-09</text:p>
          </table:table-cell>
          <table:table-cell table:number-columns-repeated="2"/>
        </table:table-row>
        <table:table-row table:style-name="ro1">
          <table:table-cell office:value-type="float" office:value="-0.00177738316276839" calcext:value-type="float">
            <text:p>-0.001777383162768</text:p>
          </table:table-cell>
          <table:table-cell table:formula="of:=[.A871]*[.A871]" office:value-type="float" office:value="0.00000315909090729255" calcext:value-type="float">
            <text:p>3.15909090729255E-06</text:p>
          </table:table-cell>
          <table:table-cell table:formula="of:=SIN(2*[.A871]*PI())" office:value-type="float" office:value="-0.0111673956448387" calcext:value-type="float">
            <text:p>-0.011167395644839</text:p>
          </table:table-cell>
          <table:table-cell table:number-columns-repeated="2"/>
        </table:table-row>
        <table:table-row table:style-name="ro1">
          <table:table-cell office:value-type="float" office:value="-0.00807152750733734" calcext:value-type="float">
            <text:p>-0.008071527507337</text:p>
          </table:table-cell>
          <table:table-cell table:formula="of:=[.A872]*[.A872]" office:value-type="float" office:value="0.0000651495563017033" calcext:value-type="float">
            <text:p>6.51495563017033E-05</text:p>
          </table:table-cell>
          <table:table-cell table:formula="of:=SIN(2*[.A872]*PI())" office:value-type="float" office:value="-0.0506931660359772" calcext:value-type="float">
            <text:p>-0.050693166035977</text:p>
          </table:table-cell>
          <table:table-cell table:number-columns-repeated="2"/>
        </table:table-row>
        <table:table-row table:style-name="ro1">
          <table:table-cell office:value-type="float" office:value="0.000187918153781089" calcext:value-type="float">
            <text:p>0.000187918153781</text:p>
          </table:table-cell>
          <table:table-cell table:formula="of:=[.A873]*[.A873]" office:value-type="float" office:value="0.0000000353132325204928" calcext:value-type="float">
            <text:p>3.53132325204928E-08</text:p>
          </table:table-cell>
          <table:table-cell table:formula="of:=SIN(2*[.A873]*PI())" office:value-type="float" office:value="0.00118072430844624" calcext:value-type="float">
            <text:p>0.001180724308446</text:p>
          </table:table-cell>
          <table:table-cell table:number-columns-repeated="2"/>
        </table:table-row>
        <table:table-row table:style-name="ro1">
          <table:table-cell office:value-type="float" office:value="-0.223740214416187" calcext:value-type="float">
            <text:p>-0.223740214416187</text:p>
          </table:table-cell>
          <table:table-cell table:formula="of:=[.A874]*[.A874]" office:value-type="float" office:value="0.0500596835470013" calcext:value-type="float">
            <text:p>0.050059683547001</text:p>
          </table:table-cell>
          <table:table-cell table:formula="of:=SIN(2*[.A874]*PI())" office:value-type="float" office:value="-0.986419160343404" calcext:value-type="float">
            <text:p>-0.986419160343404</text:p>
          </table:table-cell>
          <table:table-cell table:number-columns-repeated="2"/>
        </table:table-row>
        <table:table-row table:style-name="ro1">
          <table:table-cell office:value-type="float" office:value="-0.0000315517900861325" calcext:value-type="float">
            <text:p>-3.15517900861325E-05</text:p>
          </table:table-cell>
          <table:table-cell table:formula="of:=[.A875]*[.A875]" office:value-type="float" office:value="0.000000000995515457639368" calcext:value-type="float">
            <text:p>9.95515457639368E-10</text:p>
          </table:table-cell>
          <table:table-cell table:formula="of:=SIN(2*[.A875]*PI())" office:value-type="float" office:value="-0.000198245742585847" calcext:value-type="float">
            <text:p>-0.000198245742586</text:p>
          </table:table-cell>
          <table:table-cell table:number-columns-repeated="2"/>
        </table:table-row>
        <table:table-row table:style-name="ro1">
          <table:table-cell office:value-type="float" office:value="0.00112620640502545" calcext:value-type="float">
            <text:p>0.001126206405025</text:p>
          </table:table-cell>
          <table:table-cell table:formula="of:=[.A876]*[.A876]" office:value-type="float" office:value="0.00000126834086672035" calcext:value-type="float">
            <text:p>1.26834086672035E-06</text:p>
          </table:table-cell>
          <table:table-cell table:formula="of:=SIN(2*[.A876]*PI())" office:value-type="float" office:value="0.00707610448400525" calcext:value-type="float">
            <text:p>0.007076104484005</text:p>
          </table:table-cell>
          <table:table-cell table:number-columns-repeated="2"/>
        </table:table-row>
        <table:table-row table:style-name="ro1">
          <table:table-cell office:value-type="float" office:value="0.783880180197639" calcext:value-type="float">
            <text:p>0.783880180197639</text:p>
          </table:table-cell>
          <table:table-cell table:formula="of:=[.A877]*[.A877]" office:value-type="float" office:value="0.614468136906683" calcext:value-type="float">
            <text:p>0.614468136906683</text:p>
          </table:table-cell>
          <table:table-cell table:formula="of:=SIN(2*[.A877]*PI())" office:value-type="float" office:value="-0.977427456160881" calcext:value-type="float">
            <text:p>-0.977427456160881</text:p>
          </table:table-cell>
          <table:table-cell table:number-columns-repeated="2"/>
        </table:table-row>
        <table:table-row table:style-name="ro1">
          <table:table-cell office:value-type="float" office:value="-1.17964208336154" calcext:value-type="float">
            <text:p>-1.17964208336154</text:p>
          </table:table-cell>
          <table:table-cell table:formula="of:=[.A878]*[.A878]" office:value-type="float" office:value="1.39155544483755" calcext:value-type="float">
            <text:p>1.39155544483755</text:p>
          </table:table-cell>
          <table:table-cell table:formula="of:=SIN(2*[.A878]*PI())" office:value-type="float" office:value="-0.903867248703235" calcext:value-type="float">
            <text:p>-0.903867248703235</text:p>
          </table:table-cell>
          <table:table-cell table:number-columns-repeated="2"/>
        </table:table-row>
        <table:table-row table:style-name="ro1">
          <table:table-cell office:value-type="float" office:value="-0.302422207704945" calcext:value-type="float">
            <text:p>-0.302422207704945</text:p>
          </table:table-cell>
          <table:table-cell table:formula="of:=[.A879]*[.A879]" office:value-type="float" office:value="0.0914591917131329" calcext:value-type="float">
            <text:p>0.091459191713133</text:p>
          </table:table-cell>
          <table:table-cell table:formula="of:=SIN(2*[.A879]*PI())" office:value-type="float" office:value="-0.94624357126569" calcext:value-type="float">
            <text:p>-0.94624357126569</text:p>
          </table:table-cell>
          <table:table-cell table:number-columns-repeated="2"/>
        </table:table-row>
        <table:table-row table:style-name="ro1">
          <table:table-cell office:value-type="float" office:value="0.0000121657911455345" calcext:value-type="float">
            <text:p>1.21657911455345E-05</text:p>
          </table:table-cell>
          <table:table-cell table:formula="of:=[.A880]*[.A880]" office:value-type="float" office:value="0.000000000148006474196767" calcext:value-type="float">
            <text:p>1.48006474196767E-10</text:p>
          </table:table-cell>
          <table:table-cell table:formula="of:=SIN(2*[.A880]*PI())" office:value-type="float" office:value="0.0000764399201013976" calcext:value-type="float">
            <text:p>7.64399201013976E-05</text:p>
          </table:table-cell>
          <table:table-cell table:number-columns-repeated="2"/>
        </table:table-row>
        <table:table-row table:style-name="ro1">
          <table:table-cell office:value-type="float" office:value="-0.130310880192466" calcext:value-type="float">
            <text:p>-0.130310880192466</text:p>
          </table:table-cell>
          <table:table-cell table:formula="of:=[.A881]*[.A881]" office:value-type="float" office:value="0.0169809254965353" calcext:value-type="float">
            <text:p>0.016980925496535</text:p>
          </table:table-cell>
          <table:table-cell table:formula="of:=SIN(2*[.A881]*PI())" office:value-type="float" office:value="-0.730304373986021" calcext:value-type="float">
            <text:p>-0.730304373986021</text:p>
          </table:table-cell>
          <table:table-cell table:number-columns-repeated="2"/>
        </table:table-row>
        <table:table-row table:style-name="ro1">
          <table:table-cell office:value-type="float" office:value="-0.00791707460865768" calcext:value-type="float">
            <text:p>-0.007917074608658</text:p>
          </table:table-cell>
          <table:table-cell table:formula="of:=[.A882]*[.A882]" office:value-type="float" office:value="0.0000626800703590522" calcext:value-type="float">
            <text:p>6.26800703590522E-05</text:p>
          </table:table-cell>
          <table:table-cell table:formula="of:=SIN(2*[.A882]*PI())" office:value-type="float" office:value="-0.049723933873298" calcext:value-type="float">
            <text:p>-0.049723933873298</text:p>
          </table:table-cell>
          <table:table-cell table:number-columns-repeated="2"/>
        </table:table-row>
        <table:table-row table:style-name="ro1">
          <table:table-cell office:value-type="float" office:value="-0.16374154394278" calcext:value-type="float">
            <text:p>-0.16374154394278</text:p>
          </table:table-cell>
          <table:table-cell table:formula="of:=[.A883]*[.A883]" office:value-type="float" office:value="0.0268112932127653" calcext:value-type="float">
            <text:p>0.026811293212765</text:p>
          </table:table-cell>
          <table:table-cell table:formula="of:=SIN(2*[.A883]*PI())" office:value-type="float" office:value="-0.856690113448448" calcext:value-type="float">
            <text:p>-0.856690113448448</text:p>
          </table:table-cell>
          <table:table-cell table:number-columns-repeated="2"/>
        </table:table-row>
        <table:table-row table:style-name="ro1">
          <table:table-cell office:value-type="float" office:value="-0.0456241448202787" calcext:value-type="float">
            <text:p>-0.045624144820279</text:p>
          </table:table-cell>
          <table:table-cell table:formula="of:=[.A884]*[.A884]" office:value-type="float" office:value="0.00208156259058177" calcext:value-type="float">
            <text:p>0.002081562590582</text:p>
          </table:table-cell>
          <table:table-cell table:formula="of:=SIN(2*[.A884]*PI())" office:value-type="float" office:value="-0.282754855660083" calcext:value-type="float">
            <text:p>-0.282754855660083</text:p>
          </table:table-cell>
          <table:table-cell table:number-columns-repeated="2"/>
        </table:table-row>
        <table:table-row table:style-name="ro1">
          <table:table-cell office:value-type="float" office:value="-0.0329576095516063" calcext:value-type="float">
            <text:p>-0.032957609551606</text:p>
          </table:table-cell>
          <table:table-cell table:formula="of:=[.A885]*[.A885]" office:value-type="float" office:value="0.00108620402735613" calcext:value-type="float">
            <text:p>0.001086204027356</text:p>
          </table:table-cell>
          <table:table-cell table:formula="of:=SIN(2*[.A885]*PI())" office:value-type="float" office:value="-0.205601959341213" calcext:value-type="float">
            <text:p>-0.205601959341213</text:p>
          </table:table-cell>
          <table:table-cell table:number-columns-repeated="2"/>
        </table:table-row>
        <table:table-row table:style-name="ro1">
          <table:table-cell office:value-type="float" office:value="-0.0031065746486472" calcext:value-type="float">
            <text:p>-0.003106574648647</text:p>
          </table:table-cell>
          <table:table-cell table:formula="of:=[.A886]*[.A886]" office:value-type="float" office:value="0.00000965080604761745" calcext:value-type="float">
            <text:p>9.65080604761745E-06</text:p>
          </table:table-cell>
          <table:table-cell table:formula="of:=SIN(2*[.A886]*PI())" office:value-type="float" office:value="-0.0195179447481649" calcext:value-type="float">
            <text:p>-0.019517944748165</text:p>
          </table:table-cell>
          <table:table-cell table:number-columns-repeated="2"/>
        </table:table-row>
        <table:table-row table:style-name="ro1">
          <table:table-cell office:value-type="float" office:value="0.00187028784277556" calcext:value-type="float">
            <text:p>0.001870287842776</text:p>
          </table:table-cell>
          <table:table-cell table:formula="of:=[.A887]*[.A887]" office:value-type="float" office:value="0.00000349797661483404" calcext:value-type="float">
            <text:p>3.49797661483404E-06</text:p>
          </table:table-cell>
          <table:table-cell table:formula="of:=SIN(2*[.A887]*PI())" office:value-type="float" office:value="0.0117510946291505" calcext:value-type="float">
            <text:p>0.011751094629151</text:p>
          </table:table-cell>
          <table:table-cell table:number-columns-repeated="2"/>
        </table:table-row>
        <table:table-row table:style-name="ro1">
          <table:table-cell office:value-type="float" office:value="-0.0000343754098117885" calcext:value-type="float">
            <text:p>-3.43754098117885E-05</text:p>
          </table:table-cell>
          <table:table-cell table:formula="of:=[.A888]*[.A888]" office:value-type="float" office:value="0.0000000011816687997284" calcext:value-type="float">
            <text:p>1.1816687997284E-09</text:p>
          </table:table-cell>
          <table:table-cell table:formula="of:=SIN(2*[.A888]*PI())" office:value-type="float" office:value="-0.000215987068178392" calcext:value-type="float">
            <text:p>-0.000215987068178</text:p>
          </table:table-cell>
          <table:table-cell table:number-columns-repeated="2"/>
        </table:table-row>
        <table:table-row table:style-name="ro1">
          <table:table-cell office:value-type="float" office:value="0.000434951201206652" calcext:value-type="float">
            <text:p>0.000434951201207</text:p>
          </table:table-cell>
          <table:table-cell table:formula="of:=[.A889]*[.A889]" office:value-type="float" office:value="0.000000189182547431109" calcext:value-type="float">
            <text:p>1.89182547431109E-07</text:p>
          </table:table-cell>
          <table:table-cell table:formula="of:=SIN(2*[.A889]*PI())" office:value-type="float" office:value="0.00273287559495376" calcext:value-type="float">
            <text:p>0.002732875594954</text:p>
          </table:table-cell>
          <table:table-cell table:number-columns-repeated="2"/>
        </table:table-row>
        <table:table-row table:style-name="ro1">
          <table:table-cell office:value-type="float" office:value="0.0000436064513726309" calcext:value-type="float">
            <text:p>4.36064513726309E-05</text:p>
          </table:table-cell>
          <table:table-cell table:formula="of:=[.A890]*[.A890]" office:value-type="float" office:value="0.00000000190152260131362" calcext:value-type="float">
            <text:p>1.90152260131362E-09</text:p>
          </table:table-cell>
          <table:table-cell table:formula="of:=SIN(2*[.A890]*PI())" office:value-type="float" office:value="0.000273987411134757" calcext:value-type="float">
            <text:p>0.000273987411135</text:p>
          </table:table-cell>
          <table:table-cell table:number-columns-repeated="2"/>
        </table:table-row>
        <table:table-row table:style-name="ro1">
          <table:table-cell office:value-type="float" office:value="0.000415848675986241" calcext:value-type="float">
            <text:p>0.000415848675986</text:p>
          </table:table-cell>
          <table:table-cell table:formula="of:=[.A891]*[.A891]" office:value-type="float" office:value="0.000000172930121319509" calcext:value-type="float">
            <text:p>1.72930121319509E-07</text:p>
          </table:table-cell>
          <table:table-cell table:formula="of:=SIN(2*[.A891]*PI())" office:value-type="float" office:value="0.00261285131797185" calcext:value-type="float">
            <text:p>0.002612851317972</text:p>
          </table:table-cell>
          <table:table-cell table:number-columns-repeated="2"/>
        </table:table-row>
        <table:table-row table:style-name="ro1">
          <table:table-cell office:value-type="float" office:value="-0.000293296678562537" calcext:value-type="float">
            <text:p>-0.000293296678563</text:p>
          </table:table-cell>
          <table:table-cell table:formula="of:=[.A892]*[.A892]" office:value-type="float" office:value="0.0000000860229416558162" calcext:value-type="float">
            <text:p>8.60229416558162E-08</text:p>
          </table:table-cell>
          <table:table-cell table:formula="of:=SIN(2*[.A892]*PI())" office:value-type="float" office:value="-0.00184283633832769" calcext:value-type="float">
            <text:p>-0.001842836338328</text:p>
          </table:table-cell>
          <table:table-cell table:number-columns-repeated="2"/>
        </table:table-row>
        <table:table-row table:style-name="ro1">
          <table:table-cell office:value-type="float" office:value="-0.00000710742148897733" calcext:value-type="float">
            <text:p>-7.10742148897733E-06</text:p>
          </table:table-cell>
          <table:table-cell table:formula="of:=[.A893]*[.A893]" office:value-type="float" office:value="0.0000000000505154402219767" calcext:value-type="float">
            <text:p>5.05154402219767E-11</text:p>
          </table:table-cell>
          <table:table-cell table:formula="of:=SIN(2*[.A893]*PI())" office:value-type="float" office:value="-0.0000446572462566317" calcext:value-type="float">
            <text:p>-4.46572462566317E-05</text:p>
          </table:table-cell>
          <table:table-cell table:number-columns-repeated="2"/>
        </table:table-row>
        <table:table-row table:style-name="ro1">
          <table:table-cell office:value-type="float" office:value="0.0251072911609341" calcext:value-type="float">
            <text:p>0.025107291160934</text:p>
          </table:table-cell>
          <table:table-cell table:formula="of:=[.A894]*[.A894]" office:value-type="float" office:value="0.000630376069439921" calcext:value-type="float">
            <text:p>0.00063037606944</text:p>
          </table:table-cell>
          <table:table-cell table:formula="of:=SIN(2*[.A894]*PI())" office:value-type="float" office:value="0.157100260027844" calcext:value-type="float">
            <text:p>0.157100260027844</text:p>
          </table:table-cell>
          <table:table-cell table:number-columns-repeated="2"/>
        </table:table-row>
        <table:table-row table:style-name="ro1">
          <table:table-cell office:value-type="float" office:value="-0.161612509682001" calcext:value-type="float">
            <text:p>-0.161612509682001</text:p>
          </table:table-cell>
          <table:table-cell table:formula="of:=[.A895]*[.A895]" office:value-type="float" office:value="0.0261186032857149" calcext:value-type="float">
            <text:p>0.026118603285715</text:p>
          </table:table-cell>
          <table:table-cell table:formula="of:=SIN(2*[.A895]*PI())" office:value-type="float" office:value="-0.849713332126727" calcext:value-type="float">
            <text:p>-0.849713332126727</text:p>
          </table:table-cell>
          <table:table-cell table:number-columns-repeated="2"/>
        </table:table-row>
        <table:table-row table:style-name="ro1">
          <table:table-cell office:value-type="float" office:value="0.0173876691945834" calcext:value-type="float">
            <text:p>0.017387669194583</text:p>
          </table:table-cell>
          <table:table-cell table:formula="of:=[.A896]*[.A896]" office:value-type="float" office:value="0.000302331040020264" calcext:value-type="float">
            <text:p>0.00030233104002</text:p>
          </table:table-cell>
          <table:table-cell table:formula="of:=SIN(2*[.A896]*PI())" office:value-type="float" office:value="0.109032750880299" calcext:value-type="float">
            <text:p>0.109032750880299</text:p>
          </table:table-cell>
          <table:table-cell table:number-columns-repeated="2"/>
        </table:table-row>
        <table:table-row table:style-name="ro1">
          <table:table-cell office:value-type="float" office:value="0.000483397023801938" calcext:value-type="float">
            <text:p>0.000483397023802</text:p>
          </table:table-cell>
          <table:table-cell table:formula="of:=[.A897]*[.A897]" office:value-type="float" office:value="0.000000233672682620572" calcext:value-type="float">
            <text:p>2.33672682620572E-07</text:p>
          </table:table-cell>
          <table:table-cell table:formula="of:=SIN(2*[.A897]*PI())" office:value-type="float" office:value="0.00303726840766743" calcext:value-type="float">
            <text:p>0.003037268407667</text:p>
          </table:table-cell>
          <table:table-cell table:number-columns-repeated="2"/>
        </table:table-row>
        <table:table-row table:style-name="ro1">
          <table:table-cell office:value-type="float" office:value="-0.216727472882162" calcext:value-type="float">
            <text:p>-0.216727472882162</text:p>
          </table:table-cell>
          <table:table-cell table:formula="of:=[.A898]*[.A898]" office:value-type="float" office:value="0.0469707975018883" calcext:value-type="float">
            <text:p>0.046970797501888</text:p>
          </table:table-cell>
          <table:table-cell table:formula="of:=SIN(2*[.A898]*PI())" office:value-type="float" office:value="-0.978226963401673" calcext:value-type="float">
            <text:p>-0.978226963401673</text:p>
          </table:table-cell>
          <table:table-cell table:number-columns-repeated="2"/>
        </table:table-row>
        <table:table-row table:style-name="ro1">
          <table:table-cell office:value-type="float" office:value="-0.114696615378344" calcext:value-type="float">
            <text:p>-0.114696615378344</text:p>
          </table:table-cell>
          <table:table-cell table:formula="of:=[.A899]*[.A899]" office:value-type="float" office:value="0.0131553135792478" calcext:value-type="float">
            <text:p>0.013155313579248</text:p>
          </table:table-cell>
          <table:table-cell table:formula="of:=SIN(2*[.A899]*PI())" office:value-type="float" office:value="-0.65988078662035" calcext:value-type="float">
            <text:p>-0.65988078662035</text:p>
          </table:table-cell>
          <table:table-cell table:number-columns-repeated="2"/>
        </table:table-row>
        <table:table-row table:style-name="ro1">
          <table:table-cell office:value-type="float" office:value="0.0000127918572301467" calcext:value-type="float">
            <text:p>1.27918572301467E-05</text:p>
          </table:table-cell>
          <table:table-cell table:formula="of:=[.A900]*[.A900]" office:value-type="float" office:value="0.000000000163631611396457" calcext:value-type="float">
            <text:p>1.63631611396457E-10</text:p>
          </table:table-cell>
          <table:table-cell table:formula="of:=SIN(2*[.A900]*PI())" office:value-type="float" office:value="0.0000803736093134623" calcext:value-type="float">
            <text:p>8.03736093134623E-05</text:p>
          </table:table-cell>
          <table:table-cell table:number-columns-repeated="2"/>
        </table:table-row>
        <table:table-row table:style-name="ro1">
          <table:table-cell office:value-type="float" office:value="-0.00464973698587613" calcext:value-type="float">
            <text:p>-0.004649736985876</text:p>
          </table:table-cell>
          <table:table-cell table:formula="of:=[.A901]*[.A901]" office:value-type="float" office:value="0.0000216200540378245" calcext:value-type="float">
            <text:p>2.16200540378245E-05</text:p>
          </table:table-cell>
          <table:table-cell table:formula="of:=SIN(2*[.A901]*PI())" office:value-type="float" office:value="-0.0292110033086097" calcext:value-type="float">
            <text:p>-0.02921100330861</text:p>
          </table:table-cell>
          <table:table-cell table:number-columns-repeated="2"/>
        </table:table-row>
        <table:table-row table:style-name="ro1">
          <table:table-cell office:value-type="float" office:value="0.0241944612818734" calcext:value-type="float">
            <text:p>0.024194461281873</text:p>
          </table:table-cell>
          <table:table-cell table:formula="of:=[.A902]*[.A902]" office:value-type="float" office:value="0.000585371956720069" calcext:value-type="float">
            <text:p>0.00058537195672</text:p>
          </table:table-cell>
          <table:table-cell table:formula="of:=SIN(2*[.A902]*PI())" office:value-type="float" office:value="0.151433447244744" calcext:value-type="float">
            <text:p>0.151433447244744</text:p>
          </table:table-cell>
          <table:table-cell table:number-columns-repeated="2"/>
        </table:table-row>
        <table:table-row table:style-name="ro1">
          <table:table-cell office:value-type="float" office:value="0.00176864890115061" calcext:value-type="float">
            <text:p>0.001768648901151</text:p>
          </table:table-cell>
          <table:table-cell table:formula="of:=[.A903]*[.A903]" office:value-type="float" office:value="0.00000312811893554127" calcext:value-type="float">
            <text:p>3.12811893554127E-06</text:p>
          </table:table-cell>
          <table:table-cell table:formula="of:=SIN(2*[.A903]*PI())" office:value-type="float" office:value="0.0111125200658896" calcext:value-type="float">
            <text:p>0.01111252006589</text:p>
          </table:table-cell>
          <table:table-cell table:number-columns-repeated="2"/>
        </table:table-row>
        <table:table-row table:style-name="ro1">
          <table:table-cell office:value-type="float" office:value="-0.202884825146771" calcext:value-type="float">
            <text:p>-0.202884825146771</text:p>
          </table:table-cell>
          <table:table-cell table:formula="of:=[.A904]*[.A904]" office:value-type="float" office:value="0.041162252274836" calcext:value-type="float">
            <text:p>0.041162252274836</text:p>
          </table:table-cell>
          <table:table-cell table:formula="of:=SIN(2*[.A904]*PI())" office:value-type="float" office:value="-0.956501188394676" calcext:value-type="float">
            <text:p>-0.956501188394676</text:p>
          </table:table-cell>
          <table:table-cell table:number-columns-repeated="2"/>
        </table:table-row>
        <table:table-row table:style-name="ro1">
          <table:table-cell office:value-type="float" office:value="0.0000458598600490527" calcext:value-type="float">
            <text:p>4.58598600490527E-05</text:p>
          </table:table-cell>
          <table:table-cell table:formula="of:=[.A905]*[.A905]" office:value-type="float" office:value="0.0000000021031267637187" calcext:value-type="float">
            <text:p>2.1031267637187E-09</text:p>
          </table:table-cell>
          <table:table-cell table:formula="of:=SIN(2*[.A905]*PI())" office:value-type="float" office:value="0.00028814599486215" calcext:value-type="float">
            <text:p>0.000288145994862</text:p>
          </table:table-cell>
          <table:table-cell table:number-columns-repeated="2"/>
        </table:table-row>
        <table:table-row table:style-name="ro1">
          <table:table-cell office:value-type="float" office:value="-0.0383214764571828" calcext:value-type="float">
            <text:p>-0.038321476457183</text:p>
          </table:table-cell>
          <table:table-cell table:formula="of:=[.A906]*[.A906]" office:value-type="float" office:value="0.00146853555785841" calcext:value-type="float">
            <text:p>0.001468535557858</text:p>
          </table:table-cell>
          <table:table-cell table:formula="of:=SIN(2*[.A906]*PI())" office:value-type="float" office:value="-0.238461108432526" calcext:value-type="float">
            <text:p>-0.238461108432526</text:p>
          </table:table-cell>
          <table:table-cell table:number-columns-repeated="2"/>
        </table:table-row>
        <table:table-row table:style-name="ro1">
          <table:table-cell office:value-type="float" office:value="0.000164428904102465" calcext:value-type="float">
            <text:p>0.000164428904102</text:p>
          </table:table-cell>
          <table:table-cell table:formula="of:=[.A907]*[.A907]" office:value-type="float" office:value="0.0000000270368645043377" calcext:value-type="float">
            <text:p>2.70368645043377E-08</text:p>
          </table:table-cell>
          <table:table-cell table:formula="of:=SIN(2*[.A907]*PI())" office:value-type="float" office:value="0.00103313709054185" calcext:value-type="float">
            <text:p>0.001033137090542</text:p>
          </table:table-cell>
          <table:table-cell table:number-columns-repeated="2"/>
        </table:table-row>
        <table:table-row table:style-name="ro1">
          <table:table-cell office:value-type="float" office:value="-0.00274875831480096" calcext:value-type="float">
            <text:p>-0.002748758314801</text:p>
          </table:table-cell>
          <table:table-cell table:formula="of:=[.A908]*[.A908]" office:value-type="float" office:value="0.00000755567227318739" calcext:value-type="float">
            <text:p>7.55567227318739E-06</text:p>
          </table:table-cell>
          <table:table-cell table:formula="of:=SIN(2*[.A908]*PI())" office:value-type="float" office:value="-0.0172700992552371" calcext:value-type="float">
            <text:p>-0.017270099255237</text:p>
          </table:table-cell>
          <table:table-cell table:number-columns-repeated="2"/>
        </table:table-row>
        <table:table-row table:style-name="ro1">
          <table:table-cell office:value-type="float" office:value="-0.00560252822705763" calcext:value-type="float">
            <text:p>-0.005602528227058</text:p>
          </table:table-cell>
          <table:table-cell table:formula="of:=[.A909]*[.A909]" office:value-type="float" office:value="0.0000313883225349775" calcext:value-type="float">
            <text:p>3.13883225349775E-05</text:p>
          </table:table-cell>
          <table:table-cell table:formula="of:=SIN(2*[.A909]*PI())" office:value-type="float" office:value="-0.0351944533875593" calcext:value-type="float">
            <text:p>-0.035194453387559</text:p>
          </table:table-cell>
          <table:table-cell table:number-columns-repeated="2"/>
        </table:table-row>
        <table:table-row table:style-name="ro1">
          <table:table-cell office:value-type="float" office:value="-0.0283963520620047" calcext:value-type="float">
            <text:p>-0.028396352062005</text:p>
          </table:table-cell>
          <table:table-cell table:formula="of:=[.A910]*[.A910]" office:value-type="float" office:value="0.000806352810429317" calcext:value-type="float">
            <text:p>0.000806352810429</text:p>
          </table:table-cell>
          <table:table-cell table:formula="of:=SIN(2*[.A910]*PI())" office:value-type="float" office:value="-0.177474426896533" calcext:value-type="float">
            <text:p>-0.177474426896533</text:p>
          </table:table-cell>
          <table:table-cell table:number-columns-repeated="2"/>
        </table:table-row>
        <table:table-row table:style-name="ro1">
          <table:table-cell office:value-type="float" office:value="-0.0608223136230721" calcext:value-type="float">
            <text:p>-0.060822313623072</text:p>
          </table:table-cell>
          <table:table-cell table:formula="of:=[.A911]*[.A911]" office:value-type="float" office:value="0.00369935383446335" calcext:value-type="float">
            <text:p>0.003699353834463</text:p>
          </table:table-cell>
          <table:table-cell table:formula="of:=SIN(2*[.A911]*PI())" office:value-type="float" office:value="-0.372923539337274" calcext:value-type="float">
            <text:p>-0.372923539337274</text:p>
          </table:table-cell>
          <table:table-cell table:number-columns-repeated="2"/>
        </table:table-row>
        <table:table-row table:style-name="ro1">
          <table:table-cell office:value-type="float" office:value="0.597507288674639" calcext:value-type="float">
            <text:p>0.597507288674639</text:p>
          </table:table-cell>
          <table:table-cell table:formula="of:=[.A912]*[.A912]" office:value-type="float" office:value="0.357014960019318" calcext:value-type="float">
            <text:p>0.357014960019318</text:p>
          </table:table-cell>
          <table:table-cell table:formula="of:=SIN(2*[.A912]*PI())" office:value-type="float" office:value="-0.575042719501164" calcext:value-type="float">
            <text:p>-0.575042719501164</text:p>
          </table:table-cell>
          <table:table-cell table:number-columns-repeated="2"/>
        </table:table-row>
        <table:table-row table:style-name="ro1">
          <table:table-cell office:value-type="float" office:value="0.00133916121288946" calcext:value-type="float">
            <text:p>0.001339161212889</text:p>
          </table:table-cell>
          <table:table-cell table:formula="of:=[.A913]*[.A913]" office:value-type="float" office:value="0.00000179335275410756" calcext:value-type="float">
            <text:p>1.79335275410756E-06</text:p>
          </table:table-cell>
          <table:table-cell table:formula="of:=SIN(2*[.A913]*PI())" office:value-type="float" office:value="0.00841409877136872" calcext:value-type="float">
            <text:p>0.008414098771369</text:p>
          </table:table-cell>
          <table:table-cell table:number-columns-repeated="2"/>
        </table:table-row>
        <table:table-row table:style-name="ro1">
          <table:table-cell office:value-type="float" office:value="0.0108042500012901" calcext:value-type="float">
            <text:p>0.01080425000129</text:p>
          </table:table-cell>
          <table:table-cell table:formula="of:=[.A914]*[.A914]" office:value-type="float" office:value="0.000116731818090378" calcext:value-type="float">
            <text:p>0.00011673181809</text:p>
          </table:table-cell>
          <table:table-cell table:formula="of:=SIN(2*[.A914]*PI())" office:value-type="float" office:value="0.0678329767316279" calcext:value-type="float">
            <text:p>0.067832976731628</text:p>
          </table:table-cell>
          <table:table-cell table:number-columns-repeated="2"/>
        </table:table-row>
        <table:table-row table:style-name="ro1">
          <table:table-cell office:value-type="float" office:value="0.0000430611077768416" calcext:value-type="float">
            <text:p>4.30611077768416E-05</text:p>
          </table:table-cell>
          <table:table-cell table:formula="of:=[.A915]*[.A915]" office:value-type="float" office:value="0.00000000185425900296877" calcext:value-type="float">
            <text:p>1.85425900296877E-09</text:p>
          </table:table-cell>
          <table:table-cell table:formula="of:=SIN(2*[.A915]*PI())" office:value-type="float" office:value="0.00027056091639334" calcext:value-type="float">
            <text:p>0.000270560916393</text:p>
          </table:table-cell>
          <table:table-cell table:number-columns-repeated="2"/>
        </table:table-row>
        <table:table-row table:style-name="ro1">
          <table:table-cell office:value-type="float" office:value="-0.00118292783469793" calcext:value-type="float">
            <text:p>-0.001182927834698</text:p>
          </table:table-cell>
          <table:table-cell table:formula="of:=[.A916]*[.A916]" office:value-type="float" office:value="0.00000139931826210314" calcext:value-type="float">
            <text:p>1.39931826210314E-06</text:p>
          </table:table-cell>
          <table:table-cell table:formula="of:=SIN(2*[.A916]*PI())" office:value-type="float" office:value="-0.00743248635800628" calcext:value-type="float">
            <text:p>-0.007432486358006</text:p>
          </table:table-cell>
          <table:table-cell table:number-columns-repeated="2"/>
        </table:table-row>
        <table:table-row table:style-name="ro1">
          <table:table-cell office:value-type="float" office:value="0.0055593362528765" calcext:value-type="float">
            <text:p>0.005559336252877</text:p>
          </table:table-cell>
          <table:table-cell table:formula="of:=[.A917]*[.A917]" office:value-type="float" office:value="0.0000309062195725469" calcext:value-type="float">
            <text:p>3.09062195725469E-05</text:p>
          </table:table-cell>
          <table:table-cell table:formula="of:=SIN(2*[.A917]*PI())" office:value-type="float" office:value="0.0349232370437142" calcext:value-type="float">
            <text:p>0.034923237043714</text:p>
          </table:table-cell>
          <table:table-cell table:number-columns-repeated="2"/>
        </table:table-row>
        <table:table-row table:style-name="ro1">
          <table:table-cell office:value-type="float" office:value="-0.00000498354986617942" calcext:value-type="float">
            <text:p>-4.98354986617942E-06</text:p>
          </table:table-cell>
          <table:table-cell table:formula="of:=[.A918]*[.A918]" office:value-type="float" office:value="0.0000000000248357692686969" calcext:value-type="float">
            <text:p>2.48357692686969E-11</text:p>
          </table:table-cell>
          <table:table-cell table:formula="of:=SIN(2*[.A918]*PI())" office:value-type="float" office:value="-0.0000313125672916584" calcext:value-type="float">
            <text:p>-3.13125672916584E-05</text:p>
          </table:table-cell>
          <table:table-cell table:number-columns-repeated="2"/>
        </table:table-row>
        <table:table-row table:style-name="ro1">
          <table:table-cell office:value-type="float" office:value="-0.000268693272074551" calcext:value-type="float">
            <text:p>-0.000268693272075</text:p>
          </table:table-cell>
          <table:table-cell table:formula="of:=[.A919]*[.A919]" office:value-type="float" office:value="0.0000000721960744581285" calcext:value-type="float">
            <text:p>7.21960744581285E-08</text:p>
          </table:table-cell>
          <table:table-cell table:formula="of:=SIN(2*[.A919]*PI())" office:value-type="float" office:value="-0.00168824881726581" calcext:value-type="float">
            <text:p>-0.001688248817266</text:p>
          </table:table-cell>
          <table:table-cell table:number-columns-repeated="2"/>
        </table:table-row>
        <table:table-row table:style-name="ro1">
          <table:table-cell office:value-type="float" office:value="-0.00121629361957155" calcext:value-type="float">
            <text:p>-0.001216293619572</text:p>
          </table:table-cell>
          <table:table-cell table:formula="of:=[.A920]*[.A920]" office:value-type="float" office:value="0.00000147937016901046" calcext:value-type="float">
            <text:p>1.47937016901046E-06</text:p>
          </table:table-cell>
          <table:table-cell table:formula="of:=SIN(2*[.A920]*PI())" office:value-type="float" office:value="-0.00764212381179565" calcext:value-type="float">
            <text:p>-0.007642123811796</text:p>
          </table:table-cell>
          <table:table-cell table:number-columns-repeated="2"/>
        </table:table-row>
        <table:table-row table:style-name="ro1">
          <table:table-cell office:value-type="float" office:value="-0.198010050746969" calcext:value-type="float">
            <text:p>-0.198010050746969</text:p>
          </table:table-cell>
          <table:table-cell table:formula="of:=[.A921]*[.A921]" office:value-type="float" office:value="0.0392079801968171" calcext:value-type="float">
            <text:p>0.039207980196817</text:p>
          </table:table-cell>
          <table:table-cell table:formula="of:=SIN(2*[.A921]*PI())" office:value-type="float" office:value="-0.947118570921654" calcext:value-type="float">
            <text:p>-0.947118570921654</text:p>
          </table:table-cell>
          <table:table-cell table:number-columns-repeated="2"/>
        </table:table-row>
        <table:table-row table:style-name="ro1">
          <table:table-cell office:value-type="float" office:value="-0.00129686886691288" calcext:value-type="float">
            <text:p>-0.001296868866913</text:p>
          </table:table-cell>
          <table:table-cell table:formula="of:=[.A922]*[.A922]" office:value-type="float" office:value="0.0000016818688579679" calcext:value-type="float">
            <text:p>1.6818688579679E-06</text:p>
          </table:table-cell>
          <table:table-cell table:formula="of:=SIN(2*[.A922]*PI())" office:value-type="float" office:value="-0.00814837723721883" calcext:value-type="float">
            <text:p>-0.008148377237219</text:p>
          </table:table-cell>
          <table:table-cell table:number-columns-repeated="2"/>
        </table:table-row>
        <table:table-row table:style-name="ro1">
          <table:table-cell office:value-type="float" office:value="0.000147633441555159" calcext:value-type="float">
            <text:p>0.000147633441555</text:p>
          </table:table-cell>
          <table:table-cell table:formula="of:=[.A923]*[.A923]" office:value-type="float" office:value="0.0000000217956330654205" calcext:value-type="float">
            <text:p>2.17956330654205E-08</text:p>
          </table:table-cell>
          <table:table-cell table:formula="of:=SIN(2*[.A923]*PI())" office:value-type="float" office:value="0.000927608137799882" calcext:value-type="float">
            <text:p>0.0009276081378</text:p>
          </table:table-cell>
          <table:table-cell table:number-columns-repeated="2"/>
        </table:table-row>
        <table:table-row table:style-name="ro1">
          <table:table-cell office:value-type="float" office:value="0.000473171901009224" calcext:value-type="float">
            <text:p>0.000473171901009</text:p>
          </table:table-cell>
          <table:table-cell table:formula="of:=[.A924]*[.A924]" office:value-type="float" office:value="0.000000223891647904683" calcext:value-type="float">
            <text:p>2.23891647904683E-07</text:p>
          </table:table-cell>
          <table:table-cell table:formula="of:=SIN(2*[.A924]*PI())" office:value-type="float" office:value="0.00297302235648495" calcext:value-type="float">
            <text:p>0.002973022356485</text:p>
          </table:table-cell>
          <table:table-cell table:number-columns-repeated="2"/>
        </table:table-row>
        <table:table-row table:style-name="ro1">
          <table:table-cell office:value-type="float" office:value="0.0103606821612992" calcext:value-type="float">
            <text:p>0.010360682161299</text:p>
          </table:table-cell>
          <table:table-cell table:formula="of:=[.A925]*[.A925]" office:value-type="float" office:value="0.000107343734847464" calcext:value-type="float">
            <text:p>0.000107343734847</text:p>
          </table:table-cell>
          <table:table-cell table:formula="of:=SIN(2*[.A925]*PI())" office:value-type="float" office:value="0.0650521173168216" calcext:value-type="float">
            <text:p>0.065052117316822</text:p>
          </table:table-cell>
          <table:table-cell table:number-columns-repeated="2"/>
        </table:table-row>
        <table:table-row table:style-name="ro1">
          <table:table-cell office:value-type="float" office:value="-0.000080833465310156" calcext:value-type="float">
            <text:p>-8.0833465310156E-05</text:p>
          </table:table-cell>
          <table:table-cell table:formula="of:=[.A926]*[.A926]" office:value-type="float" office:value="0.00000000653404911404819" calcext:value-type="float">
            <text:p>6.53404911404819E-09</text:p>
          </table:table-cell>
          <table:table-cell table:formula="of:=SIN(2*[.A926]*PI())" office:value-type="float" office:value="-0.000507891619729743" calcext:value-type="float">
            <text:p>-0.00050789161973</text:p>
          </table:table-cell>
          <table:table-cell table:number-columns-repeated="2"/>
        </table:table-row>
        <table:table-row table:style-name="ro1">
          <table:table-cell office:value-type="float" office:value="0.0000701801195033313" calcext:value-type="float">
            <text:p>7.01801195033313E-05</text:p>
          </table:table-cell>
          <table:table-cell table:formula="of:=[.A927]*[.A927]" office:value-type="float" office:value="0.00000000492524917350186" calcext:value-type="float">
            <text:p>4.92524917350186E-09</text:p>
          </table:table-cell>
          <table:table-cell table:formula="of:=SIN(2*[.A927]*PI())" office:value-type="float" office:value="0.00044095468142949" calcext:value-type="float">
            <text:p>0.000440954681429</text:p>
          </table:table-cell>
          <table:table-cell table:number-columns-repeated="2"/>
        </table:table-row>
        <table:table-row table:style-name="ro1">
          <table:table-cell office:value-type="float" office:value="-0.00216408892597375" calcext:value-type="float">
            <text:p>-0.002164088925974</text:p>
          </table:table-cell>
          <table:table-cell table:formula="of:=[.A928]*[.A928]" office:value-type="float" office:value="0.0000046832808795222" calcext:value-type="float">
            <text:p>4.6832808795222E-06</text:p>
          </table:table-cell>
          <table:table-cell table:formula="of:=SIN(2*[.A928]*PI())" office:value-type="float" office:value="-0.0135969527473292" calcext:value-type="float">
            <text:p>-0.013596952747329</text:p>
          </table:table-cell>
          <table:table-cell table:number-columns-repeated="2"/>
        </table:table-row>
        <table:table-row table:style-name="ro1">
          <table:table-cell office:value-type="float" office:value="-0.00264572117907155" calcext:value-type="float">
            <text:p>-0.002645721179072</text:p>
          </table:table-cell>
          <table:table-cell table:formula="of:=[.A929]*[.A929]" office:value-type="float" office:value="0.00000699984055738777" calcext:value-type="float">
            <text:p>6.99984055738777E-06</text:p>
          </table:table-cell>
          <table:table-cell table:formula="of:=SIN(2*[.A929]*PI())" office:value-type="float" office:value="-0.0166227908169343" calcext:value-type="float">
            <text:p>-0.016622790816934</text:p>
          </table:table-cell>
          <table:table-cell table:number-columns-repeated="2"/>
        </table:table-row>
        <table:table-row table:style-name="ro1">
          <table:table-cell office:value-type="float" office:value="-0.000433672507686478" calcext:value-type="float">
            <text:p>-0.000433672507686</text:p>
          </table:table-cell>
          <table:table-cell table:formula="of:=[.A930]*[.A930]" office:value-type="float" office:value="0.000000188071843923079" calcext:value-type="float">
            <text:p>1.88071843923079E-07</text:p>
          </table:table-cell>
          <table:table-cell table:formula="of:=SIN(2*[.A930]*PI())" office:value-type="float" office:value="-0.00272484135652977" calcext:value-type="float">
            <text:p>-0.00272484135653</text:p>
          </table:table-cell>
          <table:table-cell table:number-columns-repeated="2"/>
        </table:table-row>
        <table:table-row table:style-name="ro1">
          <table:table-cell office:value-type="float" office:value="-0.00246340543714048" calcext:value-type="float">
            <text:p>-0.00246340543714</text:p>
          </table:table-cell>
          <table:table-cell table:formula="of:=[.A931]*[.A931]" office:value-type="float" office:value="0.0000060683663477333" calcext:value-type="float">
            <text:p>6.0683663477333E-06</text:p>
          </table:table-cell>
          <table:table-cell table:formula="of:=SIN(2*[.A931]*PI())" office:value-type="float" office:value="-0.0154774148449029" calcext:value-type="float">
            <text:p>-0.015477414844903</text:p>
          </table:table-cell>
          <table:table-cell table:number-columns-repeated="2"/>
        </table:table-row>
        <table:table-row table:style-name="ro1">
          <table:table-cell office:value-type="float" office:value="-0.00495553548040381" calcext:value-type="float">
            <text:p>-0.004955535480404</text:p>
          </table:table-cell>
          <table:table-cell table:formula="of:=[.A932]*[.A932]" office:value-type="float" office:value="0.000024557331897541" calcext:value-type="float">
            <text:p>2.4557331897541E-05</text:p>
          </table:table-cell>
          <table:table-cell table:formula="of:=SIN(2*[.A932]*PI())" office:value-type="float" office:value="-0.0311315168962797" calcext:value-type="float">
            <text:p>-0.03113151689628</text:p>
          </table:table-cell>
          <table:table-cell table:number-columns-repeated="2"/>
        </table:table-row>
        <table:table-row table:style-name="ro1">
          <table:table-cell office:value-type="float" office:value="0.00325490541715533" calcext:value-type="float">
            <text:p>0.003254905417155</text:p>
          </table:table-cell>
          <table:table-cell table:formula="of:=[.A933]*[.A933]" office:value-type="float" office:value="0.0000105944092746271" calcext:value-type="float">
            <text:p>1.05944092746271E-05</text:p>
          </table:table-cell>
          <table:table-cell table:formula="of:=SIN(2*[.A933]*PI())" office:value-type="float" office:value="0.0204497483041451" calcext:value-type="float">
            <text:p>0.020449748304145</text:p>
          </table:table-cell>
          <table:table-cell table:number-columns-repeated="2"/>
        </table:table-row>
        <table:table-row table:style-name="ro1">
          <table:table-cell office:value-type="float" office:value="-0.00635920987116873" calcext:value-type="float">
            <text:p>-0.006359209871169</text:p>
          </table:table-cell>
          <table:table-cell table:formula="of:=[.A934]*[.A934]" office:value-type="float" office:value="0.0000404395501855699" calcext:value-type="float">
            <text:p>4.04395501855699E-05</text:p>
          </table:table-cell>
          <table:table-cell table:formula="of:=SIN(2*[.A934]*PI())" office:value-type="float" office:value="-0.0399454632959973" calcext:value-type="float">
            <text:p>-0.039945463295997</text:p>
          </table:table-cell>
          <table:table-cell table:number-columns-repeated="2"/>
        </table:table-row>
        <table:table-row table:style-name="ro1">
          <table:table-cell office:value-type="float" office:value="-0.266931587182936" calcext:value-type="float">
            <text:p>-0.266931587182936</text:p>
          </table:table-cell>
          <table:table-cell table:formula="of:=[.A935]*[.A935]" office:value-type="float" office:value="0.0712524722360013" calcext:value-type="float">
            <text:p>0.071252472236001</text:p>
          </table:table-cell>
          <table:table-cell table:formula="of:=SIN(2*[.A935]*PI())" office:value-type="float" office:value="-0.994346525384484" calcext:value-type="float">
            <text:p>-0.994346525384484</text:p>
          </table:table-cell>
          <table:table-cell table:number-columns-repeated="2"/>
        </table:table-row>
        <table:table-row table:style-name="ro1">
          <table:table-cell office:value-type="float" office:value="0.0527134958111028" calcext:value-type="float">
            <text:p>0.052713495811103</text:p>
          </table:table-cell>
          <table:table-cell table:formula="of:=[.A936]*[.A936]" office:value-type="float" office:value="0.00277871264062715" calcext:value-type="float">
            <text:p>0.002778712640627</text:p>
          </table:table-cell>
          <table:table-cell table:formula="of:=SIN(2*[.A936]*PI())" office:value-type="float" office:value="0.325186237206401" calcext:value-type="float">
            <text:p>0.325186237206401</text:p>
          </table:table-cell>
          <table:table-cell table:number-columns-repeated="2"/>
        </table:table-row>
        <table:table-row table:style-name="ro1">
          <table:table-cell office:value-type="float" office:value="0.0308610890133107" calcext:value-type="float">
            <text:p>0.030861089013311</text:p>
          </table:table-cell>
          <table:table-cell table:formula="of:=[.A937]*[.A937]" office:value-type="float" office:value="0.000952406815087488" calcext:value-type="float">
            <text:p>0.000952406815087</text:p>
          </table:table-cell>
          <table:table-cell table:formula="of:=SIN(2*[.A937]*PI())" office:value-type="float" office:value="0.192693095229387" calcext:value-type="float">
            <text:p>0.192693095229387</text:p>
          </table:table-cell>
          <table:table-cell table:number-columns-repeated="2"/>
        </table:table-row>
        <table:table-row table:style-name="ro1">
          <table:table-cell office:value-type="float" office:value="0.100575454885705" calcext:value-type="float">
            <text:p>0.100575454885705</text:p>
          </table:table-cell>
          <table:table-cell table:formula="of:=[.A938]*[.A938]" office:value-type="float" office:value="0.0101154221254665" calcext:value-type="float">
            <text:p>0.010115422125467</text:p>
          </table:table-cell>
          <table:table-cell table:formula="of:=SIN(2*[.A938]*PI())" office:value-type="float" office:value="0.59070655820234" calcext:value-type="float">
            <text:p>0.59070655820234</text:p>
          </table:table-cell>
          <table:table-cell table:number-columns-repeated="2"/>
        </table:table-row>
        <table:table-row table:style-name="ro1">
          <table:table-cell office:value-type="float" office:value="-0.00000000243241833918419" calcext:value-type="float">
            <text:p>-2.43241833918419E-09</text:p>
          </table:table-cell>
          <table:table-cell table:formula="of:=[.A939]*[.A939]" office:value-type="float" office:value="5.91665897679956E-018" calcext:value-type="float">
            <text:p>5.91665897679956E-18</text:p>
          </table:table-cell>
          <table:table-cell table:formula="of:=SIN(2*[.A939]*PI())" office:value-type="float" office:value="-0.0000000152833351696762" calcext:value-type="float">
            <text:p>-1.52833351696762E-08</text:p>
          </table:table-cell>
          <table:table-cell table:number-columns-repeated="2"/>
        </table:table-row>
        <table:table-row table:style-name="ro1">
          <table:table-cell office:value-type="float" office:value="0.00278533883486877" calcext:value-type="float">
            <text:p>0.002785338834869</text:p>
          </table:table-cell>
          <table:table-cell table:formula="of:=[.A940]*[.A940]" office:value-type="float" office:value="0.00000775811242502813" calcext:value-type="float">
            <text:p>7.75811242502813E-06</text:p>
          </table:table-cell>
          <table:table-cell table:formula="of:=SIN(2*[.A940]*PI())" office:value-type="float" office:value="0.017499906704766" calcext:value-type="float">
            <text:p>0.017499906704766</text:p>
          </table:table-cell>
          <table:table-cell table:number-columns-repeated="2"/>
        </table:table-row>
        <table:table-row table:style-name="ro1">
          <table:table-cell office:value-type="float" office:value="-0.00000234494194325245" calcext:value-type="float">
            <text:p>-2.34494194325245E-06</text:p>
          </table:table-cell>
          <table:table-cell table:formula="of:=[.A941]*[.A941]" office:value-type="float" office:value="0.00000000000549875271722457" calcext:value-type="float">
            <text:p>5.49875271722457E-12</text:p>
          </table:table-cell>
          <table:table-cell table:formula="of:=SIN(2*[.A941]*PI())" office:value-type="float" office:value="-0.0000147337047634999" calcext:value-type="float">
            <text:p>-1.47337047634999E-05</text:p>
          </table:table-cell>
          <table:table-cell table:number-columns-repeated="2"/>
        </table:table-row>
        <table:table-row table:style-name="ro1">
          <table:table-cell office:value-type="float" office:value="-0.0000481461535931697" calcext:value-type="float">
            <text:p>-4.81461535931697E-05</text:p>
          </table:table-cell>
          <table:table-cell table:formula="of:=[.A942]*[.A942]" office:value-type="float" office:value="0.00000000231805210581708" calcext:value-type="float">
            <text:p>2.31805210581708E-09</text:p>
          </table:table-cell>
          <table:table-cell table:formula="of:=SIN(2*[.A942]*PI())" office:value-type="float" office:value="-0.000302511200239862" calcext:value-type="float">
            <text:p>-0.00030251120024</text:p>
          </table:table-cell>
          <table:table-cell table:number-columns-repeated="2"/>
        </table:table-row>
        <table:table-row table:style-name="ro1">
          <table:table-cell office:value-type="float" office:value="-0.166629000205212" calcext:value-type="float">
            <text:p>-0.166629000205212</text:p>
          </table:table-cell>
          <table:table-cell table:formula="of:=[.A943]*[.A943]" office:value-type="float" office:value="0.0277652237093886" calcext:value-type="float">
            <text:p>0.027765223709389</text:p>
          </table:table-cell>
          <table:table-cell table:formula="of:=SIN(2*[.A943]*PI())" office:value-type="float" office:value="-0.865907046853697" calcext:value-type="float">
            <text:p>-0.865907046853697</text:p>
          </table:table-cell>
          <table:table-cell table:number-columns-repeated="2"/>
        </table:table-row>
        <table:table-row table:style-name="ro1">
          <table:table-cell office:value-type="float" office:value="0.00000492491119280033" calcext:value-type="float">
            <text:p>4.92491119280033E-06</text:p>
          </table:table-cell>
          <table:table-cell table:formula="of:=[.A944]*[.A944]" office:value-type="float" office:value="0.00000000002425475025697" calcext:value-type="float">
            <text:p>2.425475025697E-11</text:p>
          </table:table-cell>
          <table:table-cell table:formula="of:=SIN(2*[.A944]*PI())" office:value-type="float" office:value="0.0000309441296408289" calcext:value-type="float">
            <text:p>3.09441296408289E-05</text:p>
          </table:table-cell>
          <table:table-cell table:number-columns-repeated="2"/>
        </table:table-row>
        <table:table-row table:style-name="ro1">
          <table:table-cell office:value-type="float" office:value="-0.0000349213854600272" calcext:value-type="float">
            <text:p>-3.49213854600272E-05</text:p>
          </table:table-cell>
          <table:table-cell table:formula="of:=[.A945]*[.A945]" office:value-type="float" office:value="0.0000000012195031624478" calcext:value-type="float">
            <text:p>1.2195031624478E-09</text:p>
          </table:table-cell>
          <table:table-cell table:formula="of:=SIN(2*[.A945]*PI())" office:value-type="float" office:value="-0.000219417534268189" calcext:value-type="float">
            <text:p>-0.000219417534268</text:p>
          </table:table-cell>
          <table:table-cell table:number-columns-repeated="2"/>
        </table:table-row>
        <table:table-row table:style-name="ro1">
          <table:table-cell office:value-type="float" office:value="-0.0024127036383355" calcext:value-type="float">
            <text:p>-0.002412703638336</text:p>
          </table:table-cell>
          <table:table-cell table:formula="of:=[.A946]*[.A946]" office:value-type="float" office:value="0.00000582113884643734" calcext:value-type="float">
            <text:p>5.82113884643734E-06</text:p>
          </table:table-cell>
          <table:table-cell table:formula="of:=SIN(2*[.A946]*PI())" office:value-type="float" office:value="-0.0151588834265426" calcext:value-type="float">
            <text:p>-0.015158883426543</text:p>
          </table:table-cell>
          <table:table-cell table:number-columns-repeated="2"/>
        </table:table-row>
        <table:table-row table:style-name="ro1">
          <table:table-cell office:value-type="float" office:value="-0.113720678746189" calcext:value-type="float">
            <text:p>-0.113720678746189</text:p>
          </table:table-cell>
          <table:table-cell table:formula="of:=[.A947]*[.A947]" office:value-type="float" office:value="0.012932392774494" calcext:value-type="float">
            <text:p>0.012932392774494</text:p>
          </table:table-cell>
          <table:table-cell table:formula="of:=SIN(2*[.A947]*PI())" office:value-type="float" office:value="-0.655261013563881" calcext:value-type="float">
            <text:p>-0.655261013563881</text:p>
          </table:table-cell>
          <table:table-cell table:number-columns-repeated="2"/>
        </table:table-row>
        <table:table-row table:style-name="ro1">
          <table:table-cell office:value-type="float" office:value="-0.000112441869037631" calcext:value-type="float">
            <text:p>-0.000112441869038</text:p>
          </table:table-cell>
          <table:table-cell table:formula="of:=[.A948]*[.A948]" office:value-type="float" office:value="0.0000000126431739126757" calcext:value-type="float">
            <text:p>1.26431739126757E-08</text:p>
          </table:table-cell>
          <table:table-cell table:formula="of:=SIN(2*[.A948]*PI())" office:value-type="float" office:value="-0.000706493040676776" calcext:value-type="float">
            <text:p>-0.000706493040677</text:p>
          </table:table-cell>
          <table:table-cell table:number-columns-repeated="2"/>
        </table:table-row>
        <table:table-row table:style-name="ro1">
          <table:table-cell office:value-type="float" office:value="-0.00265025938237299" calcext:value-type="float">
            <text:p>-0.002650259382373</text:p>
          </table:table-cell>
          <table:table-cell table:formula="of:=[.A949]*[.A949]" office:value-type="float" office:value="0.00000702387479385606" calcext:value-type="float">
            <text:p>7.02387479385606E-06</text:p>
          </table:table-cell>
          <table:table-cell table:formula="of:=SIN(2*[.A949]*PI())" office:value-type="float" office:value="-0.0166513012426997" calcext:value-type="float">
            <text:p>-0.0166513012427</text:p>
          </table:table-cell>
          <table:table-cell table:number-columns-repeated="2"/>
        </table:table-row>
        <table:table-row table:style-name="ro1">
          <table:table-cell office:value-type="float" office:value="-0.235745381141698" calcext:value-type="float">
            <text:p>-0.235745381141698</text:p>
          </table:table-cell>
          <table:table-cell table:formula="of:=[.A950]*[.A950]" office:value-type="float" office:value="0.0555758847296446" calcext:value-type="float">
            <text:p>0.055575884729645</text:p>
          </table:table-cell>
          <table:table-cell table:formula="of:=SIN(2*[.A950]*PI())" office:value-type="float" office:value="-0.99599178856433" calcext:value-type="float">
            <text:p>-0.99599178856433</text:p>
          </table:table-cell>
          <table:table-cell table:number-columns-repeated="2"/>
        </table:table-row>
        <table:table-row table:style-name="ro1">
          <table:table-cell office:value-type="float" office:value="0.64466218293178" calcext:value-type="float">
            <text:p>0.64466218293178</text:p>
          </table:table-cell>
          <table:table-cell table:formula="of:=[.A951]*[.A951]" office:value-type="float" office:value="0.415589330102368" calcext:value-type="float">
            <text:p>0.415589330102368</text:p>
          </table:table-cell>
          <table:table-cell table:formula="of:=SIN(2*[.A951]*PI())" office:value-type="float" office:value="-0.788852296980829" calcext:value-type="float">
            <text:p>-0.788852296980829</text:p>
          </table:table-cell>
          <table:table-cell table:number-columns-repeated="2"/>
        </table:table-row>
        <table:table-row table:style-name="ro1">
          <table:table-cell office:value-type="float" office:value="-0.106371269323142" calcext:value-type="float">
            <text:p>-0.106371269323142</text:p>
          </table:table-cell>
          <table:table-cell table:formula="of:=[.A952]*[.A952]" office:value-type="float" office:value="0.0113148469374164" calcext:value-type="float">
            <text:p>0.011314846937416</text:p>
          </table:table-cell>
          <table:table-cell table:formula="of:=SIN(2*[.A952]*PI())" office:value-type="float" office:value="-0.619692147762299" calcext:value-type="float">
            <text:p>-0.619692147762299</text:p>
          </table:table-cell>
          <table:table-cell table:number-columns-repeated="2"/>
        </table:table-row>
        <table:table-row table:style-name="ro1">
          <table:table-cell office:value-type="float" office:value="0.0327538072269681" calcext:value-type="float">
            <text:p>0.032753807226968</text:p>
          </table:table-cell>
          <table:table-cell table:formula="of:=[.A953]*[.A953]" office:value-type="float" office:value="0.00107281188786139" calcext:value-type="float">
            <text:p>0.001072811887861</text:p>
          </table:table-cell>
          <table:table-cell table:formula="of:=SIN(2*[.A953]*PI())" office:value-type="float" office:value="0.204348620922753" calcext:value-type="float">
            <text:p>0.204348620922753</text:p>
          </table:table-cell>
          <table:table-cell table:number-columns-repeated="2"/>
        </table:table-row>
        <table:table-row table:style-name="ro1">
          <table:table-cell office:value-type="float" office:value="-0.0000046562364483915" calcext:value-type="float">
            <text:p>-4.6562364483915E-06</text:p>
          </table:table-cell>
          <table:table-cell table:formula="of:=[.A954]*[.A954]" office:value-type="float" office:value="0.0000000000216805378633295" calcext:value-type="float">
            <text:p>2.16805378633295E-11</text:p>
          </table:table-cell>
          <table:table-cell table:formula="of:=SIN(2*[.A954]*PI())" office:value-type="float" office:value="-0.0000292559964351141" calcext:value-type="float">
            <text:p>-2.92559964351141E-05</text:p>
          </table:table-cell>
          <table:table-cell table:number-columns-repeated="2"/>
        </table:table-row>
        <table:table-row table:style-name="ro1">
          <table:table-cell office:value-type="float" office:value="0.103160547359054" calcext:value-type="float">
            <text:p>0.103160547359054</text:p>
          </table:table-cell>
          <table:table-cell table:formula="of:=[.A955]*[.A955]" office:value-type="float" office:value="0.0106420985314196" calcext:value-type="float">
            <text:p>0.01064209853142</text:p>
          </table:table-cell>
          <table:table-cell table:formula="of:=SIN(2*[.A955]*PI())" office:value-type="float" office:value="0.60373400897933" calcext:value-type="float">
            <text:p>0.60373400897933</text:p>
          </table:table-cell>
          <table:table-cell table:number-columns-repeated="2"/>
        </table:table-row>
        <table:table-row table:style-name="ro1">
          <table:table-cell office:value-type="float" office:value="-0.0142462003198902" calcext:value-type="float">
            <text:p>-0.01424620031989</text:p>
          </table:table-cell>
          <table:table-cell table:formula="of:=[.A956]*[.A956]" office:value-type="float" office:value="0.000202954223554438" calcext:value-type="float">
            <text:p>0.000202954223554</text:p>
          </table:table-cell>
          <table:table-cell table:formula="of:=SIN(2*[.A956]*PI())" office:value-type="float" office:value="-0.0893920320502058" calcext:value-type="float">
            <text:p>-0.089392032050206</text:p>
          </table:table-cell>
          <table:table-cell table:number-columns-repeated="2"/>
        </table:table-row>
        <table:table-row table:style-name="ro1">
          <table:table-cell office:value-type="float" office:value="-0.23136850249158" calcext:value-type="float">
            <text:p>-0.23136850249158</text:p>
          </table:table-cell>
          <table:table-cell table:formula="of:=[.A957]*[.A957]" office:value-type="float" office:value="0.0535313839451962" calcext:value-type="float">
            <text:p>0.053531383945196</text:p>
          </table:table-cell>
          <table:table-cell table:formula="of:=SIN(2*[.A957]*PI())" office:value-type="float" office:value="-0.99315569685971" calcext:value-type="float">
            <text:p>-0.99315569685971</text:p>
          </table:table-cell>
          <table:table-cell table:number-columns-repeated="2"/>
        </table:table-row>
        <table:table-row table:style-name="ro1">
          <table:table-cell office:value-type="float" office:value="-0.00920088965277732" calcext:value-type="float">
            <text:p>-0.009200889652777</text:p>
          </table:table-cell>
          <table:table-cell table:formula="of:=[.A958]*[.A958]" office:value-type="float" office:value="0.0000846563704025848" calcext:value-type="float">
            <text:p>8.46563704025848E-05</text:p>
          </table:table-cell>
          <table:table-cell table:formula="of:=SIN(2*[.A958]*PI())" office:value-type="float" office:value="-0.0577786984324812" calcext:value-type="float">
            <text:p>-0.057778698432481</text:p>
          </table:table-cell>
          <table:table-cell table:number-columns-repeated="2"/>
        </table:table-row>
        <table:table-row table:style-name="ro1">
          <table:table-cell office:value-type="float" office:value="0.0000210584578954968" calcext:value-type="float">
            <text:p>2.10584578954968E-05</text:p>
          </table:table-cell>
          <table:table-cell table:formula="of:=[.A959]*[.A959]" office:value-type="float" office:value="0.00000000044345864893641" calcext:value-type="float">
            <text:p>4.4345864893641E-10</text:p>
          </table:table-cell>
          <table:table-cell table:formula="of:=SIN(2*[.A959]*PI())" office:value-type="float" office:value="0.000132314192854773" calcext:value-type="float">
            <text:p>0.000132314192855</text:p>
          </table:table-cell>
          <table:table-cell table:number-columns-repeated="2"/>
        </table:table-row>
        <table:table-row table:style-name="ro1">
          <table:table-cell office:value-type="float" office:value="-0.0000432350190701486" calcext:value-type="float">
            <text:p>-4.32350190701486E-05</text:p>
          </table:table-cell>
          <table:table-cell table:formula="of:=[.A960]*[.A960]" office:value-type="float" office:value="0.00000000186926687399611" calcext:value-type="float">
            <text:p>1.86926687399611E-09</text:p>
          </table:table-cell>
          <table:table-cell table:formula="of:=SIN(2*[.A960]*PI())" office:value-type="float" office:value="-0.000271653633236042" calcext:value-type="float">
            <text:p>-0.000271653633236</text:p>
          </table:table-cell>
          <table:table-cell table:number-columns-repeated="2"/>
        </table:table-row>
        <table:table-row table:style-name="ro1">
          <table:table-cell office:value-type="float" office:value="0.00077428765276929" calcext:value-type="float">
            <text:p>0.000774287652769</text:p>
          </table:table-cell>
          <table:table-cell table:formula="of:=[.A961]*[.A961]" office:value-type="float" office:value="0.000000599521369230977" calcext:value-type="float">
            <text:p>5.99521369230977E-07</text:p>
          </table:table-cell>
          <table:table-cell table:formula="of:=SIN(2*[.A961]*PI())" office:value-type="float" office:value="0.00486497361253268" calcext:value-type="float">
            <text:p>0.004864973612533</text:p>
          </table:table-cell>
          <table:table-cell table:number-columns-repeated="2"/>
        </table:table-row>
        <table:table-row table:style-name="ro1">
          <table:table-cell office:value-type="float" office:value="0.023844321926265" calcext:value-type="float">
            <text:p>0.023844321926265</text:p>
          </table:table-cell>
          <table:table-cell table:formula="of:=[.A962]*[.A962]" office:value-type="float" office:value="0.000568551688123362" calcext:value-type="float">
            <text:p>0.000568551688123</text:p>
          </table:table-cell>
          <table:table-cell table:formula="of:=SIN(2*[.A962]*PI())" office:value-type="float" office:value="0.149258463565974" calcext:value-type="float">
            <text:p>0.149258463565974</text:p>
          </table:table-cell>
          <table:table-cell table:number-columns-repeated="2"/>
        </table:table-row>
        <table:table-row table:style-name="ro1">
          <table:table-cell office:value-type="float" office:value="-0.000173475488580774" calcext:value-type="float">
            <text:p>-0.000173475488581</text:p>
          </table:table-cell>
          <table:table-cell table:formula="of:=[.A963]*[.A963]" office:value-type="float" office:value="0.0000000300937451383383" calcext:value-type="float">
            <text:p>3.00937451383383E-08</text:p>
          </table:table-cell>
          <table:table-cell table:formula="of:=SIN(2*[.A963]*PI())" office:value-type="float" office:value="-0.00108997842518105" calcext:value-type="float">
            <text:p>-0.001089978425181</text:p>
          </table:table-cell>
          <table:table-cell table:number-columns-repeated="2"/>
        </table:table-row>
        <table:table-row table:style-name="ro1">
          <table:table-cell office:value-type="float" office:value="0.00270468236784145" calcext:value-type="float">
            <text:p>0.002704682367841</text:p>
          </table:table-cell>
          <table:table-cell table:formula="of:=[.A964]*[.A964]" office:value-type="float" office:value="0.00000731530671091241" calcext:value-type="float">
            <text:p>7.31530671091241E-06</text:p>
          </table:table-cell>
          <table:table-cell table:formula="of:=SIN(2*[.A964]*PI())" office:value-type="float" office:value="0.0169932025564188" calcext:value-type="float">
            <text:p>0.016993202556419</text:p>
          </table:table-cell>
          <table:table-cell table:number-columns-repeated="2"/>
        </table:table-row>
        <table:table-row table:style-name="ro1">
          <table:table-cell office:value-type="float" office:value="-0.145022502263793" calcext:value-type="float">
            <text:p>-0.145022502263793</text:p>
          </table:table-cell>
          <table:table-cell table:formula="of:=[.A965]*[.A965]" office:value-type="float" office:value="0.0210315261628518" calcext:value-type="float">
            <text:p>0.021031526162852</text:p>
          </table:table-cell>
          <table:table-cell table:formula="of:=SIN(2*[.A965]*PI())" office:value-type="float" office:value="-0.790241660889069" calcext:value-type="float">
            <text:p>-0.790241660889069</text:p>
          </table:table-cell>
          <table:table-cell table:number-columns-repeated="2"/>
        </table:table-row>
        <table:table-row table:style-name="ro1">
          <table:table-cell office:value-type="float" office:value="0.000000194067311036156" calcext:value-type="float">
            <text:p>1.94067311036156E-07</text:p>
          </table:table-cell>
          <table:table-cell table:formula="of:=[.A966]*[.A966]" office:value-type="float" office:value="0.000000000000037662121212804" calcext:value-type="float">
            <text:p>3.7662121212804E-14</text:p>
          </table:table-cell>
          <table:table-cell table:formula="of:=SIN(2*[.A966]*PI())" office:value-type="float" office:value="0.00000121936087730592" calcext:value-type="float">
            <text:p>1.21936087730592E-06</text:p>
          </table:table-cell>
          <table:table-cell table:number-columns-repeated="2"/>
        </table:table-row>
        <table:table-row table:style-name="ro1">
          <table:table-cell office:value-type="float" office:value="0.0000220164521352476" calcext:value-type="float">
            <text:p>2.20164521352476E-05</text:p>
          </table:table-cell>
          <table:table-cell table:formula="of:=[.A967]*[.A967]" office:value-type="float" office:value="0.000000000484724164623648" calcext:value-type="float">
            <text:p>4.84724164623648E-10</text:p>
          </table:table-cell>
          <table:table-cell table:formula="of:=SIN(2*[.A967]*PI())" office:value-type="float" office:value="0.000138333448131215" calcext:value-type="float">
            <text:p>0.000138333448131</text:p>
          </table:table-cell>
          <table:table-cell table:number-columns-repeated="2"/>
        </table:table-row>
        <table:table-row table:style-name="ro1">
          <table:table-cell office:value-type="float" office:value="-0.0000583959104376736" calcext:value-type="float">
            <text:p>-5.83959104376736E-05</text:p>
          </table:table-cell>
          <table:table-cell table:formula="of:=[.A968]*[.A968]" office:value-type="float" office:value="0.0000000034100823558448" calcext:value-type="float">
            <text:p>3.4100823558448E-09</text:p>
          </table:table-cell>
          <table:table-cell table:formula="of:=SIN(2*[.A968]*PI())" office:value-type="float" office:value="-0.000366912318228792" calcext:value-type="float">
            <text:p>-0.000366912318229</text:p>
          </table:table-cell>
          <table:table-cell table:number-columns-repeated="2"/>
        </table:table-row>
        <table:table-row table:style-name="ro1">
          <table:table-cell office:value-type="float" office:value="-0.00000551240511365599" calcext:value-type="float">
            <text:p>-5.51240511365599E-06</text:p>
          </table:table-cell>
          <table:table-cell table:formula="of:=[.A969]*[.A969]" office:value-type="float" office:value="0.0000000000303866101370607" calcext:value-type="float">
            <text:p>3.03866101370607E-11</text:p>
          </table:table-cell>
          <table:table-cell table:formula="of:=SIN(2*[.A969]*PI())" office:value-type="float" office:value="-0.00003463546281042" calcext:value-type="float">
            <text:p>-3.463546281042E-05</text:p>
          </table:table-cell>
          <table:table-cell table:number-columns-repeated="2"/>
        </table:table-row>
        <table:table-row table:style-name="ro1">
          <table:table-cell office:value-type="float" office:value="0.000396107088943075" calcext:value-type="float">
            <text:p>0.000396107088943</text:p>
          </table:table-cell>
          <table:table-cell table:formula="of:=[.A970]*[.A970]" office:value-type="float" office:value="0.000000156900825910957" calcext:value-type="float">
            <text:p>1.56900825910957E-07</text:p>
          </table:table-cell>
          <table:table-cell table:formula="of:=SIN(2*[.A970]*PI())" office:value-type="float" office:value="0.00248881167195026" calcext:value-type="float">
            <text:p>0.00248881167195</text:p>
          </table:table-cell>
          <table:table-cell table:number-columns-repeated="2"/>
        </table:table-row>
        <table:table-row table:style-name="ro1">
          <table:table-cell office:value-type="float" office:value="-0.243504260081829" calcext:value-type="float">
            <text:p>-0.243504260081829</text:p>
          </table:table-cell>
          <table:table-cell table:formula="of:=[.A971]*[.A971]" office:value-type="float" office:value="0.0592943246779991" calcext:value-type="float">
            <text:p>0.059294324677999</text:p>
          </table:table-cell>
          <table:table-cell table:formula="of:=SIN(2*[.A971]*PI())" office:value-type="float" office:value="-0.999167226859116" calcext:value-type="float">
            <text:p>-0.999167226859116</text:p>
          </table:table-cell>
          <table:table-cell table:number-columns-repeated="2"/>
        </table:table-row>
        <table:table-row table:style-name="ro1">
          <table:table-cell office:value-type="float" office:value="-0.00725721231086641" calcext:value-type="float">
            <text:p>-0.007257212310866</text:p>
          </table:table-cell>
          <table:table-cell table:formula="of:=[.A972]*[.A972]" office:value-type="float" office:value="0.000052667130524991" calcext:value-type="float">
            <text:p>5.2667130524991E-05</text:p>
          </table:table-cell>
          <table:table-cell table:formula="of:=SIN(2*[.A972]*PI())" office:value-type="float" office:value="-0.0455826099226515" calcext:value-type="float">
            <text:p>-0.045582609922652</text:p>
          </table:table-cell>
          <table:table-cell table:number-columns-repeated="2"/>
        </table:table-row>
        <table:table-row table:style-name="ro1">
          <table:table-cell office:value-type="float" office:value="-0.00000000238874909407973" calcext:value-type="float">
            <text:p>-2.38874909407973E-09</text:p>
          </table:table-cell>
          <table:table-cell table:formula="of:=[.A973]*[.A973]" office:value-type="float" office:value="5.70612223446673E-018" calcext:value-type="float">
            <text:p>5.70612223446673E-18</text:p>
          </table:table-cell>
          <table:table-cell table:formula="of:=SIN(2*[.A973]*PI())" office:value-type="float" office:value="-0.0000000150089532104603" calcext:value-type="float">
            <text:p>-1.50089532104603E-08</text:p>
          </table:table-cell>
          <table:table-cell table:number-columns-repeated="2"/>
        </table:table-row>
        <table:table-row table:style-name="ro1">
          <table:table-cell office:value-type="float" office:value="-0.000000486791427851572" calcext:value-type="float">
            <text:p>-4.86791427851572E-07</text:p>
          </table:table-cell>
          <table:table-cell table:formula="of:=[.A974]*[.A974]" office:value-type="float" office:value="0.000000000000236965894229772" calcext:value-type="float">
            <text:p>2.36965894229772E-13</text:p>
          </table:table-cell>
          <table:table-cell table:formula="of:=SIN(2*[.A974]*PI())" office:value-type="float" office:value="-0.0000030586007471332" calcext:value-type="float">
            <text:p>-3.0586007471332E-06</text:p>
          </table:table-cell>
          <table:table-cell table:number-columns-repeated="2"/>
        </table:table-row>
        <table:table-row table:style-name="ro1">
          <table:table-cell office:value-type="float" office:value="0.00481801796832397" calcext:value-type="float">
            <text:p>0.004818017968324</text:p>
          </table:table-cell>
          <table:table-cell table:formula="of:=[.A975]*[.A975]" office:value-type="float" office:value="0.0000232132971430927" calcext:value-type="float">
            <text:p>2.32132971430927E-05</text:p>
          </table:table-cell>
          <table:table-cell table:formula="of:=SIN(2*[.A975]*PI())" office:value-type="float" office:value="0.0302678761780787" calcext:value-type="float">
            <text:p>0.030267876178079</text:p>
          </table:table-cell>
          <table:table-cell table:number-columns-repeated="2"/>
        </table:table-row>
        <table:table-row table:style-name="ro1">
          <table:table-cell office:value-type="float" office:value="-0.00121882491614962" calcext:value-type="float">
            <text:p>-0.00121882491615</text:p>
          </table:table-cell>
          <table:table-cell table:formula="of:=[.A976]*[.A976]" office:value-type="float" office:value="0.00000148553417622713" calcext:value-type="float">
            <text:p>1.48553417622713E-06</text:p>
          </table:table-cell>
          <table:table-cell table:formula="of:=SIN(2*[.A976]*PI())" office:value-type="float" office:value="-0.00765802795185825" calcext:value-type="float">
            <text:p>-0.007658027951858</text:p>
          </table:table-cell>
          <table:table-cell table:number-columns-repeated="2"/>
        </table:table-row>
        <table:table-row table:style-name="ro1">
          <table:table-cell office:value-type="float" office:value="-0.248129085876494" calcext:value-type="float">
            <text:p>-0.248129085876494</text:p>
          </table:table-cell>
          <table:table-cell table:formula="of:=[.A977]*[.A977]" office:value-type="float" office:value="0.0615680432579048" calcext:value-type="float">
            <text:p>0.061568043257905</text:p>
          </table:table-cell>
          <table:table-cell table:formula="of:=SIN(2*[.A977]*PI())" office:value-type="float" office:value="-0.999930907255055" calcext:value-type="float">
            <text:p>-0.999930907255055</text:p>
          </table:table-cell>
          <table:table-cell table:number-columns-repeated="2"/>
        </table:table-row>
        <table:table-row table:style-name="ro1">
          <table:table-cell office:value-type="float" office:value="-0.0728125136135826" calcext:value-type="float">
            <text:p>-0.072812513613583</text:p>
          </table:table-cell>
          <table:table-cell table:formula="of:=[.A978]*[.A978]" office:value-type="float" office:value="0.00530166213872815" calcext:value-type="float">
            <text:p>0.005301662138728</text:p>
          </table:table-cell>
          <table:table-cell table:formula="of:=SIN(2*[.A978]*PI())" office:value-type="float" office:value="-0.441701670433274" calcext:value-type="float">
            <text:p>-0.441701670433274</text:p>
          </table:table-cell>
          <table:table-cell table:number-columns-repeated="2"/>
        </table:table-row>
        <table:table-row table:style-name="ro1">
          <table:table-cell office:value-type="float" office:value="-0.0834717298273574" calcext:value-type="float">
            <text:p>-0.083471729827357</text:p>
          </table:table-cell>
          <table:table-cell table:formula="of:=[.A979]*[.A979]" office:value-type="float" office:value="0.00696752968037134" calcext:value-type="float">
            <text:p>0.006967529680371</text:p>
          </table:table-cell>
          <table:table-cell table:formula="of:=SIN(2*[.A979]*PI())" office:value-type="float" office:value="-0.500752881285373" calcext:value-type="float">
            <text:p>-0.500752881285373</text:p>
          </table:table-cell>
          <table:table-cell table:number-columns-repeated="2"/>
        </table:table-row>
        <table:table-row table:style-name="ro1">
          <table:table-cell office:value-type="float" office:value="0.0063537418888217" calcext:value-type="float">
            <text:p>0.006353741888822</text:p>
          </table:table-cell>
          <table:table-cell table:formula="of:=[.A980]*[.A980]" office:value-type="float" office:value="0.0000403700359897675" calcext:value-type="float">
            <text:p>4.03700359897675E-05</text:p>
          </table:table-cell>
          <table:table-cell table:formula="of:=SIN(2*[.A980]*PI())" office:value-type="float" office:value="0.0399111343472101" calcext:value-type="float">
            <text:p>0.03991113434721</text:p>
          </table:table-cell>
          <table:table-cell table:number-columns-repeated="2"/>
        </table:table-row>
        <table:table-row table:style-name="ro1">
          <table:table-cell office:value-type="float" office:value="0.00000124693317415231" calcext:value-type="float">
            <text:p>1.24693317415231E-06</text:p>
          </table:table-cell>
          <table:table-cell table:formula="of:=[.A981]*[.A981]" office:value-type="float" office:value="0.00000000000155484234080157" calcext:value-type="float">
            <text:p>1.55484234080157E-12</text:p>
          </table:table-cell>
          <table:table-cell table:formula="of:=SIN(2*[.A981]*PI())" office:value-type="float" office:value="0.00000783471219878847" calcext:value-type="float">
            <text:p>7.83471219878847E-06</text:p>
          </table:table-cell>
          <table:table-cell table:number-columns-repeated="2"/>
        </table:table-row>
        <table:table-row table:style-name="ro1">
          <table:table-cell office:value-type="float" office:value="0.729918873160791" calcext:value-type="float">
            <text:p>0.729918873160791</text:p>
          </table:table-cell>
          <table:table-cell table:formula="of:=[.A982]*[.A982]" office:value-type="float" office:value="0.532781561396319" calcext:value-type="float">
            <text:p>0.532781561396319</text:p>
          </table:table-cell>
          <table:table-cell table:formula="of:=SIN(2*[.A982]*PI())" office:value-type="float" office:value="-0.992050685695482" calcext:value-type="float">
            <text:p>-0.992050685695482</text:p>
          </table:table-cell>
          <table:table-cell table:number-columns-repeated="2"/>
        </table:table-row>
        <table:table-row table:style-name="ro1">
          <table:table-cell office:value-type="float" office:value="0.00000830361365649069" calcext:value-type="float">
            <text:p>8.30361365649069E-06</text:p>
          </table:table-cell>
          <table:table-cell table:formula="of:=[.A983]*[.A983]" office:value-type="float" office:value="0.0000000000689499997562587" calcext:value-type="float">
            <text:p>6.89499997562587E-11</text:p>
          </table:table-cell>
          <table:table-cell table:formula="of:=SIN(2*[.A983]*PI())" office:value-type="float" office:value="0.0000521731432992885" calcext:value-type="float">
            <text:p>5.21731432992885E-05</text:p>
          </table:table-cell>
          <table:table-cell table:number-columns-repeated="2"/>
        </table:table-row>
        <table:table-row table:style-name="ro1">
          <table:table-cell office:value-type="float" office:value="-0.0116185322699892" calcext:value-type="float">
            <text:p>-0.011618532269989</text:p>
          </table:table-cell>
          <table:table-cell table:formula="of:=[.A984]*[.A984]" office:value-type="float" office:value="0.00013499029210878" calcext:value-type="float">
            <text:p>0.000134990292109</text:p>
          </table:table-cell>
          <table:table-cell table:formula="of:=SIN(2*[.A984]*PI())" office:value-type="float" office:value="-0.0729365686511163" calcext:value-type="float">
            <text:p>-0.072936568651116</text:p>
          </table:table-cell>
          <table:table-cell table:number-columns-repeated="2"/>
        </table:table-row>
        <table:table-row table:style-name="ro1">
          <table:table-cell office:value-type="float" office:value="-0.000241356610948594" calcext:value-type="float">
            <text:p>-0.000241356610949</text:p>
          </table:table-cell>
          <table:table-cell table:formula="of:=[.A985]*[.A985]" office:value-type="float" office:value="0.0000000582530136485911" calcext:value-type="float">
            <text:p>5.82530136485911E-08</text:p>
          </table:table-cell>
          <table:table-cell table:formula="of:=SIN(2*[.A985]*PI())" office:value-type="float" office:value="-0.00151648773044894" calcext:value-type="float">
            <text:p>-0.001516487730449</text:p>
          </table:table-cell>
          <table:table-cell table:number-columns-repeated="2"/>
        </table:table-row>
        <table:table-row table:style-name="ro1">
          <table:table-cell office:value-type="float" office:value="-0.19195998270112" calcext:value-type="float">
            <text:p>-0.19195998270112</text:p>
          </table:table-cell>
          <table:table-cell table:formula="of:=[.A986]*[.A986]" office:value-type="float" office:value="0.0368486349586143" calcext:value-type="float">
            <text:p>0.036848634958614</text:p>
          </table:table-cell>
          <table:table-cell table:formula="of:=SIN(2*[.A986]*PI())" office:value-type="float" office:value="-0.934239298109035" calcext:value-type="float">
            <text:p>-0.934239298109035</text:p>
          </table:table-cell>
          <table:table-cell table:number-columns-repeated="2"/>
        </table:table-row>
        <table:table-row table:style-name="ro1">
          <table:table-cell office:value-type="float" office:value="0.000277735164936526" calcext:value-type="float">
            <text:p>0.000277735164937</text:p>
          </table:table-cell>
          <table:table-cell table:formula="of:=[.A987]*[.A987]" office:value-type="float" office:value="0.0000000771368218423191" calcext:value-type="float">
            <text:p>7.71368218423191E-08</text:p>
          </table:table-cell>
          <table:table-cell table:formula="of:=SIN(2*[.A987]*PI())" office:value-type="float" office:value="0.00174506062192799" calcext:value-type="float">
            <text:p>0.001745060621928</text:p>
          </table:table-cell>
          <table:table-cell table:number-columns-repeated="2"/>
        </table:table-row>
        <table:table-row table:style-name="ro1">
          <table:table-cell office:value-type="float" office:value="-0.00455965239040462" calcext:value-type="float">
            <text:p>-0.004559652390405</text:p>
          </table:table-cell>
          <table:table-cell table:formula="of:=[.A988]*[.A988]" office:value-type="float" office:value="0.0000207904299213226" calcext:value-type="float">
            <text:p>2.07904299213226E-05</text:p>
          </table:table-cell>
          <table:table-cell table:formula="of:=SIN(2*[.A988]*PI())" office:value-type="float" office:value="-0.0286452219912011" calcext:value-type="float">
            <text:p>-0.028645221991201</text:p>
          </table:table-cell>
          <table:table-cell table:number-columns-repeated="2"/>
        </table:table-row>
        <table:table-row table:style-name="ro1">
          <table:table-cell office:value-type="float" office:value="0.00000605740520156873" calcext:value-type="float">
            <text:p>6.05740520156873E-06</text:p>
          </table:table-cell>
          <table:table-cell table:formula="of:=[.A989]*[.A989]" office:value-type="float" office:value="0.0000000000366921577759919" calcext:value-type="float">
            <text:p>3.66921577759919E-11</text:p>
          </table:table-cell>
          <table:table-cell table:formula="of:=SIN(2*[.A989]*PI())" office:value-type="float" office:value="0.0000380597993529412" calcext:value-type="float">
            <text:p>3.80597993529412E-05</text:p>
          </table:table-cell>
          <table:table-cell table:number-columns-repeated="2"/>
        </table:table-row>
        <table:table-row table:style-name="ro1">
          <table:table-cell office:value-type="float" office:value="0.000490291769973951" calcext:value-type="float">
            <text:p>0.000490291769974</text:p>
          </table:table-cell>
          <table:table-cell table:formula="of:=[.A990]*[.A990]" office:value-type="float" office:value="0.00000024038601970419" calcext:value-type="float">
            <text:p>2.4038601970419E-07</text:p>
          </table:table-cell>
          <table:table-cell table:formula="of:=SIN(2*[.A990]*PI())" office:value-type="float" office:value="0.00308058917283016" calcext:value-type="float">
            <text:p>0.00308058917283</text:p>
          </table:table-cell>
          <table:table-cell table:number-columns-repeated="2"/>
        </table:table-row>
        <table:table-row table:style-name="ro1">
          <table:table-cell office:value-type="float" office:value="0.00224959978291186" calcext:value-type="float">
            <text:p>0.002249599782912</text:p>
          </table:table-cell>
          <table:table-cell table:formula="of:=[.A991]*[.A991]" office:value-type="float" office:value="0.0000050606991832771" calcext:value-type="float">
            <text:p>5.0606991832771E-06</text:p>
          </table:table-cell>
          <table:table-cell table:formula="of:=SIN(2*[.A991]*PI())" office:value-type="float" office:value="0.0141341816511431" calcext:value-type="float">
            <text:p>0.014134181651143</text:p>
          </table:table-cell>
          <table:table-cell table:number-columns-repeated="2"/>
        </table:table-row>
        <table:table-row table:style-name="ro1">
          <table:table-cell office:value-type="float" office:value="0.00240413138159341" calcext:value-type="float">
            <text:p>0.002404131381593</text:p>
          </table:table-cell>
          <table:table-cell table:formula="of:=[.A992]*[.A992]" office:value-type="float" office:value="0.00000577984769996223" calcext:value-type="float">
            <text:p>5.77984769996223E-06</text:p>
          </table:table-cell>
          <table:table-cell table:formula="of:=SIN(2*[.A992]*PI())" office:value-type="float" office:value="0.0151050285157404" calcext:value-type="float">
            <text:p>0.01510502851574</text:p>
          </table:table-cell>
          <table:table-cell table:number-columns-repeated="2"/>
        </table:table-row>
        <table:table-row table:style-name="ro1">
          <table:table-cell office:value-type="float" office:value="0.0000671002897126947" calcext:value-type="float">
            <text:p>6.71002897126947E-05</text:p>
          </table:table-cell>
          <table:table-cell table:formula="of:=[.A993]*[.A993]" office:value-type="float" office:value="0.00000000450244887952757" calcext:value-type="float">
            <text:p>4.50244887952757E-09</text:p>
          </table:table-cell>
          <table:table-cell table:formula="of:=SIN(2*[.A993]*PI())" office:value-type="float" office:value="0.000421603541940323" calcext:value-type="float">
            <text:p>0.00042160354194</text:p>
          </table:table-cell>
          <table:table-cell table:number-columns-repeated="2"/>
        </table:table-row>
        <table:table-row table:style-name="ro1">
          <table:table-cell office:value-type="float" office:value="0.00953046691117512" calcext:value-type="float">
            <text:p>0.009530466911175</text:p>
          </table:table-cell>
          <table:table-cell table:formula="of:=[.A994]*[.A994]" office:value-type="float" office:value="0.0000908297995450038" calcext:value-type="float">
            <text:p>9.08297995450038E-05</text:p>
          </table:table-cell>
          <table:table-cell table:formula="of:=SIN(2*[.A994]*PI())" office:value-type="float" office:value="0.0598459086216284" calcext:value-type="float">
            <text:p>0.059845908621629</text:p>
          </table:table-cell>
          <table:table-cell table:number-columns-repeated="2"/>
        </table:table-row>
        <table:table-row table:style-name="ro1">
          <table:table-cell office:value-type="float" office:value="0.0401721019469113" calcext:value-type="float">
            <text:p>0.040172101946911</text:p>
          </table:table-cell>
          <table:table-cell table:formula="of:=[.A995]*[.A995]" office:value-type="float" office:value="0.00161379777483303" calcext:value-type="float">
            <text:p>0.001613797774833</text:p>
          </table:table-cell>
          <table:table-cell table:formula="of:=SIN(2*[.A995]*PI())" office:value-type="float" office:value="0.249737117437379" calcext:value-type="float">
            <text:p>0.249737117437379</text:p>
          </table:table-cell>
          <table:table-cell table:number-columns-repeated="2"/>
        </table:table-row>
        <table:table-row table:style-name="ro1">
          <table:table-cell office:value-type="float" office:value="0.0000000000654589846477923" calcext:value-type="float">
            <text:p>6.54589846477923E-11</text:p>
          </table:table-cell>
          <table:table-cell table:formula="of:=[.A996]*[.A996]" office:value-type="float" office:value="4.28487867111991E-021" calcext:value-type="float">
            <text:p>4.28487867111991E-21</text:p>
          </table:table-cell>
          <table:table-cell table:formula="of:=SIN(2*[.A996]*PI())" office:value-type="float" office:value="0.000000000411290930561903" calcext:value-type="float">
            <text:p>4.11290930561903E-10</text:p>
          </table:table-cell>
          <table:table-cell table:number-columns-repeated="2"/>
        </table:table-row>
        <table:table-row table:style-name="ro1">
          <table:table-cell office:value-type="float" office:value="-0.000738867772711866" calcext:value-type="float">
            <text:p>-0.000738867772712</text:p>
          </table:table-cell>
          <table:table-cell table:formula="of:=[.A997]*[.A997]" office:value-type="float" office:value="0.000000545925585552194" calcext:value-type="float">
            <text:p>5.45925585552194E-07</text:p>
          </table:table-cell>
          <table:table-cell table:formula="of:=SIN(2*[.A997]*PI())" office:value-type="float" office:value="-0.00464242645759865" calcext:value-type="float">
            <text:p>-0.004642426457599</text:p>
          </table:table-cell>
          <table:table-cell table:number-columns-repeated="2"/>
        </table:table-row>
        <table:table-row table:style-name="ro1">
          <table:table-cell office:value-type="float" office:value="-0.000790618184347992" calcext:value-type="float">
            <text:p>-0.000790618184348</text:p>
          </table:table-cell>
          <table:table-cell table:formula="of:=[.A998]*[.A998]" office:value-type="float" office:value="0.000000625077113421716" calcext:value-type="float">
            <text:p>6.25077113421716E-07</text:p>
          </table:table-cell>
          <table:table-cell table:formula="of:=SIN(2*[.A998]*PI())" office:value-type="float" office:value="-0.00496758012855055" calcext:value-type="float">
            <text:p>-0.004967580128551</text:p>
          </table:table-cell>
          <table:table-cell table:number-columns-repeated="2"/>
        </table:table-row>
        <table:table-row table:style-name="ro1">
          <table:table-cell office:value-type="float" office:value="0.725425249576684" calcext:value-type="float">
            <text:p>0.725425249576684</text:p>
          </table:table-cell>
          <table:table-cell table:formula="of:=[.A999]*[.A999]" office:value-type="float" office:value="0.526241792723395" calcext:value-type="float">
            <text:p>0.526241792723395</text:p>
          </table:table-cell>
          <table:table-cell table:formula="of:=SIN(2*[.A999]*PI())" office:value-type="float" office:value="-0.988102795135912" calcext:value-type="float">
            <text:p>-0.988102795135912</text:p>
          </table:table-cell>
          <table:table-cell table:number-columns-repeated="2"/>
        </table:table-row>
        <table:table-row table:style-name="ro1">
          <table:table-cell office:value-type="float" office:value="0.00115345591451175" calcext:value-type="float">
            <text:p>0.001153455914512</text:p>
          </table:table-cell>
          <table:table-cell table:formula="of:=[.A1000]*[.A1000]" office:value-type="float" office:value="0.00000133046054672215" calcext:value-type="float">
            <text:p>1.33046054672215E-06</text:p>
          </table:table-cell>
          <table:table-cell table:formula="of:=SIN(2*[.A1000]*PI())" office:value-type="float" office:value="0.00724731381058953" calcext:value-type="float">
            <text:p>0.00724731381059</text:p>
          </table:table-cell>
          <table:table-cell table:number-columns-repeated="2"/>
        </table:table-row>
        <table:table-row table:style-name="ro1">
          <table:table-cell office:value-type="float" office:value="0.0144283756663593" calcext:value-type="float">
            <text:p>0.014428375666359</text:p>
          </table:table-cell>
          <table:table-cell table:formula="of:=[.A1001]*[.A1001]" office:value-type="float" office:value="0.000208178024369588" calcext:value-type="float">
            <text:p>0.00020817802437</text:p>
          </table:table-cell>
          <table:table-cell table:formula="of:=SIN(2*[.A1001]*PI())" office:value-type="float" office:value="0.0905320321495647" calcext:value-type="float">
            <text:p>0.090532032149565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59.98mm" svg:height="123.75mm" svg:x="113.44mm" svg:y="2.96mm">
            <draw:object draw:notify-on-update-of-ranges="Sheet2.A1:Sheet2.A1 Sheet2.A2:Sheet2.A22 Sheet2.D1:Sheet2.D1 Sheet2.D2:Sheet2.D22 Sheet2.E1:Sheet2.E1 Sheet2.E2:Sheet2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oches</text:p>
          </table:table-cell>
          <table:table-cell office:value-type="string" calcext:value-type="string">
            <text:p>Curve Fitted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urve Fitted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0.0K</text:p>
          </table:table-cell>
          <table:table-cell table:number-columns-repeated="2" office:value-type="float" office:value="82727880" calcext:value-type="float">
            <text:p>82727880</text:p>
          </table:table-cell>
          <table:table-cell table:number-columns-repeated="2" office:value-type="float" office:value="7.91765189515901" calcext:value-type="float">
            <text:p>7.91765189515901</text:p>
          </table:table-cell>
        </table:table-row>
        <table:table-row table:style-name="ro1">
          <table:table-cell office:value-type="string" calcext:value-type="string">
            <text:p>0.1K</text:p>
          </table:table-cell>
          <table:table-cell office:value-type="float" office:value="30048299" calcext:value-type="float">
            <text:p>30048299</text:p>
          </table:table-cell>
          <table:table-cell office:value-type="float" office:value="39068373" calcext:value-type="float">
            <text:p>39068373</text:p>
          </table:table-cell>
          <table:table-cell office:value-type="float" office:value="7.47781989211837" calcext:value-type="float">
            <text:p>7.47781989211837</text:p>
          </table:table-cell>
          <table:table-cell office:value-type="float" office:value="7.59182532543428" calcext:value-type="float">
            <text:p>7.59182532543428</text:p>
          </table:table-cell>
        </table:table-row>
        <table:table-row table:style-name="ro1">
          <table:table-cell office:value-type="string" calcext:value-type="string">
            <text:p>0.2K</text:p>
          </table:table-cell>
          <table:table-cell office:value-type="float" office:value="12558672" calcext:value-type="float">
            <text:p>12558672</text:p>
          </table:table-cell>
          <table:table-cell office:value-type="float" office:value="16334832" calcext:value-type="float">
            <text:p>16334832</text:p>
          </table:table-cell>
          <table:table-cell office:value-type="float" office:value="7.09894371793905" calcext:value-type="float">
            <text:p>7.09894371793905</text:p>
          </table:table-cell>
          <table:table-cell office:value-type="float" office:value="7.2131146722153" calcext:value-type="float">
            <text:p>7.2131146722153</text:p>
          </table:table-cell>
        </table:table-row>
        <table:table-row table:style-name="ro1">
          <table:table-cell office:value-type="string" calcext:value-type="string">
            <text:p>0.3K</text:p>
          </table:table-cell>
          <table:table-cell office:value-type="float" office:value="5034847" calcext:value-type="float">
            <text:p>5034847</text:p>
          </table:table-cell>
          <table:table-cell office:value-type="float" office:value="6547777" calcext:value-type="float">
            <text:p>6547777</text:p>
          </table:table-cell>
          <table:table-cell office:value-type="float" office:value="6.7019862776572" calcext:value-type="float">
            <text:p>6.7019862776572</text:p>
          </table:table-cell>
          <table:table-cell office:value-type="float" office:value="6.81609388006815" calcext:value-type="float">
            <text:p>6.81609388006815</text:p>
          </table:table-cell>
        </table:table-row>
        <table:table-row table:style-name="ro1">
          <table:table-cell office:value-type="string" calcext:value-type="string">
            <text:p>0.4K</text:p>
          </table:table-cell>
          <table:table-cell office:value-type="float" office:value="2125235" calcext:value-type="float">
            <text:p>2125235</text:p>
          </table:table-cell>
          <table:table-cell office:value-type="float" office:value="2764429" calcext:value-type="float">
            <text:p>2764429</text:p>
          </table:table-cell>
          <table:table-cell office:value-type="float" office:value="6.32740695959122" calcext:value-type="float">
            <text:p>6.32740695959122</text:p>
          </table:table-cell>
          <table:table-cell office:value-type="float" office:value="6.441605440249" calcext:value-type="float">
            <text:p>6.441605440249</text:p>
          </table:table-cell>
        </table:table-row>
        <table:table-row table:style-name="ro1">
          <table:table-cell office:value-type="string" calcext:value-type="string">
            <text:p>0.5K</text:p>
          </table:table-cell>
          <table:table-cell office:value-type="float" office:value="824560" calcext:value-type="float">
            <text:p>824560</text:p>
          </table:table-cell>
          <table:table-cell office:value-type="float" office:value="1076181" calcext:value-type="float">
            <text:p>1076181</text:p>
          </table:table-cell>
          <table:table-cell office:value-type="float" office:value="5.91622226303795" calcext:value-type="float">
            <text:p>5.91622226303795</text:p>
          </table:table-cell>
          <table:table-cell office:value-type="float" office:value="6.03188532029922" calcext:value-type="float">
            <text:p>6.03188532029922</text:p>
          </table:table-cell>
        </table:table-row>
        <table:table-row table:style-name="ro1">
          <table:table-cell office:value-type="string" calcext:value-type="string">
            <text:p>0.6K</text:p>
          </table:table-cell>
          <table:table-cell office:value-type="float" office:value="167257" calcext:value-type="float">
            <text:p>167257</text:p>
          </table:table-cell>
          <table:table-cell office:value-type="float" office:value="218483" calcext:value-type="float">
            <text:p>218483</text:p>
          </table:table-cell>
          <table:table-cell office:value-type="float" office:value="5.22338430280911" calcext:value-type="float">
            <text:p>5.22338430280911</text:p>
          </table:table-cell>
          <table:table-cell office:value-type="float" office:value="5.33941765048988" calcext:value-type="float">
            <text:p>5.33941765048988</text:p>
          </table:table-cell>
        </table:table-row>
        <table:table-row table:style-name="ro1">
          <table:table-cell office:value-type="string" calcext:value-type="string">
            <text:p>0.7K</text:p>
          </table:table-cell>
          <table:table-cell office:value-type="float" office:value="71190" calcext:value-type="float">
            <text:p>71190</text:p>
          </table:table-cell>
          <table:table-cell office:value-type="float" office:value="94031" calcext:value-type="float">
            <text:p>94031</text:p>
          </table:table-cell>
          <table:table-cell office:value-type="float" office:value="4.852418992937" calcext:value-type="float">
            <text:p>4.852418992937</text:p>
          </table:table-cell>
          <table:table-cell office:value-type="float" office:value="4.97327105476399" calcext:value-type="float">
            <text:p>4.97327105476399</text:p>
          </table:table-cell>
        </table:table-row>
        <table:table-row table:style-name="ro1">
          <table:table-cell office:value-type="string" calcext:value-type="string">
            <text:p>0.8K</text:p>
          </table:table-cell>
          <table:table-cell office:value-type="float" office:value="29258" calcext:value-type="float">
            <text:p>29258</text:p>
          </table:table-cell>
          <table:table-cell office:value-type="float" office:value="44926" calcext:value-type="float">
            <text:p>44926</text:p>
          </table:table-cell>
          <table:table-cell office:value-type="float" office:value="4.46624463557431" calcext:value-type="float">
            <text:p>4.46624463557431</text:p>
          </table:table-cell>
          <table:table-cell office:value-type="float" office:value="4.65249775277374" calcext:value-type="float">
            <text:p>4.65249775277374</text:p>
          </table:table-cell>
        </table:table-row>
        <table:table-row table:style-name="ro1">
          <table:table-cell office:value-type="string" calcext:value-type="string">
            <text:p>0.9K</text:p>
          </table:table-cell>
          <table:table-cell office:value-type="float" office:value="8223" calcext:value-type="float">
            <text:p>8223</text:p>
          </table:table-cell>
          <table:table-cell office:value-type="float" office:value="10837" calcext:value-type="float">
            <text:p>10837</text:p>
          </table:table-cell>
          <table:table-cell office:value-type="float" office:value="3.91503029025916" calcext:value-type="float">
            <text:p>3.91503029025916</text:p>
          </table:table-cell>
          <table:table-cell office:value-type="float" office:value="4.03490907336775" calcext:value-type="float">
            <text:p>4.03490907336775</text:p>
          </table:table-cell>
        </table:table-row>
        <table:table-row table:style-name="ro1">
          <table:table-cell office:value-type="string" calcext:value-type="string">
            <text:p>1.0K</text:p>
          </table:table-cell>
          <table:table-cell office:value-type="float" office:value="3461" calcext:value-type="float">
            <text:p>3461</text:p>
          </table:table-cell>
          <table:table-cell office:value-type="float" office:value="4542" calcext:value-type="float">
            <text:p>4542</text:p>
          </table:table-cell>
          <table:table-cell office:value-type="float" office:value="3.53920159929413" calcext:value-type="float">
            <text:p>3.53920159929413</text:p>
          </table:table-cell>
          <table:table-cell office:value-type="float" office:value="3.65724712988372" calcext:value-type="float">
            <text:p>3.65724712988372</text:p>
          </table:table-cell>
        </table:table-row>
        <table:table-row table:style-name="ro1">
          <table:table-cell office:value-type="string" calcext:value-type="string">
            <text:p>1.1K</text:p>
          </table:table-cell>
          <table:table-cell office:value-type="float" office:value="1918" calcext:value-type="float">
            <text:p>1918</text:p>
          </table:table-cell>
          <table:table-cell office:value-type="float" office:value="2555" calcext:value-type="float">
            <text:p>2555</text:p>
          </table:table-cell>
          <table:table-cell office:value-type="float" office:value="3.28284860283464" calcext:value-type="float">
            <text:p>3.28284860283464</text:p>
          </table:table-cell>
          <table:table-cell office:value-type="float" office:value="3.40739090447073" calcext:value-type="float">
            <text:p>3.40739090447073</text:p>
          </table:table-cell>
        </table:table-row>
        <table:table-row table:style-name="ro1">
          <table:table-cell office:value-type="string" calcext:value-type="string">
            <text:p>1.2K</text:p>
          </table:table-cell>
          <table:table-cell office:value-type="float" office:value="1385" calcext:value-type="float">
            <text:p>1385</text:p>
          </table:table-cell>
          <table:table-cell office:value-type="float" office:value="1817" calcext:value-type="float">
            <text:p>1817</text:p>
          </table:table-cell>
          <table:table-cell office:value-type="float" office:value="3.14144977340047" calcext:value-type="float">
            <text:p>3.14144977340047</text:p>
          </table:table-cell>
          <table:table-cell office:value-type="float" office:value="3.25935492730803" calcext:value-type="float">
            <text:p>3.25935492730803</text:p>
          </table:table-cell>
        </table:table-row>
        <table:table-row table:style-name="ro1">
          <table:table-cell office:value-type="string" calcext:value-type="string">
            <text:p>1.3K</text:p>
          </table:table-cell>
          <table:table-cell office:value-type="float" office:value="1133" calcext:value-type="float">
            <text:p>1133</text:p>
          </table:table-cell>
          <table:table-cell office:value-type="float" office:value="1499" calcext:value-type="float">
            <text:p>1499</text:p>
          </table:table-cell>
          <table:table-cell office:value-type="float" office:value="3.0542299098634" calcext:value-type="float">
            <text:p>3.0542299098634</text:p>
          </table:table-cell>
          <table:table-cell office:value-type="float" office:value="3.17580163284828" calcext:value-type="float">
            <text:p>3.17580163284828</text:p>
          </table:table-cell>
        </table:table-row>
        <table:table-row table:style-name="ro1">
          <table:table-cell office:value-type="string" calcext:value-type="string">
            <text:p>1.4K</text:p>
          </table:table-cell>
          <table:table-cell office:value-type="float" office:value="1012" calcext:value-type="float">
            <text:p>1012</text:p>
          </table:table-cell>
          <table:table-cell office:value-type="float" office:value="1361" calcext:value-type="float">
            <text:p>1361</text:p>
          </table:table-cell>
          <table:table-cell office:value-type="float" office:value="3.00518051250378" calcext:value-type="float">
            <text:p>3.00518051250378</text:p>
          </table:table-cell>
          <table:table-cell office:value-type="float" office:value="3.13385812520333" calcext:value-type="float">
            <text:p>3.13385812520333</text:p>
          </table:table-cell>
        </table:table-row>
        <table:table-row table:style-name="ro1">
          <table:table-cell office:value-type="string" calcext:value-type="string">
            <text:p>1.5K</text:p>
          </table:table-cell>
          <table:table-cell office:value-type="float" office:value="951" calcext:value-type="float">
            <text:p>951</text:p>
          </table:table-cell>
          <table:table-cell office:value-type="float" office:value="1323" calcext:value-type="float">
            <text:p>1323</text:p>
          </table:table-cell>
          <table:table-cell office:value-type="float" office:value="2.97818051693741" calcext:value-type="float">
            <text:p>2.97818051693741</text:p>
          </table:table-cell>
          <table:table-cell office:value-type="float" office:value="3.1215598441875" calcext:value-type="float">
            <text:p>3.1215598441875</text:p>
          </table:table-cell>
        </table:table-row>
        <table:table-row table:style-name="ro1">
          <table:table-cell office:value-type="string" calcext:value-type="string">
            <text:p>1.6K</text:p>
          </table:table-cell>
          <table:table-cell office:value-type="float" office:value="918" calcext:value-type="float">
            <text:p>918</text:p>
          </table:table-cell>
          <table:table-cell office:value-type="float" office:value="1226" calcext:value-type="float">
            <text:p>1226</text:p>
          </table:table-cell>
          <table:table-cell office:value-type="float" office:value="2.96284268120124" calcext:value-type="float">
            <text:p>2.96284268120124</text:p>
          </table:table-cell>
          <table:table-cell office:value-type="float" office:value="3.0884904701824" calcext:value-type="float">
            <text:p>3.0884904701824</text:p>
          </table:table-cell>
        </table:table-row>
        <table:table-row table:style-name="ro1">
          <table:table-cell office:value-type="string" calcext:value-type="string">
            <text:p>1.7K</text:p>
          </table:table-cell>
          <table:table-cell office:value-type="float" office:value="887" calcext:value-type="float">
            <text:p>887</text:p>
          </table:table-cell>
          <table:table-cell office:value-type="float" office:value="1160" calcext:value-type="float">
            <text:p>1160</text:p>
          </table:table-cell>
          <table:table-cell office:value-type="float" office:value="2.94792361983173" calcext:value-type="float">
            <text:p>2.94792361983173</text:p>
          </table:table-cell>
          <table:table-cell office:value-type="float" office:value="3.06445798922692" calcext:value-type="float">
            <text:p>3.06445798922692</text:p>
          </table:table-cell>
        </table:table-row>
        <table:table-row table:style-name="ro1">
          <table:table-cell office:value-type="string" calcext:value-type="string">
            <text:p>1.8K</text:p>
          </table:table-cell>
          <table:table-cell office:value-type="float" office:value="874" calcext:value-type="float">
            <text:p>874</text:p>
          </table:table-cell>
          <table:table-cell office:value-type="float" office:value="1152" calcext:value-type="float">
            <text:p>1152</text:p>
          </table:table-cell>
          <table:table-cell office:value-type="float" office:value="2.9415114326344" calcext:value-type="float">
            <text:p>2.9415114326344</text:p>
          </table:table-cell>
          <table:table-cell office:value-type="float" office:value="3.06145247908719" calcext:value-type="float">
            <text:p>3.06145247908719</text:p>
          </table:table-cell>
        </table:table-row>
        <table:table-row table:style-name="ro1">
          <table:table-cell office:value-type="string" calcext:value-type="string">
            <text:p>1.9K</text:p>
          </table:table-cell>
          <table:table-cell office:value-type="float" office:value="865" calcext:value-type="float">
            <text:p>865</text:p>
          </table:table-cell>
          <table:table-cell office:value-type="float" office:value="1182" calcext:value-type="float">
            <text:p>1182</text:p>
          </table:table-cell>
          <table:table-cell office:value-type="float" office:value="2.93701610746481" calcext:value-type="float">
            <text:p>2.93701610746481</text:p>
          </table:table-cell>
          <table:table-cell office:value-type="float" office:value="3.07261747654524" calcext:value-type="float">
            <text:p>3.07261747654524</text:p>
          </table:table-cell>
        </table:table-row>
        <table:table-row table:style-name="ro1">
          <table:table-cell office:value-type="string" calcext:value-type="string">
            <text:p>2.0K</text:p>
          </table:table-cell>
          <table:table-cell office:value-type="float" office:value="855" calcext:value-type="float">
            <text:p>855</text:p>
          </table:table-cell>
          <table:table-cell office:value-type="float" office:value="1163" calcext:value-type="float">
            <text:p>1163</text:p>
          </table:table-cell>
          <table:table-cell office:value-type="float" office:value="2.93196611472817" calcext:value-type="float">
            <text:p>2.93196611472817</text:p>
          </table:table-cell>
          <table:table-cell office:value-type="float" office:value="3.06557971472845" calcext:value-type="float">
            <text:p>3.06557971472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Todor Balabanov</meta:initial-creator>
    <meta:creation-date>2020-12-10T17:24:51.665621196</meta:creation-date>
    <dc:date>2020-12-10T19:24:17.505970052</dc:date>
    <dc:creator>Todor Balabanov</dc:creator>
    <meta:editing-duration>PT58M1S</meta:editing-duration>
    <meta:editing-cycles>19</meta:editing-cycles>
    <meta:generator>LibreOffice/6.3.3.2$MacOSX_X86_64 LibreOffice_project/a64200df03143b798afd1ec74a12ab50359878ed</meta:generator>
    <meta:document-statistic meta:table-count="2" meta:cell-count="3117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12.376cm" xlink:href=".." xlink:type="simple" chart:class="chart:line" chart:style-name="ch1">
        <chart:title svg:x="5.094cm" svg:y="0.383cm" chart:style-name="ch2">
          <text:p>n = 1000    epoches = 2000</text:p>
        </chart:title>
        <chart:legend chart:legend-position="bottom" svg:x="5.242cm" svg:y="11.785cm" style:legend-expansion="wide" chart:style-name="ch3"/>
        <chart:plot-area chart:style-name="ch4" table:cell-range-address="Sheet2.A1:Sheet2.A22 Sheet2.D1:Sheet2.E22" chart:data-source-has-labels="both" svg:x="1.313cm" svg:y="1.435cm" svg:width="14.367cm" svg:height="8.955cm">
          <chartooo:coordinate-region svg:x="1.776cm" svg:y="1.435cm" svg:width="13.541cm" svg:height="7.686cm"/>
          <chart:axis chart:dimension="x" chart:name="primary-x" chart:style-name="ch5" chartooo:axis-type="auto">
            <chartooo:date-scale/>
            <chart:title svg:x="7.91cm" svg:y="10.638cm" chart:style-name="ch6">
              <text:p>epoche</text:p>
            </chart:title>
            <chart:categories table:cell-range-address="Sheet2.A2:Sheet2.A22"/>
          </chart:axis>
          <chart:axis chart:dimension="y" chart:name="primary-y" chart:style-name="ch7">
            <chart:title svg:x="0.451cm" svg:y="6.64cm" chart:style-name="ch8">
              <text:p>log( f(x) )</text:p>
            </chart:title>
            <chart:grid chart:style-name="ch9" chart:class="major"/>
          </chart:axis>
          <chart:series chart:style-name="ch10" chart:values-cell-range-address="Sheet2.D2:Sheet2.D22" chart:label-cell-address="Sheet2.D1:Sheet2.D1" chart:class="chart:line">
            <chart:data-point chart:repeated="21"/>
          </chart:series>
          <chart:series chart:style-name="ch11" chart:values-cell-range-address="Sheet2.E2:Sheet2.E22" chart:label-cell-address="Sheet2.E1:Sheet2.E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ve Fitted</text:p>
                <draw:g>
                  <svg:desc>Sheet2.D1:Sheet2.D1</svg:desc>
                </draw:g>
              </table:table-cell>
              <table:table-cell office:value-type="string">
                <text:p>Regular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K</text:p>
                <draw:g>
                  <svg:desc>Sheet2.A2:Sheet2.A22</svg:desc>
                </draw:g>
              </table:table-cell>
              <table:table-cell office:value-type="float" office:value="7.91765189515901">
                <text:p>7.91765189515901</text:p>
                <draw:g>
                  <svg:desc>Sheet2.D2:Sheet2.D22</svg:desc>
                </draw:g>
              </table:table-cell>
              <table:table-cell office:value-type="float" office:value="7.91765189515901">
                <text:p>7.91765189515901</text:p>
                <draw:g>
                  <svg:desc>Sheet2.E2:Sheet2.E22</svg:desc>
                </draw:g>
              </table:table-cell>
            </table:table-row>
            <table:table-row>
              <table:table-cell office:value-type="string">
                <text:p>0.1K</text:p>
              </table:table-cell>
              <table:table-cell office:value-type="float" office:value="7.47781989211837">
                <text:p>7.47781989211837</text:p>
              </table:table-cell>
              <table:table-cell office:value-type="float" office:value="7.59182532543428">
                <text:p>7.59182532543428</text:p>
              </table:table-cell>
            </table:table-row>
            <table:table-row>
              <table:table-cell office:value-type="string">
                <text:p>0.2K</text:p>
              </table:table-cell>
              <table:table-cell office:value-type="float" office:value="7.09894371793905">
                <text:p>7.09894371793905</text:p>
              </table:table-cell>
              <table:table-cell office:value-type="float" office:value="7.2131146722153">
                <text:p>7.2131146722153</text:p>
              </table:table-cell>
            </table:table-row>
            <table:table-row>
              <table:table-cell office:value-type="string">
                <text:p>0.3K</text:p>
              </table:table-cell>
              <table:table-cell office:value-type="float" office:value="6.7019862776572">
                <text:p>6.7019862776572</text:p>
              </table:table-cell>
              <table:table-cell office:value-type="float" office:value="6.81609388006815">
                <text:p>6.81609388006815</text:p>
              </table:table-cell>
            </table:table-row>
            <table:table-row>
              <table:table-cell office:value-type="string">
                <text:p>0.4K</text:p>
              </table:table-cell>
              <table:table-cell office:value-type="float" office:value="6.32740695959122">
                <text:p>6.32740695959122</text:p>
              </table:table-cell>
              <table:table-cell office:value-type="float" office:value="6.441605440249">
                <text:p>6.441605440249</text:p>
              </table:table-cell>
            </table:table-row>
            <table:table-row>
              <table:table-cell office:value-type="string">
                <text:p>0.5K</text:p>
              </table:table-cell>
              <table:table-cell office:value-type="float" office:value="5.91622226303795">
                <text:p>5.91622226303795</text:p>
              </table:table-cell>
              <table:table-cell office:value-type="float" office:value="6.03188532029922">
                <text:p>6.03188532029922</text:p>
              </table:table-cell>
            </table:table-row>
            <table:table-row>
              <table:table-cell office:value-type="string">
                <text:p>0.6K</text:p>
              </table:table-cell>
              <table:table-cell office:value-type="float" office:value="5.22338430280911">
                <text:p>5.22338430280911</text:p>
              </table:table-cell>
              <table:table-cell office:value-type="float" office:value="5.33941765048988">
                <text:p>5.33941765048988</text:p>
              </table:table-cell>
            </table:table-row>
            <table:table-row>
              <table:table-cell office:value-type="string">
                <text:p>0.7K</text:p>
              </table:table-cell>
              <table:table-cell office:value-type="float" office:value="4.852418992937">
                <text:p>4.852418992937</text:p>
              </table:table-cell>
              <table:table-cell office:value-type="float" office:value="4.97327105476399">
                <text:p>4.97327105476399</text:p>
              </table:table-cell>
            </table:table-row>
            <table:table-row>
              <table:table-cell office:value-type="string">
                <text:p>0.8K</text:p>
              </table:table-cell>
              <table:table-cell office:value-type="float" office:value="4.46624463557431">
                <text:p>4.46624463557431</text:p>
              </table:table-cell>
              <table:table-cell office:value-type="float" office:value="4.65249775277374">
                <text:p>4.65249775277374</text:p>
              </table:table-cell>
            </table:table-row>
            <table:table-row>
              <table:table-cell office:value-type="string">
                <text:p>0.9K</text:p>
              </table:table-cell>
              <table:table-cell office:value-type="float" office:value="3.91503029025916">
                <text:p>3.91503029025916</text:p>
              </table:table-cell>
              <table:table-cell office:value-type="float" office:value="4.03490907336775">
                <text:p>4.03490907336775</text:p>
              </table:table-cell>
            </table:table-row>
            <table:table-row>
              <table:table-cell office:value-type="string">
                <text:p>1.0K</text:p>
              </table:table-cell>
              <table:table-cell office:value-type="float" office:value="3.53920159929413">
                <text:p>3.53920159929413</text:p>
              </table:table-cell>
              <table:table-cell office:value-type="float" office:value="3.65724712988372">
                <text:p>3.65724712988372</text:p>
              </table:table-cell>
            </table:table-row>
            <table:table-row>
              <table:table-cell office:value-type="string">
                <text:p>1.1K</text:p>
              </table:table-cell>
              <table:table-cell office:value-type="float" office:value="3.28284860283464">
                <text:p>3.28284860283464</text:p>
              </table:table-cell>
              <table:table-cell office:value-type="float" office:value="3.40739090447073">
                <text:p>3.40739090447073</text:p>
              </table:table-cell>
            </table:table-row>
            <table:table-row>
              <table:table-cell office:value-type="string">
                <text:p>1.2K</text:p>
              </table:table-cell>
              <table:table-cell office:value-type="float" office:value="3.14144977340047">
                <text:p>3.14144977340047</text:p>
              </table:table-cell>
              <table:table-cell office:value-type="float" office:value="3.25935492730803">
                <text:p>3.25935492730803</text:p>
              </table:table-cell>
            </table:table-row>
            <table:table-row>
              <table:table-cell office:value-type="string">
                <text:p>1.3K</text:p>
              </table:table-cell>
              <table:table-cell office:value-type="float" office:value="3.0542299098634">
                <text:p>3.0542299098634</text:p>
              </table:table-cell>
              <table:table-cell office:value-type="float" office:value="3.17580163284828">
                <text:p>3.17580163284828</text:p>
              </table:table-cell>
            </table:table-row>
            <table:table-row>
              <table:table-cell office:value-type="string">
                <text:p>1.4K</text:p>
              </table:table-cell>
              <table:table-cell office:value-type="float" office:value="3.00518051250378">
                <text:p>3.00518051250378</text:p>
              </table:table-cell>
              <table:table-cell office:value-type="float" office:value="3.13385812520333">
                <text:p>3.13385812520333</text:p>
              </table:table-cell>
            </table:table-row>
            <table:table-row>
              <table:table-cell office:value-type="string">
                <text:p>1.5K</text:p>
              </table:table-cell>
              <table:table-cell office:value-type="float" office:value="2.97818051693741">
                <text:p>2.97818051693741</text:p>
              </table:table-cell>
              <table:table-cell office:value-type="float" office:value="3.1215598441875">
                <text:p>3.1215598441875</text:p>
              </table:table-cell>
            </table:table-row>
            <table:table-row>
              <table:table-cell office:value-type="string">
                <text:p>1.6K</text:p>
              </table:table-cell>
              <table:table-cell office:value-type="float" office:value="2.96284268120124">
                <text:p>2.96284268120124</text:p>
              </table:table-cell>
              <table:table-cell office:value-type="float" office:value="3.0884904701824">
                <text:p>3.0884904701824</text:p>
              </table:table-cell>
            </table:table-row>
            <table:table-row>
              <table:table-cell office:value-type="string">
                <text:p>1.7K</text:p>
              </table:table-cell>
              <table:table-cell office:value-type="float" office:value="2.94792361983173">
                <text:p>2.94792361983173</text:p>
              </table:table-cell>
              <table:table-cell office:value-type="float" office:value="3.06445798922692">
                <text:p>3.06445798922692</text:p>
              </table:table-cell>
            </table:table-row>
            <table:table-row>
              <table:table-cell office:value-type="string">
                <text:p>1.8K</text:p>
              </table:table-cell>
              <table:table-cell office:value-type="float" office:value="2.9415114326344">
                <text:p>2.9415114326344</text:p>
              </table:table-cell>
              <table:table-cell office:value-type="float" office:value="3.06145247908719">
                <text:p>3.06145247908719</text:p>
              </table:table-cell>
            </table:table-row>
            <table:table-row>
              <table:table-cell office:value-type="string">
                <text:p>1.9K</text:p>
              </table:table-cell>
              <table:table-cell office:value-type="float" office:value="2.93701610746481">
                <text:p>2.93701610746481</text:p>
              </table:table-cell>
              <table:table-cell office:value-type="float" office:value="3.07261747654524">
                <text:p>3.07261747654524</text:p>
              </table:table-cell>
            </table:table-row>
            <table:table-row>
              <table:table-cell office:value-type="string">
                <text:p>2.0K</text:p>
              </table:table-cell>
              <table:table-cell office:value-type="float" office:value="2.93196611472817">
                <text:p>2.93196611472817</text:p>
              </table:table-cell>
              <table:table-cell office:value-type="float" office:value="3.06557971472845">
                <text:p>3.06557971472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